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10.1174in" table:align="margins"/>
    </style:style>
    <style:style style:name="Table1.A" style:family="table-column">
      <style:table-column-properties style:column-width="3.3722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Update Algorithm</text:p>
          </table:table-cell>
          <table:table-cell table:style-name="Table1.A1" office:value-type="string">
            <text:p text:style-name="Table_20_Contents">Depth 2</text:p>
          </table:table-cell>
          <table:table-cell table:style-name="Table1.C1" office:value-type="string">
            <text:p text:style-name="Table_20_Contents">Depth 4</text:p>
          </table:table-cell>
        </table:table-row>
        <table:table-row>
          <table:table-cell table:style-name="Table1.A2" office:value-type="string">
            <text:p text:style-name="Table_20_Contents">Concurrent</text:p>
          </table:table-cell>
          <table:table-cell table:style-name="Table1.A2" office:value-type="string">
            <text:p text:style-name="Table_20_Contents">~70%</text:p>
          </table:table-cell>
          <table:table-cell table:style-name="Table1.C2" office:value-type="string">
            <text:p text:style-name="Table_20_Contents"/>
            <text:p text:style-name="Table_20_Contents"><draw:frame draw:style-name="fr1" draw:name="Object3" text:anchor-type="paragraph" svg:width="3.1492in" svg:height="2.7563in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Stable</text:p>
          </table:table-cell>
          <table:table-cell table:style-name="Table1.A2" office:value-type="string">
            <text:p text:style-name="Table_20_Contents"/>
            <text:p text:style-name="Table_20_Contents"><draw:frame draw:style-name="fr1" draw:name="Object4" text:anchor-type="paragraph" svg:width="3.1492in" svg:height="2.7563in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2" draw:name="Object2" text:anchor-type="paragraph" svg:x="0.2854in" svg:y="0.1252in" svg:width="2.9217in" svg:height="2.7425in" draw:z-index="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Table_20_Contents"><text:soft-page-break/>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-Stable</text:p>
          </table:table-cell>
          <table:table-cell table:style-name="Table1.A2" office:value-type="string">
            <text:p text:style-name="Table_20_Contents"><draw:frame draw:style-name="fr2" draw:name="Object1" text:anchor-type="paragraph" svg:x="0.1047in" svg:y="0.0071in" svg:width="3.1492in" svg:height="2.7563in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ephan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cott John Parkinson</meta:initial-creator>
    <meta:creation-date>2008-12-02T16:23:15</meta:creation-date>
    <dc:creator>Scott John Parkinson</dc:creator>
    <dc:date>2008-12-09T10:17:06</dc:date>
    <meta:editing-cycles>4</meta:editing-cycles>
    <meta:editing-duration>P1DT23H19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4" meta:page-count="2" meta:paragraph-count="8" meta:word-count="12" meta:character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0001449585pt" style:font-size-asian="7.9980001449585pt" style:font-size-complex="7.9980001449585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cm" chart:class="chart:scatter" chart:style-name="ch1">
        <chart:legend chart:legend-position="end" svg:x="5.732cm" svg:y="2.663cm" chart:style-name="ch2"/>
        <chart:plot-area chart:style-name="ch3" chart:data-source-has-labels="both" svg:x="0.159cm" svg:y="0.14cm" svg:width="5.414cm" svg:height="6.578cm">
          <chart:axis chart:dimension="x" chart:name="primary-x" chart:style-name="ch4">
            <chart:categories table:cell-range-address="local-table.$A$2:.$A$1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Frequency of Succes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0">
                <text:p>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40">
                <text:p>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0">
                <text:p>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80">
                <text:p>8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0">
                <text:p>1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20">
                <text:p>1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0">
                <text:p>1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60">
                <text:p>1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80">
                <text:p>1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20">
                <text:p>22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40">
                <text:p>2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60">
                <text:p>2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80">
                <text:p>2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00">
                <text:p>3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20">
                <text:p>3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40">
                <text:p>3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60">
                <text:p>3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380">
                <text:p>38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400">
                <text:p>4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420">
                <text:p>4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440">
                <text:p>44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460">
                <text:p>4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480">
                <text:p>48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500">
                <text:p>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520">
                <text:p>5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540">
                <text:p>5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60">
                <text:p>5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80">
                <text:p>5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00">
                <text:p>6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20">
                <text:p>6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40">
                <text:p>6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60">
                <text:p>6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80">
                <text:p>68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700">
                <text:p>7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720">
                <text:p>7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740">
                <text:p>7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760">
                <text:p>7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780">
                <text:p>7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800">
                <text:p>80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820">
                <text:p>8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840">
                <text:p>84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860">
                <text:p>8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880">
                <text:p>8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900">
                <text:p>9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920">
                <text:p>92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940">
                <text:p>9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960">
                <text:p>9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980">
                <text:p>9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000">
                <text:p>10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020">
                <text:p>10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040">
                <text:p>10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060">
                <text:p>10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080">
                <text:p>10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100">
                <text:p>11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120">
                <text:p>11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140">
                <text:p>11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160">
                <text:p>11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180">
                <text:p>118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200">
                <text:p>12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220">
                <text:p>12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240">
                <text:p>12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260">
                <text:p>12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280">
                <text:p>12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300">
                <text:p>13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320">
                <text:p>13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340">
                <text:p>13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360">
                <text:p>13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380">
                <text:p>13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400">
                <text:p>14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420">
                <text:p>14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440">
                <text:p>14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460">
                <text:p>14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480">
                <text:p>14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500">
                <text:p>15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520">
                <text:p>15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540">
                <text:p>15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560">
                <text:p>15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580">
                <text:p>15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600">
                <text:p>16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620">
                <text:p>16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640">
                <text:p>16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660">
                <text:p>16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680">
                <text:p>16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700">
                <text:p>17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720">
                <text:p>17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740">
                <text:p>17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760">
                <text:p>17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780">
                <text:p>17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800">
                <text:p>18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820">
                <text:p>18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840">
                <text:p>18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860">
                <text:p>186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880">
                <text:p>18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900">
                <text:p>19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920">
                <text:p>19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940">
                <text:p>19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960">
                <text:p>19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980">
                <text:p>19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000">
                <text:p>2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020">
                <text:p>202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040">
                <text:p>20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060">
                <text:p>20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080">
                <text:p>20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100">
                <text:p>21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120">
                <text:p>21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140">
                <text:p>21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160">
                <text:p>21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180">
                <text:p>21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200">
                <text:p>22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220">
                <text:p>22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240">
                <text:p>22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260">
                <text:p>22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280">
                <text:p>22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300">
                <text:p>23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320">
                <text:p>232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340">
                <text:p>23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360">
                <text:p>23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380">
                <text:p>23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400">
                <text:p>24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420">
                <text:p>24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440">
                <text:p>24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460">
                <text:p>246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2480">
                <text:p>24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500">
                <text:p>25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520">
                <text:p>25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540">
                <text:p>25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560">
                <text:p>25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580">
                <text:p>25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600">
                <text:p>26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20">
                <text:p>26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640">
                <text:p>26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660">
                <text:p>26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680">
                <text:p>268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2700">
                <text:p>27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2720">
                <text:p>27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740">
                <text:p>27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2760">
                <text:p>276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2780">
                <text:p>27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2800">
                <text:p>28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2820">
                <text:p>28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2840">
                <text:p>284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2860">
                <text:p>28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2880">
                <text:p>28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2900">
                <text:p>29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2920">
                <text:p>29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2940">
                <text:p>29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2960">
                <text:p>29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2980">
                <text:p>29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3000">
                <text:p>30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3020">
                <text:p>30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040">
                <text:p>30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3060">
                <text:p>30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3080">
                <text:p>30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3100">
                <text:p>31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3120">
                <text:p>3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3140">
                <text:p>31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3160">
                <text:p>31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3180">
                <text:p>31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3200">
                <text:p>32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3220">
                <text:p>32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3240">
                <text:p>32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3260">
                <text:p>32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3280">
                <text:p>32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3300">
                <text:p>33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3320">
                <text:p>33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3340">
                <text:p>33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3360">
                <text:p>33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3380">
                <text:p>33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3400">
                <text:p>34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3420">
                <text:p>34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3440">
                <text:p>34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3460">
                <text:p>34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3480">
                <text:p>34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3500">
                <text:p>35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3520">
                <text:p>35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3540">
                <text:p>35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3560">
                <text:p>35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3580">
                <text:p>35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3600">
                <text:p>36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3620">
                <text:p>36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3640">
                <text:p>36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3660">
                <text:p>36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3680">
                <text:p>36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3700">
                <text:p>37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3720">
                <text:p>37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3740">
                <text:p>37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3760">
                <text:p>37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3780">
                <text:p>37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3800">
                <text:p>38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3820">
                <text:p>38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3840">
                <text:p>38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3860">
                <text:p>38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3880">
                <text:p>38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3900">
                <text:p>39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3920">
                <text:p>39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3940">
                <text:p>39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3960">
                <text:p>39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3980">
                <text:p>39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4000">
                <text:p>40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4020">
                <text:p>40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4040">
                <text:p>40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4060">
                <text:p>40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4080">
                <text:p>40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4100">
                <text:p>41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4120">
                <text:p>41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4140">
                <text:p>41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4160">
                <text:p>41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180">
                <text:p>41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4200">
                <text:p>42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4220">
                <text:p>42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4240">
                <text:p>42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4260">
                <text:p>42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4280">
                <text:p>42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4300">
                <text:p>43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4320">
                <text:p>43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4340">
                <text:p>43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4360">
                <text:p>436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4380">
                <text:p>43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4400">
                <text:p>44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4420">
                <text:p>44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4440">
                <text:p>44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4460">
                <text:p>44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4480">
                <text:p>44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4500">
                <text:p>45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4520">
                <text:p>45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4540">
                <text:p>45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4560">
                <text:p>45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4580">
                <text:p>45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4600">
                <text:p>46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4620">
                <text:p>46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4640">
                <text:p>46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4660">
                <text:p>46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4680">
                <text:p>46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4700">
                <text:p>47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4720">
                <text:p>47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4740">
                <text:p>47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4760">
                <text:p>47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4780">
                <text:p>47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4800">
                <text:p>48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4820">
                <text:p>48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4840">
                <text:p>48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4860">
                <text:p>48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4880">
                <text:p>48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900">
                <text:p>49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920">
                <text:p>49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940">
                <text:p>49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960">
                <text:p>49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980">
                <text:p>49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5000">
                <text:p>5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5020">
                <text:p>50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5040">
                <text:p>50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5060">
                <text:p>50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5080">
                <text:p>50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100">
                <text:p>51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20">
                <text:p>51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140">
                <text:p>51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160">
                <text:p>51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180">
                <text:p>51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200">
                <text:p>52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220">
                <text:p>52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240">
                <text:p>52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260">
                <text:p>52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280">
                <text:p>528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5300">
                <text:p>53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5320">
                <text:p>53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5340">
                <text:p>53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5360">
                <text:p>53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5380">
                <text:p>53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5400">
                <text:p>54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5420">
                <text:p>54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5440">
                <text:p>54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5460">
                <text:p>54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5480">
                <text:p>54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5500">
                <text:p>5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5520">
                <text:p>55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5540">
                <text:p>55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5560">
                <text:p>556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5580">
                <text:p>55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5600">
                <text:p>56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5620">
                <text:p>56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5640">
                <text:p>56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5660">
                <text:p>56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5680">
                <text:p>568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5700">
                <text:p>57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5720">
                <text:p>572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5740">
                <text:p>57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5760">
                <text:p>57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5780">
                <text:p>57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5800">
                <text:p>58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5820">
                <text:p>58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5840">
                <text:p>58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5860">
                <text:p>58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5880">
                <text:p>58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5900">
                <text:p>59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5920">
                <text:p>59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5940">
                <text:p>59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5960">
                <text:p>59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5980">
                <text:p>59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6000">
                <text:p>6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6020">
                <text:p>60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6040">
                <text:p>60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6060">
                <text:p>60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6080">
                <text:p>60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6100">
                <text:p>61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6120">
                <text:p>61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6140">
                <text:p>61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6160">
                <text:p>61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6180">
                <text:p>61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6200">
                <text:p>62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220">
                <text:p>62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6240">
                <text:p>624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6260">
                <text:p>62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6280">
                <text:p>62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6300">
                <text:p>63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6320">
                <text:p>63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6340">
                <text:p>63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6360">
                <text:p>63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6380">
                <text:p>63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6400">
                <text:p>64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6420">
                <text:p>64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6440">
                <text:p>64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6460">
                <text:p>64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6480">
                <text:p>64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6500">
                <text:p>650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6520">
                <text:p>65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6540">
                <text:p>65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6560">
                <text:p>656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6580">
                <text:p>65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6600">
                <text:p>66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6620">
                <text:p>66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6640">
                <text:p>66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6660">
                <text:p>66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6680">
                <text:p>66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6700">
                <text:p>67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6720">
                <text:p>67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6740">
                <text:p>674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6760">
                <text:p>67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6780">
                <text:p>67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6800">
                <text:p>68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6820">
                <text:p>68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6840">
                <text:p>68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6860">
                <text:p>68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6880">
                <text:p>68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6900">
                <text:p>69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6920">
                <text:p>69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6940">
                <text:p>69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6960">
                <text:p>69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6980">
                <text:p>69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7000">
                <text:p>70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7020">
                <text:p>70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7040">
                <text:p>70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7060">
                <text:p>706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7080">
                <text:p>70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7100">
                <text:p>71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7120">
                <text:p>71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7140">
                <text:p>71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7160">
                <text:p>71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7180">
                <text:p>71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7200">
                <text:p>72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7220">
                <text:p>72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7240">
                <text:p>72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7260">
                <text:p>726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7280">
                <text:p>72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7300">
                <text:p>73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7320">
                <text:p>73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7340">
                <text:p>73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7360">
                <text:p>73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7380">
                <text:p>73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7400">
                <text:p>74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7420">
                <text:p>74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7440">
                <text:p>744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7460">
                <text:p>74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7480">
                <text:p>74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500">
                <text:p>75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520">
                <text:p>75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540">
                <text:p>75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560">
                <text:p>75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580">
                <text:p>75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600">
                <text:p>76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20">
                <text:p>76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640">
                <text:p>76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660">
                <text:p>76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680">
                <text:p>76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7700">
                <text:p>77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7720">
                <text:p>77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7740">
                <text:p>77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7760">
                <text:p>77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7780">
                <text:p>77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7800">
                <text:p>78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7820">
                <text:p>78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7840">
                <text:p>78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7860">
                <text:p>78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7880">
                <text:p>78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7900">
                <text:p>79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7920">
                <text:p>79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7940">
                <text:p>79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7960">
                <text:p>79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7980">
                <text:p>79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8000">
                <text:p>8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8020">
                <text:p>80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8040">
                <text:p>80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8060">
                <text:p>80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8080">
                <text:p>80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8100">
                <text:p>8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8120">
                <text:p>81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8140">
                <text:p>81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8160">
                <text:p>81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8180">
                <text:p>81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8200">
                <text:p>8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8220">
                <text:p>82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8240">
                <text:p>82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260">
                <text:p>82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8280">
                <text:p>82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8300">
                <text:p>83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8320">
                <text:p>83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8340">
                <text:p>83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8360">
                <text:p>83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8380">
                <text:p>838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8400">
                <text:p>84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8420">
                <text:p>84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8440">
                <text:p>84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8460">
                <text:p>84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8480">
                <text:p>84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8500">
                <text:p>850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8520">
                <text:p>85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8540">
                <text:p>854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8560">
                <text:p>85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8580">
                <text:p>85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8600">
                <text:p>86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8620">
                <text:p>86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8640">
                <text:p>86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8660">
                <text:p>86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8680">
                <text:p>86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8700">
                <text:p>87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8720">
                <text:p>87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8740">
                <text:p>87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8760">
                <text:p>87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8780">
                <text:p>878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8800">
                <text:p>880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8820">
                <text:p>88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8840">
                <text:p>88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8860">
                <text:p>88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8880">
                <text:p>88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8900">
                <text:p>89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8920">
                <text:p>89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8940">
                <text:p>89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8960">
                <text:p>896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8980">
                <text:p>89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9000">
                <text:p>9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9020">
                <text:p>90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9040">
                <text:p>90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9060">
                <text:p>90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9080">
                <text:p>90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9100">
                <text:p>91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9120">
                <text:p>91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9140">
                <text:p>91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9160">
                <text:p>91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9180">
                <text:p>91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9200">
                <text:p>92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9220">
                <text:p>92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9240">
                <text:p>92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9260">
                <text:p>92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9280">
                <text:p>92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9300">
                <text:p>93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9320">
                <text:p>93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9340">
                <text:p>93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9360">
                <text:p>93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9380">
                <text:p>93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9400">
                <text:p>94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9420">
                <text:p>94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9440">
                <text:p>94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9460">
                <text:p>94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9480">
                <text:p>94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9500">
                <text:p>9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9520">
                <text:p>95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9540">
                <text:p>95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9560">
                <text:p>95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9580">
                <text:p>95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9600">
                <text:p>96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9620">
                <text:p>96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9640">
                <text:p>96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9660">
                <text:p>96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9680">
                <text:p>968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9700">
                <text:p>97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9720">
                <text:p>97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9740">
                <text:p>97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9760">
                <text:p>976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9780">
                <text:p>97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9800">
                <text:p>98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9820">
                <text:p>98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9840">
                <text:p>984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9860">
                <text:p>98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9880">
                <text:p>98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900">
                <text:p>99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9920">
                <text:p>99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9940">
                <text:p>99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9960">
                <text:p>996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9980">
                <text:p>99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10000">
                <text:p>10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10020">
                <text:p>1002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10040">
                <text:p>100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10060">
                <text:p>100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10080">
                <text:p>100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10100">
                <text:p>10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10120">
                <text:p>101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10140">
                <text:p>101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10160">
                <text:p>101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10180">
                <text:p>101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10200">
                <text:p>102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10220">
                <text:p>102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0240">
                <text:p>1024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10260">
                <text:p>102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10280">
                <text:p>102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10300">
                <text:p>103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10320">
                <text:p>103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10340">
                <text:p>103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10360">
                <text:p>103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10380">
                <text:p>103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10400">
                <text:p>104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420">
                <text:p>104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0440">
                <text:p>104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0460">
                <text:p>104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0480">
                <text:p>104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0500">
                <text:p>10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0520">
                <text:p>105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0540">
                <text:p>105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0560">
                <text:p>105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0580">
                <text:p>105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0600">
                <text:p>106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10620">
                <text:p>106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10640">
                <text:p>106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10660">
                <text:p>106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10680">
                <text:p>106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10700">
                <text:p>107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10720">
                <text:p>107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10740">
                <text:p>107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10760">
                <text:p>107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10780">
                <text:p>107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10800">
                <text:p>108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10820">
                <text:p>108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10840">
                <text:p>108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10860">
                <text:p>108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10880">
                <text:p>108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10900">
                <text:p>109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10920">
                <text:p>109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10940">
                <text:p>109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10960">
                <text:p>1096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10980">
                <text:p>109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11000">
                <text:p>11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11020">
                <text:p>110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11040">
                <text:p>110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11060">
                <text:p>110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11080">
                <text:p>110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11100">
                <text:p>111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11120">
                <text:p>111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11140">
                <text:p>111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11160">
                <text:p>111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11180">
                <text:p>111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11200">
                <text:p>11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11220">
                <text:p>112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11240">
                <text:p>112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11260">
                <text:p>112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11280">
                <text:p>112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11300">
                <text:p>113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11320">
                <text:p>113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11340">
                <text:p>113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11360">
                <text:p>113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11380">
                <text:p>113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11400">
                <text:p>114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11420">
                <text:p>114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11440">
                <text:p>1144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11460">
                <text:p>114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11480">
                <text:p>114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11500">
                <text:p>115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11520">
                <text:p>115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11540">
                <text:p>1154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11560">
                <text:p>115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11580">
                <text:p>115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11600">
                <text:p>116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11620">
                <text:p>116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11640">
                <text:p>116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11660">
                <text:p>116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11680">
                <text:p>116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11700">
                <text:p>117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11720">
                <text:p>117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11740">
                <text:p>117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11760">
                <text:p>117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11780">
                <text:p>117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11800">
                <text:p>118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11820">
                <text:p>118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11840">
                <text:p>118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11860">
                <text:p>118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11880">
                <text:p>1188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11900">
                <text:p>119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11920">
                <text:p>119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11940">
                <text:p>119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11960">
                <text:p>119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11980">
                <text:p>119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12000">
                <text:p>12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12020">
                <text:p>120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03</text:p>
              </table:table-cell>
              <table:table-cell office:value-type="float" office:value="12040">
                <text:p>1204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604</text:p>
              </table:table-cell>
              <table:table-cell office:value-type="float" office:value="12060">
                <text:p>120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05</text:p>
              </table:table-cell>
              <table:table-cell office:value-type="float" office:value="12080">
                <text:p>120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606</text:p>
              </table:table-cell>
              <table:table-cell office:value-type="float" office:value="12100">
                <text:p>121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07</text:p>
              </table:table-cell>
              <table:table-cell office:value-type="float" office:value="12120">
                <text:p>121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12140">
                <text:p>121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12160">
                <text:p>1216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12180">
                <text:p>121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2200">
                <text:p>122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2220">
                <text:p>122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2240">
                <text:p>122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2260">
                <text:p>122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2280">
                <text:p>122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2300">
                <text:p>123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2320">
                <text:p>123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2340">
                <text:p>123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2360">
                <text:p>1236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2380">
                <text:p>123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2400">
                <text:p>124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2420">
                <text:p>124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2440">
                <text:p>124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2460">
                <text:p>124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2480">
                <text:p>124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2500">
                <text:p>125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520">
                <text:p>125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2540">
                <text:p>125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2560">
                <text:p>125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2580">
                <text:p>125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2600">
                <text:p>126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2620">
                <text:p>126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2640">
                <text:p>126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2660">
                <text:p>126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2680">
                <text:p>126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2700">
                <text:p>127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2720">
                <text:p>127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2740">
                <text:p>127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2760">
                <text:p>127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2780">
                <text:p>127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2800">
                <text:p>1280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2820">
                <text:p>128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2840">
                <text:p>128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2860">
                <text:p>128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2880">
                <text:p>128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2900">
                <text:p>129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2920">
                <text:p>129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2940">
                <text:p>129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2960">
                <text:p>129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2980">
                <text:p>129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3000">
                <text:p>13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3020">
                <text:p>130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3040">
                <text:p>130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3060">
                <text:p>130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3080">
                <text:p>130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3100">
                <text:p>131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3120">
                <text:p>131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3140">
                <text:p>131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3160">
                <text:p>131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3180">
                <text:p>131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3200">
                <text:p>1320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3220">
                <text:p>132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3240">
                <text:p>1324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3260">
                <text:p>132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3280">
                <text:p>132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3300">
                <text:p>133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3320">
                <text:p>133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3340">
                <text:p>133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3360">
                <text:p>133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3380">
                <text:p>133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3400">
                <text:p>134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3420">
                <text:p>134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3440">
                <text:p>134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3460">
                <text:p>134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3480">
                <text:p>134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3500">
                <text:p>135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3520">
                <text:p>135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3540">
                <text:p>135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3560">
                <text:p>135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3580">
                <text:p>135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3600">
                <text:p>136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3620">
                <text:p>136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3640">
                <text:p>136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3660">
                <text:p>136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3680">
                <text:p>136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3700">
                <text:p>137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3720">
                <text:p>137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3740">
                <text:p>137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3760">
                <text:p>137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3780">
                <text:p>137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3800">
                <text:p>138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3820">
                <text:p>1382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13840">
                <text:p>138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13860">
                <text:p>138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13880">
                <text:p>138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13900">
                <text:p>139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13920">
                <text:p>139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13940">
                <text:p>1394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13960">
                <text:p>1396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13980">
                <text:p>139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14000">
                <text:p>140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14020">
                <text:p>140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14040">
                <text:p>140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14060">
                <text:p>140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14080">
                <text:p>1408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14100">
                <text:p>141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14120">
                <text:p>14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14140">
                <text:p>141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14160">
                <text:p>141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14180">
                <text:p>141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14200">
                <text:p>142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14220">
                <text:p>142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14240">
                <text:p>1424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14260">
                <text:p>142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14280">
                <text:p>142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4300">
                <text:p>143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14320">
                <text:p>143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14340">
                <text:p>143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14360">
                <text:p>1436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14380">
                <text:p>143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14400">
                <text:p>144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14420">
                <text:p>144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14440">
                <text:p>144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14460">
                <text:p>144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4480">
                <text:p>144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4500">
                <text:p>145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4520">
                <text:p>145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14540">
                <text:p>1454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14560">
                <text:p>1456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14580">
                <text:p>145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14600">
                <text:p>146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14620">
                <text:p>1462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14640">
                <text:p>146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14660">
                <text:p>146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14680">
                <text:p>146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14700">
                <text:p>147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14720">
                <text:p>147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14740">
                <text:p>147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14760">
                <text:p>147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14780">
                <text:p>147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14800">
                <text:p>148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14820">
                <text:p>148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14840">
                <text:p>148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14860">
                <text:p>148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14880">
                <text:p>148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14900">
                <text:p>149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14920">
                <text:p>149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14940">
                <text:p>149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14960">
                <text:p>1496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14980">
                <text:p>149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15000">
                <text:p>15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15020">
                <text:p>150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15040">
                <text:p>150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15060">
                <text:p>150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15080">
                <text:p>1508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15100">
                <text:p>151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15120">
                <text:p>151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15140">
                <text:p>151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15160">
                <text:p>151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15180">
                <text:p>1518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15200">
                <text:p>152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15220">
                <text:p>152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15240">
                <text:p>152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15260">
                <text:p>152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15280">
                <text:p>152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15300">
                <text:p>153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15320">
                <text:p>153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15340">
                <text:p>153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15360">
                <text:p>153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15380">
                <text:p>1538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15400">
                <text:p>154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15420">
                <text:p>154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15440">
                <text:p>154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15460">
                <text:p>154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15480">
                <text:p>154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15500">
                <text:p>155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15520">
                <text:p>155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15540">
                <text:p>155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15560">
                <text:p>155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15580">
                <text:p>155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15600">
                <text:p>156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15620">
                <text:p>1562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15640">
                <text:p>156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15660">
                <text:p>156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15680">
                <text:p>156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15700">
                <text:p>157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15720">
                <text:p>157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15740">
                <text:p>157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15760">
                <text:p>157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15780">
                <text:p>157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15800">
                <text:p>158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15820">
                <text:p>158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15840">
                <text:p>158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15860">
                <text:p>1586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15880">
                <text:p>158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15900">
                <text:p>159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15920">
                <text:p>159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15940">
                <text:p>159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15960">
                <text:p>159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15980">
                <text:p>159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16000">
                <text:p>16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16020">
                <text:p>160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16040">
                <text:p>1604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16060">
                <text:p>160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16080">
                <text:p>160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06</text:p>
              </table:table-cell>
              <table:table-cell office:value-type="float" office:value="16100">
                <text:p>161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807</text:p>
              </table:table-cell>
              <table:table-cell office:value-type="float" office:value="16120">
                <text:p>161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08</text:p>
              </table:table-cell>
              <table:table-cell office:value-type="float" office:value="16140">
                <text:p>161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809</text:p>
              </table:table-cell>
              <table:table-cell office:value-type="float" office:value="16160">
                <text:p>161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810</text:p>
              </table:table-cell>
              <table:table-cell office:value-type="float" office:value="16180">
                <text:p>161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11</text:p>
              </table:table-cell>
              <table:table-cell office:value-type="float" office:value="16200">
                <text:p>162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12</text:p>
              </table:table-cell>
              <table:table-cell office:value-type="float" office:value="16220">
                <text:p>162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813</text:p>
              </table:table-cell>
              <table:table-cell office:value-type="float" office:value="16240">
                <text:p>162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814</text:p>
              </table:table-cell>
              <table:table-cell office:value-type="float" office:value="16260">
                <text:p>162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815</text:p>
              </table:table-cell>
              <table:table-cell office:value-type="float" office:value="16280">
                <text:p>162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16</text:p>
              </table:table-cell>
              <table:table-cell office:value-type="float" office:value="16300">
                <text:p>163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817</text:p>
              </table:table-cell>
              <table:table-cell office:value-type="float" office:value="16320">
                <text:p>163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18</text:p>
              </table:table-cell>
              <table:table-cell office:value-type="float" office:value="16340">
                <text:p>163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819</text:p>
              </table:table-cell>
              <table:table-cell office:value-type="float" office:value="16360">
                <text:p>163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820</text:p>
              </table:table-cell>
              <table:table-cell office:value-type="float" office:value="16380">
                <text:p>163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821</text:p>
              </table:table-cell>
              <table:table-cell office:value-type="float" office:value="16400">
                <text:p>164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822</text:p>
              </table:table-cell>
              <table:table-cell office:value-type="float" office:value="16420">
                <text:p>164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823</text:p>
              </table:table-cell>
              <table:table-cell office:value-type="float" office:value="16440">
                <text:p>164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24</text:p>
              </table:table-cell>
              <table:table-cell office:value-type="float" office:value="16460">
                <text:p>164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25</text:p>
              </table:table-cell>
              <table:table-cell office:value-type="float" office:value="16480">
                <text:p>164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826</text:p>
              </table:table-cell>
              <table:table-cell office:value-type="float" office:value="16500">
                <text:p>165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827</text:p>
              </table:table-cell>
              <table:table-cell office:value-type="float" office:value="16520">
                <text:p>165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28</text:p>
              </table:table-cell>
              <table:table-cell office:value-type="float" office:value="16540">
                <text:p>1654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29</text:p>
              </table:table-cell>
              <table:table-cell office:value-type="float" office:value="16560">
                <text:p>165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830</text:p>
              </table:table-cell>
              <table:table-cell office:value-type="float" office:value="16580">
                <text:p>165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831</text:p>
              </table:table-cell>
              <table:table-cell office:value-type="float" office:value="16600">
                <text:p>166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832</text:p>
              </table:table-cell>
              <table:table-cell office:value-type="float" office:value="16620">
                <text:p>166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833</text:p>
              </table:table-cell>
              <table:table-cell office:value-type="float" office:value="16640">
                <text:p>1664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834</text:p>
              </table:table-cell>
              <table:table-cell office:value-type="float" office:value="16660">
                <text:p>166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835</text:p>
              </table:table-cell>
              <table:table-cell office:value-type="float" office:value="16680">
                <text:p>1668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36</text:p>
              </table:table-cell>
              <table:table-cell office:value-type="float" office:value="16700">
                <text:p>167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37</text:p>
              </table:table-cell>
              <table:table-cell office:value-type="float" office:value="16720">
                <text:p>1672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838</text:p>
              </table:table-cell>
              <table:table-cell office:value-type="float" office:value="16740">
                <text:p>167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839</text:p>
              </table:table-cell>
              <table:table-cell office:value-type="float" office:value="16760">
                <text:p>167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40</text:p>
              </table:table-cell>
              <table:table-cell office:value-type="float" office:value="16780">
                <text:p>167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41</text:p>
              </table:table-cell>
              <table:table-cell office:value-type="float" office:value="16800">
                <text:p>168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842</text:p>
              </table:table-cell>
              <table:table-cell office:value-type="float" office:value="16820">
                <text:p>168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43</text:p>
              </table:table-cell>
              <table:table-cell office:value-type="float" office:value="16840">
                <text:p>168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844</text:p>
              </table:table-cell>
              <table:table-cell office:value-type="float" office:value="16860">
                <text:p>168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845</text:p>
              </table:table-cell>
              <table:table-cell office:value-type="float" office:value="16880">
                <text:p>1688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846</text:p>
              </table:table-cell>
              <table:table-cell office:value-type="float" office:value="16900">
                <text:p>169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847</text:p>
              </table:table-cell>
              <table:table-cell office:value-type="float" office:value="16920">
                <text:p>169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848</text:p>
              </table:table-cell>
              <table:table-cell office:value-type="float" office:value="16940">
                <text:p>169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49</text:p>
              </table:table-cell>
              <table:table-cell office:value-type="float" office:value="16960">
                <text:p>169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50</text:p>
              </table:table-cell>
              <table:table-cell office:value-type="float" office:value="16980">
                <text:p>169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51</text:p>
              </table:table-cell>
              <table:table-cell office:value-type="float" office:value="17000">
                <text:p>17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Row 852</text:p>
              </table:table-cell>
              <table:table-cell office:value-type="float" office:value="17020">
                <text:p>170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53</text:p>
              </table:table-cell>
              <table:table-cell office:value-type="float" office:value="17040">
                <text:p>170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54</text:p>
              </table:table-cell>
              <table:table-cell office:value-type="float" office:value="17060">
                <text:p>170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855</text:p>
              </table:table-cell>
              <table:table-cell office:value-type="float" office:value="17080">
                <text:p>170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856</text:p>
              </table:table-cell>
              <table:table-cell office:value-type="float" office:value="17100">
                <text:p>171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57</text:p>
              </table:table-cell>
              <table:table-cell office:value-type="float" office:value="17120">
                <text:p>171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58</text:p>
              </table:table-cell>
              <table:table-cell office:value-type="float" office:value="17140">
                <text:p>17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859</text:p>
              </table:table-cell>
              <table:table-cell office:value-type="float" office:value="17160">
                <text:p>171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60</text:p>
              </table:table-cell>
              <table:table-cell office:value-type="float" office:value="17180">
                <text:p>171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61</text:p>
              </table:table-cell>
              <table:table-cell office:value-type="float" office:value="17200">
                <text:p>172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62</text:p>
              </table:table-cell>
              <table:table-cell office:value-type="float" office:value="17220">
                <text:p>172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863</text:p>
              </table:table-cell>
              <table:table-cell office:value-type="float" office:value="17240">
                <text:p>172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64</text:p>
              </table:table-cell>
              <table:table-cell office:value-type="float" office:value="17260">
                <text:p>1726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ow 865</text:p>
              </table:table-cell>
              <table:table-cell office:value-type="float" office:value="17280">
                <text:p>172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866</text:p>
              </table:table-cell>
              <table:table-cell office:value-type="float" office:value="17300">
                <text:p>173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67</text:p>
              </table:table-cell>
              <table:table-cell office:value-type="float" office:value="17320">
                <text:p>173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68</text:p>
              </table:table-cell>
              <table:table-cell office:value-type="float" office:value="17340">
                <text:p>173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869</text:p>
              </table:table-cell>
              <table:table-cell office:value-type="float" office:value="17360">
                <text:p>173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870</text:p>
              </table:table-cell>
              <table:table-cell office:value-type="float" office:value="17380">
                <text:p>173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871</text:p>
              </table:table-cell>
              <table:table-cell office:value-type="float" office:value="17400">
                <text:p>174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872</text:p>
              </table:table-cell>
              <table:table-cell office:value-type="float" office:value="17420">
                <text:p>1742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873</text:p>
              </table:table-cell>
              <table:table-cell office:value-type="float" office:value="17440">
                <text:p>174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74</text:p>
              </table:table-cell>
              <table:table-cell office:value-type="float" office:value="17460">
                <text:p>174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875</text:p>
              </table:table-cell>
              <table:table-cell office:value-type="float" office:value="17480">
                <text:p>174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76</text:p>
              </table:table-cell>
              <table:table-cell office:value-type="float" office:value="17500">
                <text:p>175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877</text:p>
              </table:table-cell>
              <table:table-cell office:value-type="float" office:value="17520">
                <text:p>175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878</text:p>
              </table:table-cell>
              <table:table-cell office:value-type="float" office:value="17540">
                <text:p>175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879</text:p>
              </table:table-cell>
              <table:table-cell office:value-type="float" office:value="17560">
                <text:p>175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880</text:p>
              </table:table-cell>
              <table:table-cell office:value-type="float" office:value="17580">
                <text:p>175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881</text:p>
              </table:table-cell>
              <table:table-cell office:value-type="float" office:value="17600">
                <text:p>176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882</text:p>
              </table:table-cell>
              <table:table-cell office:value-type="float" office:value="17620">
                <text:p>176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83</text:p>
              </table:table-cell>
              <table:table-cell office:value-type="float" office:value="17640">
                <text:p>176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884</text:p>
              </table:table-cell>
              <table:table-cell office:value-type="float" office:value="17660">
                <text:p>1766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885</text:p>
              </table:table-cell>
              <table:table-cell office:value-type="float" office:value="17680">
                <text:p>176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886</text:p>
              </table:table-cell>
              <table:table-cell office:value-type="float" office:value="17700">
                <text:p>177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887</text:p>
              </table:table-cell>
              <table:table-cell office:value-type="float" office:value="17720">
                <text:p>177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888</text:p>
              </table:table-cell>
              <table:table-cell office:value-type="float" office:value="17740">
                <text:p>177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889</text:p>
              </table:table-cell>
              <table:table-cell office:value-type="float" office:value="17760">
                <text:p>177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890</text:p>
              </table:table-cell>
              <table:table-cell office:value-type="float" office:value="17780">
                <text:p>177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91</text:p>
              </table:table-cell>
              <table:table-cell office:value-type="float" office:value="17800">
                <text:p>178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892</text:p>
              </table:table-cell>
              <table:table-cell office:value-type="float" office:value="17820">
                <text:p>178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893</text:p>
              </table:table-cell>
              <table:table-cell office:value-type="float" office:value="17840">
                <text:p>1784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894</text:p>
              </table:table-cell>
              <table:table-cell office:value-type="float" office:value="17860">
                <text:p>178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895</text:p>
              </table:table-cell>
              <table:table-cell office:value-type="float" office:value="17880">
                <text:p>178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896</text:p>
              </table:table-cell>
              <table:table-cell office:value-type="float" office:value="17900">
                <text:p>179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97</text:p>
              </table:table-cell>
              <table:table-cell office:value-type="float" office:value="17920">
                <text:p>179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898</text:p>
              </table:table-cell>
              <table:table-cell office:value-type="float" office:value="17940">
                <text:p>179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899</text:p>
              </table:table-cell>
              <table:table-cell office:value-type="float" office:value="17960">
                <text:p>179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00</text:p>
              </table:table-cell>
              <table:table-cell office:value-type="float" office:value="17980">
                <text:p>179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901</text:p>
              </table:table-cell>
              <table:table-cell office:value-type="float" office:value="18000">
                <text:p>180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902</text:p>
              </table:table-cell>
              <table:table-cell office:value-type="float" office:value="18020">
                <text:p>180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03</text:p>
              </table:table-cell>
              <table:table-cell office:value-type="float" office:value="18040">
                <text:p>180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904</text:p>
              </table:table-cell>
              <table:table-cell office:value-type="float" office:value="18060">
                <text:p>180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905</text:p>
              </table:table-cell>
              <table:table-cell office:value-type="float" office:value="18080">
                <text:p>180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06</text:p>
              </table:table-cell>
              <table:table-cell office:value-type="float" office:value="18100">
                <text:p>181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907</text:p>
              </table:table-cell>
              <table:table-cell office:value-type="float" office:value="18120">
                <text:p>181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08</text:p>
              </table:table-cell>
              <table:table-cell office:value-type="float" office:value="18140">
                <text:p>181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09</text:p>
              </table:table-cell>
              <table:table-cell office:value-type="float" office:value="18160">
                <text:p>181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10</text:p>
              </table:table-cell>
              <table:table-cell office:value-type="float" office:value="18180">
                <text:p>181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11</text:p>
              </table:table-cell>
              <table:table-cell office:value-type="float" office:value="18200">
                <text:p>182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12</text:p>
              </table:table-cell>
              <table:table-cell office:value-type="float" office:value="18220">
                <text:p>182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13</text:p>
              </table:table-cell>
              <table:table-cell office:value-type="float" office:value="18240">
                <text:p>182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14</text:p>
              </table:table-cell>
              <table:table-cell office:value-type="float" office:value="18260">
                <text:p>182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915</text:p>
              </table:table-cell>
              <table:table-cell office:value-type="float" office:value="18280">
                <text:p>1828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ow 916</text:p>
              </table:table-cell>
              <table:table-cell office:value-type="float" office:value="18300">
                <text:p>183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17</text:p>
              </table:table-cell>
              <table:table-cell office:value-type="float" office:value="18320">
                <text:p>1832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918</text:p>
              </table:table-cell>
              <table:table-cell office:value-type="float" office:value="18340">
                <text:p>183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919</text:p>
              </table:table-cell>
              <table:table-cell office:value-type="float" office:value="18360">
                <text:p>183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20</text:p>
              </table:table-cell>
              <table:table-cell office:value-type="float" office:value="18380">
                <text:p>183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21</text:p>
              </table:table-cell>
              <table:table-cell office:value-type="float" office:value="18400">
                <text:p>184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22</text:p>
              </table:table-cell>
              <table:table-cell office:value-type="float" office:value="18420">
                <text:p>184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23</text:p>
              </table:table-cell>
              <table:table-cell office:value-type="float" office:value="18440">
                <text:p>184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24</text:p>
              </table:table-cell>
              <table:table-cell office:value-type="float" office:value="18460">
                <text:p>184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25</text:p>
              </table:table-cell>
              <table:table-cell office:value-type="float" office:value="18480">
                <text:p>184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26</text:p>
              </table:table-cell>
              <table:table-cell office:value-type="float" office:value="18500">
                <text:p>18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27</text:p>
              </table:table-cell>
              <table:table-cell office:value-type="float" office:value="18520">
                <text:p>185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28</text:p>
              </table:table-cell>
              <table:table-cell office:value-type="float" office:value="18540">
                <text:p>185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29</text:p>
              </table:table-cell>
              <table:table-cell office:value-type="float" office:value="18560">
                <text:p>185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30</text:p>
              </table:table-cell>
              <table:table-cell office:value-type="float" office:value="18580">
                <text:p>1858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931</text:p>
              </table:table-cell>
              <table:table-cell office:value-type="float" office:value="18600">
                <text:p>186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32</text:p>
              </table:table-cell>
              <table:table-cell office:value-type="float" office:value="18620">
                <text:p>186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33</text:p>
              </table:table-cell>
              <table:table-cell office:value-type="float" office:value="18640">
                <text:p>186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34</text:p>
              </table:table-cell>
              <table:table-cell office:value-type="float" office:value="18660">
                <text:p>186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35</text:p>
              </table:table-cell>
              <table:table-cell office:value-type="float" office:value="18680">
                <text:p>186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936</text:p>
              </table:table-cell>
              <table:table-cell office:value-type="float" office:value="18700">
                <text:p>187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37</text:p>
              </table:table-cell>
              <table:table-cell office:value-type="float" office:value="18720">
                <text:p>187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38</text:p>
              </table:table-cell>
              <table:table-cell office:value-type="float" office:value="18740">
                <text:p>187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939</text:p>
              </table:table-cell>
              <table:table-cell office:value-type="float" office:value="18760">
                <text:p>187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40</text:p>
              </table:table-cell>
              <table:table-cell office:value-type="float" office:value="18780">
                <text:p>187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41</text:p>
              </table:table-cell>
              <table:table-cell office:value-type="float" office:value="18800">
                <text:p>188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Row 942</text:p>
              </table:table-cell>
              <table:table-cell office:value-type="float" office:value="18820">
                <text:p>188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943</text:p>
              </table:table-cell>
              <table:table-cell office:value-type="float" office:value="18840">
                <text:p>188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44</text:p>
              </table:table-cell>
              <table:table-cell office:value-type="float" office:value="18860">
                <text:p>188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45</text:p>
              </table:table-cell>
              <table:table-cell office:value-type="float" office:value="18880">
                <text:p>1888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946</text:p>
              </table:table-cell>
              <table:table-cell office:value-type="float" office:value="18900">
                <text:p>189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47</text:p>
              </table:table-cell>
              <table:table-cell office:value-type="float" office:value="18920">
                <text:p>189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48</text:p>
              </table:table-cell>
              <table:table-cell office:value-type="float" office:value="18940">
                <text:p>189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49</text:p>
              </table:table-cell>
              <table:table-cell office:value-type="float" office:value="18960">
                <text:p>189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50</text:p>
              </table:table-cell>
              <table:table-cell office:value-type="float" office:value="18980">
                <text:p>189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951</text:p>
              </table:table-cell>
              <table:table-cell office:value-type="float" office:value="19000">
                <text:p>19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52</text:p>
              </table:table-cell>
              <table:table-cell office:value-type="float" office:value="19020">
                <text:p>190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53</text:p>
              </table:table-cell>
              <table:table-cell office:value-type="float" office:value="19040">
                <text:p>1904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54</text:p>
              </table:table-cell>
              <table:table-cell office:value-type="float" office:value="19060">
                <text:p>1906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Row 955</text:p>
              </table:table-cell>
              <table:table-cell office:value-type="float" office:value="19080">
                <text:p>190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56</text:p>
              </table:table-cell>
              <table:table-cell office:value-type="float" office:value="19100">
                <text:p>191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57</text:p>
              </table:table-cell>
              <table:table-cell office:value-type="float" office:value="19120">
                <text:p>191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Row 958</text:p>
              </table:table-cell>
              <table:table-cell office:value-type="float" office:value="19140">
                <text:p>191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59</text:p>
              </table:table-cell>
              <table:table-cell office:value-type="float" office:value="19160">
                <text:p>1916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960</text:p>
              </table:table-cell>
              <table:table-cell office:value-type="float" office:value="19180">
                <text:p>1918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Row 961</text:p>
              </table:table-cell>
              <table:table-cell office:value-type="float" office:value="19200">
                <text:p>192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62</text:p>
              </table:table-cell>
              <table:table-cell office:value-type="float" office:value="19220">
                <text:p>192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963</text:p>
              </table:table-cell>
              <table:table-cell office:value-type="float" office:value="19240">
                <text:p>1924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964</text:p>
              </table:table-cell>
              <table:table-cell office:value-type="float" office:value="19260">
                <text:p>1926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965</text:p>
              </table:table-cell>
              <table:table-cell office:value-type="float" office:value="19280">
                <text:p>1928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66</text:p>
              </table:table-cell>
              <table:table-cell office:value-type="float" office:value="19300">
                <text:p>193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67</text:p>
              </table:table-cell>
              <table:table-cell office:value-type="float" office:value="19320">
                <text:p>193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68</text:p>
              </table:table-cell>
              <table:table-cell office:value-type="float" office:value="19340">
                <text:p>193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969</text:p>
              </table:table-cell>
              <table:table-cell office:value-type="float" office:value="19360">
                <text:p>193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70</text:p>
              </table:table-cell>
              <table:table-cell office:value-type="float" office:value="19380">
                <text:p>193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971</text:p>
              </table:table-cell>
              <table:table-cell office:value-type="float" office:value="19400">
                <text:p>194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972</text:p>
              </table:table-cell>
              <table:table-cell office:value-type="float" office:value="19420">
                <text:p>194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73</text:p>
              </table:table-cell>
              <table:table-cell office:value-type="float" office:value="19440">
                <text:p>1944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974</text:p>
              </table:table-cell>
              <table:table-cell office:value-type="float" office:value="19460">
                <text:p>1946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75</text:p>
              </table:table-cell>
              <table:table-cell office:value-type="float" office:value="19480">
                <text:p>194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976</text:p>
              </table:table-cell>
              <table:table-cell office:value-type="float" office:value="19500">
                <text:p>195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Row 977</text:p>
              </table:table-cell>
              <table:table-cell office:value-type="float" office:value="19520">
                <text:p>195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78</text:p>
              </table:table-cell>
              <table:table-cell office:value-type="float" office:value="19540">
                <text:p>195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79</text:p>
              </table:table-cell>
              <table:table-cell office:value-type="float" office:value="19560">
                <text:p>1956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80</text:p>
              </table:table-cell>
              <table:table-cell office:value-type="float" office:value="19580">
                <text:p>195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Row 981</text:p>
              </table:table-cell>
              <table:table-cell office:value-type="float" office:value="19600">
                <text:p>196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982</text:p>
              </table:table-cell>
              <table:table-cell office:value-type="float" office:value="19620">
                <text:p>196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83</text:p>
              </table:table-cell>
              <table:table-cell office:value-type="float" office:value="19640">
                <text:p>1964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ow 984</text:p>
              </table:table-cell>
              <table:table-cell office:value-type="float" office:value="19660">
                <text:p>1966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Row 985</text:p>
              </table:table-cell>
              <table:table-cell office:value-type="float" office:value="19680">
                <text:p>1968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986</text:p>
              </table:table-cell>
              <table:table-cell office:value-type="float" office:value="19700">
                <text:p>197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87</text:p>
              </table:table-cell>
              <table:table-cell office:value-type="float" office:value="19720">
                <text:p>1972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Row 988</text:p>
              </table:table-cell>
              <table:table-cell office:value-type="float" office:value="19740">
                <text:p>197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89</text:p>
              </table:table-cell>
              <table:table-cell office:value-type="float" office:value="19760">
                <text:p>197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90</text:p>
              </table:table-cell>
              <table:table-cell office:value-type="float" office:value="19780">
                <text:p>197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ow 991</text:p>
              </table:table-cell>
              <table:table-cell office:value-type="float" office:value="19800">
                <text:p>198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992</text:p>
              </table:table-cell>
              <table:table-cell office:value-type="float" office:value="19820">
                <text:p>198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993</text:p>
              </table:table-cell>
              <table:table-cell office:value-type="float" office:value="19840">
                <text:p>1984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994</text:p>
              </table:table-cell>
              <table:table-cell office:value-type="float" office:value="19860">
                <text:p>198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Row 995</text:p>
              </table:table-cell>
              <table:table-cell office:value-type="float" office:value="19880">
                <text:p>198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96</text:p>
              </table:table-cell>
              <table:table-cell office:value-type="float" office:value="19900">
                <text:p>199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ow 997</text:p>
              </table:table-cell>
              <table:table-cell office:value-type="float" office:value="19920">
                <text:p>199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998</text:p>
              </table:table-cell>
              <table:table-cell office:value-type="float" office:value="19940">
                <text:p>1994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Row 999</text:p>
              </table:table-cell>
              <table:table-cell office:value-type="float" office:value="19960">
                <text:p>1996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Row 1000</text:p>
              </table:table-cell>
              <table:table-cell office:value-type="float" office:value="19980">
                <text:p>199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Row 1001</text:p>
              </table:table-cell>
              <table:table-cell office:value-type="float" office:value="20000">
                <text:p>20000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4.18735885620117pt" style:font-size-asian="4.18735885620117pt" style:font-size-complex="4.1873588562011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42cm" svg:height="6.965cm" chart:class="chart:scatter" chart:style-name="ch1">
        <chart:legend chart:legend-position="end" svg:x="5.589cm" svg:y="3.122cm" chart:style-name="ch2"/>
        <chart:plot-area chart:style-name="ch3" chart:data-source-has-labels="both" svg:x="0.148cm" svg:y="0.139cm" svg:width="5.292cm" svg:height="6.547cm">
          <chart:axis chart:dimension="x" chart:name="primary-x" chart:style-name="ch4">
            <chart:categories table:cell-range-address="local-table.$A$2:.$A$4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001" chart:label-cell-address="local-table.$C$1" chart:class="chart:scatter">
            <chart:domain table:cell-range-address="local-table.$B$2:.$B$4001"/>
            <chart:data-point chart:repeated="4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Frequency of Succes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0">
                <text:p>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40">
                <text:p>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80">
                <text:p>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20">
                <text:p>1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60">
                <text:p>1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80">
                <text:p>1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40">
                <text:p>2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60">
                <text:p>2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00">
                <text:p>3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380">
                <text:p>3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480">
                <text:p>4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80">
                <text:p>5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40">
                <text:p>6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60">
                <text:p>6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700">
                <text:p>7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740">
                <text:p>7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760">
                <text:p>7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780">
                <text:p>7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800">
                <text:p>8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820">
                <text:p>8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860">
                <text:p>8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900">
                <text:p>9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920">
                <text:p>9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980">
                <text:p>9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040">
                <text:p>10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100">
                <text:p>11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120">
                <text:p>11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140">
                <text:p>11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200">
                <text:p>12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220">
                <text:p>12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240">
                <text:p>12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260">
                <text:p>12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280">
                <text:p>12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380">
                <text:p>13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420">
                <text:p>14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440">
                <text:p>14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460">
                <text:p>14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480">
                <text:p>14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500">
                <text:p>15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540">
                <text:p>15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560">
                <text:p>15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580">
                <text:p>15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600">
                <text:p>16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640">
                <text:p>16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660">
                <text:p>16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700">
                <text:p>17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720">
                <text:p>17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740">
                <text:p>17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760">
                <text:p>17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780">
                <text:p>17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800">
                <text:p>18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820">
                <text:p>18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840">
                <text:p>18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860">
                <text:p>18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880">
                <text:p>18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920">
                <text:p>19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940">
                <text:p>19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980">
                <text:p>19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000">
                <text:p>2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020">
                <text:p>20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040">
                <text:p>20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060">
                <text:p>20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100">
                <text:p>21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120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140">
                <text:p>21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160">
                <text:p>21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180">
                <text:p>21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200">
                <text:p>22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220">
                <text:p>22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240">
                <text:p>22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260">
                <text:p>22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280">
                <text:p>22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300">
                <text:p>23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320">
                <text:p>23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360">
                <text:p>23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380">
                <text:p>23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420">
                <text:p>24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440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460">
                <text:p>24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2480">
                <text:p>24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500">
                <text:p>25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520">
                <text:p>25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540">
                <text:p>25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580">
                <text:p>25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600">
                <text:p>26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20">
                <text:p>26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640">
                <text:p>26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660">
                <text:p>26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680">
                <text:p>26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2720">
                <text:p>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740">
                <text:p>27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2760">
                <text:p>27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2780">
                <text:p>27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2800">
                <text:p>28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2820">
                <text:p>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2840">
                <text:p>28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2860">
                <text:p>28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2880">
                <text:p>28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2900">
                <text:p>29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2920">
                <text:p>29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2940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2960">
                <text:p>29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2980">
                <text:p>29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3000">
                <text:p>3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3020">
                <text:p>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040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3060">
                <text:p>30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3080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3120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3140">
                <text:p>31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3160">
                <text:p>31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3180">
                <text:p>31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3200">
                <text:p>32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3220">
                <text:p>32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3240">
                <text:p>3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3260">
                <text:p>32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3280">
                <text:p>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3300">
                <text:p>33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3320">
                <text:p>33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3340">
                <text:p>33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3360">
                <text:p>33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3380">
                <text:p>33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3400">
                <text:p>34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3420">
                <text:p>34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3440">
                <text:p>34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3460">
                <text:p>34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3480">
                <text:p>34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3500">
                <text:p>35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3520">
                <text:p>35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3540">
                <text:p>35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3560">
                <text:p>35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3580">
                <text:p>35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3620">
                <text:p>36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3640">
                <text:p>36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3660">
                <text:p>36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3680">
                <text:p>36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3700">
                <text:p>3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3720">
                <text:p>37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3740">
                <text:p>37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3760">
                <text:p>37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3780">
                <text:p>37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3800">
                <text:p>38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3820">
                <text:p>38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3840">
                <text:p>38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3860">
                <text:p>38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3880">
                <text:p>38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3900">
                <text:p>39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3920">
                <text:p>39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3940">
                <text:p>39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3960">
                <text:p>39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3980">
                <text:p>39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4000">
                <text:p>4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4020">
                <text:p>40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4040">
                <text:p>40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4060">
                <text:p>40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4080">
                <text:p>40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4100">
                <text:p>41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4120">
                <text:p>41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4140">
                <text:p>41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4160">
                <text:p>41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180">
                <text:p>41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4200">
                <text:p>42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4220">
                <text:p>42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4240">
                <text:p>42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4260">
                <text:p>42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4280">
                <text:p>42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4300">
                <text:p>43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4320">
                <text:p>43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4340">
                <text:p>43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4360">
                <text:p>43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4380">
                <text:p>43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4400">
                <text:p>44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4420">
                <text:p>4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4440">
                <text:p>44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4460">
                <text:p>44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4480">
                <text:p>44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4500">
                <text:p>45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4520">
                <text:p>45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4540">
                <text:p>45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4560">
                <text:p>45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4580">
                <text:p>45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4600">
                <text:p>46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4620">
                <text:p>46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4640">
                <text:p>46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4660">
                <text:p>46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4680">
                <text:p>46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4700">
                <text:p>47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4720">
                <text:p>47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4740">
                <text:p>47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4760">
                <text:p>47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4780">
                <text:p>47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4800">
                <text:p>48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4820">
                <text:p>48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4840">
                <text:p>48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4860">
                <text:p>48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4880">
                <text:p>48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900">
                <text:p>49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920">
                <text:p>49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940">
                <text:p>49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960">
                <text:p>49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980">
                <text:p>49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5000">
                <text:p>5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5020">
                <text:p>50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5040">
                <text:p>50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5060">
                <text:p>50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5080">
                <text:p>50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100">
                <text:p>51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20">
                <text:p>51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140">
                <text:p>51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160">
                <text:p>51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180">
                <text:p>51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200">
                <text:p>52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220">
                <text:p>52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240">
                <text:p>52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260">
                <text:p>52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280">
                <text:p>52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5300">
                <text:p>53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5320">
                <text:p>53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5340">
                <text:p>53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5360">
                <text:p>53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5380">
                <text:p>53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5400">
                <text:p>54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5420">
                <text:p>54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5440">
                <text:p>54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5460">
                <text:p>54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5480">
                <text:p>54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5500">
                <text:p>55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5520">
                <text:p>55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5540">
                <text:p>55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5560">
                <text:p>55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5580">
                <text:p>55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5600">
                <text:p>56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5620">
                <text:p>562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5640">
                <text:p>56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5660">
                <text:p>56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5680">
                <text:p>56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5700">
                <text:p>57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5720">
                <text:p>57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5740">
                <text:p>57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5760">
                <text:p>57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5780">
                <text:p>5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5800">
                <text:p>58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5820">
                <text:p>58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5840">
                <text:p>58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5860">
                <text:p>58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5880">
                <text:p>58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5900">
                <text:p>59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5920">
                <text:p>59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5940">
                <text:p>59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5960">
                <text:p>59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5980">
                <text:p>59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6000">
                <text:p>6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6020">
                <text:p>60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6040">
                <text:p>60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6060">
                <text:p>60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6080">
                <text:p>60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6100">
                <text:p>61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6120">
                <text:p>61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6140">
                <text:p>61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6160">
                <text:p>61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6180">
                <text:p>61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6200">
                <text:p>62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220">
                <text:p>62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6240">
                <text:p>62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6260">
                <text:p>62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6280">
                <text:p>62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6300">
                <text:p>63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6320">
                <text:p>63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6340">
                <text:p>63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6360">
                <text:p>63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6380">
                <text:p>63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6400">
                <text:p>64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6420">
                <text:p>64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6440">
                <text:p>64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6460">
                <text:p>64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6480">
                <text:p>64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6500">
                <text:p>65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6520">
                <text:p>65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6540">
                <text:p>65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6560">
                <text:p>65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6580">
                <text:p>65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6600">
                <text:p>66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6620">
                <text:p>662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6640">
                <text:p>66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6660">
                <text:p>66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6680">
                <text:p>66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6700">
                <text:p>67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6720">
                <text:p>67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6740">
                <text:p>67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6760">
                <text:p>67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6780">
                <text:p>6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6800">
                <text:p>68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6820">
                <text:p>68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6840">
                <text:p>68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6860">
                <text:p>68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6880">
                <text:p>68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6900">
                <text:p>69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6920">
                <text:p>69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6940">
                <text:p>69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6960">
                <text:p>69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6980">
                <text:p>69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7000">
                <text:p>7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7020">
                <text:p>70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7040">
                <text:p>70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7060">
                <text:p>70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7080">
                <text:p>70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7100">
                <text:p>71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7120">
                <text:p>71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7140">
                <text:p>71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7160">
                <text:p>71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7180">
                <text:p>71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7200">
                <text:p>72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7220">
                <text:p>72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7240">
                <text:p>72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7260">
                <text:p>72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7280">
                <text:p>72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7300">
                <text:p>73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7320">
                <text:p>73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7340">
                <text:p>73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7360">
                <text:p>73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7380">
                <text:p>73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7400">
                <text:p>74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7420">
                <text:p>74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7440">
                <text:p>74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7460">
                <text:p>74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7480">
                <text:p>74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500">
                <text:p>75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520">
                <text:p>75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540">
                <text:p>75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560">
                <text:p>75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580">
                <text:p>75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600">
                <text:p>76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20">
                <text:p>76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640">
                <text:p>76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660">
                <text:p>76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680">
                <text:p>76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7700">
                <text:p>77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7720">
                <text:p>77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7740">
                <text:p>77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7760">
                <text:p>77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7780">
                <text:p>7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7800">
                <text:p>78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7820">
                <text:p>78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7840">
                <text:p>78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7860">
                <text:p>78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7880">
                <text:p>78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7900">
                <text:p>79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7920">
                <text:p>79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7940">
                <text:p>79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7960">
                <text:p>7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7980">
                <text:p>79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8000">
                <text:p>8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8020">
                <text:p>80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8040">
                <text:p>80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8060">
                <text:p>80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8080">
                <text:p>80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8100">
                <text:p>81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8120">
                <text:p>81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8140">
                <text:p>81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8160">
                <text:p>81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8180">
                <text:p>81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8200">
                <text:p>82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8220">
                <text:p>82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8240">
                <text:p>82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260">
                <text:p>82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8280">
                <text:p>82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8300">
                <text:p>83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8320">
                <text:p>83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8340">
                <text:p>83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8360">
                <text:p>83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8380">
                <text:p>83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8400">
                <text:p>84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8420">
                <text:p>84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8440">
                <text:p>84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8460">
                <text:p>84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8480">
                <text:p>84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8500">
                <text:p>8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8520">
                <text:p>85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8540">
                <text:p>85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8560">
                <text:p>85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8580">
                <text:p>85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8600">
                <text:p>86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8620">
                <text:p>86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8640">
                <text:p>86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8660">
                <text:p>86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8680">
                <text:p>86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8700">
                <text:p>87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8720">
                <text:p>87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8740">
                <text:p>87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8760">
                <text:p>87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8780">
                <text:p>8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8800">
                <text:p>88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8820">
                <text:p>8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8840">
                <text:p>88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8860">
                <text:p>88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8880">
                <text:p>88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8900">
                <text:p>8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8920">
                <text:p>89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8940">
                <text:p>8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8960">
                <text:p>89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8980">
                <text:p>89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9000">
                <text:p>9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9020">
                <text:p>90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9040">
                <text:p>90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9060">
                <text:p>90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9080">
                <text:p>90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9100">
                <text:p>9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9120">
                <text:p>9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9140">
                <text:p>91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9160">
                <text:p>91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9180">
                <text:p>91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9200">
                <text:p>9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9220">
                <text:p>92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9240">
                <text:p>92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9260">
                <text:p>92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9280">
                <text:p>92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9300">
                <text:p>9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9320">
                <text:p>9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9340">
                <text:p>93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9360">
                <text:p>93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9380">
                <text:p>93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9400">
                <text:p>9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9420">
                <text:p>94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9440">
                <text:p>9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9460">
                <text:p>94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9480">
                <text:p>9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9500">
                <text:p>95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9520">
                <text:p>95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9540">
                <text:p>95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9560">
                <text:p>95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9580">
                <text:p>95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9600">
                <text:p>9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9620">
                <text:p>96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9640">
                <text:p>96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9660">
                <text:p>96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9680">
                <text:p>96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9700">
                <text:p>97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9720">
                <text:p>97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9740">
                <text:p>97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9760">
                <text:p>9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9780">
                <text:p>97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9800">
                <text:p>98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9820">
                <text:p>98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9840">
                <text:p>98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9860">
                <text:p>98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9880">
                <text:p>98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900">
                <text:p>99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9920">
                <text:p>99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9940">
                <text:p>99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9960">
                <text:p>99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9980">
                <text:p>99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10000">
                <text:p>1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10020">
                <text:p>100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10040">
                <text:p>100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10060">
                <text:p>100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10080">
                <text:p>100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10100">
                <text:p>101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10120">
                <text:p>101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10140">
                <text:p>101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10160">
                <text:p>101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10180">
                <text:p>101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10200">
                <text:p>102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10220">
                <text:p>102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0240">
                <text:p>102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10260">
                <text:p>102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10280">
                <text:p>102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10300">
                <text:p>103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10320">
                <text:p>103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10340">
                <text:p>103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10360">
                <text:p>103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10380">
                <text:p>103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10400">
                <text:p>104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420">
                <text:p>104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0440">
                <text:p>10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0460">
                <text:p>104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0480">
                <text:p>104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0500">
                <text:p>105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0520">
                <text:p>105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0540">
                <text:p>105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0560">
                <text:p>105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0580">
                <text:p>105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0600">
                <text:p>106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10620">
                <text:p>106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10640">
                <text:p>106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10660">
                <text:p>10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10680">
                <text:p>106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10700">
                <text:p>107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10720">
                <text:p>107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10740">
                <text:p>107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10760">
                <text:p>10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10780">
                <text:p>10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10800">
                <text:p>108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10820">
                <text:p>108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10840">
                <text:p>108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10860">
                <text:p>108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10880">
                <text:p>108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10900">
                <text:p>109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10920">
                <text:p>109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10940">
                <text:p>109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10960">
                <text:p>109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10980">
                <text:p>109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11000">
                <text:p>11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11020">
                <text:p>110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11040">
                <text:p>110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11060">
                <text:p>110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11080">
                <text:p>110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11100">
                <text:p>111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11120">
                <text:p>111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11140">
                <text:p>111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11160">
                <text:p>111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11180">
                <text:p>111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11200">
                <text:p>112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11220">
                <text:p>112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11240">
                <text:p>112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11260">
                <text:p>112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11280">
                <text:p>112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11300">
                <text:p>113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11320">
                <text:p>11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11340">
                <text:p>113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11360">
                <text:p>113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11380">
                <text:p>113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11400">
                <text:p>114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11420">
                <text:p>11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11440">
                <text:p>114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11460">
                <text:p>114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11480">
                <text:p>11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11500">
                <text:p>11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11520">
                <text:p>115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11540">
                <text:p>11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11560">
                <text:p>11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11580">
                <text:p>115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11600">
                <text:p>116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11620">
                <text:p>116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11640">
                <text:p>116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11660">
                <text:p>116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11680">
                <text:p>116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11700">
                <text:p>117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11720">
                <text:p>117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11740">
                <text:p>117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11760">
                <text:p>117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11780">
                <text:p>117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11800">
                <text:p>118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11820">
                <text:p>118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11840">
                <text:p>118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11860">
                <text:p>118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11880">
                <text:p>118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11900">
                <text:p>11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11920">
                <text:p>119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11940">
                <text:p>119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11960">
                <text:p>119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11980">
                <text:p>119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12000">
                <text:p>12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12020">
                <text:p>120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03</text:p>
              </table:table-cell>
              <table:table-cell office:value-type="float" office:value="12040">
                <text:p>120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04</text:p>
              </table:table-cell>
              <table:table-cell office:value-type="float" office:value="12060">
                <text:p>120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605</text:p>
              </table:table-cell>
              <table:table-cell office:value-type="float" office:value="12080">
                <text:p>12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06</text:p>
              </table:table-cell>
              <table:table-cell office:value-type="float" office:value="12100">
                <text:p>121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607</text:p>
              </table:table-cell>
              <table:table-cell office:value-type="float" office:value="12120">
                <text:p>12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12140">
                <text:p>121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12160">
                <text:p>121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12180">
                <text:p>121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2200">
                <text:p>12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2220">
                <text:p>122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2240">
                <text:p>12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2260">
                <text:p>122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2280">
                <text:p>122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2300">
                <text:p>12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2320">
                <text:p>123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2340">
                <text:p>123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2360">
                <text:p>12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2380">
                <text:p>123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2400">
                <text:p>12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2420">
                <text:p>124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2440">
                <text:p>124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2460">
                <text:p>124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2480">
                <text:p>124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2500">
                <text:p>12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520">
                <text:p>125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2540">
                <text:p>125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2560">
                <text:p>125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2580">
                <text:p>125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2600">
                <text:p>126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2620">
                <text:p>12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2640">
                <text:p>126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2660">
                <text:p>126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2680">
                <text:p>126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2700">
                <text:p>127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2720">
                <text:p>127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2740">
                <text:p>127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2760">
                <text:p>127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2780">
                <text:p>127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2800">
                <text:p>128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2820">
                <text:p>128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2840">
                <text:p>128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2860">
                <text:p>128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2880">
                <text:p>128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2900">
                <text:p>129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2920">
                <text:p>129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2940">
                <text:p>129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2960">
                <text:p>129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2980">
                <text:p>129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3000">
                <text:p>13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3020">
                <text:p>130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3040">
                <text:p>130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3060">
                <text:p>130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3080">
                <text:p>130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3100">
                <text:p>131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3120">
                <text:p>131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3140">
                <text:p>131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3160">
                <text:p>131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3180">
                <text:p>131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3200">
                <text:p>132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3220">
                <text:p>13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3240">
                <text:p>132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3260">
                <text:p>132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3280">
                <text:p>132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3300">
                <text:p>133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3320">
                <text:p>133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3340">
                <text:p>133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3360">
                <text:p>133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3380">
                <text:p>13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3400">
                <text:p>134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3420">
                <text:p>134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3440">
                <text:p>13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3460">
                <text:p>134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3480">
                <text:p>134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3500">
                <text:p>135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3520">
                <text:p>135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3540">
                <text:p>135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3560">
                <text:p>135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3580">
                <text:p>135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3600">
                <text:p>136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3620">
                <text:p>13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3640">
                <text:p>136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3660">
                <text:p>136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3680">
                <text:p>136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3700">
                <text:p>137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3720">
                <text:p>137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3740">
                <text:p>137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3760">
                <text:p>137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3780">
                <text:p>137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3800">
                <text:p>138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3820">
                <text:p>138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13840">
                <text:p>138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13860">
                <text:p>13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13880">
                <text:p>138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13900">
                <text:p>13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13920">
                <text:p>139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13940">
                <text:p>139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13960">
                <text:p>13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13980">
                <text:p>139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14000">
                <text:p>14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14020">
                <text:p>140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14040">
                <text:p>140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14060">
                <text:p>140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14080">
                <text:p>140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14100">
                <text:p>141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14120">
                <text:p>141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14140">
                <text:p>141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14160">
                <text:p>141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14180">
                <text:p>141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14200">
                <text:p>14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14220">
                <text:p>142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14240">
                <text:p>142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14260">
                <text:p>14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14280">
                <text:p>142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4300">
                <text:p>143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14320">
                <text:p>143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14340">
                <text:p>143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14360">
                <text:p>143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14380">
                <text:p>143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14400">
                <text:p>144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14420">
                <text:p>144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14440">
                <text:p>144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14460">
                <text:p>144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4480">
                <text:p>14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4500">
                <text:p>14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4520">
                <text:p>145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14540">
                <text:p>14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14560">
                <text:p>145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14580">
                <text:p>145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14600">
                <text:p>14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14620">
                <text:p>14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14640">
                <text:p>146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14660">
                <text:p>146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14680">
                <text:p>146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14700">
                <text:p>147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14720">
                <text:p>147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14740">
                <text:p>14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14760">
                <text:p>147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14780">
                <text:p>147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14800">
                <text:p>148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14820">
                <text:p>14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14840">
                <text:p>14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14860">
                <text:p>14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14880">
                <text:p>148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14900">
                <text:p>149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14920">
                <text:p>149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14940">
                <text:p>149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14960">
                <text:p>149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14980">
                <text:p>14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15000">
                <text:p>15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15020">
                <text:p>150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15040">
                <text:p>150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15060">
                <text:p>150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15080">
                <text:p>150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15100">
                <text:p>151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15120">
                <text:p>151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15140">
                <text:p>151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15160">
                <text:p>151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15180">
                <text:p>151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15200">
                <text:p>15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15220">
                <text:p>152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15240">
                <text:p>152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15260">
                <text:p>152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15280">
                <text:p>152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15300">
                <text:p>153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15320">
                <text:p>153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15340">
                <text:p>153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15360">
                <text:p>153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15380">
                <text:p>153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15400">
                <text:p>154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15420">
                <text:p>15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15440">
                <text:p>154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15460">
                <text:p>15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15480">
                <text:p>15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15500">
                <text:p>15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15520">
                <text:p>155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15540">
                <text:p>15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15560">
                <text:p>15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15580">
                <text:p>15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15600">
                <text:p>156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15620">
                <text:p>15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15640">
                <text:p>156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15660">
                <text:p>156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15680">
                <text:p>156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15700">
                <text:p>157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15720">
                <text:p>157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15740">
                <text:p>15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15760">
                <text:p>157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15780">
                <text:p>157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15800">
                <text:p>158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15820">
                <text:p>158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15840">
                <text:p>158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15860">
                <text:p>15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15880">
                <text:p>158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15900">
                <text:p>159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15920">
                <text:p>159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15940">
                <text:p>159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15960">
                <text:p>159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15980">
                <text:p>15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16000">
                <text:p>16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16020">
                <text:p>16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16040">
                <text:p>160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16060">
                <text:p>160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16080">
                <text:p>16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06</text:p>
              </table:table-cell>
              <table:table-cell office:value-type="float" office:value="16100">
                <text:p>16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07</text:p>
              </table:table-cell>
              <table:table-cell office:value-type="float" office:value="16120">
                <text:p>16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08</text:p>
              </table:table-cell>
              <table:table-cell office:value-type="float" office:value="16140">
                <text:p>161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09</text:p>
              </table:table-cell>
              <table:table-cell office:value-type="float" office:value="16160">
                <text:p>16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10</text:p>
              </table:table-cell>
              <table:table-cell office:value-type="float" office:value="16180">
                <text:p>16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11</text:p>
              </table:table-cell>
              <table:table-cell office:value-type="float" office:value="16200">
                <text:p>16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12</text:p>
              </table:table-cell>
              <table:table-cell office:value-type="float" office:value="16220">
                <text:p>162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13</text:p>
              </table:table-cell>
              <table:table-cell office:value-type="float" office:value="16240">
                <text:p>162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14</text:p>
              </table:table-cell>
              <table:table-cell office:value-type="float" office:value="16260">
                <text:p>162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15</text:p>
              </table:table-cell>
              <table:table-cell office:value-type="float" office:value="16280">
                <text:p>162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16</text:p>
              </table:table-cell>
              <table:table-cell office:value-type="float" office:value="16300">
                <text:p>16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17</text:p>
              </table:table-cell>
              <table:table-cell office:value-type="float" office:value="16320">
                <text:p>163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18</text:p>
              </table:table-cell>
              <table:table-cell office:value-type="float" office:value="16340">
                <text:p>163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19</text:p>
              </table:table-cell>
              <table:table-cell office:value-type="float" office:value="16360">
                <text:p>163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20</text:p>
              </table:table-cell>
              <table:table-cell office:value-type="float" office:value="16380">
                <text:p>163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21</text:p>
              </table:table-cell>
              <table:table-cell office:value-type="float" office:value="16400">
                <text:p>164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22</text:p>
              </table:table-cell>
              <table:table-cell office:value-type="float" office:value="16420">
                <text:p>16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23</text:p>
              </table:table-cell>
              <table:table-cell office:value-type="float" office:value="16440">
                <text:p>164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24</text:p>
              </table:table-cell>
              <table:table-cell office:value-type="float" office:value="16460">
                <text:p>16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25</text:p>
              </table:table-cell>
              <table:table-cell office:value-type="float" office:value="16480">
                <text:p>164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26</text:p>
              </table:table-cell>
              <table:table-cell office:value-type="float" office:value="16500">
                <text:p>165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27</text:p>
              </table:table-cell>
              <table:table-cell office:value-type="float" office:value="16520">
                <text:p>16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28</text:p>
              </table:table-cell>
              <table:table-cell office:value-type="float" office:value="16540">
                <text:p>165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29</text:p>
              </table:table-cell>
              <table:table-cell office:value-type="float" office:value="16560">
                <text:p>165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30</text:p>
              </table:table-cell>
              <table:table-cell office:value-type="float" office:value="16580">
                <text:p>165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31</text:p>
              </table:table-cell>
              <table:table-cell office:value-type="float" office:value="16600">
                <text:p>16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32</text:p>
              </table:table-cell>
              <table:table-cell office:value-type="float" office:value="16620">
                <text:p>166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33</text:p>
              </table:table-cell>
              <table:table-cell office:value-type="float" office:value="16640">
                <text:p>166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34</text:p>
              </table:table-cell>
              <table:table-cell office:value-type="float" office:value="16660">
                <text:p>16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35</text:p>
              </table:table-cell>
              <table:table-cell office:value-type="float" office:value="16680">
                <text:p>16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36</text:p>
              </table:table-cell>
              <table:table-cell office:value-type="float" office:value="16700">
                <text:p>167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37</text:p>
              </table:table-cell>
              <table:table-cell office:value-type="float" office:value="16720">
                <text:p>167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38</text:p>
              </table:table-cell>
              <table:table-cell office:value-type="float" office:value="16740">
                <text:p>16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39</text:p>
              </table:table-cell>
              <table:table-cell office:value-type="float" office:value="16760">
                <text:p>16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40</text:p>
              </table:table-cell>
              <table:table-cell office:value-type="float" office:value="16780">
                <text:p>16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41</text:p>
              </table:table-cell>
              <table:table-cell office:value-type="float" office:value="16800">
                <text:p>16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42</text:p>
              </table:table-cell>
              <table:table-cell office:value-type="float" office:value="16820">
                <text:p>168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43</text:p>
              </table:table-cell>
              <table:table-cell office:value-type="float" office:value="16840">
                <text:p>168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44</text:p>
              </table:table-cell>
              <table:table-cell office:value-type="float" office:value="16860">
                <text:p>168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45</text:p>
              </table:table-cell>
              <table:table-cell office:value-type="float" office:value="16880">
                <text:p>168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46</text:p>
              </table:table-cell>
              <table:table-cell office:value-type="float" office:value="16900">
                <text:p>169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47</text:p>
              </table:table-cell>
              <table:table-cell office:value-type="float" office:value="16920">
                <text:p>169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48</text:p>
              </table:table-cell>
              <table:table-cell office:value-type="float" office:value="16940">
                <text:p>169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49</text:p>
              </table:table-cell>
              <table:table-cell office:value-type="float" office:value="16960">
                <text:p>16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50</text:p>
              </table:table-cell>
              <table:table-cell office:value-type="float" office:value="16980">
                <text:p>16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51</text:p>
              </table:table-cell>
              <table:table-cell office:value-type="float" office:value="17000">
                <text:p>17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52</text:p>
              </table:table-cell>
              <table:table-cell office:value-type="float" office:value="17020">
                <text:p>170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53</text:p>
              </table:table-cell>
              <table:table-cell office:value-type="float" office:value="17040">
                <text:p>170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54</text:p>
              </table:table-cell>
              <table:table-cell office:value-type="float" office:value="17060">
                <text:p>170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55</text:p>
              </table:table-cell>
              <table:table-cell office:value-type="float" office:value="17080">
                <text:p>170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56</text:p>
              </table:table-cell>
              <table:table-cell office:value-type="float" office:value="17100">
                <text:p>17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57</text:p>
              </table:table-cell>
              <table:table-cell office:value-type="float" office:value="17120">
                <text:p>17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58</text:p>
              </table:table-cell>
              <table:table-cell office:value-type="float" office:value="17140">
                <text:p>171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59</text:p>
              </table:table-cell>
              <table:table-cell office:value-type="float" office:value="17160">
                <text:p>17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60</text:p>
              </table:table-cell>
              <table:table-cell office:value-type="float" office:value="17180">
                <text:p>171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61</text:p>
              </table:table-cell>
              <table:table-cell office:value-type="float" office:value="17200">
                <text:p>17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62</text:p>
              </table:table-cell>
              <table:table-cell office:value-type="float" office:value="17220">
                <text:p>172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63</text:p>
              </table:table-cell>
              <table:table-cell office:value-type="float" office:value="17240">
                <text:p>17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64</text:p>
              </table:table-cell>
              <table:table-cell office:value-type="float" office:value="17260">
                <text:p>172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65</text:p>
              </table:table-cell>
              <table:table-cell office:value-type="float" office:value="17280">
                <text:p>172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66</text:p>
              </table:table-cell>
              <table:table-cell office:value-type="float" office:value="17300">
                <text:p>17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67</text:p>
              </table:table-cell>
              <table:table-cell office:value-type="float" office:value="17320">
                <text:p>17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68</text:p>
              </table:table-cell>
              <table:table-cell office:value-type="float" office:value="17340">
                <text:p>17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69</text:p>
              </table:table-cell>
              <table:table-cell office:value-type="float" office:value="17360">
                <text:p>17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70</text:p>
              </table:table-cell>
              <table:table-cell office:value-type="float" office:value="17380">
                <text:p>173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71</text:p>
              </table:table-cell>
              <table:table-cell office:value-type="float" office:value="17400">
                <text:p>174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72</text:p>
              </table:table-cell>
              <table:table-cell office:value-type="float" office:value="17420">
                <text:p>174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873</text:p>
              </table:table-cell>
              <table:table-cell office:value-type="float" office:value="17440">
                <text:p>174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874</text:p>
              </table:table-cell>
              <table:table-cell office:value-type="float" office:value="17460">
                <text:p>174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75</text:p>
              </table:table-cell>
              <table:table-cell office:value-type="float" office:value="17480">
                <text:p>17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76</text:p>
              </table:table-cell>
              <table:table-cell office:value-type="float" office:value="17500">
                <text:p>17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77</text:p>
              </table:table-cell>
              <table:table-cell office:value-type="float" office:value="17520">
                <text:p>17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78</text:p>
              </table:table-cell>
              <table:table-cell office:value-type="float" office:value="17540">
                <text:p>17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79</text:p>
              </table:table-cell>
              <table:table-cell office:value-type="float" office:value="17560">
                <text:p>17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80</text:p>
              </table:table-cell>
              <table:table-cell office:value-type="float" office:value="17580">
                <text:p>175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81</text:p>
              </table:table-cell>
              <table:table-cell office:value-type="float" office:value="17600">
                <text:p>176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82</text:p>
              </table:table-cell>
              <table:table-cell office:value-type="float" office:value="17620">
                <text:p>176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83</text:p>
              </table:table-cell>
              <table:table-cell office:value-type="float" office:value="17640">
                <text:p>176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84</text:p>
              </table:table-cell>
              <table:table-cell office:value-type="float" office:value="17660">
                <text:p>176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85</text:p>
              </table:table-cell>
              <table:table-cell office:value-type="float" office:value="17680">
                <text:p>176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86</text:p>
              </table:table-cell>
              <table:table-cell office:value-type="float" office:value="17700">
                <text:p>177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87</text:p>
              </table:table-cell>
              <table:table-cell office:value-type="float" office:value="17720">
                <text:p>177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88</text:p>
              </table:table-cell>
              <table:table-cell office:value-type="float" office:value="17740">
                <text:p>17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89</text:p>
              </table:table-cell>
              <table:table-cell office:value-type="float" office:value="17760">
                <text:p>177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90</text:p>
              </table:table-cell>
              <table:table-cell office:value-type="float" office:value="17780">
                <text:p>17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91</text:p>
              </table:table-cell>
              <table:table-cell office:value-type="float" office:value="17800">
                <text:p>178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892</text:p>
              </table:table-cell>
              <table:table-cell office:value-type="float" office:value="17820">
                <text:p>178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93</text:p>
              </table:table-cell>
              <table:table-cell office:value-type="float" office:value="17840">
                <text:p>178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94</text:p>
              </table:table-cell>
              <table:table-cell office:value-type="float" office:value="17860">
                <text:p>17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95</text:p>
              </table:table-cell>
              <table:table-cell office:value-type="float" office:value="17880">
                <text:p>17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96</text:p>
              </table:table-cell>
              <table:table-cell office:value-type="float" office:value="17900">
                <text:p>179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97</text:p>
              </table:table-cell>
              <table:table-cell office:value-type="float" office:value="17920">
                <text:p>179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98</text:p>
              </table:table-cell>
              <table:table-cell office:value-type="float" office:value="17940">
                <text:p>17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99</text:p>
              </table:table-cell>
              <table:table-cell office:value-type="float" office:value="17960">
                <text:p>17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00</text:p>
              </table:table-cell>
              <table:table-cell office:value-type="float" office:value="17980">
                <text:p>17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01</text:p>
              </table:table-cell>
              <table:table-cell office:value-type="float" office:value="18000">
                <text:p>18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02</text:p>
              </table:table-cell>
              <table:table-cell office:value-type="float" office:value="18020">
                <text:p>180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03</text:p>
              </table:table-cell>
              <table:table-cell office:value-type="float" office:value="18040">
                <text:p>180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04</text:p>
              </table:table-cell>
              <table:table-cell office:value-type="float" office:value="18060">
                <text:p>180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05</text:p>
              </table:table-cell>
              <table:table-cell office:value-type="float" office:value="18080">
                <text:p>18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06</text:p>
              </table:table-cell>
              <table:table-cell office:value-type="float" office:value="18100">
                <text:p>18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07</text:p>
              </table:table-cell>
              <table:table-cell office:value-type="float" office:value="18120">
                <text:p>18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08</text:p>
              </table:table-cell>
              <table:table-cell office:value-type="float" office:value="18140">
                <text:p>181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909</text:p>
              </table:table-cell>
              <table:table-cell office:value-type="float" office:value="18160">
                <text:p>181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910</text:p>
              </table:table-cell>
              <table:table-cell office:value-type="float" office:value="18180">
                <text:p>18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11</text:p>
              </table:table-cell>
              <table:table-cell office:value-type="float" office:value="18200">
                <text:p>18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12</text:p>
              </table:table-cell>
              <table:table-cell office:value-type="float" office:value="18220">
                <text:p>182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13</text:p>
              </table:table-cell>
              <table:table-cell office:value-type="float" office:value="18240">
                <text:p>182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14</text:p>
              </table:table-cell>
              <table:table-cell office:value-type="float" office:value="18260">
                <text:p>182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15</text:p>
              </table:table-cell>
              <table:table-cell office:value-type="float" office:value="18280">
                <text:p>182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916</text:p>
              </table:table-cell>
              <table:table-cell office:value-type="float" office:value="18300">
                <text:p>18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17</text:p>
              </table:table-cell>
              <table:table-cell office:value-type="float" office:value="18320">
                <text:p>183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18</text:p>
              </table:table-cell>
              <table:table-cell office:value-type="float" office:value="18340">
                <text:p>18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19</text:p>
              </table:table-cell>
              <table:table-cell office:value-type="float" office:value="18360">
                <text:p>18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20</text:p>
              </table:table-cell>
              <table:table-cell office:value-type="float" office:value="18380">
                <text:p>183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921</text:p>
              </table:table-cell>
              <table:table-cell office:value-type="float" office:value="18400">
                <text:p>18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22</text:p>
              </table:table-cell>
              <table:table-cell office:value-type="float" office:value="18420">
                <text:p>184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923</text:p>
              </table:table-cell>
              <table:table-cell office:value-type="float" office:value="18440">
                <text:p>184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24</text:p>
              </table:table-cell>
              <table:table-cell office:value-type="float" office:value="18460">
                <text:p>18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25</text:p>
              </table:table-cell>
              <table:table-cell office:value-type="float" office:value="18480">
                <text:p>184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26</text:p>
              </table:table-cell>
              <table:table-cell office:value-type="float" office:value="18500">
                <text:p>185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27</text:p>
              </table:table-cell>
              <table:table-cell office:value-type="float" office:value="18520">
                <text:p>185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928</text:p>
              </table:table-cell>
              <table:table-cell office:value-type="float" office:value="18540">
                <text:p>18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29</text:p>
              </table:table-cell>
              <table:table-cell office:value-type="float" office:value="18560">
                <text:p>185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30</text:p>
              </table:table-cell>
              <table:table-cell office:value-type="float" office:value="18580">
                <text:p>18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31</text:p>
              </table:table-cell>
              <table:table-cell office:value-type="float" office:value="18600">
                <text:p>18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32</text:p>
              </table:table-cell>
              <table:table-cell office:value-type="float" office:value="18620">
                <text:p>18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33</text:p>
              </table:table-cell>
              <table:table-cell office:value-type="float" office:value="18640">
                <text:p>18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34</text:p>
              </table:table-cell>
              <table:table-cell office:value-type="float" office:value="18660">
                <text:p>186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935</text:p>
              </table:table-cell>
              <table:table-cell office:value-type="float" office:value="18680">
                <text:p>186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36</text:p>
              </table:table-cell>
              <table:table-cell office:value-type="float" office:value="18700">
                <text:p>187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937</text:p>
              </table:table-cell>
              <table:table-cell office:value-type="float" office:value="18720">
                <text:p>187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938</text:p>
              </table:table-cell>
              <table:table-cell office:value-type="float" office:value="18740">
                <text:p>187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39</text:p>
              </table:table-cell>
              <table:table-cell office:value-type="float" office:value="18760">
                <text:p>18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40</text:p>
              </table:table-cell>
              <table:table-cell office:value-type="float" office:value="18780">
                <text:p>18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41</text:p>
              </table:table-cell>
              <table:table-cell office:value-type="float" office:value="18800">
                <text:p>188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42</text:p>
              </table:table-cell>
              <table:table-cell office:value-type="float" office:value="18820">
                <text:p>18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43</text:p>
              </table:table-cell>
              <table:table-cell office:value-type="float" office:value="18840">
                <text:p>188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944</text:p>
              </table:table-cell>
              <table:table-cell office:value-type="float" office:value="18860">
                <text:p>18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45</text:p>
              </table:table-cell>
              <table:table-cell office:value-type="float" office:value="18880">
                <text:p>188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46</text:p>
              </table:table-cell>
              <table:table-cell office:value-type="float" office:value="18900">
                <text:p>189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947</text:p>
              </table:table-cell>
              <table:table-cell office:value-type="float" office:value="18920">
                <text:p>189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948</text:p>
              </table:table-cell>
              <table:table-cell office:value-type="float" office:value="18940">
                <text:p>189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949</text:p>
              </table:table-cell>
              <table:table-cell office:value-type="float" office:value="18960">
                <text:p>18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50</text:p>
              </table:table-cell>
              <table:table-cell office:value-type="float" office:value="18980">
                <text:p>189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51</text:p>
              </table:table-cell>
              <table:table-cell office:value-type="float" office:value="19000">
                <text:p>19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52</text:p>
              </table:table-cell>
              <table:table-cell office:value-type="float" office:value="19020">
                <text:p>190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953</text:p>
              </table:table-cell>
              <table:table-cell office:value-type="float" office:value="19040">
                <text:p>19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54</text:p>
              </table:table-cell>
              <table:table-cell office:value-type="float" office:value="19060">
                <text:p>190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55</text:p>
              </table:table-cell>
              <table:table-cell office:value-type="float" office:value="19080">
                <text:p>190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56</text:p>
              </table:table-cell>
              <table:table-cell office:value-type="float" office:value="19100">
                <text:p>191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57</text:p>
              </table:table-cell>
              <table:table-cell office:value-type="float" office:value="19120">
                <text:p>19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58</text:p>
              </table:table-cell>
              <table:table-cell office:value-type="float" office:value="19140">
                <text:p>19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59</text:p>
              </table:table-cell>
              <table:table-cell office:value-type="float" office:value="19160">
                <text:p>19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60</text:p>
              </table:table-cell>
              <table:table-cell office:value-type="float" office:value="19180">
                <text:p>191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61</text:p>
              </table:table-cell>
              <table:table-cell office:value-type="float" office:value="19200">
                <text:p>19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62</text:p>
              </table:table-cell>
              <table:table-cell office:value-type="float" office:value="19220">
                <text:p>192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63</text:p>
              </table:table-cell>
              <table:table-cell office:value-type="float" office:value="19240">
                <text:p>192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64</text:p>
              </table:table-cell>
              <table:table-cell office:value-type="float" office:value="19260">
                <text:p>192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65</text:p>
              </table:table-cell>
              <table:table-cell office:value-type="float" office:value="19280">
                <text:p>192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66</text:p>
              </table:table-cell>
              <table:table-cell office:value-type="float" office:value="19300">
                <text:p>193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67</text:p>
              </table:table-cell>
              <table:table-cell office:value-type="float" office:value="19320">
                <text:p>193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68</text:p>
              </table:table-cell>
              <table:table-cell office:value-type="float" office:value="19340">
                <text:p>19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69</text:p>
              </table:table-cell>
              <table:table-cell office:value-type="float" office:value="19360">
                <text:p>19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70</text:p>
              </table:table-cell>
              <table:table-cell office:value-type="float" office:value="19380">
                <text:p>193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71</text:p>
              </table:table-cell>
              <table:table-cell office:value-type="float" office:value="19400">
                <text:p>19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72</text:p>
              </table:table-cell>
              <table:table-cell office:value-type="float" office:value="19420">
                <text:p>19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73</text:p>
              </table:table-cell>
              <table:table-cell office:value-type="float" office:value="19440">
                <text:p>19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74</text:p>
              </table:table-cell>
              <table:table-cell office:value-type="float" office:value="19460">
                <text:p>194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75</text:p>
              </table:table-cell>
              <table:table-cell office:value-type="float" office:value="19480">
                <text:p>19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76</text:p>
              </table:table-cell>
              <table:table-cell office:value-type="float" office:value="19500">
                <text:p>19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77</text:p>
              </table:table-cell>
              <table:table-cell office:value-type="float" office:value="19520">
                <text:p>19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978</text:p>
              </table:table-cell>
              <table:table-cell office:value-type="float" office:value="19540">
                <text:p>19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79</text:p>
              </table:table-cell>
              <table:table-cell office:value-type="float" office:value="19560">
                <text:p>19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80</text:p>
              </table:table-cell>
              <table:table-cell office:value-type="float" office:value="19580">
                <text:p>19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81</text:p>
              </table:table-cell>
              <table:table-cell office:value-type="float" office:value="19600">
                <text:p>19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82</text:p>
              </table:table-cell>
              <table:table-cell office:value-type="float" office:value="19620">
                <text:p>19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83</text:p>
              </table:table-cell>
              <table:table-cell office:value-type="float" office:value="19640">
                <text:p>196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84</text:p>
              </table:table-cell>
              <table:table-cell office:value-type="float" office:value="19660">
                <text:p>196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85</text:p>
              </table:table-cell>
              <table:table-cell office:value-type="float" office:value="19680">
                <text:p>196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86</text:p>
              </table:table-cell>
              <table:table-cell office:value-type="float" office:value="19700">
                <text:p>197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87</text:p>
              </table:table-cell>
              <table:table-cell office:value-type="float" office:value="19720">
                <text:p>197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88</text:p>
              </table:table-cell>
              <table:table-cell office:value-type="float" office:value="19740">
                <text:p>197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989</text:p>
              </table:table-cell>
              <table:table-cell office:value-type="float" office:value="19760">
                <text:p>19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90</text:p>
              </table:table-cell>
              <table:table-cell office:value-type="float" office:value="19780">
                <text:p>19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91</text:p>
              </table:table-cell>
              <table:table-cell office:value-type="float" office:value="19800">
                <text:p>19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92</text:p>
              </table:table-cell>
              <table:table-cell office:value-type="float" office:value="19820">
                <text:p>198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93</text:p>
              </table:table-cell>
              <table:table-cell office:value-type="float" office:value="19840">
                <text:p>19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94</text:p>
              </table:table-cell>
              <table:table-cell office:value-type="float" office:value="19860">
                <text:p>198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95</text:p>
              </table:table-cell>
              <table:table-cell office:value-type="float" office:value="19880">
                <text:p>198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96</text:p>
              </table:table-cell>
              <table:table-cell office:value-type="float" office:value="19900">
                <text:p>199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97</text:p>
              </table:table-cell>
              <table:table-cell office:value-type="float" office:value="19920">
                <text:p>199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98</text:p>
              </table:table-cell>
              <table:table-cell office:value-type="float" office:value="19940">
                <text:p>19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99</text:p>
              </table:table-cell>
              <table:table-cell office:value-type="float" office:value="19960">
                <text:p>199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000</text:p>
              </table:table-cell>
              <table:table-cell office:value-type="float" office:value="19980">
                <text:p>19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01</text:p>
              </table:table-cell>
              <table:table-cell office:value-type="float" office:value="20000">
                <text:p>2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002</text:p>
              </table:table-cell>
              <table:table-cell office:value-type="float" office:value="20020">
                <text:p>20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03</text:p>
              </table:table-cell>
              <table:table-cell office:value-type="float" office:value="20040">
                <text:p>200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004</text:p>
              </table:table-cell>
              <table:table-cell office:value-type="float" office:value="20060">
                <text:p>200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005</text:p>
              </table:table-cell>
              <table:table-cell office:value-type="float" office:value="20080">
                <text:p>200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006</text:p>
              </table:table-cell>
              <table:table-cell office:value-type="float" office:value="20100">
                <text:p>20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07</text:p>
              </table:table-cell>
              <table:table-cell office:value-type="float" office:value="20120">
                <text:p>20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08</text:p>
              </table:table-cell>
              <table:table-cell office:value-type="float" office:value="20140">
                <text:p>20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009</text:p>
              </table:table-cell>
              <table:table-cell office:value-type="float" office:value="20160">
                <text:p>20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010</text:p>
              </table:table-cell>
              <table:table-cell office:value-type="float" office:value="20180">
                <text:p>20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011</text:p>
              </table:table-cell>
              <table:table-cell office:value-type="float" office:value="20200">
                <text:p>202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012</text:p>
              </table:table-cell>
              <table:table-cell office:value-type="float" office:value="20220">
                <text:p>202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13</text:p>
              </table:table-cell>
              <table:table-cell office:value-type="float" office:value="20240">
                <text:p>202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014</text:p>
              </table:table-cell>
              <table:table-cell office:value-type="float" office:value="20260">
                <text:p>202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15</text:p>
              </table:table-cell>
              <table:table-cell office:value-type="float" office:value="20280">
                <text:p>20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16</text:p>
              </table:table-cell>
              <table:table-cell office:value-type="float" office:value="20300">
                <text:p>20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17</text:p>
              </table:table-cell>
              <table:table-cell office:value-type="float" office:value="20320">
                <text:p>203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18</text:p>
              </table:table-cell>
              <table:table-cell office:value-type="float" office:value="20340">
                <text:p>203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019</text:p>
              </table:table-cell>
              <table:table-cell office:value-type="float" office:value="20360">
                <text:p>20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20</text:p>
              </table:table-cell>
              <table:table-cell office:value-type="float" office:value="20380">
                <text:p>203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21</text:p>
              </table:table-cell>
              <table:table-cell office:value-type="float" office:value="20400">
                <text:p>20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22</text:p>
              </table:table-cell>
              <table:table-cell office:value-type="float" office:value="20420">
                <text:p>204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23</text:p>
              </table:table-cell>
              <table:table-cell office:value-type="float" office:value="20440">
                <text:p>204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24</text:p>
              </table:table-cell>
              <table:table-cell office:value-type="float" office:value="20460">
                <text:p>204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025</text:p>
              </table:table-cell>
              <table:table-cell office:value-type="float" office:value="20480">
                <text:p>204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026</text:p>
              </table:table-cell>
              <table:table-cell office:value-type="float" office:value="20500">
                <text:p>205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027</text:p>
              </table:table-cell>
              <table:table-cell office:value-type="float" office:value="20520">
                <text:p>205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28</text:p>
              </table:table-cell>
              <table:table-cell office:value-type="float" office:value="20540">
                <text:p>20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29</text:p>
              </table:table-cell>
              <table:table-cell office:value-type="float" office:value="20560">
                <text:p>205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30</text:p>
              </table:table-cell>
              <table:table-cell office:value-type="float" office:value="20580">
                <text:p>205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031</text:p>
              </table:table-cell>
              <table:table-cell office:value-type="float" office:value="20600">
                <text:p>20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032</text:p>
              </table:table-cell>
              <table:table-cell office:value-type="float" office:value="20620">
                <text:p>206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033</text:p>
              </table:table-cell>
              <table:table-cell office:value-type="float" office:value="20640">
                <text:p>206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34</text:p>
              </table:table-cell>
              <table:table-cell office:value-type="float" office:value="20660">
                <text:p>206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35</text:p>
              </table:table-cell>
              <table:table-cell office:value-type="float" office:value="20680">
                <text:p>206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36</text:p>
              </table:table-cell>
              <table:table-cell office:value-type="float" office:value="20700">
                <text:p>207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037</text:p>
              </table:table-cell>
              <table:table-cell office:value-type="float" office:value="20720">
                <text:p>20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38</text:p>
              </table:table-cell>
              <table:table-cell office:value-type="float" office:value="20740">
                <text:p>207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039</text:p>
              </table:table-cell>
              <table:table-cell office:value-type="float" office:value="20760">
                <text:p>20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40</text:p>
              </table:table-cell>
              <table:table-cell office:value-type="float" office:value="20780">
                <text:p>207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041</text:p>
              </table:table-cell>
              <table:table-cell office:value-type="float" office:value="20800">
                <text:p>208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042</text:p>
              </table:table-cell>
              <table:table-cell office:value-type="float" office:value="20820">
                <text:p>20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043</text:p>
              </table:table-cell>
              <table:table-cell office:value-type="float" office:value="20840">
                <text:p>20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44</text:p>
              </table:table-cell>
              <table:table-cell office:value-type="float" office:value="20860">
                <text:p>20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45</text:p>
              </table:table-cell>
              <table:table-cell office:value-type="float" office:value="20880">
                <text:p>20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46</text:p>
              </table:table-cell>
              <table:table-cell office:value-type="float" office:value="20900">
                <text:p>20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47</text:p>
              </table:table-cell>
              <table:table-cell office:value-type="float" office:value="20920">
                <text:p>209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48</text:p>
              </table:table-cell>
              <table:table-cell office:value-type="float" office:value="20940">
                <text:p>209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049</text:p>
              </table:table-cell>
              <table:table-cell office:value-type="float" office:value="20960">
                <text:p>209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50</text:p>
              </table:table-cell>
              <table:table-cell office:value-type="float" office:value="20980">
                <text:p>209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051</text:p>
              </table:table-cell>
              <table:table-cell office:value-type="float" office:value="21000">
                <text:p>21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52</text:p>
              </table:table-cell>
              <table:table-cell office:value-type="float" office:value="21020">
                <text:p>210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53</text:p>
              </table:table-cell>
              <table:table-cell office:value-type="float" office:value="21040">
                <text:p>210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054</text:p>
              </table:table-cell>
              <table:table-cell office:value-type="float" office:value="21060">
                <text:p>21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55</text:p>
              </table:table-cell>
              <table:table-cell office:value-type="float" office:value="21080">
                <text:p>21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056</text:p>
              </table:table-cell>
              <table:table-cell office:value-type="float" office:value="21100">
                <text:p>21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057</text:p>
              </table:table-cell>
              <table:table-cell office:value-type="float" office:value="21120">
                <text:p>21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58</text:p>
              </table:table-cell>
              <table:table-cell office:value-type="float" office:value="21140">
                <text:p>211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59</text:p>
              </table:table-cell>
              <table:table-cell office:value-type="float" office:value="21160">
                <text:p>21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60</text:p>
              </table:table-cell>
              <table:table-cell office:value-type="float" office:value="21180">
                <text:p>21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061</text:p>
              </table:table-cell>
              <table:table-cell office:value-type="float" office:value="21200">
                <text:p>212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062</text:p>
              </table:table-cell>
              <table:table-cell office:value-type="float" office:value="21220">
                <text:p>212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63</text:p>
              </table:table-cell>
              <table:table-cell office:value-type="float" office:value="21240">
                <text:p>21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64</text:p>
              </table:table-cell>
              <table:table-cell office:value-type="float" office:value="21260">
                <text:p>212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065</text:p>
              </table:table-cell>
              <table:table-cell office:value-type="float" office:value="21280">
                <text:p>21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066</text:p>
              </table:table-cell>
              <table:table-cell office:value-type="float" office:value="21300">
                <text:p>21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67</text:p>
              </table:table-cell>
              <table:table-cell office:value-type="float" office:value="21320">
                <text:p>21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068</text:p>
              </table:table-cell>
              <table:table-cell office:value-type="float" office:value="21340">
                <text:p>213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069</text:p>
              </table:table-cell>
              <table:table-cell office:value-type="float" office:value="21360">
                <text:p>21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70</text:p>
              </table:table-cell>
              <table:table-cell office:value-type="float" office:value="21380">
                <text:p>21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71</text:p>
              </table:table-cell>
              <table:table-cell office:value-type="float" office:value="21400">
                <text:p>21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072</text:p>
              </table:table-cell>
              <table:table-cell office:value-type="float" office:value="21420">
                <text:p>214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073</text:p>
              </table:table-cell>
              <table:table-cell office:value-type="float" office:value="21440">
                <text:p>214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74</text:p>
              </table:table-cell>
              <table:table-cell office:value-type="float" office:value="21460">
                <text:p>21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75</text:p>
              </table:table-cell>
              <table:table-cell office:value-type="float" office:value="21480">
                <text:p>214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76</text:p>
              </table:table-cell>
              <table:table-cell office:value-type="float" office:value="21500">
                <text:p>21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77</text:p>
              </table:table-cell>
              <table:table-cell office:value-type="float" office:value="21520">
                <text:p>215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78</text:p>
              </table:table-cell>
              <table:table-cell office:value-type="float" office:value="21540">
                <text:p>215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079</text:p>
              </table:table-cell>
              <table:table-cell office:value-type="float" office:value="21560">
                <text:p>215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80</text:p>
              </table:table-cell>
              <table:table-cell office:value-type="float" office:value="21580">
                <text:p>21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81</text:p>
              </table:table-cell>
              <table:table-cell office:value-type="float" office:value="21600">
                <text:p>21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82</text:p>
              </table:table-cell>
              <table:table-cell office:value-type="float" office:value="21620">
                <text:p>21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083</text:p>
              </table:table-cell>
              <table:table-cell office:value-type="float" office:value="21640">
                <text:p>216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084</text:p>
              </table:table-cell>
              <table:table-cell office:value-type="float" office:value="21660">
                <text:p>21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085</text:p>
              </table:table-cell>
              <table:table-cell office:value-type="float" office:value="21680">
                <text:p>216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086</text:p>
              </table:table-cell>
              <table:table-cell office:value-type="float" office:value="21700">
                <text:p>21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87</text:p>
              </table:table-cell>
              <table:table-cell office:value-type="float" office:value="21720">
                <text:p>217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88</text:p>
              </table:table-cell>
              <table:table-cell office:value-type="float" office:value="21740">
                <text:p>217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089</text:p>
              </table:table-cell>
              <table:table-cell office:value-type="float" office:value="21760">
                <text:p>21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090</text:p>
              </table:table-cell>
              <table:table-cell office:value-type="float" office:value="21780">
                <text:p>21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091</text:p>
              </table:table-cell>
              <table:table-cell office:value-type="float" office:value="21800">
                <text:p>21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092</text:p>
              </table:table-cell>
              <table:table-cell office:value-type="float" office:value="21820">
                <text:p>218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093</text:p>
              </table:table-cell>
              <table:table-cell office:value-type="float" office:value="21840">
                <text:p>21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94</text:p>
              </table:table-cell>
              <table:table-cell office:value-type="float" office:value="21860">
                <text:p>218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095</text:p>
              </table:table-cell>
              <table:table-cell office:value-type="float" office:value="21880">
                <text:p>218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096</text:p>
              </table:table-cell>
              <table:table-cell office:value-type="float" office:value="21900">
                <text:p>21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097</text:p>
              </table:table-cell>
              <table:table-cell office:value-type="float" office:value="21920">
                <text:p>21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098</text:p>
              </table:table-cell>
              <table:table-cell office:value-type="float" office:value="21940">
                <text:p>219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099</text:p>
              </table:table-cell>
              <table:table-cell office:value-type="float" office:value="21960">
                <text:p>21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100</text:p>
              </table:table-cell>
              <table:table-cell office:value-type="float" office:value="21980">
                <text:p>219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01</text:p>
              </table:table-cell>
              <table:table-cell office:value-type="float" office:value="22000">
                <text:p>22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02</text:p>
              </table:table-cell>
              <table:table-cell office:value-type="float" office:value="22020">
                <text:p>220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03</text:p>
              </table:table-cell>
              <table:table-cell office:value-type="float" office:value="22040">
                <text:p>22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04</text:p>
              </table:table-cell>
              <table:table-cell office:value-type="float" office:value="22060">
                <text:p>22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05</text:p>
              </table:table-cell>
              <table:table-cell office:value-type="float" office:value="22080">
                <text:p>22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06</text:p>
              </table:table-cell>
              <table:table-cell office:value-type="float" office:value="22100">
                <text:p>221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07</text:p>
              </table:table-cell>
              <table:table-cell office:value-type="float" office:value="22120">
                <text:p>22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08</text:p>
              </table:table-cell>
              <table:table-cell office:value-type="float" office:value="22140">
                <text:p>221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109</text:p>
              </table:table-cell>
              <table:table-cell office:value-type="float" office:value="22160">
                <text:p>221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110</text:p>
              </table:table-cell>
              <table:table-cell office:value-type="float" office:value="22180">
                <text:p>22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11</text:p>
              </table:table-cell>
              <table:table-cell office:value-type="float" office:value="22200">
                <text:p>22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12</text:p>
              </table:table-cell>
              <table:table-cell office:value-type="float" office:value="22220">
                <text:p>222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113</text:p>
              </table:table-cell>
              <table:table-cell office:value-type="float" office:value="22240">
                <text:p>22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14</text:p>
              </table:table-cell>
              <table:table-cell office:value-type="float" office:value="22260">
                <text:p>222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15</text:p>
              </table:table-cell>
              <table:table-cell office:value-type="float" office:value="22280">
                <text:p>222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116</text:p>
              </table:table-cell>
              <table:table-cell office:value-type="float" office:value="22300">
                <text:p>223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17</text:p>
              </table:table-cell>
              <table:table-cell office:value-type="float" office:value="22320">
                <text:p>22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118</text:p>
              </table:table-cell>
              <table:table-cell office:value-type="float" office:value="22340">
                <text:p>223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119</text:p>
              </table:table-cell>
              <table:table-cell office:value-type="float" office:value="22360">
                <text:p>22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20</text:p>
              </table:table-cell>
              <table:table-cell office:value-type="float" office:value="22380">
                <text:p>223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21</text:p>
              </table:table-cell>
              <table:table-cell office:value-type="float" office:value="22400">
                <text:p>22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22</text:p>
              </table:table-cell>
              <table:table-cell office:value-type="float" office:value="22420">
                <text:p>22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123</text:p>
              </table:table-cell>
              <table:table-cell office:value-type="float" office:value="22440">
                <text:p>224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24</text:p>
              </table:table-cell>
              <table:table-cell office:value-type="float" office:value="22460">
                <text:p>224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25</text:p>
              </table:table-cell>
              <table:table-cell office:value-type="float" office:value="22480">
                <text:p>224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26</text:p>
              </table:table-cell>
              <table:table-cell office:value-type="float" office:value="22500">
                <text:p>225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127</text:p>
              </table:table-cell>
              <table:table-cell office:value-type="float" office:value="22520">
                <text:p>22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28</text:p>
              </table:table-cell>
              <table:table-cell office:value-type="float" office:value="22540">
                <text:p>225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129</text:p>
              </table:table-cell>
              <table:table-cell office:value-type="float" office:value="22560">
                <text:p>22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30</text:p>
              </table:table-cell>
              <table:table-cell office:value-type="float" office:value="22580">
                <text:p>225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131</text:p>
              </table:table-cell>
              <table:table-cell office:value-type="float" office:value="22600">
                <text:p>22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32</text:p>
              </table:table-cell>
              <table:table-cell office:value-type="float" office:value="22620">
                <text:p>22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33</text:p>
              </table:table-cell>
              <table:table-cell office:value-type="float" office:value="22640">
                <text:p>22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34</text:p>
              </table:table-cell>
              <table:table-cell office:value-type="float" office:value="22660">
                <text:p>22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35</text:p>
              </table:table-cell>
              <table:table-cell office:value-type="float" office:value="22680">
                <text:p>22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36</text:p>
              </table:table-cell>
              <table:table-cell office:value-type="float" office:value="22700">
                <text:p>22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37</text:p>
              </table:table-cell>
              <table:table-cell office:value-type="float" office:value="22720">
                <text:p>227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38</text:p>
              </table:table-cell>
              <table:table-cell office:value-type="float" office:value="22740">
                <text:p>22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39</text:p>
              </table:table-cell>
              <table:table-cell office:value-type="float" office:value="22760">
                <text:p>22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40</text:p>
              </table:table-cell>
              <table:table-cell office:value-type="float" office:value="22780">
                <text:p>227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41</text:p>
              </table:table-cell>
              <table:table-cell office:value-type="float" office:value="22800">
                <text:p>228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42</text:p>
              </table:table-cell>
              <table:table-cell office:value-type="float" office:value="22820">
                <text:p>22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43</text:p>
              </table:table-cell>
              <table:table-cell office:value-type="float" office:value="22840">
                <text:p>228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44</text:p>
              </table:table-cell>
              <table:table-cell office:value-type="float" office:value="22860">
                <text:p>22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45</text:p>
              </table:table-cell>
              <table:table-cell office:value-type="float" office:value="22880">
                <text:p>228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146</text:p>
              </table:table-cell>
              <table:table-cell office:value-type="float" office:value="22900">
                <text:p>229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147</text:p>
              </table:table-cell>
              <table:table-cell office:value-type="float" office:value="22920">
                <text:p>22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48</text:p>
              </table:table-cell>
              <table:table-cell office:value-type="float" office:value="22940">
                <text:p>22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49</text:p>
              </table:table-cell>
              <table:table-cell office:value-type="float" office:value="22960">
                <text:p>22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150</text:p>
              </table:table-cell>
              <table:table-cell office:value-type="float" office:value="22980">
                <text:p>229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151</text:p>
              </table:table-cell>
              <table:table-cell office:value-type="float" office:value="23000">
                <text:p>23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52</text:p>
              </table:table-cell>
              <table:table-cell office:value-type="float" office:value="23020">
                <text:p>230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153</text:p>
              </table:table-cell>
              <table:table-cell office:value-type="float" office:value="23040">
                <text:p>230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154</text:p>
              </table:table-cell>
              <table:table-cell office:value-type="float" office:value="23060">
                <text:p>230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155</text:p>
              </table:table-cell>
              <table:table-cell office:value-type="float" office:value="23080">
                <text:p>230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56</text:p>
              </table:table-cell>
              <table:table-cell office:value-type="float" office:value="23100">
                <text:p>231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57</text:p>
              </table:table-cell>
              <table:table-cell office:value-type="float" office:value="23120">
                <text:p>23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58</text:p>
              </table:table-cell>
              <table:table-cell office:value-type="float" office:value="23140">
                <text:p>23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59</text:p>
              </table:table-cell>
              <table:table-cell office:value-type="float" office:value="23160">
                <text:p>23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60</text:p>
              </table:table-cell>
              <table:table-cell office:value-type="float" office:value="23180">
                <text:p>23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61</text:p>
              </table:table-cell>
              <table:table-cell office:value-type="float" office:value="23200">
                <text:p>232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162</text:p>
              </table:table-cell>
              <table:table-cell office:value-type="float" office:value="23220">
                <text:p>232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163</text:p>
              </table:table-cell>
              <table:table-cell office:value-type="float" office:value="23240">
                <text:p>232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164</text:p>
              </table:table-cell>
              <table:table-cell office:value-type="float" office:value="23260">
                <text:p>23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65</text:p>
              </table:table-cell>
              <table:table-cell office:value-type="float" office:value="23280">
                <text:p>232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66</text:p>
              </table:table-cell>
              <table:table-cell office:value-type="float" office:value="23300">
                <text:p>23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67</text:p>
              </table:table-cell>
              <table:table-cell office:value-type="float" office:value="23320">
                <text:p>233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68</text:p>
              </table:table-cell>
              <table:table-cell office:value-type="float" office:value="23340">
                <text:p>233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169</text:p>
              </table:table-cell>
              <table:table-cell office:value-type="float" office:value="23360">
                <text:p>23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170</text:p>
              </table:table-cell>
              <table:table-cell office:value-type="float" office:value="23380">
                <text:p>233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71</text:p>
              </table:table-cell>
              <table:table-cell office:value-type="float" office:value="23400">
                <text:p>23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172</text:p>
              </table:table-cell>
              <table:table-cell office:value-type="float" office:value="23420">
                <text:p>23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173</text:p>
              </table:table-cell>
              <table:table-cell office:value-type="float" office:value="23440">
                <text:p>234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1174</text:p>
              </table:table-cell>
              <table:table-cell office:value-type="float" office:value="23460">
                <text:p>234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175</text:p>
              </table:table-cell>
              <table:table-cell office:value-type="float" office:value="23480">
                <text:p>23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76</text:p>
              </table:table-cell>
              <table:table-cell office:value-type="float" office:value="23500">
                <text:p>235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77</text:p>
              </table:table-cell>
              <table:table-cell office:value-type="float" office:value="23520">
                <text:p>23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78</text:p>
              </table:table-cell>
              <table:table-cell office:value-type="float" office:value="23540">
                <text:p>235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179</text:p>
              </table:table-cell>
              <table:table-cell office:value-type="float" office:value="23560">
                <text:p>235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80</text:p>
              </table:table-cell>
              <table:table-cell office:value-type="float" office:value="23580">
                <text:p>23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81</text:p>
              </table:table-cell>
              <table:table-cell office:value-type="float" office:value="23600">
                <text:p>23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182</text:p>
              </table:table-cell>
              <table:table-cell office:value-type="float" office:value="23620">
                <text:p>23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83</text:p>
              </table:table-cell>
              <table:table-cell office:value-type="float" office:value="23640">
                <text:p>236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184</text:p>
              </table:table-cell>
              <table:table-cell office:value-type="float" office:value="23660">
                <text:p>236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85</text:p>
              </table:table-cell>
              <table:table-cell office:value-type="float" office:value="23680">
                <text:p>23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86</text:p>
              </table:table-cell>
              <table:table-cell office:value-type="float" office:value="23700">
                <text:p>237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87</text:p>
              </table:table-cell>
              <table:table-cell office:value-type="float" office:value="23720">
                <text:p>237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88</text:p>
              </table:table-cell>
              <table:table-cell office:value-type="float" office:value="23740">
                <text:p>23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189</text:p>
              </table:table-cell>
              <table:table-cell office:value-type="float" office:value="23760">
                <text:p>23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90</text:p>
              </table:table-cell>
              <table:table-cell office:value-type="float" office:value="23780">
                <text:p>237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91</text:p>
              </table:table-cell>
              <table:table-cell office:value-type="float" office:value="23800">
                <text:p>238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192</text:p>
              </table:table-cell>
              <table:table-cell office:value-type="float" office:value="23820">
                <text:p>238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193</text:p>
              </table:table-cell>
              <table:table-cell office:value-type="float" office:value="23840">
                <text:p>23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194</text:p>
              </table:table-cell>
              <table:table-cell office:value-type="float" office:value="23860">
                <text:p>238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195</text:p>
              </table:table-cell>
              <table:table-cell office:value-type="float" office:value="23880">
                <text:p>238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196</text:p>
              </table:table-cell>
              <table:table-cell office:value-type="float" office:value="23900">
                <text:p>23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197</text:p>
              </table:table-cell>
              <table:table-cell office:value-type="float" office:value="23920">
                <text:p>239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198</text:p>
              </table:table-cell>
              <table:table-cell office:value-type="float" office:value="23940">
                <text:p>239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199</text:p>
              </table:table-cell>
              <table:table-cell office:value-type="float" office:value="23960">
                <text:p>23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200</text:p>
              </table:table-cell>
              <table:table-cell office:value-type="float" office:value="23980">
                <text:p>239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201</text:p>
              </table:table-cell>
              <table:table-cell office:value-type="float" office:value="24000">
                <text:p>24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02</text:p>
              </table:table-cell>
              <table:table-cell office:value-type="float" office:value="24020">
                <text:p>24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03</text:p>
              </table:table-cell>
              <table:table-cell office:value-type="float" office:value="24040">
                <text:p>240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204</text:p>
              </table:table-cell>
              <table:table-cell office:value-type="float" office:value="24060">
                <text:p>24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05</text:p>
              </table:table-cell>
              <table:table-cell office:value-type="float" office:value="24080">
                <text:p>24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206</text:p>
              </table:table-cell>
              <table:table-cell office:value-type="float" office:value="24100">
                <text:p>24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07</text:p>
              </table:table-cell>
              <table:table-cell office:value-type="float" office:value="24120">
                <text:p>24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208</text:p>
              </table:table-cell>
              <table:table-cell office:value-type="float" office:value="24140">
                <text:p>241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209</text:p>
              </table:table-cell>
              <table:table-cell office:value-type="float" office:value="24160">
                <text:p>24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10</text:p>
              </table:table-cell>
              <table:table-cell office:value-type="float" office:value="24180">
                <text:p>24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11</text:p>
              </table:table-cell>
              <table:table-cell office:value-type="float" office:value="24200">
                <text:p>242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212</text:p>
              </table:table-cell>
              <table:table-cell office:value-type="float" office:value="24220">
                <text:p>242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13</text:p>
              </table:table-cell>
              <table:table-cell office:value-type="float" office:value="24240">
                <text:p>24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14</text:p>
              </table:table-cell>
              <table:table-cell office:value-type="float" office:value="24260">
                <text:p>242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215</text:p>
              </table:table-cell>
              <table:table-cell office:value-type="float" office:value="24280">
                <text:p>24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16</text:p>
              </table:table-cell>
              <table:table-cell office:value-type="float" office:value="24300">
                <text:p>24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17</text:p>
              </table:table-cell>
              <table:table-cell office:value-type="float" office:value="24320">
                <text:p>243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18</text:p>
              </table:table-cell>
              <table:table-cell office:value-type="float" office:value="24340">
                <text:p>24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19</text:p>
              </table:table-cell>
              <table:table-cell office:value-type="float" office:value="24360">
                <text:p>243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220</text:p>
              </table:table-cell>
              <table:table-cell office:value-type="float" office:value="24380">
                <text:p>243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221</text:p>
              </table:table-cell>
              <table:table-cell office:value-type="float" office:value="24400">
                <text:p>24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22</text:p>
              </table:table-cell>
              <table:table-cell office:value-type="float" office:value="24420">
                <text:p>244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223</text:p>
              </table:table-cell>
              <table:table-cell office:value-type="float" office:value="24440">
                <text:p>244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24</text:p>
              </table:table-cell>
              <table:table-cell office:value-type="float" office:value="24460">
                <text:p>244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225</text:p>
              </table:table-cell>
              <table:table-cell office:value-type="float" office:value="24480">
                <text:p>24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226</text:p>
              </table:table-cell>
              <table:table-cell office:value-type="float" office:value="24500">
                <text:p>24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27</text:p>
              </table:table-cell>
              <table:table-cell office:value-type="float" office:value="24520">
                <text:p>24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28</text:p>
              </table:table-cell>
              <table:table-cell office:value-type="float" office:value="24540">
                <text:p>245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229</text:p>
              </table:table-cell>
              <table:table-cell office:value-type="float" office:value="24560">
                <text:p>24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230</text:p>
              </table:table-cell>
              <table:table-cell office:value-type="float" office:value="24580">
                <text:p>245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31</text:p>
              </table:table-cell>
              <table:table-cell office:value-type="float" office:value="24600">
                <text:p>246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232</text:p>
              </table:table-cell>
              <table:table-cell office:value-type="float" office:value="24620">
                <text:p>24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33</text:p>
              </table:table-cell>
              <table:table-cell office:value-type="float" office:value="24640">
                <text:p>246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34</text:p>
              </table:table-cell>
              <table:table-cell office:value-type="float" office:value="24660">
                <text:p>24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35</text:p>
              </table:table-cell>
              <table:table-cell office:value-type="float" office:value="24680">
                <text:p>246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36</text:p>
              </table:table-cell>
              <table:table-cell office:value-type="float" office:value="24700">
                <text:p>247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237</text:p>
              </table:table-cell>
              <table:table-cell office:value-type="float" office:value="24720">
                <text:p>24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38</text:p>
              </table:table-cell>
              <table:table-cell office:value-type="float" office:value="24740">
                <text:p>24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39</text:p>
              </table:table-cell>
              <table:table-cell office:value-type="float" office:value="24760">
                <text:p>24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40</text:p>
              </table:table-cell>
              <table:table-cell office:value-type="float" office:value="24780">
                <text:p>247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41</text:p>
              </table:table-cell>
              <table:table-cell office:value-type="float" office:value="24800">
                <text:p>248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242</text:p>
              </table:table-cell>
              <table:table-cell office:value-type="float" office:value="24820">
                <text:p>248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43</text:p>
              </table:table-cell>
              <table:table-cell office:value-type="float" office:value="24840">
                <text:p>248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44</text:p>
              </table:table-cell>
              <table:table-cell office:value-type="float" office:value="24860">
                <text:p>248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245</text:p>
              </table:table-cell>
              <table:table-cell office:value-type="float" office:value="24880">
                <text:p>248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46</text:p>
              </table:table-cell>
              <table:table-cell office:value-type="float" office:value="24900">
                <text:p>249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47</text:p>
              </table:table-cell>
              <table:table-cell office:value-type="float" office:value="24920">
                <text:p>249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48</text:p>
              </table:table-cell>
              <table:table-cell office:value-type="float" office:value="24940">
                <text:p>249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49</text:p>
              </table:table-cell>
              <table:table-cell office:value-type="float" office:value="24960">
                <text:p>249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250</text:p>
              </table:table-cell>
              <table:table-cell office:value-type="float" office:value="24980">
                <text:p>249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251</text:p>
              </table:table-cell>
              <table:table-cell office:value-type="float" office:value="25000">
                <text:p>25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52</text:p>
              </table:table-cell>
              <table:table-cell office:value-type="float" office:value="25020">
                <text:p>25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53</text:p>
              </table:table-cell>
              <table:table-cell office:value-type="float" office:value="25040">
                <text:p>25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54</text:p>
              </table:table-cell>
              <table:table-cell office:value-type="float" office:value="25060">
                <text:p>250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255</text:p>
              </table:table-cell>
              <table:table-cell office:value-type="float" office:value="25080">
                <text:p>250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256</text:p>
              </table:table-cell>
              <table:table-cell office:value-type="float" office:value="25100">
                <text:p>25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57</text:p>
              </table:table-cell>
              <table:table-cell office:value-type="float" office:value="25120">
                <text:p>25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258</text:p>
              </table:table-cell>
              <table:table-cell office:value-type="float" office:value="25140">
                <text:p>25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59</text:p>
              </table:table-cell>
              <table:table-cell office:value-type="float" office:value="25160">
                <text:p>25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60</text:p>
              </table:table-cell>
              <table:table-cell office:value-type="float" office:value="25180">
                <text:p>251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261</text:p>
              </table:table-cell>
              <table:table-cell office:value-type="float" office:value="25200">
                <text:p>25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262</text:p>
              </table:table-cell>
              <table:table-cell office:value-type="float" office:value="25220">
                <text:p>25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63</text:p>
              </table:table-cell>
              <table:table-cell office:value-type="float" office:value="25240">
                <text:p>252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64</text:p>
              </table:table-cell>
              <table:table-cell office:value-type="float" office:value="25260">
                <text:p>252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265</text:p>
              </table:table-cell>
              <table:table-cell office:value-type="float" office:value="25280">
                <text:p>25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266</text:p>
              </table:table-cell>
              <table:table-cell office:value-type="float" office:value="25300">
                <text:p>253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267</text:p>
              </table:table-cell>
              <table:table-cell office:value-type="float" office:value="25320">
                <text:p>25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68</text:p>
              </table:table-cell>
              <table:table-cell office:value-type="float" office:value="25340">
                <text:p>253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69</text:p>
              </table:table-cell>
              <table:table-cell office:value-type="float" office:value="25360">
                <text:p>25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70</text:p>
              </table:table-cell>
              <table:table-cell office:value-type="float" office:value="25380">
                <text:p>25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71</text:p>
              </table:table-cell>
              <table:table-cell office:value-type="float" office:value="25400">
                <text:p>254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72</text:p>
              </table:table-cell>
              <table:table-cell office:value-type="float" office:value="25420">
                <text:p>254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73</text:p>
              </table:table-cell>
              <table:table-cell office:value-type="float" office:value="25440">
                <text:p>254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274</text:p>
              </table:table-cell>
              <table:table-cell office:value-type="float" office:value="25460">
                <text:p>254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275</text:p>
              </table:table-cell>
              <table:table-cell office:value-type="float" office:value="25480">
                <text:p>254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276</text:p>
              </table:table-cell>
              <table:table-cell office:value-type="float" office:value="25500">
                <text:p>25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77</text:p>
              </table:table-cell>
              <table:table-cell office:value-type="float" office:value="25520">
                <text:p>25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78</text:p>
              </table:table-cell>
              <table:table-cell office:value-type="float" office:value="25540">
                <text:p>255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279</text:p>
              </table:table-cell>
              <table:table-cell office:value-type="float" office:value="25560">
                <text:p>25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80</text:p>
              </table:table-cell>
              <table:table-cell office:value-type="float" office:value="25580">
                <text:p>255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281</text:p>
              </table:table-cell>
              <table:table-cell office:value-type="float" office:value="25600">
                <text:p>25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82</text:p>
              </table:table-cell>
              <table:table-cell office:value-type="float" office:value="25620">
                <text:p>256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283</text:p>
              </table:table-cell>
              <table:table-cell office:value-type="float" office:value="25640">
                <text:p>25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84</text:p>
              </table:table-cell>
              <table:table-cell office:value-type="float" office:value="25660">
                <text:p>256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285</text:p>
              </table:table-cell>
              <table:table-cell office:value-type="float" office:value="25680">
                <text:p>25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286</text:p>
              </table:table-cell>
              <table:table-cell office:value-type="float" office:value="25700">
                <text:p>257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87</text:p>
              </table:table-cell>
              <table:table-cell office:value-type="float" office:value="25720">
                <text:p>257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88</text:p>
              </table:table-cell>
              <table:table-cell office:value-type="float" office:value="25740">
                <text:p>257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289</text:p>
              </table:table-cell>
              <table:table-cell office:value-type="float" office:value="25760">
                <text:p>257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290</text:p>
              </table:table-cell>
              <table:table-cell office:value-type="float" office:value="25780">
                <text:p>257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291</text:p>
              </table:table-cell>
              <table:table-cell office:value-type="float" office:value="25800">
                <text:p>258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292</text:p>
              </table:table-cell>
              <table:table-cell office:value-type="float" office:value="25820">
                <text:p>258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293</text:p>
              </table:table-cell>
              <table:table-cell office:value-type="float" office:value="25840">
                <text:p>25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294</text:p>
              </table:table-cell>
              <table:table-cell office:value-type="float" office:value="25860">
                <text:p>25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95</text:p>
              </table:table-cell>
              <table:table-cell office:value-type="float" office:value="25880">
                <text:p>25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96</text:p>
              </table:table-cell>
              <table:table-cell office:value-type="float" office:value="25900">
                <text:p>259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297</text:p>
              </table:table-cell>
              <table:table-cell office:value-type="float" office:value="25920">
                <text:p>259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298</text:p>
              </table:table-cell>
              <table:table-cell office:value-type="float" office:value="25940">
                <text:p>259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299</text:p>
              </table:table-cell>
              <table:table-cell office:value-type="float" office:value="25960">
                <text:p>259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300</text:p>
              </table:table-cell>
              <table:table-cell office:value-type="float" office:value="25980">
                <text:p>259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301</text:p>
              </table:table-cell>
              <table:table-cell office:value-type="float" office:value="26000">
                <text:p>26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302</text:p>
              </table:table-cell>
              <table:table-cell office:value-type="float" office:value="26020">
                <text:p>260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03</text:p>
              </table:table-cell>
              <table:table-cell office:value-type="float" office:value="26040">
                <text:p>26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04</text:p>
              </table:table-cell>
              <table:table-cell office:value-type="float" office:value="26060">
                <text:p>260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05</text:p>
              </table:table-cell>
              <table:table-cell office:value-type="float" office:value="26080">
                <text:p>260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306</text:p>
              </table:table-cell>
              <table:table-cell office:value-type="float" office:value="26100">
                <text:p>26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07</text:p>
              </table:table-cell>
              <table:table-cell office:value-type="float" office:value="26120">
                <text:p>26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08</text:p>
              </table:table-cell>
              <table:table-cell office:value-type="float" office:value="26140">
                <text:p>26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09</text:p>
              </table:table-cell>
              <table:table-cell office:value-type="float" office:value="26160">
                <text:p>26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10</text:p>
              </table:table-cell>
              <table:table-cell office:value-type="float" office:value="26180">
                <text:p>26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311</text:p>
              </table:table-cell>
              <table:table-cell office:value-type="float" office:value="26200">
                <text:p>262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12</text:p>
              </table:table-cell>
              <table:table-cell office:value-type="float" office:value="26220">
                <text:p>262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313</text:p>
              </table:table-cell>
              <table:table-cell office:value-type="float" office:value="26240">
                <text:p>26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314</text:p>
              </table:table-cell>
              <table:table-cell office:value-type="float" office:value="26260">
                <text:p>262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15</text:p>
              </table:table-cell>
              <table:table-cell office:value-type="float" office:value="26280">
                <text:p>262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316</text:p>
              </table:table-cell>
              <table:table-cell office:value-type="float" office:value="26300">
                <text:p>26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17</text:p>
              </table:table-cell>
              <table:table-cell office:value-type="float" office:value="26320">
                <text:p>26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318</text:p>
              </table:table-cell>
              <table:table-cell office:value-type="float" office:value="26340">
                <text:p>26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19</text:p>
              </table:table-cell>
              <table:table-cell office:value-type="float" office:value="26360">
                <text:p>263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320</text:p>
              </table:table-cell>
              <table:table-cell office:value-type="float" office:value="26380">
                <text:p>26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21</text:p>
              </table:table-cell>
              <table:table-cell office:value-type="float" office:value="26400">
                <text:p>26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22</text:p>
              </table:table-cell>
              <table:table-cell office:value-type="float" office:value="26420">
                <text:p>264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23</text:p>
              </table:table-cell>
              <table:table-cell office:value-type="float" office:value="26440">
                <text:p>264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324</text:p>
              </table:table-cell>
              <table:table-cell office:value-type="float" office:value="26460">
                <text:p>26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25</text:p>
              </table:table-cell>
              <table:table-cell office:value-type="float" office:value="26480">
                <text:p>264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26</text:p>
              </table:table-cell>
              <table:table-cell office:value-type="float" office:value="26500">
                <text:p>26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27</text:p>
              </table:table-cell>
              <table:table-cell office:value-type="float" office:value="26520">
                <text:p>265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28</text:p>
              </table:table-cell>
              <table:table-cell office:value-type="float" office:value="26540">
                <text:p>265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329</text:p>
              </table:table-cell>
              <table:table-cell office:value-type="float" office:value="26560">
                <text:p>265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330</text:p>
              </table:table-cell>
              <table:table-cell office:value-type="float" office:value="26580">
                <text:p>26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31</text:p>
              </table:table-cell>
              <table:table-cell office:value-type="float" office:value="26600">
                <text:p>26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32</text:p>
              </table:table-cell>
              <table:table-cell office:value-type="float" office:value="26620">
                <text:p>26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33</text:p>
              </table:table-cell>
              <table:table-cell office:value-type="float" office:value="26640">
                <text:p>266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334</text:p>
              </table:table-cell>
              <table:table-cell office:value-type="float" office:value="26660">
                <text:p>266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335</text:p>
              </table:table-cell>
              <table:table-cell office:value-type="float" office:value="26680">
                <text:p>26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36</text:p>
              </table:table-cell>
              <table:table-cell office:value-type="float" office:value="26700">
                <text:p>267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337</text:p>
              </table:table-cell>
              <table:table-cell office:value-type="float" office:value="26720">
                <text:p>26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338</text:p>
              </table:table-cell>
              <table:table-cell office:value-type="float" office:value="26740">
                <text:p>267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339</text:p>
              </table:table-cell>
              <table:table-cell office:value-type="float" office:value="26760">
                <text:p>26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40</text:p>
              </table:table-cell>
              <table:table-cell office:value-type="float" office:value="26780">
                <text:p>267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41</text:p>
              </table:table-cell>
              <table:table-cell office:value-type="float" office:value="26800">
                <text:p>268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42</text:p>
              </table:table-cell>
              <table:table-cell office:value-type="float" office:value="26820">
                <text:p>268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343</text:p>
              </table:table-cell>
              <table:table-cell office:value-type="float" office:value="26840">
                <text:p>268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344</text:p>
              </table:table-cell>
              <table:table-cell office:value-type="float" office:value="26860">
                <text:p>268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345</text:p>
              </table:table-cell>
              <table:table-cell office:value-type="float" office:value="26880">
                <text:p>268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346</text:p>
              </table:table-cell>
              <table:table-cell office:value-type="float" office:value="26900">
                <text:p>26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47</text:p>
              </table:table-cell>
              <table:table-cell office:value-type="float" office:value="26920">
                <text:p>269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48</text:p>
              </table:table-cell>
              <table:table-cell office:value-type="float" office:value="26940">
                <text:p>269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349</text:p>
              </table:table-cell>
              <table:table-cell office:value-type="float" office:value="26960">
                <text:p>26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350</text:p>
              </table:table-cell>
              <table:table-cell office:value-type="float" office:value="26980">
                <text:p>269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351</text:p>
              </table:table-cell>
              <table:table-cell office:value-type="float" office:value="27000">
                <text:p>27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352</text:p>
              </table:table-cell>
              <table:table-cell office:value-type="float" office:value="27020">
                <text:p>270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53</text:p>
              </table:table-cell>
              <table:table-cell office:value-type="float" office:value="27040">
                <text:p>270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354</text:p>
              </table:table-cell>
              <table:table-cell office:value-type="float" office:value="27060">
                <text:p>270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355</text:p>
              </table:table-cell>
              <table:table-cell office:value-type="float" office:value="27080">
                <text:p>27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56</text:p>
              </table:table-cell>
              <table:table-cell office:value-type="float" office:value="27100">
                <text:p>271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57</text:p>
              </table:table-cell>
              <table:table-cell office:value-type="float" office:value="27120">
                <text:p>27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58</text:p>
              </table:table-cell>
              <table:table-cell office:value-type="float" office:value="27140">
                <text:p>271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59</text:p>
              </table:table-cell>
              <table:table-cell office:value-type="float" office:value="27160">
                <text:p>271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60</text:p>
              </table:table-cell>
              <table:table-cell office:value-type="float" office:value="27180">
                <text:p>27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61</text:p>
              </table:table-cell>
              <table:table-cell office:value-type="float" office:value="27200">
                <text:p>27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62</text:p>
              </table:table-cell>
              <table:table-cell office:value-type="float" office:value="27220">
                <text:p>272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63</text:p>
              </table:table-cell>
              <table:table-cell office:value-type="float" office:value="27240">
                <text:p>27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364</text:p>
              </table:table-cell>
              <table:table-cell office:value-type="float" office:value="27260">
                <text:p>27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65</text:p>
              </table:table-cell>
              <table:table-cell office:value-type="float" office:value="27280">
                <text:p>27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366</text:p>
              </table:table-cell>
              <table:table-cell office:value-type="float" office:value="27300">
                <text:p>27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67</text:p>
              </table:table-cell>
              <table:table-cell office:value-type="float" office:value="27320">
                <text:p>273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68</text:p>
              </table:table-cell>
              <table:table-cell office:value-type="float" office:value="27340">
                <text:p>273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369</text:p>
              </table:table-cell>
              <table:table-cell office:value-type="float" office:value="27360">
                <text:p>27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70</text:p>
              </table:table-cell>
              <table:table-cell office:value-type="float" office:value="27380">
                <text:p>27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371</text:p>
              </table:table-cell>
              <table:table-cell office:value-type="float" office:value="27400">
                <text:p>27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72</text:p>
              </table:table-cell>
              <table:table-cell office:value-type="float" office:value="27420">
                <text:p>274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73</text:p>
              </table:table-cell>
              <table:table-cell office:value-type="float" office:value="27440">
                <text:p>274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374</text:p>
              </table:table-cell>
              <table:table-cell office:value-type="float" office:value="27460">
                <text:p>27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75</text:p>
              </table:table-cell>
              <table:table-cell office:value-type="float" office:value="27480">
                <text:p>274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76</text:p>
              </table:table-cell>
              <table:table-cell office:value-type="float" office:value="27500">
                <text:p>27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377</text:p>
              </table:table-cell>
              <table:table-cell office:value-type="float" office:value="27520">
                <text:p>275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378</text:p>
              </table:table-cell>
              <table:table-cell office:value-type="float" office:value="27540">
                <text:p>27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79</text:p>
              </table:table-cell>
              <table:table-cell office:value-type="float" office:value="27560">
                <text:p>275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80</text:p>
              </table:table-cell>
              <table:table-cell office:value-type="float" office:value="27580">
                <text:p>275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381</text:p>
              </table:table-cell>
              <table:table-cell office:value-type="float" office:value="27600">
                <text:p>276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382</text:p>
              </table:table-cell>
              <table:table-cell office:value-type="float" office:value="27620">
                <text:p>276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383</text:p>
              </table:table-cell>
              <table:table-cell office:value-type="float" office:value="27640">
                <text:p>27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384</text:p>
              </table:table-cell>
              <table:table-cell office:value-type="float" office:value="27660">
                <text:p>276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385</text:p>
              </table:table-cell>
              <table:table-cell office:value-type="float" office:value="27680">
                <text:p>276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86</text:p>
              </table:table-cell>
              <table:table-cell office:value-type="float" office:value="27700">
                <text:p>277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387</text:p>
              </table:table-cell>
              <table:table-cell office:value-type="float" office:value="27720">
                <text:p>27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88</text:p>
              </table:table-cell>
              <table:table-cell office:value-type="float" office:value="27740">
                <text:p>27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89</text:p>
              </table:table-cell>
              <table:table-cell office:value-type="float" office:value="27760">
                <text:p>277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90</text:p>
              </table:table-cell>
              <table:table-cell office:value-type="float" office:value="27780">
                <text:p>27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391</text:p>
              </table:table-cell>
              <table:table-cell office:value-type="float" office:value="27800">
                <text:p>27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92</text:p>
              </table:table-cell>
              <table:table-cell office:value-type="float" office:value="27820">
                <text:p>278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393</text:p>
              </table:table-cell>
              <table:table-cell office:value-type="float" office:value="27840">
                <text:p>27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94</text:p>
              </table:table-cell>
              <table:table-cell office:value-type="float" office:value="27860">
                <text:p>27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95</text:p>
              </table:table-cell>
              <table:table-cell office:value-type="float" office:value="27880">
                <text:p>278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396</text:p>
              </table:table-cell>
              <table:table-cell office:value-type="float" office:value="27900">
                <text:p>27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97</text:p>
              </table:table-cell>
              <table:table-cell office:value-type="float" office:value="27920">
                <text:p>279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398</text:p>
              </table:table-cell>
              <table:table-cell office:value-type="float" office:value="27940">
                <text:p>279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399</text:p>
              </table:table-cell>
              <table:table-cell office:value-type="float" office:value="27960">
                <text:p>27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00</text:p>
              </table:table-cell>
              <table:table-cell office:value-type="float" office:value="27980">
                <text:p>279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401</text:p>
              </table:table-cell>
              <table:table-cell office:value-type="float" office:value="28000">
                <text:p>28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402</text:p>
              </table:table-cell>
              <table:table-cell office:value-type="float" office:value="28020">
                <text:p>28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03</text:p>
              </table:table-cell>
              <table:table-cell office:value-type="float" office:value="28040">
                <text:p>28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404</text:p>
              </table:table-cell>
              <table:table-cell office:value-type="float" office:value="28060">
                <text:p>28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05</text:p>
              </table:table-cell>
              <table:table-cell office:value-type="float" office:value="28080">
                <text:p>280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06</text:p>
              </table:table-cell>
              <table:table-cell office:value-type="float" office:value="28100">
                <text:p>281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07</text:p>
              </table:table-cell>
              <table:table-cell office:value-type="float" office:value="28120">
                <text:p>281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08</text:p>
              </table:table-cell>
              <table:table-cell office:value-type="float" office:value="28140">
                <text:p>28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409</text:p>
              </table:table-cell>
              <table:table-cell office:value-type="float" office:value="28160">
                <text:p>28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410</text:p>
              </table:table-cell>
              <table:table-cell office:value-type="float" office:value="28180">
                <text:p>28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11</text:p>
              </table:table-cell>
              <table:table-cell office:value-type="float" office:value="28200">
                <text:p>28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12</text:p>
              </table:table-cell>
              <table:table-cell office:value-type="float" office:value="28220">
                <text:p>282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13</text:p>
              </table:table-cell>
              <table:table-cell office:value-type="float" office:value="28240">
                <text:p>28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14</text:p>
              </table:table-cell>
              <table:table-cell office:value-type="float" office:value="28260">
                <text:p>282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415</text:p>
              </table:table-cell>
              <table:table-cell office:value-type="float" office:value="28280">
                <text:p>282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16</text:p>
              </table:table-cell>
              <table:table-cell office:value-type="float" office:value="28300">
                <text:p>283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17</text:p>
              </table:table-cell>
              <table:table-cell office:value-type="float" office:value="28320">
                <text:p>283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18</text:p>
              </table:table-cell>
              <table:table-cell office:value-type="float" office:value="28340">
                <text:p>28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19</text:p>
              </table:table-cell>
              <table:table-cell office:value-type="float" office:value="28360">
                <text:p>28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420</text:p>
              </table:table-cell>
              <table:table-cell office:value-type="float" office:value="28380">
                <text:p>28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21</text:p>
              </table:table-cell>
              <table:table-cell office:value-type="float" office:value="28400">
                <text:p>28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22</text:p>
              </table:table-cell>
              <table:table-cell office:value-type="float" office:value="28420">
                <text:p>284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23</text:p>
              </table:table-cell>
              <table:table-cell office:value-type="float" office:value="28440">
                <text:p>28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24</text:p>
              </table:table-cell>
              <table:table-cell office:value-type="float" office:value="28460">
                <text:p>28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25</text:p>
              </table:table-cell>
              <table:table-cell office:value-type="float" office:value="28480">
                <text:p>284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26</text:p>
              </table:table-cell>
              <table:table-cell office:value-type="float" office:value="28500">
                <text:p>28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427</text:p>
              </table:table-cell>
              <table:table-cell office:value-type="float" office:value="28520">
                <text:p>28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428</text:p>
              </table:table-cell>
              <table:table-cell office:value-type="float" office:value="28540">
                <text:p>285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429</text:p>
              </table:table-cell>
              <table:table-cell office:value-type="float" office:value="28560">
                <text:p>285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430</text:p>
              </table:table-cell>
              <table:table-cell office:value-type="float" office:value="28580">
                <text:p>285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31</text:p>
              </table:table-cell>
              <table:table-cell office:value-type="float" office:value="28600">
                <text:p>286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432</text:p>
              </table:table-cell>
              <table:table-cell office:value-type="float" office:value="28620">
                <text:p>28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33</text:p>
              </table:table-cell>
              <table:table-cell office:value-type="float" office:value="28640">
                <text:p>286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434</text:p>
              </table:table-cell>
              <table:table-cell office:value-type="float" office:value="28660">
                <text:p>286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35</text:p>
              </table:table-cell>
              <table:table-cell office:value-type="float" office:value="28680">
                <text:p>286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36</text:p>
              </table:table-cell>
              <table:table-cell office:value-type="float" office:value="28700">
                <text:p>287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37</text:p>
              </table:table-cell>
              <table:table-cell office:value-type="float" office:value="28720">
                <text:p>28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438</text:p>
              </table:table-cell>
              <table:table-cell office:value-type="float" office:value="28740">
                <text:p>28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39</text:p>
              </table:table-cell>
              <table:table-cell office:value-type="float" office:value="28760">
                <text:p>28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40</text:p>
              </table:table-cell>
              <table:table-cell office:value-type="float" office:value="28780">
                <text:p>28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41</text:p>
              </table:table-cell>
              <table:table-cell office:value-type="float" office:value="28800">
                <text:p>288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42</text:p>
              </table:table-cell>
              <table:table-cell office:value-type="float" office:value="28820">
                <text:p>288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43</text:p>
              </table:table-cell>
              <table:table-cell office:value-type="float" office:value="28840">
                <text:p>288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44</text:p>
              </table:table-cell>
              <table:table-cell office:value-type="float" office:value="28860">
                <text:p>28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45</text:p>
              </table:table-cell>
              <table:table-cell office:value-type="float" office:value="28880">
                <text:p>288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446</text:p>
              </table:table-cell>
              <table:table-cell office:value-type="float" office:value="28900">
                <text:p>289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447</text:p>
              </table:table-cell>
              <table:table-cell office:value-type="float" office:value="28920">
                <text:p>289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48</text:p>
              </table:table-cell>
              <table:table-cell office:value-type="float" office:value="28940">
                <text:p>289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449</text:p>
              </table:table-cell>
              <table:table-cell office:value-type="float" office:value="28960">
                <text:p>28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50</text:p>
              </table:table-cell>
              <table:table-cell office:value-type="float" office:value="28980">
                <text:p>289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51</text:p>
              </table:table-cell>
              <table:table-cell office:value-type="float" office:value="29000">
                <text:p>290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452</text:p>
              </table:table-cell>
              <table:table-cell office:value-type="float" office:value="29020">
                <text:p>290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53</text:p>
              </table:table-cell>
              <table:table-cell office:value-type="float" office:value="29040">
                <text:p>29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454</text:p>
              </table:table-cell>
              <table:table-cell office:value-type="float" office:value="29060">
                <text:p>29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55</text:p>
              </table:table-cell>
              <table:table-cell office:value-type="float" office:value="29080">
                <text:p>29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56</text:p>
              </table:table-cell>
              <table:table-cell office:value-type="float" office:value="29100">
                <text:p>29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457</text:p>
              </table:table-cell>
              <table:table-cell office:value-type="float" office:value="29120">
                <text:p>29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58</text:p>
              </table:table-cell>
              <table:table-cell office:value-type="float" office:value="29140">
                <text:p>291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459</text:p>
              </table:table-cell>
              <table:table-cell office:value-type="float" office:value="29160">
                <text:p>29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60</text:p>
              </table:table-cell>
              <table:table-cell office:value-type="float" office:value="29180">
                <text:p>29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61</text:p>
              </table:table-cell>
              <table:table-cell office:value-type="float" office:value="29200">
                <text:p>29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62</text:p>
              </table:table-cell>
              <table:table-cell office:value-type="float" office:value="29220">
                <text:p>29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63</text:p>
              </table:table-cell>
              <table:table-cell office:value-type="float" office:value="29240">
                <text:p>29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64</text:p>
              </table:table-cell>
              <table:table-cell office:value-type="float" office:value="29260">
                <text:p>292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465</text:p>
              </table:table-cell>
              <table:table-cell office:value-type="float" office:value="29280">
                <text:p>29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66</text:p>
              </table:table-cell>
              <table:table-cell office:value-type="float" office:value="29300">
                <text:p>29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67</text:p>
              </table:table-cell>
              <table:table-cell office:value-type="float" office:value="29320">
                <text:p>293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68</text:p>
              </table:table-cell>
              <table:table-cell office:value-type="float" office:value="29340">
                <text:p>293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69</text:p>
              </table:table-cell>
              <table:table-cell office:value-type="float" office:value="29360">
                <text:p>29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70</text:p>
              </table:table-cell>
              <table:table-cell office:value-type="float" office:value="29380">
                <text:p>29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71</text:p>
              </table:table-cell>
              <table:table-cell office:value-type="float" office:value="29400">
                <text:p>29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472</text:p>
              </table:table-cell>
              <table:table-cell office:value-type="float" office:value="29420">
                <text:p>29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473</text:p>
              </table:table-cell>
              <table:table-cell office:value-type="float" office:value="29440">
                <text:p>29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474</text:p>
              </table:table-cell>
              <table:table-cell office:value-type="float" office:value="29460">
                <text:p>294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475</text:p>
              </table:table-cell>
              <table:table-cell office:value-type="float" office:value="29480">
                <text:p>294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76</text:p>
              </table:table-cell>
              <table:table-cell office:value-type="float" office:value="29500">
                <text:p>29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77</text:p>
              </table:table-cell>
              <table:table-cell office:value-type="float" office:value="29520">
                <text:p>295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478</text:p>
              </table:table-cell>
              <table:table-cell office:value-type="float" office:value="29540">
                <text:p>295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479</text:p>
              </table:table-cell>
              <table:table-cell office:value-type="float" office:value="29560">
                <text:p>295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80</text:p>
              </table:table-cell>
              <table:table-cell office:value-type="float" office:value="29580">
                <text:p>295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481</text:p>
              </table:table-cell>
              <table:table-cell office:value-type="float" office:value="29600">
                <text:p>29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482</text:p>
              </table:table-cell>
              <table:table-cell office:value-type="float" office:value="29620">
                <text:p>29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83</text:p>
              </table:table-cell>
              <table:table-cell office:value-type="float" office:value="29640">
                <text:p>29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84</text:p>
              </table:table-cell>
              <table:table-cell office:value-type="float" office:value="29660">
                <text:p>296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485</text:p>
              </table:table-cell>
              <table:table-cell office:value-type="float" office:value="29680">
                <text:p>296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86</text:p>
              </table:table-cell>
              <table:table-cell office:value-type="float" office:value="29700">
                <text:p>297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487</text:p>
              </table:table-cell>
              <table:table-cell office:value-type="float" office:value="29720">
                <text:p>297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88</text:p>
              </table:table-cell>
              <table:table-cell office:value-type="float" office:value="29740">
                <text:p>29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489</text:p>
              </table:table-cell>
              <table:table-cell office:value-type="float" office:value="29760">
                <text:p>29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490</text:p>
              </table:table-cell>
              <table:table-cell office:value-type="float" office:value="29780">
                <text:p>297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491</text:p>
              </table:table-cell>
              <table:table-cell office:value-type="float" office:value="29800">
                <text:p>298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92</text:p>
              </table:table-cell>
              <table:table-cell office:value-type="float" office:value="29820">
                <text:p>298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93</text:p>
              </table:table-cell>
              <table:table-cell office:value-type="float" office:value="29840">
                <text:p>298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494</text:p>
              </table:table-cell>
              <table:table-cell office:value-type="float" office:value="29860">
                <text:p>298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495</text:p>
              </table:table-cell>
              <table:table-cell office:value-type="float" office:value="29880">
                <text:p>298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496</text:p>
              </table:table-cell>
              <table:table-cell office:value-type="float" office:value="29900">
                <text:p>299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497</text:p>
              </table:table-cell>
              <table:table-cell office:value-type="float" office:value="29920">
                <text:p>299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98</text:p>
              </table:table-cell>
              <table:table-cell office:value-type="float" office:value="29940">
                <text:p>29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499</text:p>
              </table:table-cell>
              <table:table-cell office:value-type="float" office:value="29960">
                <text:p>299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500</text:p>
              </table:table-cell>
              <table:table-cell office:value-type="float" office:value="29980">
                <text:p>299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01</text:p>
              </table:table-cell>
              <table:table-cell office:value-type="float" office:value="30000">
                <text:p>30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02</text:p>
              </table:table-cell>
              <table:table-cell office:value-type="float" office:value="30020">
                <text:p>30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03</text:p>
              </table:table-cell>
              <table:table-cell office:value-type="float" office:value="30040">
                <text:p>30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04</text:p>
              </table:table-cell>
              <table:table-cell office:value-type="float" office:value="30060">
                <text:p>30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05</text:p>
              </table:table-cell>
              <table:table-cell office:value-type="float" office:value="30080">
                <text:p>300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06</text:p>
              </table:table-cell>
              <table:table-cell office:value-type="float" office:value="30100">
                <text:p>30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07</text:p>
              </table:table-cell>
              <table:table-cell office:value-type="float" office:value="30120">
                <text:p>301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508</text:p>
              </table:table-cell>
              <table:table-cell office:value-type="float" office:value="30140">
                <text:p>301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09</text:p>
              </table:table-cell>
              <table:table-cell office:value-type="float" office:value="30160">
                <text:p>301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10</text:p>
              </table:table-cell>
              <table:table-cell office:value-type="float" office:value="30180">
                <text:p>301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511</text:p>
              </table:table-cell>
              <table:table-cell office:value-type="float" office:value="30200">
                <text:p>302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512</text:p>
              </table:table-cell>
              <table:table-cell office:value-type="float" office:value="30220">
                <text:p>302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13</text:p>
              </table:table-cell>
              <table:table-cell office:value-type="float" office:value="30240">
                <text:p>30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14</text:p>
              </table:table-cell>
              <table:table-cell office:value-type="float" office:value="30260">
                <text:p>30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15</text:p>
              </table:table-cell>
              <table:table-cell office:value-type="float" office:value="30280">
                <text:p>30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516</text:p>
              </table:table-cell>
              <table:table-cell office:value-type="float" office:value="30300">
                <text:p>303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517</text:p>
              </table:table-cell>
              <table:table-cell office:value-type="float" office:value="30320">
                <text:p>303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18</text:p>
              </table:table-cell>
              <table:table-cell office:value-type="float" office:value="30340">
                <text:p>30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19</text:p>
              </table:table-cell>
              <table:table-cell office:value-type="float" office:value="30360">
                <text:p>303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520</text:p>
              </table:table-cell>
              <table:table-cell office:value-type="float" office:value="30380">
                <text:p>303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21</text:p>
              </table:table-cell>
              <table:table-cell office:value-type="float" office:value="30400">
                <text:p>30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22</text:p>
              </table:table-cell>
              <table:table-cell office:value-type="float" office:value="30420">
                <text:p>304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523</text:p>
              </table:table-cell>
              <table:table-cell office:value-type="float" office:value="30440">
                <text:p>304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24</text:p>
              </table:table-cell>
              <table:table-cell office:value-type="float" office:value="30460">
                <text:p>30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25</text:p>
              </table:table-cell>
              <table:table-cell office:value-type="float" office:value="30480">
                <text:p>30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26</text:p>
              </table:table-cell>
              <table:table-cell office:value-type="float" office:value="30500">
                <text:p>30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27</text:p>
              </table:table-cell>
              <table:table-cell office:value-type="float" office:value="30520">
                <text:p>305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28</text:p>
              </table:table-cell>
              <table:table-cell office:value-type="float" office:value="30540">
                <text:p>30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29</text:p>
              </table:table-cell>
              <table:table-cell office:value-type="float" office:value="30560">
                <text:p>30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30</text:p>
              </table:table-cell>
              <table:table-cell office:value-type="float" office:value="30580">
                <text:p>305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31</text:p>
              </table:table-cell>
              <table:table-cell office:value-type="float" office:value="30600">
                <text:p>306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32</text:p>
              </table:table-cell>
              <table:table-cell office:value-type="float" office:value="30620">
                <text:p>30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33</text:p>
              </table:table-cell>
              <table:table-cell office:value-type="float" office:value="30640">
                <text:p>306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34</text:p>
              </table:table-cell>
              <table:table-cell office:value-type="float" office:value="30660">
                <text:p>306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35</text:p>
              </table:table-cell>
              <table:table-cell office:value-type="float" office:value="30680">
                <text:p>306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36</text:p>
              </table:table-cell>
              <table:table-cell office:value-type="float" office:value="30700">
                <text:p>307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37</text:p>
              </table:table-cell>
              <table:table-cell office:value-type="float" office:value="30720">
                <text:p>307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538</text:p>
              </table:table-cell>
              <table:table-cell office:value-type="float" office:value="30740">
                <text:p>307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539</text:p>
              </table:table-cell>
              <table:table-cell office:value-type="float" office:value="30760">
                <text:p>30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40</text:p>
              </table:table-cell>
              <table:table-cell office:value-type="float" office:value="30780">
                <text:p>307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41</text:p>
              </table:table-cell>
              <table:table-cell office:value-type="float" office:value="30800">
                <text:p>308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42</text:p>
              </table:table-cell>
              <table:table-cell office:value-type="float" office:value="30820">
                <text:p>308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543</text:p>
              </table:table-cell>
              <table:table-cell office:value-type="float" office:value="30840">
                <text:p>30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44</text:p>
              </table:table-cell>
              <table:table-cell office:value-type="float" office:value="30860">
                <text:p>308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45</text:p>
              </table:table-cell>
              <table:table-cell office:value-type="float" office:value="30880">
                <text:p>308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546</text:p>
              </table:table-cell>
              <table:table-cell office:value-type="float" office:value="30900">
                <text:p>30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47</text:p>
              </table:table-cell>
              <table:table-cell office:value-type="float" office:value="30920">
                <text:p>309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548</text:p>
              </table:table-cell>
              <table:table-cell office:value-type="float" office:value="30940">
                <text:p>30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49</text:p>
              </table:table-cell>
              <table:table-cell office:value-type="float" office:value="30960">
                <text:p>309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50</text:p>
              </table:table-cell>
              <table:table-cell office:value-type="float" office:value="30980">
                <text:p>309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51</text:p>
              </table:table-cell>
              <table:table-cell office:value-type="float" office:value="31000">
                <text:p>31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52</text:p>
              </table:table-cell>
              <table:table-cell office:value-type="float" office:value="31020">
                <text:p>31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53</text:p>
              </table:table-cell>
              <table:table-cell office:value-type="float" office:value="31040">
                <text:p>310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554</text:p>
              </table:table-cell>
              <table:table-cell office:value-type="float" office:value="31060">
                <text:p>310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55</text:p>
              </table:table-cell>
              <table:table-cell office:value-type="float" office:value="31080">
                <text:p>31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56</text:p>
              </table:table-cell>
              <table:table-cell office:value-type="float" office:value="31100">
                <text:p>31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57</text:p>
              </table:table-cell>
              <table:table-cell office:value-type="float" office:value="31120">
                <text:p>31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58</text:p>
              </table:table-cell>
              <table:table-cell office:value-type="float" office:value="31140">
                <text:p>311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559</text:p>
              </table:table-cell>
              <table:table-cell office:value-type="float" office:value="31160">
                <text:p>311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60</text:p>
              </table:table-cell>
              <table:table-cell office:value-type="float" office:value="31180">
                <text:p>31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61</text:p>
              </table:table-cell>
              <table:table-cell office:value-type="float" office:value="31200">
                <text:p>31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62</text:p>
              </table:table-cell>
              <table:table-cell office:value-type="float" office:value="31220">
                <text:p>312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63</text:p>
              </table:table-cell>
              <table:table-cell office:value-type="float" office:value="31240">
                <text:p>31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64</text:p>
              </table:table-cell>
              <table:table-cell office:value-type="float" office:value="31260">
                <text:p>312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65</text:p>
              </table:table-cell>
              <table:table-cell office:value-type="float" office:value="31280">
                <text:p>31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566</text:p>
              </table:table-cell>
              <table:table-cell office:value-type="float" office:value="31300">
                <text:p>313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67</text:p>
              </table:table-cell>
              <table:table-cell office:value-type="float" office:value="31320">
                <text:p>313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68</text:p>
              </table:table-cell>
              <table:table-cell office:value-type="float" office:value="31340">
                <text:p>31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69</text:p>
              </table:table-cell>
              <table:table-cell office:value-type="float" office:value="31360">
                <text:p>313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70</text:p>
              </table:table-cell>
              <table:table-cell office:value-type="float" office:value="31380">
                <text:p>31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71</text:p>
              </table:table-cell>
              <table:table-cell office:value-type="float" office:value="31400">
                <text:p>314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72</text:p>
              </table:table-cell>
              <table:table-cell office:value-type="float" office:value="31420">
                <text:p>314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73</text:p>
              </table:table-cell>
              <table:table-cell office:value-type="float" office:value="31440">
                <text:p>314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74</text:p>
              </table:table-cell>
              <table:table-cell office:value-type="float" office:value="31460">
                <text:p>314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575</text:p>
              </table:table-cell>
              <table:table-cell office:value-type="float" office:value="31480">
                <text:p>31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76</text:p>
              </table:table-cell>
              <table:table-cell office:value-type="float" office:value="31500">
                <text:p>31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77</text:p>
              </table:table-cell>
              <table:table-cell office:value-type="float" office:value="31520">
                <text:p>31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78</text:p>
              </table:table-cell>
              <table:table-cell office:value-type="float" office:value="31540">
                <text:p>31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79</text:p>
              </table:table-cell>
              <table:table-cell office:value-type="float" office:value="31560">
                <text:p>315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80</text:p>
              </table:table-cell>
              <table:table-cell office:value-type="float" office:value="31580">
                <text:p>315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581</text:p>
              </table:table-cell>
              <table:table-cell office:value-type="float" office:value="31600">
                <text:p>316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82</text:p>
              </table:table-cell>
              <table:table-cell office:value-type="float" office:value="31620">
                <text:p>316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583</text:p>
              </table:table-cell>
              <table:table-cell office:value-type="float" office:value="31640">
                <text:p>31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84</text:p>
              </table:table-cell>
              <table:table-cell office:value-type="float" office:value="31660">
                <text:p>31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85</text:p>
              </table:table-cell>
              <table:table-cell office:value-type="float" office:value="31680">
                <text:p>316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586</text:p>
              </table:table-cell>
              <table:table-cell office:value-type="float" office:value="31700">
                <text:p>317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587</text:p>
              </table:table-cell>
              <table:table-cell office:value-type="float" office:value="31720">
                <text:p>317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588</text:p>
              </table:table-cell>
              <table:table-cell office:value-type="float" office:value="31740">
                <text:p>317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589</text:p>
              </table:table-cell>
              <table:table-cell office:value-type="float" office:value="31760">
                <text:p>31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90</text:p>
              </table:table-cell>
              <table:table-cell office:value-type="float" office:value="31780">
                <text:p>31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91</text:p>
              </table:table-cell>
              <table:table-cell office:value-type="float" office:value="31800">
                <text:p>31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92</text:p>
              </table:table-cell>
              <table:table-cell office:value-type="float" office:value="31820">
                <text:p>318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93</text:p>
              </table:table-cell>
              <table:table-cell office:value-type="float" office:value="31840">
                <text:p>318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594</text:p>
              </table:table-cell>
              <table:table-cell office:value-type="float" office:value="31860">
                <text:p>31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595</text:p>
              </table:table-cell>
              <table:table-cell office:value-type="float" office:value="31880">
                <text:p>318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96</text:p>
              </table:table-cell>
              <table:table-cell office:value-type="float" office:value="31900">
                <text:p>31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97</text:p>
              </table:table-cell>
              <table:table-cell office:value-type="float" office:value="31920">
                <text:p>31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598</text:p>
              </table:table-cell>
              <table:table-cell office:value-type="float" office:value="31940">
                <text:p>31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99</text:p>
              </table:table-cell>
              <table:table-cell office:value-type="float" office:value="31960">
                <text:p>31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600</text:p>
              </table:table-cell>
              <table:table-cell office:value-type="float" office:value="31980">
                <text:p>319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01</text:p>
              </table:table-cell>
              <table:table-cell office:value-type="float" office:value="32000">
                <text:p>32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602</text:p>
              </table:table-cell>
              <table:table-cell office:value-type="float" office:value="32020">
                <text:p>320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603</text:p>
              </table:table-cell>
              <table:table-cell office:value-type="float" office:value="32040">
                <text:p>320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604</text:p>
              </table:table-cell>
              <table:table-cell office:value-type="float" office:value="32060">
                <text:p>320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605</text:p>
              </table:table-cell>
              <table:table-cell office:value-type="float" office:value="32080">
                <text:p>32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06</text:p>
              </table:table-cell>
              <table:table-cell office:value-type="float" office:value="32100">
                <text:p>32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07</text:p>
              </table:table-cell>
              <table:table-cell office:value-type="float" office:value="32120">
                <text:p>32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608</text:p>
              </table:table-cell>
              <table:table-cell office:value-type="float" office:value="32140">
                <text:p>32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09</text:p>
              </table:table-cell>
              <table:table-cell office:value-type="float" office:value="32160">
                <text:p>32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610</text:p>
              </table:table-cell>
              <table:table-cell office:value-type="float" office:value="32180">
                <text:p>321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611</text:p>
              </table:table-cell>
              <table:table-cell office:value-type="float" office:value="32200">
                <text:p>322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12</text:p>
              </table:table-cell>
              <table:table-cell office:value-type="float" office:value="32220">
                <text:p>32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13</text:p>
              </table:table-cell>
              <table:table-cell office:value-type="float" office:value="32240">
                <text:p>322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614</text:p>
              </table:table-cell>
              <table:table-cell office:value-type="float" office:value="32260">
                <text:p>322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15</text:p>
              </table:table-cell>
              <table:table-cell office:value-type="float" office:value="32280">
                <text:p>322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616</text:p>
              </table:table-cell>
              <table:table-cell office:value-type="float" office:value="32300">
                <text:p>32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617</text:p>
              </table:table-cell>
              <table:table-cell office:value-type="float" office:value="32320">
                <text:p>32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18</text:p>
              </table:table-cell>
              <table:table-cell office:value-type="float" office:value="32340">
                <text:p>32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19</text:p>
              </table:table-cell>
              <table:table-cell office:value-type="float" office:value="32360">
                <text:p>32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20</text:p>
              </table:table-cell>
              <table:table-cell office:value-type="float" office:value="32380">
                <text:p>323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21</text:p>
              </table:table-cell>
              <table:table-cell office:value-type="float" office:value="32400">
                <text:p>324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22</text:p>
              </table:table-cell>
              <table:table-cell office:value-type="float" office:value="32420">
                <text:p>32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23</text:p>
              </table:table-cell>
              <table:table-cell office:value-type="float" office:value="32440">
                <text:p>324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624</text:p>
              </table:table-cell>
              <table:table-cell office:value-type="float" office:value="32460">
                <text:p>324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625</text:p>
              </table:table-cell>
              <table:table-cell office:value-type="float" office:value="32480">
                <text:p>324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626</text:p>
              </table:table-cell>
              <table:table-cell office:value-type="float" office:value="32500">
                <text:p>325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27</text:p>
              </table:table-cell>
              <table:table-cell office:value-type="float" office:value="32520">
                <text:p>325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28</text:p>
              </table:table-cell>
              <table:table-cell office:value-type="float" office:value="32540">
                <text:p>32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629</text:p>
              </table:table-cell>
              <table:table-cell office:value-type="float" office:value="32560">
                <text:p>32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30</text:p>
              </table:table-cell>
              <table:table-cell office:value-type="float" office:value="32580">
                <text:p>325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631</text:p>
              </table:table-cell>
              <table:table-cell office:value-type="float" office:value="32600">
                <text:p>32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32</text:p>
              </table:table-cell>
              <table:table-cell office:value-type="float" office:value="32620">
                <text:p>32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33</text:p>
              </table:table-cell>
              <table:table-cell office:value-type="float" office:value="32640">
                <text:p>326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634</text:p>
              </table:table-cell>
              <table:table-cell office:value-type="float" office:value="32660">
                <text:p>32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35</text:p>
              </table:table-cell>
              <table:table-cell office:value-type="float" office:value="32680">
                <text:p>326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36</text:p>
              </table:table-cell>
              <table:table-cell office:value-type="float" office:value="32700">
                <text:p>327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37</text:p>
              </table:table-cell>
              <table:table-cell office:value-type="float" office:value="32720">
                <text:p>327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638</text:p>
              </table:table-cell>
              <table:table-cell office:value-type="float" office:value="32740">
                <text:p>327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39</text:p>
              </table:table-cell>
              <table:table-cell office:value-type="float" office:value="32760">
                <text:p>327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640</text:p>
              </table:table-cell>
              <table:table-cell office:value-type="float" office:value="32780">
                <text:p>327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41</text:p>
              </table:table-cell>
              <table:table-cell office:value-type="float" office:value="32800">
                <text:p>32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42</text:p>
              </table:table-cell>
              <table:table-cell office:value-type="float" office:value="32820">
                <text:p>328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643</text:p>
              </table:table-cell>
              <table:table-cell office:value-type="float" office:value="32840">
                <text:p>32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44</text:p>
              </table:table-cell>
              <table:table-cell office:value-type="float" office:value="32860">
                <text:p>328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45</text:p>
              </table:table-cell>
              <table:table-cell office:value-type="float" office:value="32880">
                <text:p>32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646</text:p>
              </table:table-cell>
              <table:table-cell office:value-type="float" office:value="32900">
                <text:p>32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47</text:p>
              </table:table-cell>
              <table:table-cell office:value-type="float" office:value="32920">
                <text:p>32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48</text:p>
              </table:table-cell>
              <table:table-cell office:value-type="float" office:value="32940">
                <text:p>329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649</text:p>
              </table:table-cell>
              <table:table-cell office:value-type="float" office:value="32960">
                <text:p>32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50</text:p>
              </table:table-cell>
              <table:table-cell office:value-type="float" office:value="32980">
                <text:p>329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651</text:p>
              </table:table-cell>
              <table:table-cell office:value-type="float" office:value="33000">
                <text:p>33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652</text:p>
              </table:table-cell>
              <table:table-cell office:value-type="float" office:value="33020">
                <text:p>330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653</text:p>
              </table:table-cell>
              <table:table-cell office:value-type="float" office:value="33040">
                <text:p>33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54</text:p>
              </table:table-cell>
              <table:table-cell office:value-type="float" office:value="33060">
                <text:p>330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655</text:p>
              </table:table-cell>
              <table:table-cell office:value-type="float" office:value="33080">
                <text:p>33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56</text:p>
              </table:table-cell>
              <table:table-cell office:value-type="float" office:value="33100">
                <text:p>33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657</text:p>
              </table:table-cell>
              <table:table-cell office:value-type="float" office:value="33120">
                <text:p>33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658</text:p>
              </table:table-cell>
              <table:table-cell office:value-type="float" office:value="33140">
                <text:p>33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59</text:p>
              </table:table-cell>
              <table:table-cell office:value-type="float" office:value="33160">
                <text:p>33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660</text:p>
              </table:table-cell>
              <table:table-cell office:value-type="float" office:value="33180">
                <text:p>331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61</text:p>
              </table:table-cell>
              <table:table-cell office:value-type="float" office:value="33200">
                <text:p>332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662</text:p>
              </table:table-cell>
              <table:table-cell office:value-type="float" office:value="33220">
                <text:p>332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663</text:p>
              </table:table-cell>
              <table:table-cell office:value-type="float" office:value="33240">
                <text:p>33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664</text:p>
              </table:table-cell>
              <table:table-cell office:value-type="float" office:value="33260">
                <text:p>332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65</text:p>
              </table:table-cell>
              <table:table-cell office:value-type="float" office:value="33280">
                <text:p>332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66</text:p>
              </table:table-cell>
              <table:table-cell office:value-type="float" office:value="33300">
                <text:p>333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67</text:p>
              </table:table-cell>
              <table:table-cell office:value-type="float" office:value="33320">
                <text:p>333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668</text:p>
              </table:table-cell>
              <table:table-cell office:value-type="float" office:value="33340">
                <text:p>333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669</text:p>
              </table:table-cell>
              <table:table-cell office:value-type="float" office:value="33360">
                <text:p>33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670</text:p>
              </table:table-cell>
              <table:table-cell office:value-type="float" office:value="33380">
                <text:p>33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71</text:p>
              </table:table-cell>
              <table:table-cell office:value-type="float" office:value="33400">
                <text:p>334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672</text:p>
              </table:table-cell>
              <table:table-cell office:value-type="float" office:value="33420">
                <text:p>334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673</text:p>
              </table:table-cell>
              <table:table-cell office:value-type="float" office:value="33440">
                <text:p>334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674</text:p>
              </table:table-cell>
              <table:table-cell office:value-type="float" office:value="33460">
                <text:p>334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675</text:p>
              </table:table-cell>
              <table:table-cell office:value-type="float" office:value="33480">
                <text:p>33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76</text:p>
              </table:table-cell>
              <table:table-cell office:value-type="float" office:value="33500">
                <text:p>335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677</text:p>
              </table:table-cell>
              <table:table-cell office:value-type="float" office:value="33520">
                <text:p>33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678</text:p>
              </table:table-cell>
              <table:table-cell office:value-type="float" office:value="33540">
                <text:p>335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679</text:p>
              </table:table-cell>
              <table:table-cell office:value-type="float" office:value="33560">
                <text:p>33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680</text:p>
              </table:table-cell>
              <table:table-cell office:value-type="float" office:value="33580">
                <text:p>33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681</text:p>
              </table:table-cell>
              <table:table-cell office:value-type="float" office:value="33600">
                <text:p>33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682</text:p>
              </table:table-cell>
              <table:table-cell office:value-type="float" office:value="33620">
                <text:p>336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683</text:p>
              </table:table-cell>
              <table:table-cell office:value-type="float" office:value="33640">
                <text:p>33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684</text:p>
              </table:table-cell>
              <table:table-cell office:value-type="float" office:value="33660">
                <text:p>33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85</text:p>
              </table:table-cell>
              <table:table-cell office:value-type="float" office:value="33680">
                <text:p>336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686</text:p>
              </table:table-cell>
              <table:table-cell office:value-type="float" office:value="33700">
                <text:p>337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687</text:p>
              </table:table-cell>
              <table:table-cell office:value-type="float" office:value="33720">
                <text:p>337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688</text:p>
              </table:table-cell>
              <table:table-cell office:value-type="float" office:value="33740">
                <text:p>33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689</text:p>
              </table:table-cell>
              <table:table-cell office:value-type="float" office:value="33760">
                <text:p>337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690</text:p>
              </table:table-cell>
              <table:table-cell office:value-type="float" office:value="33780">
                <text:p>33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691</text:p>
              </table:table-cell>
              <table:table-cell office:value-type="float" office:value="33800">
                <text:p>338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692</text:p>
              </table:table-cell>
              <table:table-cell office:value-type="float" office:value="33820">
                <text:p>338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693</text:p>
              </table:table-cell>
              <table:table-cell office:value-type="float" office:value="33840">
                <text:p>338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94</text:p>
              </table:table-cell>
              <table:table-cell office:value-type="float" office:value="33860">
                <text:p>338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695</text:p>
              </table:table-cell>
              <table:table-cell office:value-type="float" office:value="33880">
                <text:p>338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696</text:p>
              </table:table-cell>
              <table:table-cell office:value-type="float" office:value="33900">
                <text:p>33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697</text:p>
              </table:table-cell>
              <table:table-cell office:value-type="float" office:value="33920">
                <text:p>339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698</text:p>
              </table:table-cell>
              <table:table-cell office:value-type="float" office:value="33940">
                <text:p>33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99</text:p>
              </table:table-cell>
              <table:table-cell office:value-type="float" office:value="33960">
                <text:p>339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00</text:p>
              </table:table-cell>
              <table:table-cell office:value-type="float" office:value="33980">
                <text:p>33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01</text:p>
              </table:table-cell>
              <table:table-cell office:value-type="float" office:value="34000">
                <text:p>34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02</text:p>
              </table:table-cell>
              <table:table-cell office:value-type="float" office:value="34020">
                <text:p>340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03</text:p>
              </table:table-cell>
              <table:table-cell office:value-type="float" office:value="34040">
                <text:p>34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04</text:p>
              </table:table-cell>
              <table:table-cell office:value-type="float" office:value="34060">
                <text:p>340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05</text:p>
              </table:table-cell>
              <table:table-cell office:value-type="float" office:value="34080">
                <text:p>340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06</text:p>
              </table:table-cell>
              <table:table-cell office:value-type="float" office:value="34100">
                <text:p>34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07</text:p>
              </table:table-cell>
              <table:table-cell office:value-type="float" office:value="34120">
                <text:p>34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08</text:p>
              </table:table-cell>
              <table:table-cell office:value-type="float" office:value="34140">
                <text:p>34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09</text:p>
              </table:table-cell>
              <table:table-cell office:value-type="float" office:value="34160">
                <text:p>341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710</text:p>
              </table:table-cell>
              <table:table-cell office:value-type="float" office:value="34180">
                <text:p>34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11</text:p>
              </table:table-cell>
              <table:table-cell office:value-type="float" office:value="34200">
                <text:p>342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12</text:p>
              </table:table-cell>
              <table:table-cell office:value-type="float" office:value="34220">
                <text:p>34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13</text:p>
              </table:table-cell>
              <table:table-cell office:value-type="float" office:value="34240">
                <text:p>342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714</text:p>
              </table:table-cell>
              <table:table-cell office:value-type="float" office:value="34260">
                <text:p>342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15</text:p>
              </table:table-cell>
              <table:table-cell office:value-type="float" office:value="34280">
                <text:p>342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716</text:p>
              </table:table-cell>
              <table:table-cell office:value-type="float" office:value="34300">
                <text:p>343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717</text:p>
              </table:table-cell>
              <table:table-cell office:value-type="float" office:value="34320">
                <text:p>34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18</text:p>
              </table:table-cell>
              <table:table-cell office:value-type="float" office:value="34340">
                <text:p>343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19</text:p>
              </table:table-cell>
              <table:table-cell office:value-type="float" office:value="34360">
                <text:p>34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20</text:p>
              </table:table-cell>
              <table:table-cell office:value-type="float" office:value="34380">
                <text:p>343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721</text:p>
              </table:table-cell>
              <table:table-cell office:value-type="float" office:value="34400">
                <text:p>344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722</text:p>
              </table:table-cell>
              <table:table-cell office:value-type="float" office:value="34420">
                <text:p>344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23</text:p>
              </table:table-cell>
              <table:table-cell office:value-type="float" office:value="34440">
                <text:p>344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24</text:p>
              </table:table-cell>
              <table:table-cell office:value-type="float" office:value="34460">
                <text:p>344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25</text:p>
              </table:table-cell>
              <table:table-cell office:value-type="float" office:value="34480">
                <text:p>344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26</text:p>
              </table:table-cell>
              <table:table-cell office:value-type="float" office:value="34500">
                <text:p>34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727</text:p>
              </table:table-cell>
              <table:table-cell office:value-type="float" office:value="34520">
                <text:p>345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728</text:p>
              </table:table-cell>
              <table:table-cell office:value-type="float" office:value="34540">
                <text:p>34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29</text:p>
              </table:table-cell>
              <table:table-cell office:value-type="float" office:value="34560">
                <text:p>345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30</text:p>
              </table:table-cell>
              <table:table-cell office:value-type="float" office:value="34580">
                <text:p>34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31</text:p>
              </table:table-cell>
              <table:table-cell office:value-type="float" office:value="34600">
                <text:p>346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32</text:p>
              </table:table-cell>
              <table:table-cell office:value-type="float" office:value="34620">
                <text:p>34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33</text:p>
              </table:table-cell>
              <table:table-cell office:value-type="float" office:value="34640">
                <text:p>34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734</text:p>
              </table:table-cell>
              <table:table-cell office:value-type="float" office:value="34660">
                <text:p>34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35</text:p>
              </table:table-cell>
              <table:table-cell office:value-type="float" office:value="34680">
                <text:p>34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36</text:p>
              </table:table-cell>
              <table:table-cell office:value-type="float" office:value="34700">
                <text:p>347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37</text:p>
              </table:table-cell>
              <table:table-cell office:value-type="float" office:value="34720">
                <text:p>34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38</text:p>
              </table:table-cell>
              <table:table-cell office:value-type="float" office:value="34740">
                <text:p>347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39</text:p>
              </table:table-cell>
              <table:table-cell office:value-type="float" office:value="34760">
                <text:p>34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40</text:p>
              </table:table-cell>
              <table:table-cell office:value-type="float" office:value="34780">
                <text:p>347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741</text:p>
              </table:table-cell>
              <table:table-cell office:value-type="float" office:value="34800">
                <text:p>348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42</text:p>
              </table:table-cell>
              <table:table-cell office:value-type="float" office:value="34820">
                <text:p>348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43</text:p>
              </table:table-cell>
              <table:table-cell office:value-type="float" office:value="34840">
                <text:p>34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44</text:p>
              </table:table-cell>
              <table:table-cell office:value-type="float" office:value="34860">
                <text:p>348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45</text:p>
              </table:table-cell>
              <table:table-cell office:value-type="float" office:value="34880">
                <text:p>348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746</text:p>
              </table:table-cell>
              <table:table-cell office:value-type="float" office:value="34900">
                <text:p>349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747</text:p>
              </table:table-cell>
              <table:table-cell office:value-type="float" office:value="34920">
                <text:p>349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748</text:p>
              </table:table-cell>
              <table:table-cell office:value-type="float" office:value="34940">
                <text:p>349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49</text:p>
              </table:table-cell>
              <table:table-cell office:value-type="float" office:value="34960">
                <text:p>34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50</text:p>
              </table:table-cell>
              <table:table-cell office:value-type="float" office:value="34980">
                <text:p>349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51</text:p>
              </table:table-cell>
              <table:table-cell office:value-type="float" office:value="35000">
                <text:p>35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752</text:p>
              </table:table-cell>
              <table:table-cell office:value-type="float" office:value="35020">
                <text:p>35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53</text:p>
              </table:table-cell>
              <table:table-cell office:value-type="float" office:value="35040">
                <text:p>350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54</text:p>
              </table:table-cell>
              <table:table-cell office:value-type="float" office:value="35060">
                <text:p>350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55</text:p>
              </table:table-cell>
              <table:table-cell office:value-type="float" office:value="35080">
                <text:p>350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756</text:p>
              </table:table-cell>
              <table:table-cell office:value-type="float" office:value="35100">
                <text:p>35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757</text:p>
              </table:table-cell>
              <table:table-cell office:value-type="float" office:value="35120">
                <text:p>351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58</text:p>
              </table:table-cell>
              <table:table-cell office:value-type="float" office:value="35140">
                <text:p>35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59</text:p>
              </table:table-cell>
              <table:table-cell office:value-type="float" office:value="35160">
                <text:p>351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60</text:p>
              </table:table-cell>
              <table:table-cell office:value-type="float" office:value="35180">
                <text:p>351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761</text:p>
              </table:table-cell>
              <table:table-cell office:value-type="float" office:value="35200">
                <text:p>352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762</text:p>
              </table:table-cell>
              <table:table-cell office:value-type="float" office:value="35220">
                <text:p>352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63</text:p>
              </table:table-cell>
              <table:table-cell office:value-type="float" office:value="35240">
                <text:p>35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64</text:p>
              </table:table-cell>
              <table:table-cell office:value-type="float" office:value="35260">
                <text:p>35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65</text:p>
              </table:table-cell>
              <table:table-cell office:value-type="float" office:value="35280">
                <text:p>35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66</text:p>
              </table:table-cell>
              <table:table-cell office:value-type="float" office:value="35300">
                <text:p>353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67</text:p>
              </table:table-cell>
              <table:table-cell office:value-type="float" office:value="35320">
                <text:p>35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68</text:p>
              </table:table-cell>
              <table:table-cell office:value-type="float" office:value="35340">
                <text:p>35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69</text:p>
              </table:table-cell>
              <table:table-cell office:value-type="float" office:value="35360">
                <text:p>35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770</text:p>
              </table:table-cell>
              <table:table-cell office:value-type="float" office:value="35380">
                <text:p>35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71</text:p>
              </table:table-cell>
              <table:table-cell office:value-type="float" office:value="35400">
                <text:p>354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772</text:p>
              </table:table-cell>
              <table:table-cell office:value-type="float" office:value="35420">
                <text:p>354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73</text:p>
              </table:table-cell>
              <table:table-cell office:value-type="float" office:value="35440">
                <text:p>354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74</text:p>
              </table:table-cell>
              <table:table-cell office:value-type="float" office:value="35460">
                <text:p>354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75</text:p>
              </table:table-cell>
              <table:table-cell office:value-type="float" office:value="35480">
                <text:p>35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76</text:p>
              </table:table-cell>
              <table:table-cell office:value-type="float" office:value="35500">
                <text:p>35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777</text:p>
              </table:table-cell>
              <table:table-cell office:value-type="float" office:value="35520">
                <text:p>35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78</text:p>
              </table:table-cell>
              <table:table-cell office:value-type="float" office:value="35540">
                <text:p>355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779</text:p>
              </table:table-cell>
              <table:table-cell office:value-type="float" office:value="35560">
                <text:p>355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80</text:p>
              </table:table-cell>
              <table:table-cell office:value-type="float" office:value="35580">
                <text:p>355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781</text:p>
              </table:table-cell>
              <table:table-cell office:value-type="float" office:value="35600">
                <text:p>356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782</text:p>
              </table:table-cell>
              <table:table-cell office:value-type="float" office:value="35620">
                <text:p>35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83</text:p>
              </table:table-cell>
              <table:table-cell office:value-type="float" office:value="35640">
                <text:p>35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84</text:p>
              </table:table-cell>
              <table:table-cell office:value-type="float" office:value="35660">
                <text:p>356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785</text:p>
              </table:table-cell>
              <table:table-cell office:value-type="float" office:value="35680">
                <text:p>356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86</text:p>
              </table:table-cell>
              <table:table-cell office:value-type="float" office:value="35700">
                <text:p>35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87</text:p>
              </table:table-cell>
              <table:table-cell office:value-type="float" office:value="35720">
                <text:p>357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788</text:p>
              </table:table-cell>
              <table:table-cell office:value-type="float" office:value="35740">
                <text:p>357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89</text:p>
              </table:table-cell>
              <table:table-cell office:value-type="float" office:value="35760">
                <text:p>35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90</text:p>
              </table:table-cell>
              <table:table-cell office:value-type="float" office:value="35780">
                <text:p>357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791</text:p>
              </table:table-cell>
              <table:table-cell office:value-type="float" office:value="35800">
                <text:p>358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792</text:p>
              </table:table-cell>
              <table:table-cell office:value-type="float" office:value="35820">
                <text:p>35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93</text:p>
              </table:table-cell>
              <table:table-cell office:value-type="float" office:value="35840">
                <text:p>35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94</text:p>
              </table:table-cell>
              <table:table-cell office:value-type="float" office:value="35860">
                <text:p>35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795</text:p>
              </table:table-cell>
              <table:table-cell office:value-type="float" office:value="35880">
                <text:p>358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796</text:p>
              </table:table-cell>
              <table:table-cell office:value-type="float" office:value="35900">
                <text:p>359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797</text:p>
              </table:table-cell>
              <table:table-cell office:value-type="float" office:value="35920">
                <text:p>359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798</text:p>
              </table:table-cell>
              <table:table-cell office:value-type="float" office:value="35940">
                <text:p>35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799</text:p>
              </table:table-cell>
              <table:table-cell office:value-type="float" office:value="35960">
                <text:p>35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800</text:p>
              </table:table-cell>
              <table:table-cell office:value-type="float" office:value="35980">
                <text:p>35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01</text:p>
              </table:table-cell>
              <table:table-cell office:value-type="float" office:value="36000">
                <text:p>36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02</text:p>
              </table:table-cell>
              <table:table-cell office:value-type="float" office:value="36020">
                <text:p>360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1803</text:p>
              </table:table-cell>
              <table:table-cell office:value-type="float" office:value="36040">
                <text:p>360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804</text:p>
              </table:table-cell>
              <table:table-cell office:value-type="float" office:value="36060">
                <text:p>36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05</text:p>
              </table:table-cell>
              <table:table-cell office:value-type="float" office:value="36080">
                <text:p>360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06</text:p>
              </table:table-cell>
              <table:table-cell office:value-type="float" office:value="36100">
                <text:p>36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07</text:p>
              </table:table-cell>
              <table:table-cell office:value-type="float" office:value="36120">
                <text:p>361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08</text:p>
              </table:table-cell>
              <table:table-cell office:value-type="float" office:value="36140">
                <text:p>361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809</text:p>
              </table:table-cell>
              <table:table-cell office:value-type="float" office:value="36160">
                <text:p>361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10</text:p>
              </table:table-cell>
              <table:table-cell office:value-type="float" office:value="36180">
                <text:p>36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11</text:p>
              </table:table-cell>
              <table:table-cell office:value-type="float" office:value="36200">
                <text:p>36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12</text:p>
              </table:table-cell>
              <table:table-cell office:value-type="float" office:value="36220">
                <text:p>36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813</text:p>
              </table:table-cell>
              <table:table-cell office:value-type="float" office:value="36240">
                <text:p>362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814</text:p>
              </table:table-cell>
              <table:table-cell office:value-type="float" office:value="36260">
                <text:p>36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815</text:p>
              </table:table-cell>
              <table:table-cell office:value-type="float" office:value="36280">
                <text:p>362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16</text:p>
              </table:table-cell>
              <table:table-cell office:value-type="float" office:value="36300">
                <text:p>36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17</text:p>
              </table:table-cell>
              <table:table-cell office:value-type="float" office:value="36320">
                <text:p>363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818</text:p>
              </table:table-cell>
              <table:table-cell office:value-type="float" office:value="36340">
                <text:p>36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19</text:p>
              </table:table-cell>
              <table:table-cell office:value-type="float" office:value="36360">
                <text:p>36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20</text:p>
              </table:table-cell>
              <table:table-cell office:value-type="float" office:value="36380">
                <text:p>363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821</text:p>
              </table:table-cell>
              <table:table-cell office:value-type="float" office:value="36400">
                <text:p>364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22</text:p>
              </table:table-cell>
              <table:table-cell office:value-type="float" office:value="36420">
                <text:p>364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23</text:p>
              </table:table-cell>
              <table:table-cell office:value-type="float" office:value="36440">
                <text:p>364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824</text:p>
              </table:table-cell>
              <table:table-cell office:value-type="float" office:value="36460">
                <text:p>36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25</text:p>
              </table:table-cell>
              <table:table-cell office:value-type="float" office:value="36480">
                <text:p>364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26</text:p>
              </table:table-cell>
              <table:table-cell office:value-type="float" office:value="36500">
                <text:p>36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827</text:p>
              </table:table-cell>
              <table:table-cell office:value-type="float" office:value="36520">
                <text:p>365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828</text:p>
              </table:table-cell>
              <table:table-cell office:value-type="float" office:value="36540">
                <text:p>365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29</text:p>
              </table:table-cell>
              <table:table-cell office:value-type="float" office:value="36560">
                <text:p>36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30</text:p>
              </table:table-cell>
              <table:table-cell office:value-type="float" office:value="36580">
                <text:p>365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31</text:p>
              </table:table-cell>
              <table:table-cell office:value-type="float" office:value="36600">
                <text:p>36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32</text:p>
              </table:table-cell>
              <table:table-cell office:value-type="float" office:value="36620">
                <text:p>36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33</text:p>
              </table:table-cell>
              <table:table-cell office:value-type="float" office:value="36640">
                <text:p>36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34</text:p>
              </table:table-cell>
              <table:table-cell office:value-type="float" office:value="36660">
                <text:p>366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835</text:p>
              </table:table-cell>
              <table:table-cell office:value-type="float" office:value="36680">
                <text:p>36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36</text:p>
              </table:table-cell>
              <table:table-cell office:value-type="float" office:value="36700">
                <text:p>36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37</text:p>
              </table:table-cell>
              <table:table-cell office:value-type="float" office:value="36720">
                <text:p>367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838</text:p>
              </table:table-cell>
              <table:table-cell office:value-type="float" office:value="36740">
                <text:p>367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839</text:p>
              </table:table-cell>
              <table:table-cell office:value-type="float" office:value="36760">
                <text:p>36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40</text:p>
              </table:table-cell>
              <table:table-cell office:value-type="float" office:value="36780">
                <text:p>36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41</text:p>
              </table:table-cell>
              <table:table-cell office:value-type="float" office:value="36800">
                <text:p>368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42</text:p>
              </table:table-cell>
              <table:table-cell office:value-type="float" office:value="36820">
                <text:p>368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43</text:p>
              </table:table-cell>
              <table:table-cell office:value-type="float" office:value="36840">
                <text:p>36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44</text:p>
              </table:table-cell>
              <table:table-cell office:value-type="float" office:value="36860">
                <text:p>368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845</text:p>
              </table:table-cell>
              <table:table-cell office:value-type="float" office:value="36880">
                <text:p>368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846</text:p>
              </table:table-cell>
              <table:table-cell office:value-type="float" office:value="36900">
                <text:p>36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47</text:p>
              </table:table-cell>
              <table:table-cell office:value-type="float" office:value="36920">
                <text:p>36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48</text:p>
              </table:table-cell>
              <table:table-cell office:value-type="float" office:value="36940">
                <text:p>369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49</text:p>
              </table:table-cell>
              <table:table-cell office:value-type="float" office:value="36960">
                <text:p>369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850</text:p>
              </table:table-cell>
              <table:table-cell office:value-type="float" office:value="36980">
                <text:p>369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851</text:p>
              </table:table-cell>
              <table:table-cell office:value-type="float" office:value="37000">
                <text:p>37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52</text:p>
              </table:table-cell>
              <table:table-cell office:value-type="float" office:value="37020">
                <text:p>37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53</text:p>
              </table:table-cell>
              <table:table-cell office:value-type="float" office:value="37040">
                <text:p>37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54</text:p>
              </table:table-cell>
              <table:table-cell office:value-type="float" office:value="37060">
                <text:p>37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55</text:p>
              </table:table-cell>
              <table:table-cell office:value-type="float" office:value="37080">
                <text:p>37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56</text:p>
              </table:table-cell>
              <table:table-cell office:value-type="float" office:value="37100">
                <text:p>37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857</text:p>
              </table:table-cell>
              <table:table-cell office:value-type="float" office:value="37120">
                <text:p>37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58</text:p>
              </table:table-cell>
              <table:table-cell office:value-type="float" office:value="37140">
                <text:p>371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859</text:p>
              </table:table-cell>
              <table:table-cell office:value-type="float" office:value="37160">
                <text:p>371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860</text:p>
              </table:table-cell>
              <table:table-cell office:value-type="float" office:value="37180">
                <text:p>37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61</text:p>
              </table:table-cell>
              <table:table-cell office:value-type="float" office:value="37200">
                <text:p>37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62</text:p>
              </table:table-cell>
              <table:table-cell office:value-type="float" office:value="37220">
                <text:p>372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863</text:p>
              </table:table-cell>
              <table:table-cell office:value-type="float" office:value="37240">
                <text:p>372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864</text:p>
              </table:table-cell>
              <table:table-cell office:value-type="float" office:value="37260">
                <text:p>37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65</text:p>
              </table:table-cell>
              <table:table-cell office:value-type="float" office:value="37280">
                <text:p>372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66</text:p>
              </table:table-cell>
              <table:table-cell office:value-type="float" office:value="37300">
                <text:p>37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67</text:p>
              </table:table-cell>
              <table:table-cell office:value-type="float" office:value="37320">
                <text:p>373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68</text:p>
              </table:table-cell>
              <table:table-cell office:value-type="float" office:value="37340">
                <text:p>373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869</text:p>
              </table:table-cell>
              <table:table-cell office:value-type="float" office:value="37360">
                <text:p>373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870</text:p>
              </table:table-cell>
              <table:table-cell office:value-type="float" office:value="37380">
                <text:p>37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871</text:p>
              </table:table-cell>
              <table:table-cell office:value-type="float" office:value="37400">
                <text:p>374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872</text:p>
              </table:table-cell>
              <table:table-cell office:value-type="float" office:value="37420">
                <text:p>374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873</text:p>
              </table:table-cell>
              <table:table-cell office:value-type="float" office:value="37440">
                <text:p>374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74</text:p>
              </table:table-cell>
              <table:table-cell office:value-type="float" office:value="37460">
                <text:p>37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75</text:p>
              </table:table-cell>
              <table:table-cell office:value-type="float" office:value="37480">
                <text:p>37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876</text:p>
              </table:table-cell>
              <table:table-cell office:value-type="float" office:value="37500">
                <text:p>375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77</text:p>
              </table:table-cell>
              <table:table-cell office:value-type="float" office:value="37520">
                <text:p>375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78</text:p>
              </table:table-cell>
              <table:table-cell office:value-type="float" office:value="37540">
                <text:p>375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79</text:p>
              </table:table-cell>
              <table:table-cell office:value-type="float" office:value="37560">
                <text:p>37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880</text:p>
              </table:table-cell>
              <table:table-cell office:value-type="float" office:value="37580">
                <text:p>375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881</text:p>
              </table:table-cell>
              <table:table-cell office:value-type="float" office:value="37600">
                <text:p>37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82</text:p>
              </table:table-cell>
              <table:table-cell office:value-type="float" office:value="37620">
                <text:p>37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83</text:p>
              </table:table-cell>
              <table:table-cell office:value-type="float" office:value="37640">
                <text:p>37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884</text:p>
              </table:table-cell>
              <table:table-cell office:value-type="float" office:value="37660">
                <text:p>376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85</text:p>
              </table:table-cell>
              <table:table-cell office:value-type="float" office:value="37680">
                <text:p>376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886</text:p>
              </table:table-cell>
              <table:table-cell office:value-type="float" office:value="37700">
                <text:p>377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887</text:p>
              </table:table-cell>
              <table:table-cell office:value-type="float" office:value="37720">
                <text:p>37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88</text:p>
              </table:table-cell>
              <table:table-cell office:value-type="float" office:value="37740">
                <text:p>37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89</text:p>
              </table:table-cell>
              <table:table-cell office:value-type="float" office:value="37760">
                <text:p>37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90</text:p>
              </table:table-cell>
              <table:table-cell office:value-type="float" office:value="37780">
                <text:p>377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891</text:p>
              </table:table-cell>
              <table:table-cell office:value-type="float" office:value="37800">
                <text:p>37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92</text:p>
              </table:table-cell>
              <table:table-cell office:value-type="float" office:value="37820">
                <text:p>378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893</text:p>
              </table:table-cell>
              <table:table-cell office:value-type="float" office:value="37840">
                <text:p>378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894</text:p>
              </table:table-cell>
              <table:table-cell office:value-type="float" office:value="37860">
                <text:p>378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895</text:p>
              </table:table-cell>
              <table:table-cell office:value-type="float" office:value="37880">
                <text:p>378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896</text:p>
              </table:table-cell>
              <table:table-cell office:value-type="float" office:value="37900">
                <text:p>37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97</text:p>
              </table:table-cell>
              <table:table-cell office:value-type="float" office:value="37920">
                <text:p>379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898</text:p>
              </table:table-cell>
              <table:table-cell office:value-type="float" office:value="37940">
                <text:p>379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99</text:p>
              </table:table-cell>
              <table:table-cell office:value-type="float" office:value="37960">
                <text:p>379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00</text:p>
              </table:table-cell>
              <table:table-cell office:value-type="float" office:value="37980">
                <text:p>37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01</text:p>
              </table:table-cell>
              <table:table-cell office:value-type="float" office:value="38000">
                <text:p>38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02</text:p>
              </table:table-cell>
              <table:table-cell office:value-type="float" office:value="38020">
                <text:p>380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903</text:p>
              </table:table-cell>
              <table:table-cell office:value-type="float" office:value="38040">
                <text:p>38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04</text:p>
              </table:table-cell>
              <table:table-cell office:value-type="float" office:value="38060">
                <text:p>38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05</text:p>
              </table:table-cell>
              <table:table-cell office:value-type="float" office:value="38080">
                <text:p>38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06</text:p>
              </table:table-cell>
              <table:table-cell office:value-type="float" office:value="38100">
                <text:p>381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907</text:p>
              </table:table-cell>
              <table:table-cell office:value-type="float" office:value="38120">
                <text:p>38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08</text:p>
              </table:table-cell>
              <table:table-cell office:value-type="float" office:value="38140">
                <text:p>38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09</text:p>
              </table:table-cell>
              <table:table-cell office:value-type="float" office:value="38160">
                <text:p>38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10</text:p>
              </table:table-cell>
              <table:table-cell office:value-type="float" office:value="38180">
                <text:p>38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911</text:p>
              </table:table-cell>
              <table:table-cell office:value-type="float" office:value="38200">
                <text:p>382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912</text:p>
              </table:table-cell>
              <table:table-cell office:value-type="float" office:value="38220">
                <text:p>382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913</text:p>
              </table:table-cell>
              <table:table-cell office:value-type="float" office:value="38240">
                <text:p>38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14</text:p>
              </table:table-cell>
              <table:table-cell office:value-type="float" office:value="38260">
                <text:p>382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915</text:p>
              </table:table-cell>
              <table:table-cell office:value-type="float" office:value="38280">
                <text:p>382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916</text:p>
              </table:table-cell>
              <table:table-cell office:value-type="float" office:value="38300">
                <text:p>383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17</text:p>
              </table:table-cell>
              <table:table-cell office:value-type="float" office:value="38320">
                <text:p>38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918</text:p>
              </table:table-cell>
              <table:table-cell office:value-type="float" office:value="38340">
                <text:p>383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19</text:p>
              </table:table-cell>
              <table:table-cell office:value-type="float" office:value="38360">
                <text:p>383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20</text:p>
              </table:table-cell>
              <table:table-cell office:value-type="float" office:value="38380">
                <text:p>383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21</text:p>
              </table:table-cell>
              <table:table-cell office:value-type="float" office:value="38400">
                <text:p>38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22</text:p>
              </table:table-cell>
              <table:table-cell office:value-type="float" office:value="38420">
                <text:p>38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23</text:p>
              </table:table-cell>
              <table:table-cell office:value-type="float" office:value="38440">
                <text:p>384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924</text:p>
              </table:table-cell>
              <table:table-cell office:value-type="float" office:value="38460">
                <text:p>38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925</text:p>
              </table:table-cell>
              <table:table-cell office:value-type="float" office:value="38480">
                <text:p>384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26</text:p>
              </table:table-cell>
              <table:table-cell office:value-type="float" office:value="38500">
                <text:p>38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927</text:p>
              </table:table-cell>
              <table:table-cell office:value-type="float" office:value="38520">
                <text:p>385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928</text:p>
              </table:table-cell>
              <table:table-cell office:value-type="float" office:value="38540">
                <text:p>385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29</text:p>
              </table:table-cell>
              <table:table-cell office:value-type="float" office:value="38560">
                <text:p>385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30</text:p>
              </table:table-cell>
              <table:table-cell office:value-type="float" office:value="38580">
                <text:p>385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31</text:p>
              </table:table-cell>
              <table:table-cell office:value-type="float" office:value="38600">
                <text:p>386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932</text:p>
              </table:table-cell>
              <table:table-cell office:value-type="float" office:value="38620">
                <text:p>38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33</text:p>
              </table:table-cell>
              <table:table-cell office:value-type="float" office:value="38640">
                <text:p>386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934</text:p>
              </table:table-cell>
              <table:table-cell office:value-type="float" office:value="38660">
                <text:p>38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35</text:p>
              </table:table-cell>
              <table:table-cell office:value-type="float" office:value="38680">
                <text:p>386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36</text:p>
              </table:table-cell>
              <table:table-cell office:value-type="float" office:value="38700">
                <text:p>387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937</text:p>
              </table:table-cell>
              <table:table-cell office:value-type="float" office:value="38720">
                <text:p>38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38</text:p>
              </table:table-cell>
              <table:table-cell office:value-type="float" office:value="38740">
                <text:p>387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939</text:p>
              </table:table-cell>
              <table:table-cell office:value-type="float" office:value="38760">
                <text:p>387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40</text:p>
              </table:table-cell>
              <table:table-cell office:value-type="float" office:value="38780">
                <text:p>38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41</text:p>
              </table:table-cell>
              <table:table-cell office:value-type="float" office:value="38800">
                <text:p>388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42</text:p>
              </table:table-cell>
              <table:table-cell office:value-type="float" office:value="38820">
                <text:p>388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943</text:p>
              </table:table-cell>
              <table:table-cell office:value-type="float" office:value="38840">
                <text:p>38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44</text:p>
              </table:table-cell>
              <table:table-cell office:value-type="float" office:value="38860">
                <text:p>38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945</text:p>
              </table:table-cell>
              <table:table-cell office:value-type="float" office:value="38880">
                <text:p>388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46</text:p>
              </table:table-cell>
              <table:table-cell office:value-type="float" office:value="38900">
                <text:p>389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47</text:p>
              </table:table-cell>
              <table:table-cell office:value-type="float" office:value="38920">
                <text:p>389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48</text:p>
              </table:table-cell>
              <table:table-cell office:value-type="float" office:value="38940">
                <text:p>389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49</text:p>
              </table:table-cell>
              <table:table-cell office:value-type="float" office:value="38960">
                <text:p>38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950</text:p>
              </table:table-cell>
              <table:table-cell office:value-type="float" office:value="38980">
                <text:p>389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51</text:p>
              </table:table-cell>
              <table:table-cell office:value-type="float" office:value="39000">
                <text:p>39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52</text:p>
              </table:table-cell>
              <table:table-cell office:value-type="float" office:value="39020">
                <text:p>390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53</text:p>
              </table:table-cell>
              <table:table-cell office:value-type="float" office:value="39040">
                <text:p>390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954</text:p>
              </table:table-cell>
              <table:table-cell office:value-type="float" office:value="39060">
                <text:p>39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55</text:p>
              </table:table-cell>
              <table:table-cell office:value-type="float" office:value="39080">
                <text:p>39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56</text:p>
              </table:table-cell>
              <table:table-cell office:value-type="float" office:value="39100">
                <text:p>39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57</text:p>
              </table:table-cell>
              <table:table-cell office:value-type="float" office:value="39120">
                <text:p>391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58</text:p>
              </table:table-cell>
              <table:table-cell office:value-type="float" office:value="39140">
                <text:p>39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59</text:p>
              </table:table-cell>
              <table:table-cell office:value-type="float" office:value="39160">
                <text:p>391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60</text:p>
              </table:table-cell>
              <table:table-cell office:value-type="float" office:value="39180">
                <text:p>391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61</text:p>
              </table:table-cell>
              <table:table-cell office:value-type="float" office:value="39200">
                <text:p>39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62</text:p>
              </table:table-cell>
              <table:table-cell office:value-type="float" office:value="39220">
                <text:p>39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63</text:p>
              </table:table-cell>
              <table:table-cell office:value-type="float" office:value="39240">
                <text:p>39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64</text:p>
              </table:table-cell>
              <table:table-cell office:value-type="float" office:value="39260">
                <text:p>39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65</text:p>
              </table:table-cell>
              <table:table-cell office:value-type="float" office:value="39280">
                <text:p>392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66</text:p>
              </table:table-cell>
              <table:table-cell office:value-type="float" office:value="39300">
                <text:p>393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67</text:p>
              </table:table-cell>
              <table:table-cell office:value-type="float" office:value="39320">
                <text:p>39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68</text:p>
              </table:table-cell>
              <table:table-cell office:value-type="float" office:value="39340">
                <text:p>393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69</text:p>
              </table:table-cell>
              <table:table-cell office:value-type="float" office:value="39360">
                <text:p>39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70</text:p>
              </table:table-cell>
              <table:table-cell office:value-type="float" office:value="39380">
                <text:p>39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71</text:p>
              </table:table-cell>
              <table:table-cell office:value-type="float" office:value="39400">
                <text:p>39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972</text:p>
              </table:table-cell>
              <table:table-cell office:value-type="float" office:value="39420">
                <text:p>394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73</text:p>
              </table:table-cell>
              <table:table-cell office:value-type="float" office:value="39440">
                <text:p>394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974</text:p>
              </table:table-cell>
              <table:table-cell office:value-type="float" office:value="39460">
                <text:p>39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975</text:p>
              </table:table-cell>
              <table:table-cell office:value-type="float" office:value="39480">
                <text:p>394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76</text:p>
              </table:table-cell>
              <table:table-cell office:value-type="float" office:value="39500">
                <text:p>39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77</text:p>
              </table:table-cell>
              <table:table-cell office:value-type="float" office:value="39520">
                <text:p>395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78</text:p>
              </table:table-cell>
              <table:table-cell office:value-type="float" office:value="39540">
                <text:p>395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979</text:p>
              </table:table-cell>
              <table:table-cell office:value-type="float" office:value="39560">
                <text:p>395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80</text:p>
              </table:table-cell>
              <table:table-cell office:value-type="float" office:value="39580">
                <text:p>39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81</text:p>
              </table:table-cell>
              <table:table-cell office:value-type="float" office:value="39600">
                <text:p>39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82</text:p>
              </table:table-cell>
              <table:table-cell office:value-type="float" office:value="39620">
                <text:p>396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83</text:p>
              </table:table-cell>
              <table:table-cell office:value-type="float" office:value="39640">
                <text:p>396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984</text:p>
              </table:table-cell>
              <table:table-cell office:value-type="float" office:value="39660">
                <text:p>39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85</text:p>
              </table:table-cell>
              <table:table-cell office:value-type="float" office:value="39680">
                <text:p>396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86</text:p>
              </table:table-cell>
              <table:table-cell office:value-type="float" office:value="39700">
                <text:p>39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87</text:p>
              </table:table-cell>
              <table:table-cell office:value-type="float" office:value="39720">
                <text:p>39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88</text:p>
              </table:table-cell>
              <table:table-cell office:value-type="float" office:value="39740">
                <text:p>397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89</text:p>
              </table:table-cell>
              <table:table-cell office:value-type="float" office:value="39760">
                <text:p>39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90</text:p>
              </table:table-cell>
              <table:table-cell office:value-type="float" office:value="39780">
                <text:p>39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91</text:p>
              </table:table-cell>
              <table:table-cell office:value-type="float" office:value="39800">
                <text:p>398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92</text:p>
              </table:table-cell>
              <table:table-cell office:value-type="float" office:value="39820">
                <text:p>398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93</text:p>
              </table:table-cell>
              <table:table-cell office:value-type="float" office:value="39840">
                <text:p>39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94</text:p>
              </table:table-cell>
              <table:table-cell office:value-type="float" office:value="39860">
                <text:p>398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995</text:p>
              </table:table-cell>
              <table:table-cell office:value-type="float" office:value="39880">
                <text:p>398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96</text:p>
              </table:table-cell>
              <table:table-cell office:value-type="float" office:value="39900">
                <text:p>399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97</text:p>
              </table:table-cell>
              <table:table-cell office:value-type="float" office:value="39920">
                <text:p>399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98</text:p>
              </table:table-cell>
              <table:table-cell office:value-type="float" office:value="39940">
                <text:p>399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999</text:p>
              </table:table-cell>
              <table:table-cell office:value-type="float" office:value="39960">
                <text:p>399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000</text:p>
              </table:table-cell>
              <table:table-cell office:value-type="float" office:value="39980">
                <text:p>399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001</text:p>
              </table:table-cell>
              <table:table-cell office:value-type="float" office:value="40000">
                <text:p>40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02</text:p>
              </table:table-cell>
              <table:table-cell office:value-type="float" office:value="40020">
                <text:p>400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003</text:p>
              </table:table-cell>
              <table:table-cell office:value-type="float" office:value="40040">
                <text:p>400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004</text:p>
              </table:table-cell>
              <table:table-cell office:value-type="float" office:value="40060">
                <text:p>40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005</text:p>
              </table:table-cell>
              <table:table-cell office:value-type="float" office:value="40080">
                <text:p>40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006</text:p>
              </table:table-cell>
              <table:table-cell office:value-type="float" office:value="40100">
                <text:p>401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007</text:p>
              </table:table-cell>
              <table:table-cell office:value-type="float" office:value="40120">
                <text:p>401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008</text:p>
              </table:table-cell>
              <table:table-cell office:value-type="float" office:value="40140">
                <text:p>401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009</text:p>
              </table:table-cell>
              <table:table-cell office:value-type="float" office:value="40160">
                <text:p>401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10</text:p>
              </table:table-cell>
              <table:table-cell office:value-type="float" office:value="40180">
                <text:p>401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011</text:p>
              </table:table-cell>
              <table:table-cell office:value-type="float" office:value="40200">
                <text:p>40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12</text:p>
              </table:table-cell>
              <table:table-cell office:value-type="float" office:value="40220">
                <text:p>40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013</text:p>
              </table:table-cell>
              <table:table-cell office:value-type="float" office:value="40240">
                <text:p>40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014</text:p>
              </table:table-cell>
              <table:table-cell office:value-type="float" office:value="40260">
                <text:p>402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15</text:p>
              </table:table-cell>
              <table:table-cell office:value-type="float" office:value="40280">
                <text:p>402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016</text:p>
              </table:table-cell>
              <table:table-cell office:value-type="float" office:value="40300">
                <text:p>40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17</text:p>
              </table:table-cell>
              <table:table-cell office:value-type="float" office:value="40320">
                <text:p>403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018</text:p>
              </table:table-cell>
              <table:table-cell office:value-type="float" office:value="40340">
                <text:p>40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019</text:p>
              </table:table-cell>
              <table:table-cell office:value-type="float" office:value="40360">
                <text:p>40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020</text:p>
              </table:table-cell>
              <table:table-cell office:value-type="float" office:value="40380">
                <text:p>40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021</text:p>
              </table:table-cell>
              <table:table-cell office:value-type="float" office:value="40400">
                <text:p>404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022</text:p>
              </table:table-cell>
              <table:table-cell office:value-type="float" office:value="40420">
                <text:p>404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023</text:p>
              </table:table-cell>
              <table:table-cell office:value-type="float" office:value="40440">
                <text:p>404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024</text:p>
              </table:table-cell>
              <table:table-cell office:value-type="float" office:value="40460">
                <text:p>40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025</text:p>
              </table:table-cell>
              <table:table-cell office:value-type="float" office:value="40480">
                <text:p>404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026</text:p>
              </table:table-cell>
              <table:table-cell office:value-type="float" office:value="40500">
                <text:p>405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027</text:p>
              </table:table-cell>
              <table:table-cell office:value-type="float" office:value="40520">
                <text:p>405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28</text:p>
              </table:table-cell>
              <table:table-cell office:value-type="float" office:value="40540">
                <text:p>40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029</text:p>
              </table:table-cell>
              <table:table-cell office:value-type="float" office:value="40560">
                <text:p>40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030</text:p>
              </table:table-cell>
              <table:table-cell office:value-type="float" office:value="40580">
                <text:p>405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031</text:p>
              </table:table-cell>
              <table:table-cell office:value-type="float" office:value="40600">
                <text:p>406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032</text:p>
              </table:table-cell>
              <table:table-cell office:value-type="float" office:value="40620">
                <text:p>406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033</text:p>
              </table:table-cell>
              <table:table-cell office:value-type="float" office:value="40640">
                <text:p>406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34</text:p>
              </table:table-cell>
              <table:table-cell office:value-type="float" office:value="40660">
                <text:p>406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35</text:p>
              </table:table-cell>
              <table:table-cell office:value-type="float" office:value="40680">
                <text:p>406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036</text:p>
              </table:table-cell>
              <table:table-cell office:value-type="float" office:value="40700">
                <text:p>40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037</text:p>
              </table:table-cell>
              <table:table-cell office:value-type="float" office:value="40720">
                <text:p>40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38</text:p>
              </table:table-cell>
              <table:table-cell office:value-type="float" office:value="40740">
                <text:p>40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39</text:p>
              </table:table-cell>
              <table:table-cell office:value-type="float" office:value="40760">
                <text:p>40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40</text:p>
              </table:table-cell>
              <table:table-cell office:value-type="float" office:value="40780">
                <text:p>40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41</text:p>
              </table:table-cell>
              <table:table-cell office:value-type="float" office:value="40800">
                <text:p>408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42</text:p>
              </table:table-cell>
              <table:table-cell office:value-type="float" office:value="40820">
                <text:p>40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43</text:p>
              </table:table-cell>
              <table:table-cell office:value-type="float" office:value="40840">
                <text:p>40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044</text:p>
              </table:table-cell>
              <table:table-cell office:value-type="float" office:value="40860">
                <text:p>40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45</text:p>
              </table:table-cell>
              <table:table-cell office:value-type="float" office:value="40880">
                <text:p>408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046</text:p>
              </table:table-cell>
              <table:table-cell office:value-type="float" office:value="40900">
                <text:p>409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047</text:p>
              </table:table-cell>
              <table:table-cell office:value-type="float" office:value="40920">
                <text:p>40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048</text:p>
              </table:table-cell>
              <table:table-cell office:value-type="float" office:value="40940">
                <text:p>409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049</text:p>
              </table:table-cell>
              <table:table-cell office:value-type="float" office:value="40960">
                <text:p>40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50</text:p>
              </table:table-cell>
              <table:table-cell office:value-type="float" office:value="40980">
                <text:p>40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51</text:p>
              </table:table-cell>
              <table:table-cell office:value-type="float" office:value="41000">
                <text:p>410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052</text:p>
              </table:table-cell>
              <table:table-cell office:value-type="float" office:value="41020">
                <text:p>41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53</text:p>
              </table:table-cell>
              <table:table-cell office:value-type="float" office:value="41040">
                <text:p>410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054</text:p>
              </table:table-cell>
              <table:table-cell office:value-type="float" office:value="41060">
                <text:p>410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055</text:p>
              </table:table-cell>
              <table:table-cell office:value-type="float" office:value="41080">
                <text:p>41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056</text:p>
              </table:table-cell>
              <table:table-cell office:value-type="float" office:value="41100">
                <text:p>41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57</text:p>
              </table:table-cell>
              <table:table-cell office:value-type="float" office:value="41120">
                <text:p>411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058</text:p>
              </table:table-cell>
              <table:table-cell office:value-type="float" office:value="41140">
                <text:p>41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59</text:p>
              </table:table-cell>
              <table:table-cell office:value-type="float" office:value="41160">
                <text:p>41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060</text:p>
              </table:table-cell>
              <table:table-cell office:value-type="float" office:value="41180">
                <text:p>411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61</text:p>
              </table:table-cell>
              <table:table-cell office:value-type="float" office:value="41200">
                <text:p>412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062</text:p>
              </table:table-cell>
              <table:table-cell office:value-type="float" office:value="41220">
                <text:p>41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63</text:p>
              </table:table-cell>
              <table:table-cell office:value-type="float" office:value="41240">
                <text:p>41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064</text:p>
              </table:table-cell>
              <table:table-cell office:value-type="float" office:value="41260">
                <text:p>41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65</text:p>
              </table:table-cell>
              <table:table-cell office:value-type="float" office:value="41280">
                <text:p>412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66</text:p>
              </table:table-cell>
              <table:table-cell office:value-type="float" office:value="41300">
                <text:p>41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67</text:p>
              </table:table-cell>
              <table:table-cell office:value-type="float" office:value="41320">
                <text:p>413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068</text:p>
              </table:table-cell>
              <table:table-cell office:value-type="float" office:value="41340">
                <text:p>413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069</text:p>
              </table:table-cell>
              <table:table-cell office:value-type="float" office:value="41360">
                <text:p>41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070</text:p>
              </table:table-cell>
              <table:table-cell office:value-type="float" office:value="41380">
                <text:p>41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71</text:p>
              </table:table-cell>
              <table:table-cell office:value-type="float" office:value="41400">
                <text:p>41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72</text:p>
              </table:table-cell>
              <table:table-cell office:value-type="float" office:value="41420">
                <text:p>414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073</text:p>
              </table:table-cell>
              <table:table-cell office:value-type="float" office:value="41440">
                <text:p>414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074</text:p>
              </table:table-cell>
              <table:table-cell office:value-type="float" office:value="41460">
                <text:p>41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75</text:p>
              </table:table-cell>
              <table:table-cell office:value-type="float" office:value="41480">
                <text:p>41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076</text:p>
              </table:table-cell>
              <table:table-cell office:value-type="float" office:value="41500">
                <text:p>41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77</text:p>
              </table:table-cell>
              <table:table-cell office:value-type="float" office:value="41520">
                <text:p>41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078</text:p>
              </table:table-cell>
              <table:table-cell office:value-type="float" office:value="41540">
                <text:p>41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079</text:p>
              </table:table-cell>
              <table:table-cell office:value-type="float" office:value="41560">
                <text:p>415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80</text:p>
              </table:table-cell>
              <table:table-cell office:value-type="float" office:value="41580">
                <text:p>415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81</text:p>
              </table:table-cell>
              <table:table-cell office:value-type="float" office:value="41600">
                <text:p>416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082</text:p>
              </table:table-cell>
              <table:table-cell office:value-type="float" office:value="41620">
                <text:p>416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83</text:p>
              </table:table-cell>
              <table:table-cell office:value-type="float" office:value="41640">
                <text:p>41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84</text:p>
              </table:table-cell>
              <table:table-cell office:value-type="float" office:value="41660">
                <text:p>41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85</text:p>
              </table:table-cell>
              <table:table-cell office:value-type="float" office:value="41680">
                <text:p>41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086</text:p>
              </table:table-cell>
              <table:table-cell office:value-type="float" office:value="41700">
                <text:p>41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087</text:p>
              </table:table-cell>
              <table:table-cell office:value-type="float" office:value="41720">
                <text:p>417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088</text:p>
              </table:table-cell>
              <table:table-cell office:value-type="float" office:value="41740">
                <text:p>41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89</text:p>
              </table:table-cell>
              <table:table-cell office:value-type="float" office:value="41760">
                <text:p>417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090</text:p>
              </table:table-cell>
              <table:table-cell office:value-type="float" office:value="41780">
                <text:p>417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91</text:p>
              </table:table-cell>
              <table:table-cell office:value-type="float" office:value="41800">
                <text:p>41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92</text:p>
              </table:table-cell>
              <table:table-cell office:value-type="float" office:value="41820">
                <text:p>41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93</text:p>
              </table:table-cell>
              <table:table-cell office:value-type="float" office:value="41840">
                <text:p>41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94</text:p>
              </table:table-cell>
              <table:table-cell office:value-type="float" office:value="41860">
                <text:p>418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95</text:p>
              </table:table-cell>
              <table:table-cell office:value-type="float" office:value="41880">
                <text:p>41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96</text:p>
              </table:table-cell>
              <table:table-cell office:value-type="float" office:value="41900">
                <text:p>419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097</text:p>
              </table:table-cell>
              <table:table-cell office:value-type="float" office:value="41920">
                <text:p>419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98</text:p>
              </table:table-cell>
              <table:table-cell office:value-type="float" office:value="41940">
                <text:p>419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99</text:p>
              </table:table-cell>
              <table:table-cell office:value-type="float" office:value="41960">
                <text:p>419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00</text:p>
              </table:table-cell>
              <table:table-cell office:value-type="float" office:value="41980">
                <text:p>419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101</text:p>
              </table:table-cell>
              <table:table-cell office:value-type="float" office:value="42000">
                <text:p>42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02</text:p>
              </table:table-cell>
              <table:table-cell office:value-type="float" office:value="42020">
                <text:p>420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03</text:p>
              </table:table-cell>
              <table:table-cell office:value-type="float" office:value="42040">
                <text:p>420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104</text:p>
              </table:table-cell>
              <table:table-cell office:value-type="float" office:value="42060">
                <text:p>42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05</text:p>
              </table:table-cell>
              <table:table-cell office:value-type="float" office:value="42080">
                <text:p>42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06</text:p>
              </table:table-cell>
              <table:table-cell office:value-type="float" office:value="42100">
                <text:p>42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07</text:p>
              </table:table-cell>
              <table:table-cell office:value-type="float" office:value="42120">
                <text:p>42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08</text:p>
              </table:table-cell>
              <table:table-cell office:value-type="float" office:value="42140">
                <text:p>421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09</text:p>
              </table:table-cell>
              <table:table-cell office:value-type="float" office:value="42160">
                <text:p>421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10</text:p>
              </table:table-cell>
              <table:table-cell office:value-type="float" office:value="42180">
                <text:p>42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111</text:p>
              </table:table-cell>
              <table:table-cell office:value-type="float" office:value="42200">
                <text:p>42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12</text:p>
              </table:table-cell>
              <table:table-cell office:value-type="float" office:value="42220">
                <text:p>422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13</text:p>
              </table:table-cell>
              <table:table-cell office:value-type="float" office:value="42240">
                <text:p>42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14</text:p>
              </table:table-cell>
              <table:table-cell office:value-type="float" office:value="42260">
                <text:p>422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115</text:p>
              </table:table-cell>
              <table:table-cell office:value-type="float" office:value="42280">
                <text:p>42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116</text:p>
              </table:table-cell>
              <table:table-cell office:value-type="float" office:value="42300">
                <text:p>42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17</text:p>
              </table:table-cell>
              <table:table-cell office:value-type="float" office:value="42320">
                <text:p>42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118</text:p>
              </table:table-cell>
              <table:table-cell office:value-type="float" office:value="42340">
                <text:p>42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19</text:p>
              </table:table-cell>
              <table:table-cell office:value-type="float" office:value="42360">
                <text:p>42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20</text:p>
              </table:table-cell>
              <table:table-cell office:value-type="float" office:value="42380">
                <text:p>423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121</text:p>
              </table:table-cell>
              <table:table-cell office:value-type="float" office:value="42400">
                <text:p>42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122</text:p>
              </table:table-cell>
              <table:table-cell office:value-type="float" office:value="42420">
                <text:p>42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23</text:p>
              </table:table-cell>
              <table:table-cell office:value-type="float" office:value="42440">
                <text:p>424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24</text:p>
              </table:table-cell>
              <table:table-cell office:value-type="float" office:value="42460">
                <text:p>42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25</text:p>
              </table:table-cell>
              <table:table-cell office:value-type="float" office:value="42480">
                <text:p>424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26</text:p>
              </table:table-cell>
              <table:table-cell office:value-type="float" office:value="42500">
                <text:p>42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27</text:p>
              </table:table-cell>
              <table:table-cell office:value-type="float" office:value="42520">
                <text:p>425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128</text:p>
              </table:table-cell>
              <table:table-cell office:value-type="float" office:value="42540">
                <text:p>42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29</text:p>
              </table:table-cell>
              <table:table-cell office:value-type="float" office:value="42560">
                <text:p>425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30</text:p>
              </table:table-cell>
              <table:table-cell office:value-type="float" office:value="42580">
                <text:p>425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31</text:p>
              </table:table-cell>
              <table:table-cell office:value-type="float" office:value="42600">
                <text:p>426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32</text:p>
              </table:table-cell>
              <table:table-cell office:value-type="float" office:value="42620">
                <text:p>42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33</text:p>
              </table:table-cell>
              <table:table-cell office:value-type="float" office:value="42640">
                <text:p>426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34</text:p>
              </table:table-cell>
              <table:table-cell office:value-type="float" office:value="42660">
                <text:p>42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35</text:p>
              </table:table-cell>
              <table:table-cell office:value-type="float" office:value="42680">
                <text:p>426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36</text:p>
              </table:table-cell>
              <table:table-cell office:value-type="float" office:value="42700">
                <text:p>427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37</text:p>
              </table:table-cell>
              <table:table-cell office:value-type="float" office:value="42720">
                <text:p>42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38</text:p>
              </table:table-cell>
              <table:table-cell office:value-type="float" office:value="42740">
                <text:p>427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139</text:p>
              </table:table-cell>
              <table:table-cell office:value-type="float" office:value="42760">
                <text:p>427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140</text:p>
              </table:table-cell>
              <table:table-cell office:value-type="float" office:value="42780">
                <text:p>427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41</text:p>
              </table:table-cell>
              <table:table-cell office:value-type="float" office:value="42800">
                <text:p>428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142</text:p>
              </table:table-cell>
              <table:table-cell office:value-type="float" office:value="42820">
                <text:p>428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43</text:p>
              </table:table-cell>
              <table:table-cell office:value-type="float" office:value="42840">
                <text:p>42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44</text:p>
              </table:table-cell>
              <table:table-cell office:value-type="float" office:value="42860">
                <text:p>428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45</text:p>
              </table:table-cell>
              <table:table-cell office:value-type="float" office:value="42880">
                <text:p>42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46</text:p>
              </table:table-cell>
              <table:table-cell office:value-type="float" office:value="42900">
                <text:p>42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47</text:p>
              </table:table-cell>
              <table:table-cell office:value-type="float" office:value="42920">
                <text:p>429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48</text:p>
              </table:table-cell>
              <table:table-cell office:value-type="float" office:value="42940">
                <text:p>429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149</text:p>
              </table:table-cell>
              <table:table-cell office:value-type="float" office:value="42960">
                <text:p>42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50</text:p>
              </table:table-cell>
              <table:table-cell office:value-type="float" office:value="42980">
                <text:p>42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51</text:p>
              </table:table-cell>
              <table:table-cell office:value-type="float" office:value="43000">
                <text:p>43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152</text:p>
              </table:table-cell>
              <table:table-cell office:value-type="float" office:value="43020">
                <text:p>430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153</text:p>
              </table:table-cell>
              <table:table-cell office:value-type="float" office:value="43040">
                <text:p>43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54</text:p>
              </table:table-cell>
              <table:table-cell office:value-type="float" office:value="43060">
                <text:p>430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155</text:p>
              </table:table-cell>
              <table:table-cell office:value-type="float" office:value="43080">
                <text:p>430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56</text:p>
              </table:table-cell>
              <table:table-cell office:value-type="float" office:value="43100">
                <text:p>43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57</text:p>
              </table:table-cell>
              <table:table-cell office:value-type="float" office:value="43120">
                <text:p>431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158</text:p>
              </table:table-cell>
              <table:table-cell office:value-type="float" office:value="43140">
                <text:p>431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159</text:p>
              </table:table-cell>
              <table:table-cell office:value-type="float" office:value="43160">
                <text:p>431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60</text:p>
              </table:table-cell>
              <table:table-cell office:value-type="float" office:value="43180">
                <text:p>431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61</text:p>
              </table:table-cell>
              <table:table-cell office:value-type="float" office:value="43200">
                <text:p>432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162</text:p>
              </table:table-cell>
              <table:table-cell office:value-type="float" office:value="43220">
                <text:p>432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163</text:p>
              </table:table-cell>
              <table:table-cell office:value-type="float" office:value="43240">
                <text:p>43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64</text:p>
              </table:table-cell>
              <table:table-cell office:value-type="float" office:value="43260">
                <text:p>43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165</text:p>
              </table:table-cell>
              <table:table-cell office:value-type="float" office:value="43280">
                <text:p>43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66</text:p>
              </table:table-cell>
              <table:table-cell office:value-type="float" office:value="43300">
                <text:p>433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67</text:p>
              </table:table-cell>
              <table:table-cell office:value-type="float" office:value="43320">
                <text:p>43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68</text:p>
              </table:table-cell>
              <table:table-cell office:value-type="float" office:value="43340">
                <text:p>433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169</text:p>
              </table:table-cell>
              <table:table-cell office:value-type="float" office:value="43360">
                <text:p>433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170</text:p>
              </table:table-cell>
              <table:table-cell office:value-type="float" office:value="43380">
                <text:p>43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171</text:p>
              </table:table-cell>
              <table:table-cell office:value-type="float" office:value="43400">
                <text:p>434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172</text:p>
              </table:table-cell>
              <table:table-cell office:value-type="float" office:value="43420">
                <text:p>43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73</text:p>
              </table:table-cell>
              <table:table-cell office:value-type="float" office:value="43440">
                <text:p>434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74</text:p>
              </table:table-cell>
              <table:table-cell office:value-type="float" office:value="43460">
                <text:p>43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75</text:p>
              </table:table-cell>
              <table:table-cell office:value-type="float" office:value="43480">
                <text:p>434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176</text:p>
              </table:table-cell>
              <table:table-cell office:value-type="float" office:value="43500">
                <text:p>43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177</text:p>
              </table:table-cell>
              <table:table-cell office:value-type="float" office:value="43520">
                <text:p>43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78</text:p>
              </table:table-cell>
              <table:table-cell office:value-type="float" office:value="43540">
                <text:p>43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79</text:p>
              </table:table-cell>
              <table:table-cell office:value-type="float" office:value="43560">
                <text:p>435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180</text:p>
              </table:table-cell>
              <table:table-cell office:value-type="float" office:value="43580">
                <text:p>435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181</text:p>
              </table:table-cell>
              <table:table-cell office:value-type="float" office:value="43600">
                <text:p>43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182</text:p>
              </table:table-cell>
              <table:table-cell office:value-type="float" office:value="43620">
                <text:p>43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83</text:p>
              </table:table-cell>
              <table:table-cell office:value-type="float" office:value="43640">
                <text:p>43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84</text:p>
              </table:table-cell>
              <table:table-cell office:value-type="float" office:value="43660">
                <text:p>43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85</text:p>
              </table:table-cell>
              <table:table-cell office:value-type="float" office:value="43680">
                <text:p>436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186</text:p>
              </table:table-cell>
              <table:table-cell office:value-type="float" office:value="43700">
                <text:p>437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87</text:p>
              </table:table-cell>
              <table:table-cell office:value-type="float" office:value="43720">
                <text:p>437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188</text:p>
              </table:table-cell>
              <table:table-cell office:value-type="float" office:value="43740">
                <text:p>43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89</text:p>
              </table:table-cell>
              <table:table-cell office:value-type="float" office:value="43760">
                <text:p>437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190</text:p>
              </table:table-cell>
              <table:table-cell office:value-type="float" office:value="43780">
                <text:p>437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91</text:p>
              </table:table-cell>
              <table:table-cell office:value-type="float" office:value="43800">
                <text:p>438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192</text:p>
              </table:table-cell>
              <table:table-cell office:value-type="float" office:value="43820">
                <text:p>438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193</text:p>
              </table:table-cell>
              <table:table-cell office:value-type="float" office:value="43840">
                <text:p>438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194</text:p>
              </table:table-cell>
              <table:table-cell office:value-type="float" office:value="43860">
                <text:p>438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95</text:p>
              </table:table-cell>
              <table:table-cell office:value-type="float" office:value="43880">
                <text:p>43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96</text:p>
              </table:table-cell>
              <table:table-cell office:value-type="float" office:value="43900">
                <text:p>439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197</text:p>
              </table:table-cell>
              <table:table-cell office:value-type="float" office:value="43920">
                <text:p>439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198</text:p>
              </table:table-cell>
              <table:table-cell office:value-type="float" office:value="43940">
                <text:p>439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199</text:p>
              </table:table-cell>
              <table:table-cell office:value-type="float" office:value="43960">
                <text:p>43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00</text:p>
              </table:table-cell>
              <table:table-cell office:value-type="float" office:value="43980">
                <text:p>43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01</text:p>
              </table:table-cell>
              <table:table-cell office:value-type="float" office:value="44000">
                <text:p>44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202</text:p>
              </table:table-cell>
              <table:table-cell office:value-type="float" office:value="44020">
                <text:p>440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03</text:p>
              </table:table-cell>
              <table:table-cell office:value-type="float" office:value="44040">
                <text:p>440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04</text:p>
              </table:table-cell>
              <table:table-cell office:value-type="float" office:value="44060">
                <text:p>440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05</text:p>
              </table:table-cell>
              <table:table-cell office:value-type="float" office:value="44080">
                <text:p>440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206</text:p>
              </table:table-cell>
              <table:table-cell office:value-type="float" office:value="44100">
                <text:p>44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207</text:p>
              </table:table-cell>
              <table:table-cell office:value-type="float" office:value="44120">
                <text:p>44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08</text:p>
              </table:table-cell>
              <table:table-cell office:value-type="float" office:value="44140">
                <text:p>441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209</text:p>
              </table:table-cell>
              <table:table-cell office:value-type="float" office:value="44160">
                <text:p>44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10</text:p>
              </table:table-cell>
              <table:table-cell office:value-type="float" office:value="44180">
                <text:p>44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211</text:p>
              </table:table-cell>
              <table:table-cell office:value-type="float" office:value="44200">
                <text:p>44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212</text:p>
              </table:table-cell>
              <table:table-cell office:value-type="float" office:value="44220">
                <text:p>442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213</text:p>
              </table:table-cell>
              <table:table-cell office:value-type="float" office:value="44240">
                <text:p>44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14</text:p>
              </table:table-cell>
              <table:table-cell office:value-type="float" office:value="44260">
                <text:p>442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15</text:p>
              </table:table-cell>
              <table:table-cell office:value-type="float" office:value="44280">
                <text:p>44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216</text:p>
              </table:table-cell>
              <table:table-cell office:value-type="float" office:value="44300">
                <text:p>443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17</text:p>
              </table:table-cell>
              <table:table-cell office:value-type="float" office:value="44320">
                <text:p>443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218</text:p>
              </table:table-cell>
              <table:table-cell office:value-type="float" office:value="44340">
                <text:p>44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19</text:p>
              </table:table-cell>
              <table:table-cell office:value-type="float" office:value="44360">
                <text:p>443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20</text:p>
              </table:table-cell>
              <table:table-cell office:value-type="float" office:value="44380">
                <text:p>44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21</text:p>
              </table:table-cell>
              <table:table-cell office:value-type="float" office:value="44400">
                <text:p>444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22</text:p>
              </table:table-cell>
              <table:table-cell office:value-type="float" office:value="44420">
                <text:p>444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223</text:p>
              </table:table-cell>
              <table:table-cell office:value-type="float" office:value="44440">
                <text:p>444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24</text:p>
              </table:table-cell>
              <table:table-cell office:value-type="float" office:value="44460">
                <text:p>444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225</text:p>
              </table:table-cell>
              <table:table-cell office:value-type="float" office:value="44480">
                <text:p>444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226</text:p>
              </table:table-cell>
              <table:table-cell office:value-type="float" office:value="44500">
                <text:p>44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27</text:p>
              </table:table-cell>
              <table:table-cell office:value-type="float" office:value="44520">
                <text:p>445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228</text:p>
              </table:table-cell>
              <table:table-cell office:value-type="float" office:value="44540">
                <text:p>44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29</text:p>
              </table:table-cell>
              <table:table-cell office:value-type="float" office:value="44560">
                <text:p>445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230</text:p>
              </table:table-cell>
              <table:table-cell office:value-type="float" office:value="44580">
                <text:p>445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31</text:p>
              </table:table-cell>
              <table:table-cell office:value-type="float" office:value="44600">
                <text:p>446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232</text:p>
              </table:table-cell>
              <table:table-cell office:value-type="float" office:value="44620">
                <text:p>44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33</text:p>
              </table:table-cell>
              <table:table-cell office:value-type="float" office:value="44640">
                <text:p>44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34</text:p>
              </table:table-cell>
              <table:table-cell office:value-type="float" office:value="44660">
                <text:p>44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35</text:p>
              </table:table-cell>
              <table:table-cell office:value-type="float" office:value="44680">
                <text:p>44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36</text:p>
              </table:table-cell>
              <table:table-cell office:value-type="float" office:value="44700">
                <text:p>44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237</text:p>
              </table:table-cell>
              <table:table-cell office:value-type="float" office:value="44720">
                <text:p>447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238</text:p>
              </table:table-cell>
              <table:table-cell office:value-type="float" office:value="44740">
                <text:p>447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239</text:p>
              </table:table-cell>
              <table:table-cell office:value-type="float" office:value="44760">
                <text:p>44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40</text:p>
              </table:table-cell>
              <table:table-cell office:value-type="float" office:value="44780">
                <text:p>447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241</text:p>
              </table:table-cell>
              <table:table-cell office:value-type="float" office:value="44800">
                <text:p>448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42</text:p>
              </table:table-cell>
              <table:table-cell office:value-type="float" office:value="44820">
                <text:p>448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243</text:p>
              </table:table-cell>
              <table:table-cell office:value-type="float" office:value="44840">
                <text:p>448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44</text:p>
              </table:table-cell>
              <table:table-cell office:value-type="float" office:value="44860">
                <text:p>448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45</text:p>
              </table:table-cell>
              <table:table-cell office:value-type="float" office:value="44880">
                <text:p>448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246</text:p>
              </table:table-cell>
              <table:table-cell office:value-type="float" office:value="44900">
                <text:p>44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247</text:p>
              </table:table-cell>
              <table:table-cell office:value-type="float" office:value="44920">
                <text:p>449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248</text:p>
              </table:table-cell>
              <table:table-cell office:value-type="float" office:value="44940">
                <text:p>449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49</text:p>
              </table:table-cell>
              <table:table-cell office:value-type="float" office:value="44960">
                <text:p>44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50</text:p>
              </table:table-cell>
              <table:table-cell office:value-type="float" office:value="44980">
                <text:p>44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51</text:p>
              </table:table-cell>
              <table:table-cell office:value-type="float" office:value="45000">
                <text:p>45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52</text:p>
              </table:table-cell>
              <table:table-cell office:value-type="float" office:value="45020">
                <text:p>450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53</text:p>
              </table:table-cell>
              <table:table-cell office:value-type="float" office:value="45040">
                <text:p>45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54</text:p>
              </table:table-cell>
              <table:table-cell office:value-type="float" office:value="45060">
                <text:p>450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55</text:p>
              </table:table-cell>
              <table:table-cell office:value-type="float" office:value="45080">
                <text:p>45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56</text:p>
              </table:table-cell>
              <table:table-cell office:value-type="float" office:value="45100">
                <text:p>45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57</text:p>
              </table:table-cell>
              <table:table-cell office:value-type="float" office:value="45120">
                <text:p>45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58</text:p>
              </table:table-cell>
              <table:table-cell office:value-type="float" office:value="45140">
                <text:p>451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259</text:p>
              </table:table-cell>
              <table:table-cell office:value-type="float" office:value="45160">
                <text:p>451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60</text:p>
              </table:table-cell>
              <table:table-cell office:value-type="float" office:value="45180">
                <text:p>45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61</text:p>
              </table:table-cell>
              <table:table-cell office:value-type="float" office:value="45200">
                <text:p>452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262</text:p>
              </table:table-cell>
              <table:table-cell office:value-type="float" office:value="45220">
                <text:p>452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63</text:p>
              </table:table-cell>
              <table:table-cell office:value-type="float" office:value="45240">
                <text:p>452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264</text:p>
              </table:table-cell>
              <table:table-cell office:value-type="float" office:value="45260">
                <text:p>452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65</text:p>
              </table:table-cell>
              <table:table-cell office:value-type="float" office:value="45280">
                <text:p>452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66</text:p>
              </table:table-cell>
              <table:table-cell office:value-type="float" office:value="45300">
                <text:p>453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67</text:p>
              </table:table-cell>
              <table:table-cell office:value-type="float" office:value="45320">
                <text:p>45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68</text:p>
              </table:table-cell>
              <table:table-cell office:value-type="float" office:value="45340">
                <text:p>45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69</text:p>
              </table:table-cell>
              <table:table-cell office:value-type="float" office:value="45360">
                <text:p>453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70</text:p>
              </table:table-cell>
              <table:table-cell office:value-type="float" office:value="45380">
                <text:p>453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271</text:p>
              </table:table-cell>
              <table:table-cell office:value-type="float" office:value="45400">
                <text:p>45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72</text:p>
              </table:table-cell>
              <table:table-cell office:value-type="float" office:value="45420">
                <text:p>454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273</text:p>
              </table:table-cell>
              <table:table-cell office:value-type="float" office:value="45440">
                <text:p>454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74</text:p>
              </table:table-cell>
              <table:table-cell office:value-type="float" office:value="45460">
                <text:p>454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275</text:p>
              </table:table-cell>
              <table:table-cell office:value-type="float" office:value="45480">
                <text:p>454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276</text:p>
              </table:table-cell>
              <table:table-cell office:value-type="float" office:value="45500">
                <text:p>455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277</text:p>
              </table:table-cell>
              <table:table-cell office:value-type="float" office:value="45520">
                <text:p>45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278</text:p>
              </table:table-cell>
              <table:table-cell office:value-type="float" office:value="45540">
                <text:p>455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79</text:p>
              </table:table-cell>
              <table:table-cell office:value-type="float" office:value="45560">
                <text:p>455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80</text:p>
              </table:table-cell>
              <table:table-cell office:value-type="float" office:value="45580">
                <text:p>455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281</text:p>
              </table:table-cell>
              <table:table-cell office:value-type="float" office:value="45600">
                <text:p>45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82</text:p>
              </table:table-cell>
              <table:table-cell office:value-type="float" office:value="45620">
                <text:p>45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283</text:p>
              </table:table-cell>
              <table:table-cell office:value-type="float" office:value="45640">
                <text:p>456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284</text:p>
              </table:table-cell>
              <table:table-cell office:value-type="float" office:value="45660">
                <text:p>45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285</text:p>
              </table:table-cell>
              <table:table-cell office:value-type="float" office:value="45680">
                <text:p>456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286</text:p>
              </table:table-cell>
              <table:table-cell office:value-type="float" office:value="45700">
                <text:p>457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287</text:p>
              </table:table-cell>
              <table:table-cell office:value-type="float" office:value="45720">
                <text:p>457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88</text:p>
              </table:table-cell>
              <table:table-cell office:value-type="float" office:value="45740">
                <text:p>45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289</text:p>
              </table:table-cell>
              <table:table-cell office:value-type="float" office:value="45760">
                <text:p>457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90</text:p>
              </table:table-cell>
              <table:table-cell office:value-type="float" office:value="45780">
                <text:p>457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91</text:p>
              </table:table-cell>
              <table:table-cell office:value-type="float" office:value="45800">
                <text:p>458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292</text:p>
              </table:table-cell>
              <table:table-cell office:value-type="float" office:value="45820">
                <text:p>458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93</text:p>
              </table:table-cell>
              <table:table-cell office:value-type="float" office:value="45840">
                <text:p>45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94</text:p>
              </table:table-cell>
              <table:table-cell office:value-type="float" office:value="45860">
                <text:p>45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295</text:p>
              </table:table-cell>
              <table:table-cell office:value-type="float" office:value="45880">
                <text:p>458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296</text:p>
              </table:table-cell>
              <table:table-cell office:value-type="float" office:value="45900">
                <text:p>459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297</text:p>
              </table:table-cell>
              <table:table-cell office:value-type="float" office:value="45920">
                <text:p>45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98</text:p>
              </table:table-cell>
              <table:table-cell office:value-type="float" office:value="45940">
                <text:p>459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299</text:p>
              </table:table-cell>
              <table:table-cell office:value-type="float" office:value="45960">
                <text:p>45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300</text:p>
              </table:table-cell>
              <table:table-cell office:value-type="float" office:value="45980">
                <text:p>45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01</text:p>
              </table:table-cell>
              <table:table-cell office:value-type="float" office:value="46000">
                <text:p>46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302</text:p>
              </table:table-cell>
              <table:table-cell office:value-type="float" office:value="46020">
                <text:p>46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03</text:p>
              </table:table-cell>
              <table:table-cell office:value-type="float" office:value="46040">
                <text:p>460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04</text:p>
              </table:table-cell>
              <table:table-cell office:value-type="float" office:value="46060">
                <text:p>460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305</text:p>
              </table:table-cell>
              <table:table-cell office:value-type="float" office:value="46080">
                <text:p>46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06</text:p>
              </table:table-cell>
              <table:table-cell office:value-type="float" office:value="46100">
                <text:p>46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07</text:p>
              </table:table-cell>
              <table:table-cell office:value-type="float" office:value="46120">
                <text:p>461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08</text:p>
              </table:table-cell>
              <table:table-cell office:value-type="float" office:value="46140">
                <text:p>46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09</text:p>
              </table:table-cell>
              <table:table-cell office:value-type="float" office:value="46160">
                <text:p>46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10</text:p>
              </table:table-cell>
              <table:table-cell office:value-type="float" office:value="46180">
                <text:p>46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11</text:p>
              </table:table-cell>
              <table:table-cell office:value-type="float" office:value="46200">
                <text:p>46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12</text:p>
              </table:table-cell>
              <table:table-cell office:value-type="float" office:value="46220">
                <text:p>462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313</text:p>
              </table:table-cell>
              <table:table-cell office:value-type="float" office:value="46240">
                <text:p>46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14</text:p>
              </table:table-cell>
              <table:table-cell office:value-type="float" office:value="46260">
                <text:p>462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315</text:p>
              </table:table-cell>
              <table:table-cell office:value-type="float" office:value="46280">
                <text:p>462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16</text:p>
              </table:table-cell>
              <table:table-cell office:value-type="float" office:value="46300">
                <text:p>46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17</text:p>
              </table:table-cell>
              <table:table-cell office:value-type="float" office:value="46320">
                <text:p>463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318</text:p>
              </table:table-cell>
              <table:table-cell office:value-type="float" office:value="46340">
                <text:p>463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19</text:p>
              </table:table-cell>
              <table:table-cell office:value-type="float" office:value="46360">
                <text:p>46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20</text:p>
              </table:table-cell>
              <table:table-cell office:value-type="float" office:value="46380">
                <text:p>463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321</text:p>
              </table:table-cell>
              <table:table-cell office:value-type="float" office:value="46400">
                <text:p>46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22</text:p>
              </table:table-cell>
              <table:table-cell office:value-type="float" office:value="46420">
                <text:p>464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323</text:p>
              </table:table-cell>
              <table:table-cell office:value-type="float" office:value="46440">
                <text:p>46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324</text:p>
              </table:table-cell>
              <table:table-cell office:value-type="float" office:value="46460">
                <text:p>464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325</text:p>
              </table:table-cell>
              <table:table-cell office:value-type="float" office:value="46480">
                <text:p>464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326</text:p>
              </table:table-cell>
              <table:table-cell office:value-type="float" office:value="46500">
                <text:p>46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27</text:p>
              </table:table-cell>
              <table:table-cell office:value-type="float" office:value="46520">
                <text:p>465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28</text:p>
              </table:table-cell>
              <table:table-cell office:value-type="float" office:value="46540">
                <text:p>465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29</text:p>
              </table:table-cell>
              <table:table-cell office:value-type="float" office:value="46560">
                <text:p>46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330</text:p>
              </table:table-cell>
              <table:table-cell office:value-type="float" office:value="46580">
                <text:p>46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31</text:p>
              </table:table-cell>
              <table:table-cell office:value-type="float" office:value="46600">
                <text:p>46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32</text:p>
              </table:table-cell>
              <table:table-cell office:value-type="float" office:value="46620">
                <text:p>46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333</text:p>
              </table:table-cell>
              <table:table-cell office:value-type="float" office:value="46640">
                <text:p>46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34</text:p>
              </table:table-cell>
              <table:table-cell office:value-type="float" office:value="46660">
                <text:p>466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335</text:p>
              </table:table-cell>
              <table:table-cell office:value-type="float" office:value="46680">
                <text:p>46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336</text:p>
              </table:table-cell>
              <table:table-cell office:value-type="float" office:value="46700">
                <text:p>46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37</text:p>
              </table:table-cell>
              <table:table-cell office:value-type="float" office:value="46720">
                <text:p>467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2338</text:p>
              </table:table-cell>
              <table:table-cell office:value-type="float" office:value="46740">
                <text:p>46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39</text:p>
              </table:table-cell>
              <table:table-cell office:value-type="float" office:value="46760">
                <text:p>467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340</text:p>
              </table:table-cell>
              <table:table-cell office:value-type="float" office:value="46780">
                <text:p>467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41</text:p>
              </table:table-cell>
              <table:table-cell office:value-type="float" office:value="46800">
                <text:p>46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42</text:p>
              </table:table-cell>
              <table:table-cell office:value-type="float" office:value="46820">
                <text:p>468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343</text:p>
              </table:table-cell>
              <table:table-cell office:value-type="float" office:value="46840">
                <text:p>468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44</text:p>
              </table:table-cell>
              <table:table-cell office:value-type="float" office:value="46860">
                <text:p>468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345</text:p>
              </table:table-cell>
              <table:table-cell office:value-type="float" office:value="46880">
                <text:p>46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46</text:p>
              </table:table-cell>
              <table:table-cell office:value-type="float" office:value="46900">
                <text:p>469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2347</text:p>
              </table:table-cell>
              <table:table-cell office:value-type="float" office:value="46920">
                <text:p>46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48</text:p>
              </table:table-cell>
              <table:table-cell office:value-type="float" office:value="46940">
                <text:p>469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349</text:p>
              </table:table-cell>
              <table:table-cell office:value-type="float" office:value="46960">
                <text:p>469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50</text:p>
              </table:table-cell>
              <table:table-cell office:value-type="float" office:value="46980">
                <text:p>469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351</text:p>
              </table:table-cell>
              <table:table-cell office:value-type="float" office:value="47000">
                <text:p>47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52</text:p>
              </table:table-cell>
              <table:table-cell office:value-type="float" office:value="47020">
                <text:p>47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53</text:p>
              </table:table-cell>
              <table:table-cell office:value-type="float" office:value="47040">
                <text:p>47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54</text:p>
              </table:table-cell>
              <table:table-cell office:value-type="float" office:value="47060">
                <text:p>470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55</text:p>
              </table:table-cell>
              <table:table-cell office:value-type="float" office:value="47080">
                <text:p>47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356</text:p>
              </table:table-cell>
              <table:table-cell office:value-type="float" office:value="47100">
                <text:p>47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57</text:p>
              </table:table-cell>
              <table:table-cell office:value-type="float" office:value="47120">
                <text:p>47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58</text:p>
              </table:table-cell>
              <table:table-cell office:value-type="float" office:value="47140">
                <text:p>47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59</text:p>
              </table:table-cell>
              <table:table-cell office:value-type="float" office:value="47160">
                <text:p>47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360</text:p>
              </table:table-cell>
              <table:table-cell office:value-type="float" office:value="47180">
                <text:p>471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361</text:p>
              </table:table-cell>
              <table:table-cell office:value-type="float" office:value="47200">
                <text:p>472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62</text:p>
              </table:table-cell>
              <table:table-cell office:value-type="float" office:value="47220">
                <text:p>47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63</text:p>
              </table:table-cell>
              <table:table-cell office:value-type="float" office:value="47240">
                <text:p>47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64</text:p>
              </table:table-cell>
              <table:table-cell office:value-type="float" office:value="47260">
                <text:p>47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65</text:p>
              </table:table-cell>
              <table:table-cell office:value-type="float" office:value="47280">
                <text:p>47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66</text:p>
              </table:table-cell>
              <table:table-cell office:value-type="float" office:value="47300">
                <text:p>473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367</text:p>
              </table:table-cell>
              <table:table-cell office:value-type="float" office:value="47320">
                <text:p>473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368</text:p>
              </table:table-cell>
              <table:table-cell office:value-type="float" office:value="47340">
                <text:p>47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69</text:p>
              </table:table-cell>
              <table:table-cell office:value-type="float" office:value="47360">
                <text:p>473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370</text:p>
              </table:table-cell>
              <table:table-cell office:value-type="float" office:value="47380">
                <text:p>47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71</text:p>
              </table:table-cell>
              <table:table-cell office:value-type="float" office:value="47400">
                <text:p>474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372</text:p>
              </table:table-cell>
              <table:table-cell office:value-type="float" office:value="47420">
                <text:p>474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373</text:p>
              </table:table-cell>
              <table:table-cell office:value-type="float" office:value="47440">
                <text:p>474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74</text:p>
              </table:table-cell>
              <table:table-cell office:value-type="float" office:value="47460">
                <text:p>474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375</text:p>
              </table:table-cell>
              <table:table-cell office:value-type="float" office:value="47480">
                <text:p>47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76</text:p>
              </table:table-cell>
              <table:table-cell office:value-type="float" office:value="47500">
                <text:p>47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77</text:p>
              </table:table-cell>
              <table:table-cell office:value-type="float" office:value="47520">
                <text:p>475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378</text:p>
              </table:table-cell>
              <table:table-cell office:value-type="float" office:value="47540">
                <text:p>475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79</text:p>
              </table:table-cell>
              <table:table-cell office:value-type="float" office:value="47560">
                <text:p>475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380</text:p>
              </table:table-cell>
              <table:table-cell office:value-type="float" office:value="47580">
                <text:p>475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81</text:p>
              </table:table-cell>
              <table:table-cell office:value-type="float" office:value="47600">
                <text:p>476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382</text:p>
              </table:table-cell>
              <table:table-cell office:value-type="float" office:value="47620">
                <text:p>47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383</text:p>
              </table:table-cell>
              <table:table-cell office:value-type="float" office:value="47640">
                <text:p>47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84</text:p>
              </table:table-cell>
              <table:table-cell office:value-type="float" office:value="47660">
                <text:p>47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385</text:p>
              </table:table-cell>
              <table:table-cell office:value-type="float" office:value="47680">
                <text:p>47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86</text:p>
              </table:table-cell>
              <table:table-cell office:value-type="float" office:value="47700">
                <text:p>477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387</text:p>
              </table:table-cell>
              <table:table-cell office:value-type="float" office:value="47720">
                <text:p>477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88</text:p>
              </table:table-cell>
              <table:table-cell office:value-type="float" office:value="47740">
                <text:p>477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389</text:p>
              </table:table-cell>
              <table:table-cell office:value-type="float" office:value="47760">
                <text:p>477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390</text:p>
              </table:table-cell>
              <table:table-cell office:value-type="float" office:value="47780">
                <text:p>477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91</text:p>
              </table:table-cell>
              <table:table-cell office:value-type="float" office:value="47800">
                <text:p>478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2392</text:p>
              </table:table-cell>
              <table:table-cell office:value-type="float" office:value="47820">
                <text:p>478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393</text:p>
              </table:table-cell>
              <table:table-cell office:value-type="float" office:value="47840">
                <text:p>47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94</text:p>
              </table:table-cell>
              <table:table-cell office:value-type="float" office:value="47860">
                <text:p>47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95</text:p>
              </table:table-cell>
              <table:table-cell office:value-type="float" office:value="47880">
                <text:p>47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396</text:p>
              </table:table-cell>
              <table:table-cell office:value-type="float" office:value="47900">
                <text:p>479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397</text:p>
              </table:table-cell>
              <table:table-cell office:value-type="float" office:value="47920">
                <text:p>479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398</text:p>
              </table:table-cell>
              <table:table-cell office:value-type="float" office:value="47940">
                <text:p>479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99</text:p>
              </table:table-cell>
              <table:table-cell office:value-type="float" office:value="47960">
                <text:p>47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00</text:p>
              </table:table-cell>
              <table:table-cell office:value-type="float" office:value="47980">
                <text:p>479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401</text:p>
              </table:table-cell>
              <table:table-cell office:value-type="float" office:value="48000">
                <text:p>48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02</text:p>
              </table:table-cell>
              <table:table-cell office:value-type="float" office:value="48020">
                <text:p>480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03</text:p>
              </table:table-cell>
              <table:table-cell office:value-type="float" office:value="48040">
                <text:p>48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404</text:p>
              </table:table-cell>
              <table:table-cell office:value-type="float" office:value="48060">
                <text:p>480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05</text:p>
              </table:table-cell>
              <table:table-cell office:value-type="float" office:value="48080">
                <text:p>480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06</text:p>
              </table:table-cell>
              <table:table-cell office:value-type="float" office:value="48100">
                <text:p>48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07</text:p>
              </table:table-cell>
              <table:table-cell office:value-type="float" office:value="48120">
                <text:p>48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08</text:p>
              </table:table-cell>
              <table:table-cell office:value-type="float" office:value="48140">
                <text:p>48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09</text:p>
              </table:table-cell>
              <table:table-cell office:value-type="float" office:value="48160">
                <text:p>481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410</text:p>
              </table:table-cell>
              <table:table-cell office:value-type="float" office:value="48180">
                <text:p>48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411</text:p>
              </table:table-cell>
              <table:table-cell office:value-type="float" office:value="48200">
                <text:p>48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12</text:p>
              </table:table-cell>
              <table:table-cell office:value-type="float" office:value="48220">
                <text:p>482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13</text:p>
              </table:table-cell>
              <table:table-cell office:value-type="float" office:value="48240">
                <text:p>482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14</text:p>
              </table:table-cell>
              <table:table-cell office:value-type="float" office:value="48260">
                <text:p>48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15</text:p>
              </table:table-cell>
              <table:table-cell office:value-type="float" office:value="48280">
                <text:p>482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416</text:p>
              </table:table-cell>
              <table:table-cell office:value-type="float" office:value="48300">
                <text:p>483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417</text:p>
              </table:table-cell>
              <table:table-cell office:value-type="float" office:value="48320">
                <text:p>48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18</text:p>
              </table:table-cell>
              <table:table-cell office:value-type="float" office:value="48340">
                <text:p>48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19</text:p>
              </table:table-cell>
              <table:table-cell office:value-type="float" office:value="48360">
                <text:p>48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20</text:p>
              </table:table-cell>
              <table:table-cell office:value-type="float" office:value="48380">
                <text:p>483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421</text:p>
              </table:table-cell>
              <table:table-cell office:value-type="float" office:value="48400">
                <text:p>484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22</text:p>
              </table:table-cell>
              <table:table-cell office:value-type="float" office:value="48420">
                <text:p>484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423</text:p>
              </table:table-cell>
              <table:table-cell office:value-type="float" office:value="48440">
                <text:p>484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24</text:p>
              </table:table-cell>
              <table:table-cell office:value-type="float" office:value="48460">
                <text:p>484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425</text:p>
              </table:table-cell>
              <table:table-cell office:value-type="float" office:value="48480">
                <text:p>48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26</text:p>
              </table:table-cell>
              <table:table-cell office:value-type="float" office:value="48500">
                <text:p>485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27</text:p>
              </table:table-cell>
              <table:table-cell office:value-type="float" office:value="48520">
                <text:p>48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28</text:p>
              </table:table-cell>
              <table:table-cell office:value-type="float" office:value="48540">
                <text:p>485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429</text:p>
              </table:table-cell>
              <table:table-cell office:value-type="float" office:value="48560">
                <text:p>485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30</text:p>
              </table:table-cell>
              <table:table-cell office:value-type="float" office:value="48580">
                <text:p>485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31</text:p>
              </table:table-cell>
              <table:table-cell office:value-type="float" office:value="48600">
                <text:p>48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32</text:p>
              </table:table-cell>
              <table:table-cell office:value-type="float" office:value="48620">
                <text:p>486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33</text:p>
              </table:table-cell>
              <table:table-cell office:value-type="float" office:value="48640">
                <text:p>486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434</text:p>
              </table:table-cell>
              <table:table-cell office:value-type="float" office:value="48660">
                <text:p>48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35</text:p>
              </table:table-cell>
              <table:table-cell office:value-type="float" office:value="48680">
                <text:p>48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36</text:p>
              </table:table-cell>
              <table:table-cell office:value-type="float" office:value="48700">
                <text:p>487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37</text:p>
              </table:table-cell>
              <table:table-cell office:value-type="float" office:value="48720">
                <text:p>487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438</text:p>
              </table:table-cell>
              <table:table-cell office:value-type="float" office:value="48740">
                <text:p>487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39</text:p>
              </table:table-cell>
              <table:table-cell office:value-type="float" office:value="48760">
                <text:p>48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40</text:p>
              </table:table-cell>
              <table:table-cell office:value-type="float" office:value="48780">
                <text:p>487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41</text:p>
              </table:table-cell>
              <table:table-cell office:value-type="float" office:value="48800">
                <text:p>48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442</text:p>
              </table:table-cell>
              <table:table-cell office:value-type="float" office:value="48820">
                <text:p>48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43</text:p>
              </table:table-cell>
              <table:table-cell office:value-type="float" office:value="48840">
                <text:p>488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44</text:p>
              </table:table-cell>
              <table:table-cell office:value-type="float" office:value="48860">
                <text:p>488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445</text:p>
              </table:table-cell>
              <table:table-cell office:value-type="float" office:value="48880">
                <text:p>48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446</text:p>
              </table:table-cell>
              <table:table-cell office:value-type="float" office:value="48900">
                <text:p>489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47</text:p>
              </table:table-cell>
              <table:table-cell office:value-type="float" office:value="48920">
                <text:p>489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48</text:p>
              </table:table-cell>
              <table:table-cell office:value-type="float" office:value="48940">
                <text:p>489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49</text:p>
              </table:table-cell>
              <table:table-cell office:value-type="float" office:value="48960">
                <text:p>48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50</text:p>
              </table:table-cell>
              <table:table-cell office:value-type="float" office:value="48980">
                <text:p>489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51</text:p>
              </table:table-cell>
              <table:table-cell office:value-type="float" office:value="49000">
                <text:p>49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452</text:p>
              </table:table-cell>
              <table:table-cell office:value-type="float" office:value="49020">
                <text:p>490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453</text:p>
              </table:table-cell>
              <table:table-cell office:value-type="float" office:value="49040">
                <text:p>490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54</text:p>
              </table:table-cell>
              <table:table-cell office:value-type="float" office:value="49060">
                <text:p>490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55</text:p>
              </table:table-cell>
              <table:table-cell office:value-type="float" office:value="49080">
                <text:p>49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56</text:p>
              </table:table-cell>
              <table:table-cell office:value-type="float" office:value="49100">
                <text:p>49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57</text:p>
              </table:table-cell>
              <table:table-cell office:value-type="float" office:value="49120">
                <text:p>49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58</text:p>
              </table:table-cell>
              <table:table-cell office:value-type="float" office:value="49140">
                <text:p>491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59</text:p>
              </table:table-cell>
              <table:table-cell office:value-type="float" office:value="49160">
                <text:p>49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460</text:p>
              </table:table-cell>
              <table:table-cell office:value-type="float" office:value="49180">
                <text:p>49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461</text:p>
              </table:table-cell>
              <table:table-cell office:value-type="float" office:value="49200">
                <text:p>49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62</text:p>
              </table:table-cell>
              <table:table-cell office:value-type="float" office:value="49220">
                <text:p>49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63</text:p>
              </table:table-cell>
              <table:table-cell office:value-type="float" office:value="49240">
                <text:p>49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464</text:p>
              </table:table-cell>
              <table:table-cell office:value-type="float" office:value="49260">
                <text:p>492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65</text:p>
              </table:table-cell>
              <table:table-cell office:value-type="float" office:value="49280">
                <text:p>49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66</text:p>
              </table:table-cell>
              <table:table-cell office:value-type="float" office:value="49300">
                <text:p>493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67</text:p>
              </table:table-cell>
              <table:table-cell office:value-type="float" office:value="49320">
                <text:p>49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68</text:p>
              </table:table-cell>
              <table:table-cell office:value-type="float" office:value="49340">
                <text:p>49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69</text:p>
              </table:table-cell>
              <table:table-cell office:value-type="float" office:value="49360">
                <text:p>49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470</text:p>
              </table:table-cell>
              <table:table-cell office:value-type="float" office:value="49380">
                <text:p>493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471</text:p>
              </table:table-cell>
              <table:table-cell office:value-type="float" office:value="49400">
                <text:p>49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472</text:p>
              </table:table-cell>
              <table:table-cell office:value-type="float" office:value="49420">
                <text:p>494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73</text:p>
              </table:table-cell>
              <table:table-cell office:value-type="float" office:value="49440">
                <text:p>494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474</text:p>
              </table:table-cell>
              <table:table-cell office:value-type="float" office:value="49460">
                <text:p>49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75</text:p>
              </table:table-cell>
              <table:table-cell office:value-type="float" office:value="49480">
                <text:p>494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76</text:p>
              </table:table-cell>
              <table:table-cell office:value-type="float" office:value="49500">
                <text:p>49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77</text:p>
              </table:table-cell>
              <table:table-cell office:value-type="float" office:value="49520">
                <text:p>495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78</text:p>
              </table:table-cell>
              <table:table-cell office:value-type="float" office:value="49540">
                <text:p>495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479</text:p>
              </table:table-cell>
              <table:table-cell office:value-type="float" office:value="49560">
                <text:p>49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480</text:p>
              </table:table-cell>
              <table:table-cell office:value-type="float" office:value="49580">
                <text:p>49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481</text:p>
              </table:table-cell>
              <table:table-cell office:value-type="float" office:value="49600">
                <text:p>49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82</text:p>
              </table:table-cell>
              <table:table-cell office:value-type="float" office:value="49620">
                <text:p>496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83</text:p>
              </table:table-cell>
              <table:table-cell office:value-type="float" office:value="49640">
                <text:p>49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84</text:p>
              </table:table-cell>
              <table:table-cell office:value-type="float" office:value="49660">
                <text:p>49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485</text:p>
              </table:table-cell>
              <table:table-cell office:value-type="float" office:value="49680">
                <text:p>496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86</text:p>
              </table:table-cell>
              <table:table-cell office:value-type="float" office:value="49700">
                <text:p>497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87</text:p>
              </table:table-cell>
              <table:table-cell office:value-type="float" office:value="49720">
                <text:p>497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88</text:p>
              </table:table-cell>
              <table:table-cell office:value-type="float" office:value="49740">
                <text:p>497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489</text:p>
              </table:table-cell>
              <table:table-cell office:value-type="float" office:value="49760">
                <text:p>497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490</text:p>
              </table:table-cell>
              <table:table-cell office:value-type="float" office:value="49780">
                <text:p>497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91</text:p>
              </table:table-cell>
              <table:table-cell office:value-type="float" office:value="49800">
                <text:p>498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92</text:p>
              </table:table-cell>
              <table:table-cell office:value-type="float" office:value="49820">
                <text:p>498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493</text:p>
              </table:table-cell>
              <table:table-cell office:value-type="float" office:value="49840">
                <text:p>498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94</text:p>
              </table:table-cell>
              <table:table-cell office:value-type="float" office:value="49860">
                <text:p>49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95</text:p>
              </table:table-cell>
              <table:table-cell office:value-type="float" office:value="49880">
                <text:p>498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96</text:p>
              </table:table-cell>
              <table:table-cell office:value-type="float" office:value="49900">
                <text:p>499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497</text:p>
              </table:table-cell>
              <table:table-cell office:value-type="float" office:value="49920">
                <text:p>49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498</text:p>
              </table:table-cell>
              <table:table-cell office:value-type="float" office:value="49940">
                <text:p>49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499</text:p>
              </table:table-cell>
              <table:table-cell office:value-type="float" office:value="49960">
                <text:p>49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00</text:p>
              </table:table-cell>
              <table:table-cell office:value-type="float" office:value="49980">
                <text:p>499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01</text:p>
              </table:table-cell>
              <table:table-cell office:value-type="float" office:value="50000">
                <text:p>50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502</text:p>
              </table:table-cell>
              <table:table-cell office:value-type="float" office:value="50020">
                <text:p>500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03</text:p>
              </table:table-cell>
              <table:table-cell office:value-type="float" office:value="50040">
                <text:p>50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04</text:p>
              </table:table-cell>
              <table:table-cell office:value-type="float" office:value="50060">
                <text:p>50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05</text:p>
              </table:table-cell>
              <table:table-cell office:value-type="float" office:value="50080">
                <text:p>50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06</text:p>
              </table:table-cell>
              <table:table-cell office:value-type="float" office:value="50100">
                <text:p>50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07</text:p>
              </table:table-cell>
              <table:table-cell office:value-type="float" office:value="50120">
                <text:p>50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08</text:p>
              </table:table-cell>
              <table:table-cell office:value-type="float" office:value="50140">
                <text:p>50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09</text:p>
              </table:table-cell>
              <table:table-cell office:value-type="float" office:value="50160">
                <text:p>501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10</text:p>
              </table:table-cell>
              <table:table-cell office:value-type="float" office:value="50180">
                <text:p>50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11</text:p>
              </table:table-cell>
              <table:table-cell office:value-type="float" office:value="50200">
                <text:p>502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12</text:p>
              </table:table-cell>
              <table:table-cell office:value-type="float" office:value="50220">
                <text:p>502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13</text:p>
              </table:table-cell>
              <table:table-cell office:value-type="float" office:value="50240">
                <text:p>50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14</text:p>
              </table:table-cell>
              <table:table-cell office:value-type="float" office:value="50260">
                <text:p>50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515</text:p>
              </table:table-cell>
              <table:table-cell office:value-type="float" office:value="50280">
                <text:p>502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16</text:p>
              </table:table-cell>
              <table:table-cell office:value-type="float" office:value="50300">
                <text:p>503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17</text:p>
              </table:table-cell>
              <table:table-cell office:value-type="float" office:value="50320">
                <text:p>50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18</text:p>
              </table:table-cell>
              <table:table-cell office:value-type="float" office:value="50340">
                <text:p>503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519</text:p>
              </table:table-cell>
              <table:table-cell office:value-type="float" office:value="50360">
                <text:p>503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520</text:p>
              </table:table-cell>
              <table:table-cell office:value-type="float" office:value="50380">
                <text:p>503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21</text:p>
              </table:table-cell>
              <table:table-cell office:value-type="float" office:value="50400">
                <text:p>504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22</text:p>
              </table:table-cell>
              <table:table-cell office:value-type="float" office:value="50420">
                <text:p>504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523</text:p>
              </table:table-cell>
              <table:table-cell office:value-type="float" office:value="50440">
                <text:p>50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524</text:p>
              </table:table-cell>
              <table:table-cell office:value-type="float" office:value="50460">
                <text:p>50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525</text:p>
              </table:table-cell>
              <table:table-cell office:value-type="float" office:value="50480">
                <text:p>50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526</text:p>
              </table:table-cell>
              <table:table-cell office:value-type="float" office:value="50500">
                <text:p>50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27</text:p>
              </table:table-cell>
              <table:table-cell office:value-type="float" office:value="50520">
                <text:p>505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28</text:p>
              </table:table-cell>
              <table:table-cell office:value-type="float" office:value="50540">
                <text:p>50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529</text:p>
              </table:table-cell>
              <table:table-cell office:value-type="float" office:value="50560">
                <text:p>50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30</text:p>
              </table:table-cell>
              <table:table-cell office:value-type="float" office:value="50580">
                <text:p>50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531</text:p>
              </table:table-cell>
              <table:table-cell office:value-type="float" office:value="50600">
                <text:p>50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32</text:p>
              </table:table-cell>
              <table:table-cell office:value-type="float" office:value="50620">
                <text:p>50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33</text:p>
              </table:table-cell>
              <table:table-cell office:value-type="float" office:value="50640">
                <text:p>50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34</text:p>
              </table:table-cell>
              <table:table-cell office:value-type="float" office:value="50660">
                <text:p>506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535</text:p>
              </table:table-cell>
              <table:table-cell office:value-type="float" office:value="50680">
                <text:p>506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536</text:p>
              </table:table-cell>
              <table:table-cell office:value-type="float" office:value="50700">
                <text:p>507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537</text:p>
              </table:table-cell>
              <table:table-cell office:value-type="float" office:value="50720">
                <text:p>507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538</text:p>
              </table:table-cell>
              <table:table-cell office:value-type="float" office:value="50740">
                <text:p>507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539</text:p>
              </table:table-cell>
              <table:table-cell office:value-type="float" office:value="50760">
                <text:p>507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40</text:p>
              </table:table-cell>
              <table:table-cell office:value-type="float" office:value="50780">
                <text:p>50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41</text:p>
              </table:table-cell>
              <table:table-cell office:value-type="float" office:value="50800">
                <text:p>50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542</text:p>
              </table:table-cell>
              <table:table-cell office:value-type="float" office:value="50820">
                <text:p>50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543</text:p>
              </table:table-cell>
              <table:table-cell office:value-type="float" office:value="50840">
                <text:p>50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44</text:p>
              </table:table-cell>
              <table:table-cell office:value-type="float" office:value="50860">
                <text:p>50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545</text:p>
              </table:table-cell>
              <table:table-cell office:value-type="float" office:value="50880">
                <text:p>50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546</text:p>
              </table:table-cell>
              <table:table-cell office:value-type="float" office:value="50900">
                <text:p>509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47</text:p>
              </table:table-cell>
              <table:table-cell office:value-type="float" office:value="50920">
                <text:p>50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48</text:p>
              </table:table-cell>
              <table:table-cell office:value-type="float" office:value="50940">
                <text:p>50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49</text:p>
              </table:table-cell>
              <table:table-cell office:value-type="float" office:value="50960">
                <text:p>50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550</text:p>
              </table:table-cell>
              <table:table-cell office:value-type="float" office:value="50980">
                <text:p>509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551</text:p>
              </table:table-cell>
              <table:table-cell office:value-type="float" office:value="51000">
                <text:p>51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552</text:p>
              </table:table-cell>
              <table:table-cell office:value-type="float" office:value="51020">
                <text:p>51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53</text:p>
              </table:table-cell>
              <table:table-cell office:value-type="float" office:value="51040">
                <text:p>510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54</text:p>
              </table:table-cell>
              <table:table-cell office:value-type="float" office:value="51060">
                <text:p>51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55</text:p>
              </table:table-cell>
              <table:table-cell office:value-type="float" office:value="51080">
                <text:p>51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56</text:p>
              </table:table-cell>
              <table:table-cell office:value-type="float" office:value="51100">
                <text:p>51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57</text:p>
              </table:table-cell>
              <table:table-cell office:value-type="float" office:value="51120">
                <text:p>51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58</text:p>
              </table:table-cell>
              <table:table-cell office:value-type="float" office:value="51140">
                <text:p>511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559</text:p>
              </table:table-cell>
              <table:table-cell office:value-type="float" office:value="51160">
                <text:p>511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560</text:p>
              </table:table-cell>
              <table:table-cell office:value-type="float" office:value="51180">
                <text:p>51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561</text:p>
              </table:table-cell>
              <table:table-cell office:value-type="float" office:value="51200">
                <text:p>512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562</text:p>
              </table:table-cell>
              <table:table-cell office:value-type="float" office:value="51220">
                <text:p>51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63</text:p>
              </table:table-cell>
              <table:table-cell office:value-type="float" office:value="51240">
                <text:p>51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64</text:p>
              </table:table-cell>
              <table:table-cell office:value-type="float" office:value="51260">
                <text:p>51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65</text:p>
              </table:table-cell>
              <table:table-cell office:value-type="float" office:value="51280">
                <text:p>51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566</text:p>
              </table:table-cell>
              <table:table-cell office:value-type="float" office:value="51300">
                <text:p>513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567</text:p>
              </table:table-cell>
              <table:table-cell office:value-type="float" office:value="51320">
                <text:p>51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568</text:p>
              </table:table-cell>
              <table:table-cell office:value-type="float" office:value="51340">
                <text:p>51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69</text:p>
              </table:table-cell>
              <table:table-cell office:value-type="float" office:value="51360">
                <text:p>513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570</text:p>
              </table:table-cell>
              <table:table-cell office:value-type="float" office:value="51380">
                <text:p>51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71</text:p>
              </table:table-cell>
              <table:table-cell office:value-type="float" office:value="51400">
                <text:p>51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72</text:p>
              </table:table-cell>
              <table:table-cell office:value-type="float" office:value="51420">
                <text:p>514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573</text:p>
              </table:table-cell>
              <table:table-cell office:value-type="float" office:value="51440">
                <text:p>51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574</text:p>
              </table:table-cell>
              <table:table-cell office:value-type="float" office:value="51460">
                <text:p>51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575</text:p>
              </table:table-cell>
              <table:table-cell office:value-type="float" office:value="51480">
                <text:p>514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576</text:p>
              </table:table-cell>
              <table:table-cell office:value-type="float" office:value="51500">
                <text:p>51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77</text:p>
              </table:table-cell>
              <table:table-cell office:value-type="float" office:value="51520">
                <text:p>51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78</text:p>
              </table:table-cell>
              <table:table-cell office:value-type="float" office:value="51540">
                <text:p>51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79</text:p>
              </table:table-cell>
              <table:table-cell office:value-type="float" office:value="51560">
                <text:p>51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80</text:p>
              </table:table-cell>
              <table:table-cell office:value-type="float" office:value="51580">
                <text:p>515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81</text:p>
              </table:table-cell>
              <table:table-cell office:value-type="float" office:value="51600">
                <text:p>51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582</text:p>
              </table:table-cell>
              <table:table-cell office:value-type="float" office:value="51620">
                <text:p>516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83</text:p>
              </table:table-cell>
              <table:table-cell office:value-type="float" office:value="51640">
                <text:p>516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584</text:p>
              </table:table-cell>
              <table:table-cell office:value-type="float" office:value="51660">
                <text:p>51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85</text:p>
              </table:table-cell>
              <table:table-cell office:value-type="float" office:value="51680">
                <text:p>516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586</text:p>
              </table:table-cell>
              <table:table-cell office:value-type="float" office:value="51700">
                <text:p>51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87</text:p>
              </table:table-cell>
              <table:table-cell office:value-type="float" office:value="51720">
                <text:p>51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88</text:p>
              </table:table-cell>
              <table:table-cell office:value-type="float" office:value="51740">
                <text:p>51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89</text:p>
              </table:table-cell>
              <table:table-cell office:value-type="float" office:value="51760">
                <text:p>517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90</text:p>
              </table:table-cell>
              <table:table-cell office:value-type="float" office:value="51780">
                <text:p>517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591</text:p>
              </table:table-cell>
              <table:table-cell office:value-type="float" office:value="51800">
                <text:p>518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592</text:p>
              </table:table-cell>
              <table:table-cell office:value-type="float" office:value="51820">
                <text:p>51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593</text:p>
              </table:table-cell>
              <table:table-cell office:value-type="float" office:value="51840">
                <text:p>518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594</text:p>
              </table:table-cell>
              <table:table-cell office:value-type="float" office:value="51860">
                <text:p>518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595</text:p>
              </table:table-cell>
              <table:table-cell office:value-type="float" office:value="51880">
                <text:p>518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596</text:p>
              </table:table-cell>
              <table:table-cell office:value-type="float" office:value="51900">
                <text:p>519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97</text:p>
              </table:table-cell>
              <table:table-cell office:value-type="float" office:value="51920">
                <text:p>51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598</text:p>
              </table:table-cell>
              <table:table-cell office:value-type="float" office:value="51940">
                <text:p>519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99</text:p>
              </table:table-cell>
              <table:table-cell office:value-type="float" office:value="51960">
                <text:p>51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00</text:p>
              </table:table-cell>
              <table:table-cell office:value-type="float" office:value="51980">
                <text:p>519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01</text:p>
              </table:table-cell>
              <table:table-cell office:value-type="float" office:value="52000">
                <text:p>52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602</text:p>
              </table:table-cell>
              <table:table-cell office:value-type="float" office:value="52020">
                <text:p>520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603</text:p>
              </table:table-cell>
              <table:table-cell office:value-type="float" office:value="52040">
                <text:p>520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604</text:p>
              </table:table-cell>
              <table:table-cell office:value-type="float" office:value="52060">
                <text:p>52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605</text:p>
              </table:table-cell>
              <table:table-cell office:value-type="float" office:value="52080">
                <text:p>52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06</text:p>
              </table:table-cell>
              <table:table-cell office:value-type="float" office:value="52100">
                <text:p>521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607</text:p>
              </table:table-cell>
              <table:table-cell office:value-type="float" office:value="52120">
                <text:p>52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608</text:p>
              </table:table-cell>
              <table:table-cell office:value-type="float" office:value="52140">
                <text:p>52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609</text:p>
              </table:table-cell>
              <table:table-cell office:value-type="float" office:value="52160">
                <text:p>521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10</text:p>
              </table:table-cell>
              <table:table-cell office:value-type="float" office:value="52180">
                <text:p>521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611</text:p>
              </table:table-cell>
              <table:table-cell office:value-type="float" office:value="52200">
                <text:p>522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12</text:p>
              </table:table-cell>
              <table:table-cell office:value-type="float" office:value="52220">
                <text:p>52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13</text:p>
              </table:table-cell>
              <table:table-cell office:value-type="float" office:value="52240">
                <text:p>522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14</text:p>
              </table:table-cell>
              <table:table-cell office:value-type="float" office:value="52260">
                <text:p>52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15</text:p>
              </table:table-cell>
              <table:table-cell office:value-type="float" office:value="52280">
                <text:p>522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616</text:p>
              </table:table-cell>
              <table:table-cell office:value-type="float" office:value="52300">
                <text:p>52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17</text:p>
              </table:table-cell>
              <table:table-cell office:value-type="float" office:value="52320">
                <text:p>523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618</text:p>
              </table:table-cell>
              <table:table-cell office:value-type="float" office:value="52340">
                <text:p>523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619</text:p>
              </table:table-cell>
              <table:table-cell office:value-type="float" office:value="52360">
                <text:p>523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620</text:p>
              </table:table-cell>
              <table:table-cell office:value-type="float" office:value="52380">
                <text:p>52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21</text:p>
              </table:table-cell>
              <table:table-cell office:value-type="float" office:value="52400">
                <text:p>52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22</text:p>
              </table:table-cell>
              <table:table-cell office:value-type="float" office:value="52420">
                <text:p>52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23</text:p>
              </table:table-cell>
              <table:table-cell office:value-type="float" office:value="52440">
                <text:p>524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24</text:p>
              </table:table-cell>
              <table:table-cell office:value-type="float" office:value="52460">
                <text:p>52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625</text:p>
              </table:table-cell>
              <table:table-cell office:value-type="float" office:value="52480">
                <text:p>524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26</text:p>
              </table:table-cell>
              <table:table-cell office:value-type="float" office:value="52500">
                <text:p>52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627</text:p>
              </table:table-cell>
              <table:table-cell office:value-type="float" office:value="52520">
                <text:p>525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628</text:p>
              </table:table-cell>
              <table:table-cell office:value-type="float" office:value="52540">
                <text:p>52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29</text:p>
              </table:table-cell>
              <table:table-cell office:value-type="float" office:value="52560">
                <text:p>525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2630</text:p>
              </table:table-cell>
              <table:table-cell office:value-type="float" office:value="52580">
                <text:p>52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31</text:p>
              </table:table-cell>
              <table:table-cell office:value-type="float" office:value="52600">
                <text:p>526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632</text:p>
              </table:table-cell>
              <table:table-cell office:value-type="float" office:value="52620">
                <text:p>526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33</text:p>
              </table:table-cell>
              <table:table-cell office:value-type="float" office:value="52640">
                <text:p>526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34</text:p>
              </table:table-cell>
              <table:table-cell office:value-type="float" office:value="52660">
                <text:p>52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635</text:p>
              </table:table-cell>
              <table:table-cell office:value-type="float" office:value="52680">
                <text:p>52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36</text:p>
              </table:table-cell>
              <table:table-cell office:value-type="float" office:value="52700">
                <text:p>527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637</text:p>
              </table:table-cell>
              <table:table-cell office:value-type="float" office:value="52720">
                <text:p>527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38</text:p>
              </table:table-cell>
              <table:table-cell office:value-type="float" office:value="52740">
                <text:p>527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39</text:p>
              </table:table-cell>
              <table:table-cell office:value-type="float" office:value="52760">
                <text:p>52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40</text:p>
              </table:table-cell>
              <table:table-cell office:value-type="float" office:value="52780">
                <text:p>527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641</text:p>
              </table:table-cell>
              <table:table-cell office:value-type="float" office:value="52800">
                <text:p>528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642</text:p>
              </table:table-cell>
              <table:table-cell office:value-type="float" office:value="52820">
                <text:p>528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643</text:p>
              </table:table-cell>
              <table:table-cell office:value-type="float" office:value="52840">
                <text:p>52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44</text:p>
              </table:table-cell>
              <table:table-cell office:value-type="float" office:value="52860">
                <text:p>528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45</text:p>
              </table:table-cell>
              <table:table-cell office:value-type="float" office:value="52880">
                <text:p>528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46</text:p>
              </table:table-cell>
              <table:table-cell office:value-type="float" office:value="52900">
                <text:p>529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647</text:p>
              </table:table-cell>
              <table:table-cell office:value-type="float" office:value="52920">
                <text:p>52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48</text:p>
              </table:table-cell>
              <table:table-cell office:value-type="float" office:value="52940">
                <text:p>529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49</text:p>
              </table:table-cell>
              <table:table-cell office:value-type="float" office:value="52960">
                <text:p>529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650</text:p>
              </table:table-cell>
              <table:table-cell office:value-type="float" office:value="52980">
                <text:p>52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651</text:p>
              </table:table-cell>
              <table:table-cell office:value-type="float" office:value="53000">
                <text:p>53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652</text:p>
              </table:table-cell>
              <table:table-cell office:value-type="float" office:value="53020">
                <text:p>53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653</text:p>
              </table:table-cell>
              <table:table-cell office:value-type="float" office:value="53040">
                <text:p>530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654</text:p>
              </table:table-cell>
              <table:table-cell office:value-type="float" office:value="53060">
                <text:p>53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55</text:p>
              </table:table-cell>
              <table:table-cell office:value-type="float" office:value="53080">
                <text:p>530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656</text:p>
              </table:table-cell>
              <table:table-cell office:value-type="float" office:value="53100">
                <text:p>53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57</text:p>
              </table:table-cell>
              <table:table-cell office:value-type="float" office:value="53120">
                <text:p>53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58</text:p>
              </table:table-cell>
              <table:table-cell office:value-type="float" office:value="53140">
                <text:p>53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659</text:p>
              </table:table-cell>
              <table:table-cell office:value-type="float" office:value="53160">
                <text:p>53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660</text:p>
              </table:table-cell>
              <table:table-cell office:value-type="float" office:value="53180">
                <text:p>531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661</text:p>
              </table:table-cell>
              <table:table-cell office:value-type="float" office:value="53200">
                <text:p>532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62</text:p>
              </table:table-cell>
              <table:table-cell office:value-type="float" office:value="53220">
                <text:p>532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63</text:p>
              </table:table-cell>
              <table:table-cell office:value-type="float" office:value="53240">
                <text:p>532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64</text:p>
              </table:table-cell>
              <table:table-cell office:value-type="float" office:value="53260">
                <text:p>532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65</text:p>
              </table:table-cell>
              <table:table-cell office:value-type="float" office:value="53280">
                <text:p>532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66</text:p>
              </table:table-cell>
              <table:table-cell office:value-type="float" office:value="53300">
                <text:p>53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67</text:p>
              </table:table-cell>
              <table:table-cell office:value-type="float" office:value="53320">
                <text:p>53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68</text:p>
              </table:table-cell>
              <table:table-cell office:value-type="float" office:value="53340">
                <text:p>53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69</text:p>
              </table:table-cell>
              <table:table-cell office:value-type="float" office:value="53360">
                <text:p>533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70</text:p>
              </table:table-cell>
              <table:table-cell office:value-type="float" office:value="53380">
                <text:p>53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71</text:p>
              </table:table-cell>
              <table:table-cell office:value-type="float" office:value="53400">
                <text:p>53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672</text:p>
              </table:table-cell>
              <table:table-cell office:value-type="float" office:value="53420">
                <text:p>534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673</text:p>
              </table:table-cell>
              <table:table-cell office:value-type="float" office:value="53440">
                <text:p>534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74</text:p>
              </table:table-cell>
              <table:table-cell office:value-type="float" office:value="53460">
                <text:p>53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675</text:p>
              </table:table-cell>
              <table:table-cell office:value-type="float" office:value="53480">
                <text:p>534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676</text:p>
              </table:table-cell>
              <table:table-cell office:value-type="float" office:value="53500">
                <text:p>53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677</text:p>
              </table:table-cell>
              <table:table-cell office:value-type="float" office:value="53520">
                <text:p>535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78</text:p>
              </table:table-cell>
              <table:table-cell office:value-type="float" office:value="53540">
                <text:p>535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679</text:p>
              </table:table-cell>
              <table:table-cell office:value-type="float" office:value="53560">
                <text:p>535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80</text:p>
              </table:table-cell>
              <table:table-cell office:value-type="float" office:value="53580">
                <text:p>53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81</text:p>
              </table:table-cell>
              <table:table-cell office:value-type="float" office:value="53600">
                <text:p>53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82</text:p>
              </table:table-cell>
              <table:table-cell office:value-type="float" office:value="53620">
                <text:p>53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683</text:p>
              </table:table-cell>
              <table:table-cell office:value-type="float" office:value="53640">
                <text:p>536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684</text:p>
              </table:table-cell>
              <table:table-cell office:value-type="float" office:value="53660">
                <text:p>53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85</text:p>
              </table:table-cell>
              <table:table-cell office:value-type="float" office:value="53680">
                <text:p>53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86</text:p>
              </table:table-cell>
              <table:table-cell office:value-type="float" office:value="53700">
                <text:p>53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87</text:p>
              </table:table-cell>
              <table:table-cell office:value-type="float" office:value="53720">
                <text:p>537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688</text:p>
              </table:table-cell>
              <table:table-cell office:value-type="float" office:value="53740">
                <text:p>53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689</text:p>
              </table:table-cell>
              <table:table-cell office:value-type="float" office:value="53760">
                <text:p>537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690</text:p>
              </table:table-cell>
              <table:table-cell office:value-type="float" office:value="53780">
                <text:p>537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691</text:p>
              </table:table-cell>
              <table:table-cell office:value-type="float" office:value="53800">
                <text:p>538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92</text:p>
              </table:table-cell>
              <table:table-cell office:value-type="float" office:value="53820">
                <text:p>538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93</text:p>
              </table:table-cell>
              <table:table-cell office:value-type="float" office:value="53840">
                <text:p>53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694</text:p>
              </table:table-cell>
              <table:table-cell office:value-type="float" office:value="53860">
                <text:p>538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695</text:p>
              </table:table-cell>
              <table:table-cell office:value-type="float" office:value="53880">
                <text:p>53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696</text:p>
              </table:table-cell>
              <table:table-cell office:value-type="float" office:value="53900">
                <text:p>53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97</text:p>
              </table:table-cell>
              <table:table-cell office:value-type="float" office:value="53920">
                <text:p>539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698</text:p>
              </table:table-cell>
              <table:table-cell office:value-type="float" office:value="53940">
                <text:p>53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699</text:p>
              </table:table-cell>
              <table:table-cell office:value-type="float" office:value="53960">
                <text:p>53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00</text:p>
              </table:table-cell>
              <table:table-cell office:value-type="float" office:value="53980">
                <text:p>539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01</text:p>
              </table:table-cell>
              <table:table-cell office:value-type="float" office:value="54000">
                <text:p>54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702</text:p>
              </table:table-cell>
              <table:table-cell office:value-type="float" office:value="54020">
                <text:p>54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03</text:p>
              </table:table-cell>
              <table:table-cell office:value-type="float" office:value="54040">
                <text:p>54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04</text:p>
              </table:table-cell>
              <table:table-cell office:value-type="float" office:value="54060">
                <text:p>540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05</text:p>
              </table:table-cell>
              <table:table-cell office:value-type="float" office:value="54080">
                <text:p>54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06</text:p>
              </table:table-cell>
              <table:table-cell office:value-type="float" office:value="54100">
                <text:p>54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707</text:p>
              </table:table-cell>
              <table:table-cell office:value-type="float" office:value="54120">
                <text:p>541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08</text:p>
              </table:table-cell>
              <table:table-cell office:value-type="float" office:value="54140">
                <text:p>54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09</text:p>
              </table:table-cell>
              <table:table-cell office:value-type="float" office:value="54160">
                <text:p>54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710</text:p>
              </table:table-cell>
              <table:table-cell office:value-type="float" office:value="54180">
                <text:p>54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11</text:p>
              </table:table-cell>
              <table:table-cell office:value-type="float" office:value="54200">
                <text:p>542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12</text:p>
              </table:table-cell>
              <table:table-cell office:value-type="float" office:value="54220">
                <text:p>542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13</text:p>
              </table:table-cell>
              <table:table-cell office:value-type="float" office:value="54240">
                <text:p>54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714</text:p>
              </table:table-cell>
              <table:table-cell office:value-type="float" office:value="54260">
                <text:p>54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715</text:p>
              </table:table-cell>
              <table:table-cell office:value-type="float" office:value="54280">
                <text:p>542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16</text:p>
              </table:table-cell>
              <table:table-cell office:value-type="float" office:value="54300">
                <text:p>543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17</text:p>
              </table:table-cell>
              <table:table-cell office:value-type="float" office:value="54320">
                <text:p>54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718</text:p>
              </table:table-cell>
              <table:table-cell office:value-type="float" office:value="54340">
                <text:p>543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19</text:p>
              </table:table-cell>
              <table:table-cell office:value-type="float" office:value="54360">
                <text:p>54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20</text:p>
              </table:table-cell>
              <table:table-cell office:value-type="float" office:value="54380">
                <text:p>543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721</text:p>
              </table:table-cell>
              <table:table-cell office:value-type="float" office:value="54400">
                <text:p>544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22</text:p>
              </table:table-cell>
              <table:table-cell office:value-type="float" office:value="54420">
                <text:p>54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23</text:p>
              </table:table-cell>
              <table:table-cell office:value-type="float" office:value="54440">
                <text:p>544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724</text:p>
              </table:table-cell>
              <table:table-cell office:value-type="float" office:value="54460">
                <text:p>544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25</text:p>
              </table:table-cell>
              <table:table-cell office:value-type="float" office:value="54480">
                <text:p>544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26</text:p>
              </table:table-cell>
              <table:table-cell office:value-type="float" office:value="54500">
                <text:p>54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27</text:p>
              </table:table-cell>
              <table:table-cell office:value-type="float" office:value="54520">
                <text:p>545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728</text:p>
              </table:table-cell>
              <table:table-cell office:value-type="float" office:value="54540">
                <text:p>54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729</text:p>
              </table:table-cell>
              <table:table-cell office:value-type="float" office:value="54560">
                <text:p>54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30</text:p>
              </table:table-cell>
              <table:table-cell office:value-type="float" office:value="54580">
                <text:p>54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31</text:p>
              </table:table-cell>
              <table:table-cell office:value-type="float" office:value="54600">
                <text:p>54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32</text:p>
              </table:table-cell>
              <table:table-cell office:value-type="float" office:value="54620">
                <text:p>54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733</text:p>
              </table:table-cell>
              <table:table-cell office:value-type="float" office:value="54640">
                <text:p>546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34</text:p>
              </table:table-cell>
              <table:table-cell office:value-type="float" office:value="54660">
                <text:p>546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35</text:p>
              </table:table-cell>
              <table:table-cell office:value-type="float" office:value="54680">
                <text:p>546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736</text:p>
              </table:table-cell>
              <table:table-cell office:value-type="float" office:value="54700">
                <text:p>547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37</text:p>
              </table:table-cell>
              <table:table-cell office:value-type="float" office:value="54720">
                <text:p>547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38</text:p>
              </table:table-cell>
              <table:table-cell office:value-type="float" office:value="54740">
                <text:p>54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39</text:p>
              </table:table-cell>
              <table:table-cell office:value-type="float" office:value="54760">
                <text:p>547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740</text:p>
              </table:table-cell>
              <table:table-cell office:value-type="float" office:value="54780">
                <text:p>547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41</text:p>
              </table:table-cell>
              <table:table-cell office:value-type="float" office:value="54800">
                <text:p>54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42</text:p>
              </table:table-cell>
              <table:table-cell office:value-type="float" office:value="54820">
                <text:p>548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743</text:p>
              </table:table-cell>
              <table:table-cell office:value-type="float" office:value="54840">
                <text:p>548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744</text:p>
              </table:table-cell>
              <table:table-cell office:value-type="float" office:value="54860">
                <text:p>54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45</text:p>
              </table:table-cell>
              <table:table-cell office:value-type="float" office:value="54880">
                <text:p>548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46</text:p>
              </table:table-cell>
              <table:table-cell office:value-type="float" office:value="54900">
                <text:p>549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47</text:p>
              </table:table-cell>
              <table:table-cell office:value-type="float" office:value="54920">
                <text:p>549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748</text:p>
              </table:table-cell>
              <table:table-cell office:value-type="float" office:value="54940">
                <text:p>549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49</text:p>
              </table:table-cell>
              <table:table-cell office:value-type="float" office:value="54960">
                <text:p>54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750</text:p>
              </table:table-cell>
              <table:table-cell office:value-type="float" office:value="54980">
                <text:p>549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51</text:p>
              </table:table-cell>
              <table:table-cell office:value-type="float" office:value="55000">
                <text:p>55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52</text:p>
              </table:table-cell>
              <table:table-cell office:value-type="float" office:value="55020">
                <text:p>550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53</text:p>
              </table:table-cell>
              <table:table-cell office:value-type="float" office:value="55040">
                <text:p>55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54</text:p>
              </table:table-cell>
              <table:table-cell office:value-type="float" office:value="55060">
                <text:p>55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55</text:p>
              </table:table-cell>
              <table:table-cell office:value-type="float" office:value="55080">
                <text:p>55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56</text:p>
              </table:table-cell>
              <table:table-cell office:value-type="float" office:value="55100">
                <text:p>55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57</text:p>
              </table:table-cell>
              <table:table-cell office:value-type="float" office:value="55120">
                <text:p>551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58</text:p>
              </table:table-cell>
              <table:table-cell office:value-type="float" office:value="55140">
                <text:p>551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759</text:p>
              </table:table-cell>
              <table:table-cell office:value-type="float" office:value="55160">
                <text:p>551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60</text:p>
              </table:table-cell>
              <table:table-cell office:value-type="float" office:value="55180">
                <text:p>551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61</text:p>
              </table:table-cell>
              <table:table-cell office:value-type="float" office:value="55200">
                <text:p>552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762</text:p>
              </table:table-cell>
              <table:table-cell office:value-type="float" office:value="55220">
                <text:p>552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763</text:p>
              </table:table-cell>
              <table:table-cell office:value-type="float" office:value="55240">
                <text:p>552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764</text:p>
              </table:table-cell>
              <table:table-cell office:value-type="float" office:value="55260">
                <text:p>552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765</text:p>
              </table:table-cell>
              <table:table-cell office:value-type="float" office:value="55280">
                <text:p>552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66</text:p>
              </table:table-cell>
              <table:table-cell office:value-type="float" office:value="55300">
                <text:p>55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67</text:p>
              </table:table-cell>
              <table:table-cell office:value-type="float" office:value="55320">
                <text:p>553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68</text:p>
              </table:table-cell>
              <table:table-cell office:value-type="float" office:value="55340">
                <text:p>55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769</text:p>
              </table:table-cell>
              <table:table-cell office:value-type="float" office:value="55360">
                <text:p>553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70</text:p>
              </table:table-cell>
              <table:table-cell office:value-type="float" office:value="55380">
                <text:p>55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71</text:p>
              </table:table-cell>
              <table:table-cell office:value-type="float" office:value="55400">
                <text:p>55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72</text:p>
              </table:table-cell>
              <table:table-cell office:value-type="float" office:value="55420">
                <text:p>55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73</text:p>
              </table:table-cell>
              <table:table-cell office:value-type="float" office:value="55440">
                <text:p>554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774</text:p>
              </table:table-cell>
              <table:table-cell office:value-type="float" office:value="55460">
                <text:p>55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75</text:p>
              </table:table-cell>
              <table:table-cell office:value-type="float" office:value="55480">
                <text:p>554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76</text:p>
              </table:table-cell>
              <table:table-cell office:value-type="float" office:value="55500">
                <text:p>55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777</text:p>
              </table:table-cell>
              <table:table-cell office:value-type="float" office:value="55520">
                <text:p>555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778</text:p>
              </table:table-cell>
              <table:table-cell office:value-type="float" office:value="55540">
                <text:p>55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79</text:p>
              </table:table-cell>
              <table:table-cell office:value-type="float" office:value="55560">
                <text:p>555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80</text:p>
              </table:table-cell>
              <table:table-cell office:value-type="float" office:value="55580">
                <text:p>55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81</text:p>
              </table:table-cell>
              <table:table-cell office:value-type="float" office:value="55600">
                <text:p>556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82</text:p>
              </table:table-cell>
              <table:table-cell office:value-type="float" office:value="55620">
                <text:p>55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83</text:p>
              </table:table-cell>
              <table:table-cell office:value-type="float" office:value="55640">
                <text:p>556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84</text:p>
              </table:table-cell>
              <table:table-cell office:value-type="float" office:value="55660">
                <text:p>556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785</text:p>
              </table:table-cell>
              <table:table-cell office:value-type="float" office:value="55680">
                <text:p>55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86</text:p>
              </table:table-cell>
              <table:table-cell office:value-type="float" office:value="55700">
                <text:p>557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87</text:p>
              </table:table-cell>
              <table:table-cell office:value-type="float" office:value="55720">
                <text:p>557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88</text:p>
              </table:table-cell>
              <table:table-cell office:value-type="float" office:value="55740">
                <text:p>557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89</text:p>
              </table:table-cell>
              <table:table-cell office:value-type="float" office:value="55760">
                <text:p>557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790</text:p>
              </table:table-cell>
              <table:table-cell office:value-type="float" office:value="55780">
                <text:p>557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91</text:p>
              </table:table-cell>
              <table:table-cell office:value-type="float" office:value="55800">
                <text:p>558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792</text:p>
              </table:table-cell>
              <table:table-cell office:value-type="float" office:value="55820">
                <text:p>55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93</text:p>
              </table:table-cell>
              <table:table-cell office:value-type="float" office:value="55840">
                <text:p>558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794</text:p>
              </table:table-cell>
              <table:table-cell office:value-type="float" office:value="55860">
                <text:p>55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795</text:p>
              </table:table-cell>
              <table:table-cell office:value-type="float" office:value="55880">
                <text:p>558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796</text:p>
              </table:table-cell>
              <table:table-cell office:value-type="float" office:value="55900">
                <text:p>55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797</text:p>
              </table:table-cell>
              <table:table-cell office:value-type="float" office:value="55920">
                <text:p>559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798</text:p>
              </table:table-cell>
              <table:table-cell office:value-type="float" office:value="55940">
                <text:p>559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799</text:p>
              </table:table-cell>
              <table:table-cell office:value-type="float" office:value="55960">
                <text:p>55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00</text:p>
              </table:table-cell>
              <table:table-cell office:value-type="float" office:value="55980">
                <text:p>559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801</text:p>
              </table:table-cell>
              <table:table-cell office:value-type="float" office:value="56000">
                <text:p>56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02</text:p>
              </table:table-cell>
              <table:table-cell office:value-type="float" office:value="56020">
                <text:p>56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03</text:p>
              </table:table-cell>
              <table:table-cell office:value-type="float" office:value="56040">
                <text:p>56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04</text:p>
              </table:table-cell>
              <table:table-cell office:value-type="float" office:value="56060">
                <text:p>560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05</text:p>
              </table:table-cell>
              <table:table-cell office:value-type="float" office:value="56080">
                <text:p>560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06</text:p>
              </table:table-cell>
              <table:table-cell office:value-type="float" office:value="56100">
                <text:p>56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07</text:p>
              </table:table-cell>
              <table:table-cell office:value-type="float" office:value="56120">
                <text:p>56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08</text:p>
              </table:table-cell>
              <table:table-cell office:value-type="float" office:value="56140">
                <text:p>561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809</text:p>
              </table:table-cell>
              <table:table-cell office:value-type="float" office:value="56160">
                <text:p>561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10</text:p>
              </table:table-cell>
              <table:table-cell office:value-type="float" office:value="56180">
                <text:p>56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11</text:p>
              </table:table-cell>
              <table:table-cell office:value-type="float" office:value="56200">
                <text:p>56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12</text:p>
              </table:table-cell>
              <table:table-cell office:value-type="float" office:value="56220">
                <text:p>56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813</text:p>
              </table:table-cell>
              <table:table-cell office:value-type="float" office:value="56240">
                <text:p>56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14</text:p>
              </table:table-cell>
              <table:table-cell office:value-type="float" office:value="56260">
                <text:p>562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815</text:p>
              </table:table-cell>
              <table:table-cell office:value-type="float" office:value="56280">
                <text:p>562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16</text:p>
              </table:table-cell>
              <table:table-cell office:value-type="float" office:value="56300">
                <text:p>56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17</text:p>
              </table:table-cell>
              <table:table-cell office:value-type="float" office:value="56320">
                <text:p>56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818</text:p>
              </table:table-cell>
              <table:table-cell office:value-type="float" office:value="56340">
                <text:p>563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819</text:p>
              </table:table-cell>
              <table:table-cell office:value-type="float" office:value="56360">
                <text:p>563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820</text:p>
              </table:table-cell>
              <table:table-cell office:value-type="float" office:value="56380">
                <text:p>563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821</text:p>
              </table:table-cell>
              <table:table-cell office:value-type="float" office:value="56400">
                <text:p>564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22</text:p>
              </table:table-cell>
              <table:table-cell office:value-type="float" office:value="56420">
                <text:p>564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823</text:p>
              </table:table-cell>
              <table:table-cell office:value-type="float" office:value="56440">
                <text:p>564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24</text:p>
              </table:table-cell>
              <table:table-cell office:value-type="float" office:value="56460">
                <text:p>564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825</text:p>
              </table:table-cell>
              <table:table-cell office:value-type="float" office:value="56480">
                <text:p>564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26</text:p>
              </table:table-cell>
              <table:table-cell office:value-type="float" office:value="56500">
                <text:p>56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27</text:p>
              </table:table-cell>
              <table:table-cell office:value-type="float" office:value="56520">
                <text:p>56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28</text:p>
              </table:table-cell>
              <table:table-cell office:value-type="float" office:value="56540">
                <text:p>565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29</text:p>
              </table:table-cell>
              <table:table-cell office:value-type="float" office:value="56560">
                <text:p>565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30</text:p>
              </table:table-cell>
              <table:table-cell office:value-type="float" office:value="56580">
                <text:p>565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831</text:p>
              </table:table-cell>
              <table:table-cell office:value-type="float" office:value="56600">
                <text:p>566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832</text:p>
              </table:table-cell>
              <table:table-cell office:value-type="float" office:value="56620">
                <text:p>56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33</text:p>
              </table:table-cell>
              <table:table-cell office:value-type="float" office:value="56640">
                <text:p>56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34</text:p>
              </table:table-cell>
              <table:table-cell office:value-type="float" office:value="56660">
                <text:p>566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835</text:p>
              </table:table-cell>
              <table:table-cell office:value-type="float" office:value="56680">
                <text:p>56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36</text:p>
              </table:table-cell>
              <table:table-cell office:value-type="float" office:value="56700">
                <text:p>56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37</text:p>
              </table:table-cell>
              <table:table-cell office:value-type="float" office:value="56720">
                <text:p>567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38</text:p>
              </table:table-cell>
              <table:table-cell office:value-type="float" office:value="56740">
                <text:p>56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39</text:p>
              </table:table-cell>
              <table:table-cell office:value-type="float" office:value="56760">
                <text:p>56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40</text:p>
              </table:table-cell>
              <table:table-cell office:value-type="float" office:value="56780">
                <text:p>56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41</text:p>
              </table:table-cell>
              <table:table-cell office:value-type="float" office:value="56800">
                <text:p>568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42</text:p>
              </table:table-cell>
              <table:table-cell office:value-type="float" office:value="56820">
                <text:p>568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843</text:p>
              </table:table-cell>
              <table:table-cell office:value-type="float" office:value="56840">
                <text:p>56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44</text:p>
              </table:table-cell>
              <table:table-cell office:value-type="float" office:value="56860">
                <text:p>568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845</text:p>
              </table:table-cell>
              <table:table-cell office:value-type="float" office:value="56880">
                <text:p>56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46</text:p>
              </table:table-cell>
              <table:table-cell office:value-type="float" office:value="56900">
                <text:p>569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847</text:p>
              </table:table-cell>
              <table:table-cell office:value-type="float" office:value="56920">
                <text:p>569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848</text:p>
              </table:table-cell>
              <table:table-cell office:value-type="float" office:value="56940">
                <text:p>56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49</text:p>
              </table:table-cell>
              <table:table-cell office:value-type="float" office:value="56960">
                <text:p>569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850</text:p>
              </table:table-cell>
              <table:table-cell office:value-type="float" office:value="56980">
                <text:p>569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851</text:p>
              </table:table-cell>
              <table:table-cell office:value-type="float" office:value="57000">
                <text:p>57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852</text:p>
              </table:table-cell>
              <table:table-cell office:value-type="float" office:value="57020">
                <text:p>570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53</text:p>
              </table:table-cell>
              <table:table-cell office:value-type="float" office:value="57040">
                <text:p>57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54</text:p>
              </table:table-cell>
              <table:table-cell office:value-type="float" office:value="57060">
                <text:p>57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55</text:p>
              </table:table-cell>
              <table:table-cell office:value-type="float" office:value="57080">
                <text:p>57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56</text:p>
              </table:table-cell>
              <table:table-cell office:value-type="float" office:value="57100">
                <text:p>57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57</text:p>
              </table:table-cell>
              <table:table-cell office:value-type="float" office:value="57120">
                <text:p>57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858</text:p>
              </table:table-cell>
              <table:table-cell office:value-type="float" office:value="57140">
                <text:p>57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59</text:p>
              </table:table-cell>
              <table:table-cell office:value-type="float" office:value="57160">
                <text:p>571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60</text:p>
              </table:table-cell>
              <table:table-cell office:value-type="float" office:value="57180">
                <text:p>57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61</text:p>
              </table:table-cell>
              <table:table-cell office:value-type="float" office:value="57200">
                <text:p>57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62</text:p>
              </table:table-cell>
              <table:table-cell office:value-type="float" office:value="57220">
                <text:p>572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63</text:p>
              </table:table-cell>
              <table:table-cell office:value-type="float" office:value="57240">
                <text:p>57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64</text:p>
              </table:table-cell>
              <table:table-cell office:value-type="float" office:value="57260">
                <text:p>572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865</text:p>
              </table:table-cell>
              <table:table-cell office:value-type="float" office:value="57280">
                <text:p>572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866</text:p>
              </table:table-cell>
              <table:table-cell office:value-type="float" office:value="57300">
                <text:p>57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67</text:p>
              </table:table-cell>
              <table:table-cell office:value-type="float" office:value="57320">
                <text:p>57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68</text:p>
              </table:table-cell>
              <table:table-cell office:value-type="float" office:value="57340">
                <text:p>573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869</text:p>
              </table:table-cell>
              <table:table-cell office:value-type="float" office:value="57360">
                <text:p>573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70</text:p>
              </table:table-cell>
              <table:table-cell office:value-type="float" office:value="57380">
                <text:p>57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71</text:p>
              </table:table-cell>
              <table:table-cell office:value-type="float" office:value="57400">
                <text:p>57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72</text:p>
              </table:table-cell>
              <table:table-cell office:value-type="float" office:value="57420">
                <text:p>57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73</text:p>
              </table:table-cell>
              <table:table-cell office:value-type="float" office:value="57440">
                <text:p>574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74</text:p>
              </table:table-cell>
              <table:table-cell office:value-type="float" office:value="57460">
                <text:p>574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75</text:p>
              </table:table-cell>
              <table:table-cell office:value-type="float" office:value="57480">
                <text:p>574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876</text:p>
              </table:table-cell>
              <table:table-cell office:value-type="float" office:value="57500">
                <text:p>57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77</text:p>
              </table:table-cell>
              <table:table-cell office:value-type="float" office:value="57520">
                <text:p>575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878</text:p>
              </table:table-cell>
              <table:table-cell office:value-type="float" office:value="57540">
                <text:p>575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879</text:p>
              </table:table-cell>
              <table:table-cell office:value-type="float" office:value="57560">
                <text:p>575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80</text:p>
              </table:table-cell>
              <table:table-cell office:value-type="float" office:value="57580">
                <text:p>575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881</text:p>
              </table:table-cell>
              <table:table-cell office:value-type="float" office:value="57600">
                <text:p>576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882</text:p>
              </table:table-cell>
              <table:table-cell office:value-type="float" office:value="57620">
                <text:p>576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883</text:p>
              </table:table-cell>
              <table:table-cell office:value-type="float" office:value="57640">
                <text:p>576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884</text:p>
              </table:table-cell>
              <table:table-cell office:value-type="float" office:value="57660">
                <text:p>576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885</text:p>
              </table:table-cell>
              <table:table-cell office:value-type="float" office:value="57680">
                <text:p>57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86</text:p>
              </table:table-cell>
              <table:table-cell office:value-type="float" office:value="57700">
                <text:p>577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887</text:p>
              </table:table-cell>
              <table:table-cell office:value-type="float" office:value="57720">
                <text:p>57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888</text:p>
              </table:table-cell>
              <table:table-cell office:value-type="float" office:value="57740">
                <text:p>577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89</text:p>
              </table:table-cell>
              <table:table-cell office:value-type="float" office:value="57760">
                <text:p>57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90</text:p>
              </table:table-cell>
              <table:table-cell office:value-type="float" office:value="57780">
                <text:p>577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91</text:p>
              </table:table-cell>
              <table:table-cell office:value-type="float" office:value="57800">
                <text:p>57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92</text:p>
              </table:table-cell>
              <table:table-cell office:value-type="float" office:value="57820">
                <text:p>57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93</text:p>
              </table:table-cell>
              <table:table-cell office:value-type="float" office:value="57840">
                <text:p>57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894</text:p>
              </table:table-cell>
              <table:table-cell office:value-type="float" office:value="57860">
                <text:p>57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895</text:p>
              </table:table-cell>
              <table:table-cell office:value-type="float" office:value="57880">
                <text:p>578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896</text:p>
              </table:table-cell>
              <table:table-cell office:value-type="float" office:value="57900">
                <text:p>57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97</text:p>
              </table:table-cell>
              <table:table-cell office:value-type="float" office:value="57920">
                <text:p>579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98</text:p>
              </table:table-cell>
              <table:table-cell office:value-type="float" office:value="57940">
                <text:p>57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899</text:p>
              </table:table-cell>
              <table:table-cell office:value-type="float" office:value="57960">
                <text:p>57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00</text:p>
              </table:table-cell>
              <table:table-cell office:value-type="float" office:value="57980">
                <text:p>579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01</text:p>
              </table:table-cell>
              <table:table-cell office:value-type="float" office:value="58000">
                <text:p>58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02</text:p>
              </table:table-cell>
              <table:table-cell office:value-type="float" office:value="58020">
                <text:p>580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03</text:p>
              </table:table-cell>
              <table:table-cell office:value-type="float" office:value="58040">
                <text:p>58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04</text:p>
              </table:table-cell>
              <table:table-cell office:value-type="float" office:value="58060">
                <text:p>580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05</text:p>
              </table:table-cell>
              <table:table-cell office:value-type="float" office:value="58080">
                <text:p>580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906</text:p>
              </table:table-cell>
              <table:table-cell office:value-type="float" office:value="58100">
                <text:p>58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07</text:p>
              </table:table-cell>
              <table:table-cell office:value-type="float" office:value="58120">
                <text:p>581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08</text:p>
              </table:table-cell>
              <table:table-cell office:value-type="float" office:value="58140">
                <text:p>581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09</text:p>
              </table:table-cell>
              <table:table-cell office:value-type="float" office:value="58160">
                <text:p>581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10</text:p>
              </table:table-cell>
              <table:table-cell office:value-type="float" office:value="58180">
                <text:p>58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11</text:p>
              </table:table-cell>
              <table:table-cell office:value-type="float" office:value="58200">
                <text:p>582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912</text:p>
              </table:table-cell>
              <table:table-cell office:value-type="float" office:value="58220">
                <text:p>582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13</text:p>
              </table:table-cell>
              <table:table-cell office:value-type="float" office:value="58240">
                <text:p>58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14</text:p>
              </table:table-cell>
              <table:table-cell office:value-type="float" office:value="58260">
                <text:p>582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915</text:p>
              </table:table-cell>
              <table:table-cell office:value-type="float" office:value="58280">
                <text:p>58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16</text:p>
              </table:table-cell>
              <table:table-cell office:value-type="float" office:value="58300">
                <text:p>58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917</text:p>
              </table:table-cell>
              <table:table-cell office:value-type="float" office:value="58320">
                <text:p>583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18</text:p>
              </table:table-cell>
              <table:table-cell office:value-type="float" office:value="58340">
                <text:p>58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19</text:p>
              </table:table-cell>
              <table:table-cell office:value-type="float" office:value="58360">
                <text:p>583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920</text:p>
              </table:table-cell>
              <table:table-cell office:value-type="float" office:value="58380">
                <text:p>58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21</text:p>
              </table:table-cell>
              <table:table-cell office:value-type="float" office:value="58400">
                <text:p>58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22</text:p>
              </table:table-cell>
              <table:table-cell office:value-type="float" office:value="58420">
                <text:p>58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23</text:p>
              </table:table-cell>
              <table:table-cell office:value-type="float" office:value="58440">
                <text:p>584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2924</text:p>
              </table:table-cell>
              <table:table-cell office:value-type="float" office:value="58460">
                <text:p>584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925</text:p>
              </table:table-cell>
              <table:table-cell office:value-type="float" office:value="58480">
                <text:p>58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26</text:p>
              </table:table-cell>
              <table:table-cell office:value-type="float" office:value="58500">
                <text:p>58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27</text:p>
              </table:table-cell>
              <table:table-cell office:value-type="float" office:value="58520">
                <text:p>58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28</text:p>
              </table:table-cell>
              <table:table-cell office:value-type="float" office:value="58540">
                <text:p>585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29</text:p>
              </table:table-cell>
              <table:table-cell office:value-type="float" office:value="58560">
                <text:p>585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930</text:p>
              </table:table-cell>
              <table:table-cell office:value-type="float" office:value="58580">
                <text:p>585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31</text:p>
              </table:table-cell>
              <table:table-cell office:value-type="float" office:value="58600">
                <text:p>586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32</text:p>
              </table:table-cell>
              <table:table-cell office:value-type="float" office:value="58620">
                <text:p>58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33</text:p>
              </table:table-cell>
              <table:table-cell office:value-type="float" office:value="58640">
                <text:p>58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34</text:p>
              </table:table-cell>
              <table:table-cell office:value-type="float" office:value="58660">
                <text:p>586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35</text:p>
              </table:table-cell>
              <table:table-cell office:value-type="float" office:value="58680">
                <text:p>58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36</text:p>
              </table:table-cell>
              <table:table-cell office:value-type="float" office:value="58700">
                <text:p>587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37</text:p>
              </table:table-cell>
              <table:table-cell office:value-type="float" office:value="58720">
                <text:p>587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938</text:p>
              </table:table-cell>
              <table:table-cell office:value-type="float" office:value="58740">
                <text:p>587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39</text:p>
              </table:table-cell>
              <table:table-cell office:value-type="float" office:value="58760">
                <text:p>587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940</text:p>
              </table:table-cell>
              <table:table-cell office:value-type="float" office:value="58780">
                <text:p>58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41</text:p>
              </table:table-cell>
              <table:table-cell office:value-type="float" office:value="58800">
                <text:p>588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42</text:p>
              </table:table-cell>
              <table:table-cell office:value-type="float" office:value="58820">
                <text:p>58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943</text:p>
              </table:table-cell>
              <table:table-cell office:value-type="float" office:value="58840">
                <text:p>588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44</text:p>
              </table:table-cell>
              <table:table-cell office:value-type="float" office:value="58860">
                <text:p>58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45</text:p>
              </table:table-cell>
              <table:table-cell office:value-type="float" office:value="58880">
                <text:p>58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46</text:p>
              </table:table-cell>
              <table:table-cell office:value-type="float" office:value="58900">
                <text:p>589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947</text:p>
              </table:table-cell>
              <table:table-cell office:value-type="float" office:value="58920">
                <text:p>589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48</text:p>
              </table:table-cell>
              <table:table-cell office:value-type="float" office:value="58940">
                <text:p>589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949</text:p>
              </table:table-cell>
              <table:table-cell office:value-type="float" office:value="58960">
                <text:p>58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950</text:p>
              </table:table-cell>
              <table:table-cell office:value-type="float" office:value="58980">
                <text:p>589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951</text:p>
              </table:table-cell>
              <table:table-cell office:value-type="float" office:value="59000">
                <text:p>59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952</text:p>
              </table:table-cell>
              <table:table-cell office:value-type="float" office:value="59020">
                <text:p>59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53</text:p>
              </table:table-cell>
              <table:table-cell office:value-type="float" office:value="59040">
                <text:p>590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54</text:p>
              </table:table-cell>
              <table:table-cell office:value-type="float" office:value="59060">
                <text:p>59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55</text:p>
              </table:table-cell>
              <table:table-cell office:value-type="float" office:value="59080">
                <text:p>59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956</text:p>
              </table:table-cell>
              <table:table-cell office:value-type="float" office:value="59100">
                <text:p>59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957</text:p>
              </table:table-cell>
              <table:table-cell office:value-type="float" office:value="59120">
                <text:p>591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958</text:p>
              </table:table-cell>
              <table:table-cell office:value-type="float" office:value="59140">
                <text:p>59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59</text:p>
              </table:table-cell>
              <table:table-cell office:value-type="float" office:value="59160">
                <text:p>59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960</text:p>
              </table:table-cell>
              <table:table-cell office:value-type="float" office:value="59180">
                <text:p>591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61</text:p>
              </table:table-cell>
              <table:table-cell office:value-type="float" office:value="59200">
                <text:p>592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62</text:p>
              </table:table-cell>
              <table:table-cell office:value-type="float" office:value="59220">
                <text:p>59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63</text:p>
              </table:table-cell>
              <table:table-cell office:value-type="float" office:value="59240">
                <text:p>59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964</text:p>
              </table:table-cell>
              <table:table-cell office:value-type="float" office:value="59260">
                <text:p>59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65</text:p>
              </table:table-cell>
              <table:table-cell office:value-type="float" office:value="59280">
                <text:p>59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966</text:p>
              </table:table-cell>
              <table:table-cell office:value-type="float" office:value="59300">
                <text:p>593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967</text:p>
              </table:table-cell>
              <table:table-cell office:value-type="float" office:value="59320">
                <text:p>59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968</text:p>
              </table:table-cell>
              <table:table-cell office:value-type="float" office:value="59340">
                <text:p>593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969</text:p>
              </table:table-cell>
              <table:table-cell office:value-type="float" office:value="59360">
                <text:p>593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970</text:p>
              </table:table-cell>
              <table:table-cell office:value-type="float" office:value="59380">
                <text:p>59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971</text:p>
              </table:table-cell>
              <table:table-cell office:value-type="float" office:value="59400">
                <text:p>594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972</text:p>
              </table:table-cell>
              <table:table-cell office:value-type="float" office:value="59420">
                <text:p>594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973</text:p>
              </table:table-cell>
              <table:table-cell office:value-type="float" office:value="59440">
                <text:p>594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74</text:p>
              </table:table-cell>
              <table:table-cell office:value-type="float" office:value="59460">
                <text:p>59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75</text:p>
              </table:table-cell>
              <table:table-cell office:value-type="float" office:value="59480">
                <text:p>594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76</text:p>
              </table:table-cell>
              <table:table-cell office:value-type="float" office:value="59500">
                <text:p>59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77</text:p>
              </table:table-cell>
              <table:table-cell office:value-type="float" office:value="59520">
                <text:p>595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78</text:p>
              </table:table-cell>
              <table:table-cell office:value-type="float" office:value="59540">
                <text:p>59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979</text:p>
              </table:table-cell>
              <table:table-cell office:value-type="float" office:value="59560">
                <text:p>595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980</text:p>
              </table:table-cell>
              <table:table-cell office:value-type="float" office:value="59580">
                <text:p>595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81</text:p>
              </table:table-cell>
              <table:table-cell office:value-type="float" office:value="59600">
                <text:p>596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82</text:p>
              </table:table-cell>
              <table:table-cell office:value-type="float" office:value="59620">
                <text:p>596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983</text:p>
              </table:table-cell>
              <table:table-cell office:value-type="float" office:value="59640">
                <text:p>596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984</text:p>
              </table:table-cell>
              <table:table-cell office:value-type="float" office:value="59660">
                <text:p>596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985</text:p>
              </table:table-cell>
              <table:table-cell office:value-type="float" office:value="59680">
                <text:p>59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86</text:p>
              </table:table-cell>
              <table:table-cell office:value-type="float" office:value="59700">
                <text:p>59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987</text:p>
              </table:table-cell>
              <table:table-cell office:value-type="float" office:value="59720">
                <text:p>597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988</text:p>
              </table:table-cell>
              <table:table-cell office:value-type="float" office:value="59740">
                <text:p>59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89</text:p>
              </table:table-cell>
              <table:table-cell office:value-type="float" office:value="59760">
                <text:p>597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90</text:p>
              </table:table-cell>
              <table:table-cell office:value-type="float" office:value="59780">
                <text:p>59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91</text:p>
              </table:table-cell>
              <table:table-cell office:value-type="float" office:value="59800">
                <text:p>598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992</text:p>
              </table:table-cell>
              <table:table-cell office:value-type="float" office:value="59820">
                <text:p>598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993</text:p>
              </table:table-cell>
              <table:table-cell office:value-type="float" office:value="59840">
                <text:p>598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94</text:p>
              </table:table-cell>
              <table:table-cell office:value-type="float" office:value="59860">
                <text:p>59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95</text:p>
              </table:table-cell>
              <table:table-cell office:value-type="float" office:value="59880">
                <text:p>59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996</text:p>
              </table:table-cell>
              <table:table-cell office:value-type="float" office:value="59900">
                <text:p>599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997</text:p>
              </table:table-cell>
              <table:table-cell office:value-type="float" office:value="59920">
                <text:p>599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98</text:p>
              </table:table-cell>
              <table:table-cell office:value-type="float" office:value="59940">
                <text:p>59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99</text:p>
              </table:table-cell>
              <table:table-cell office:value-type="float" office:value="59960">
                <text:p>599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000</text:p>
              </table:table-cell>
              <table:table-cell office:value-type="float" office:value="59980">
                <text:p>59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001</text:p>
              </table:table-cell>
              <table:table-cell office:value-type="float" office:value="60000">
                <text:p>60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02</text:p>
              </table:table-cell>
              <table:table-cell office:value-type="float" office:value="60020">
                <text:p>600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03</text:p>
              </table:table-cell>
              <table:table-cell office:value-type="float" office:value="60040">
                <text:p>60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04</text:p>
              </table:table-cell>
              <table:table-cell office:value-type="float" office:value="60060">
                <text:p>60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05</text:p>
              </table:table-cell>
              <table:table-cell office:value-type="float" office:value="60080">
                <text:p>60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06</text:p>
              </table:table-cell>
              <table:table-cell office:value-type="float" office:value="60100">
                <text:p>60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07</text:p>
              </table:table-cell>
              <table:table-cell office:value-type="float" office:value="60120">
                <text:p>601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008</text:p>
              </table:table-cell>
              <table:table-cell office:value-type="float" office:value="60140">
                <text:p>60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09</text:p>
              </table:table-cell>
              <table:table-cell office:value-type="float" office:value="60160">
                <text:p>60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010</text:p>
              </table:table-cell>
              <table:table-cell office:value-type="float" office:value="60180">
                <text:p>601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11</text:p>
              </table:table-cell>
              <table:table-cell office:value-type="float" office:value="60200">
                <text:p>60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12</text:p>
              </table:table-cell>
              <table:table-cell office:value-type="float" office:value="60220">
                <text:p>60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13</text:p>
              </table:table-cell>
              <table:table-cell office:value-type="float" office:value="60240">
                <text:p>60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14</text:p>
              </table:table-cell>
              <table:table-cell office:value-type="float" office:value="60260">
                <text:p>602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15</text:p>
              </table:table-cell>
              <table:table-cell office:value-type="float" office:value="60280">
                <text:p>60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16</text:p>
              </table:table-cell>
              <table:table-cell office:value-type="float" office:value="60300">
                <text:p>60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17</text:p>
              </table:table-cell>
              <table:table-cell office:value-type="float" office:value="60320">
                <text:p>60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018</text:p>
              </table:table-cell>
              <table:table-cell office:value-type="float" office:value="60340">
                <text:p>603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19</text:p>
              </table:table-cell>
              <table:table-cell office:value-type="float" office:value="60360">
                <text:p>603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20</text:p>
              </table:table-cell>
              <table:table-cell office:value-type="float" office:value="60380">
                <text:p>603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021</text:p>
              </table:table-cell>
              <table:table-cell office:value-type="float" office:value="60400">
                <text:p>60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22</text:p>
              </table:table-cell>
              <table:table-cell office:value-type="float" office:value="60420">
                <text:p>60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23</text:p>
              </table:table-cell>
              <table:table-cell office:value-type="float" office:value="60440">
                <text:p>604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024</text:p>
              </table:table-cell>
              <table:table-cell office:value-type="float" office:value="60460">
                <text:p>604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25</text:p>
              </table:table-cell>
              <table:table-cell office:value-type="float" office:value="60480">
                <text:p>60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26</text:p>
              </table:table-cell>
              <table:table-cell office:value-type="float" office:value="60500">
                <text:p>60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27</text:p>
              </table:table-cell>
              <table:table-cell office:value-type="float" office:value="60520">
                <text:p>60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28</text:p>
              </table:table-cell>
              <table:table-cell office:value-type="float" office:value="60540">
                <text:p>605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029</text:p>
              </table:table-cell>
              <table:table-cell office:value-type="float" office:value="60560">
                <text:p>60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30</text:p>
              </table:table-cell>
              <table:table-cell office:value-type="float" office:value="60580">
                <text:p>605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031</text:p>
              </table:table-cell>
              <table:table-cell office:value-type="float" office:value="60600">
                <text:p>606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032</text:p>
              </table:table-cell>
              <table:table-cell office:value-type="float" office:value="60620">
                <text:p>606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33</text:p>
              </table:table-cell>
              <table:table-cell office:value-type="float" office:value="60640">
                <text:p>606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034</text:p>
              </table:table-cell>
              <table:table-cell office:value-type="float" office:value="60660">
                <text:p>606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35</text:p>
              </table:table-cell>
              <table:table-cell office:value-type="float" office:value="60680">
                <text:p>606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36</text:p>
              </table:table-cell>
              <table:table-cell office:value-type="float" office:value="60700">
                <text:p>60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37</text:p>
              </table:table-cell>
              <table:table-cell office:value-type="float" office:value="60720">
                <text:p>607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38</text:p>
              </table:table-cell>
              <table:table-cell office:value-type="float" office:value="60740">
                <text:p>60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39</text:p>
              </table:table-cell>
              <table:table-cell office:value-type="float" office:value="60760">
                <text:p>607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40</text:p>
              </table:table-cell>
              <table:table-cell office:value-type="float" office:value="60780">
                <text:p>60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41</text:p>
              </table:table-cell>
              <table:table-cell office:value-type="float" office:value="60800">
                <text:p>60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42</text:p>
              </table:table-cell>
              <table:table-cell office:value-type="float" office:value="60820">
                <text:p>608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43</text:p>
              </table:table-cell>
              <table:table-cell office:value-type="float" office:value="60840">
                <text:p>608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044</text:p>
              </table:table-cell>
              <table:table-cell office:value-type="float" office:value="60860">
                <text:p>60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45</text:p>
              </table:table-cell>
              <table:table-cell office:value-type="float" office:value="60880">
                <text:p>60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46</text:p>
              </table:table-cell>
              <table:table-cell office:value-type="float" office:value="60900">
                <text:p>60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47</text:p>
              </table:table-cell>
              <table:table-cell office:value-type="float" office:value="60920">
                <text:p>609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48</text:p>
              </table:table-cell>
              <table:table-cell office:value-type="float" office:value="60940">
                <text:p>60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49</text:p>
              </table:table-cell>
              <table:table-cell office:value-type="float" office:value="60960">
                <text:p>609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50</text:p>
              </table:table-cell>
              <table:table-cell office:value-type="float" office:value="60980">
                <text:p>60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051</text:p>
              </table:table-cell>
              <table:table-cell office:value-type="float" office:value="61000">
                <text:p>61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052</text:p>
              </table:table-cell>
              <table:table-cell office:value-type="float" office:value="61020">
                <text:p>610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053</text:p>
              </table:table-cell>
              <table:table-cell office:value-type="float" office:value="61040">
                <text:p>610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054</text:p>
              </table:table-cell>
              <table:table-cell office:value-type="float" office:value="61060">
                <text:p>61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55</text:p>
              </table:table-cell>
              <table:table-cell office:value-type="float" office:value="61080">
                <text:p>610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56</text:p>
              </table:table-cell>
              <table:table-cell office:value-type="float" office:value="61100">
                <text:p>61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57</text:p>
              </table:table-cell>
              <table:table-cell office:value-type="float" office:value="61120">
                <text:p>61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058</text:p>
              </table:table-cell>
              <table:table-cell office:value-type="float" office:value="61140">
                <text:p>61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59</text:p>
              </table:table-cell>
              <table:table-cell office:value-type="float" office:value="61160">
                <text:p>611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60</text:p>
              </table:table-cell>
              <table:table-cell office:value-type="float" office:value="61180">
                <text:p>611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61</text:p>
              </table:table-cell>
              <table:table-cell office:value-type="float" office:value="61200">
                <text:p>61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62</text:p>
              </table:table-cell>
              <table:table-cell office:value-type="float" office:value="61220">
                <text:p>612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063</text:p>
              </table:table-cell>
              <table:table-cell office:value-type="float" office:value="61240">
                <text:p>612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064</text:p>
              </table:table-cell>
              <table:table-cell office:value-type="float" office:value="61260">
                <text:p>61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65</text:p>
              </table:table-cell>
              <table:table-cell office:value-type="float" office:value="61280">
                <text:p>61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66</text:p>
              </table:table-cell>
              <table:table-cell office:value-type="float" office:value="61300">
                <text:p>61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67</text:p>
              </table:table-cell>
              <table:table-cell office:value-type="float" office:value="61320">
                <text:p>613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68</text:p>
              </table:table-cell>
              <table:table-cell office:value-type="float" office:value="61340">
                <text:p>61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69</text:p>
              </table:table-cell>
              <table:table-cell office:value-type="float" office:value="61360">
                <text:p>613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70</text:p>
              </table:table-cell>
              <table:table-cell office:value-type="float" office:value="61380">
                <text:p>61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71</text:p>
              </table:table-cell>
              <table:table-cell office:value-type="float" office:value="61400">
                <text:p>61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072</text:p>
              </table:table-cell>
              <table:table-cell office:value-type="float" office:value="61420">
                <text:p>61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73</text:p>
              </table:table-cell>
              <table:table-cell office:value-type="float" office:value="61440">
                <text:p>614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74</text:p>
              </table:table-cell>
              <table:table-cell office:value-type="float" office:value="61460">
                <text:p>614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75</text:p>
              </table:table-cell>
              <table:table-cell office:value-type="float" office:value="61480">
                <text:p>614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076</text:p>
              </table:table-cell>
              <table:table-cell office:value-type="float" office:value="61500">
                <text:p>61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77</text:p>
              </table:table-cell>
              <table:table-cell office:value-type="float" office:value="61520">
                <text:p>615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078</text:p>
              </table:table-cell>
              <table:table-cell office:value-type="float" office:value="61540">
                <text:p>61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79</text:p>
              </table:table-cell>
              <table:table-cell office:value-type="float" office:value="61560">
                <text:p>615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080</text:p>
              </table:table-cell>
              <table:table-cell office:value-type="float" office:value="61580">
                <text:p>61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81</text:p>
              </table:table-cell>
              <table:table-cell office:value-type="float" office:value="61600">
                <text:p>61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82</text:p>
              </table:table-cell>
              <table:table-cell office:value-type="float" office:value="61620">
                <text:p>616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083</text:p>
              </table:table-cell>
              <table:table-cell office:value-type="float" office:value="61640">
                <text:p>61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84</text:p>
              </table:table-cell>
              <table:table-cell office:value-type="float" office:value="61660">
                <text:p>61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85</text:p>
              </table:table-cell>
              <table:table-cell office:value-type="float" office:value="61680">
                <text:p>616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086</text:p>
              </table:table-cell>
              <table:table-cell office:value-type="float" office:value="61700">
                <text:p>61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87</text:p>
              </table:table-cell>
              <table:table-cell office:value-type="float" office:value="61720">
                <text:p>61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88</text:p>
              </table:table-cell>
              <table:table-cell office:value-type="float" office:value="61740">
                <text:p>617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89</text:p>
              </table:table-cell>
              <table:table-cell office:value-type="float" office:value="61760">
                <text:p>61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90</text:p>
              </table:table-cell>
              <table:table-cell office:value-type="float" office:value="61780">
                <text:p>61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091</text:p>
              </table:table-cell>
              <table:table-cell office:value-type="float" office:value="61800">
                <text:p>61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92</text:p>
              </table:table-cell>
              <table:table-cell office:value-type="float" office:value="61820">
                <text:p>618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093</text:p>
              </table:table-cell>
              <table:table-cell office:value-type="float" office:value="61840">
                <text:p>61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094</text:p>
              </table:table-cell>
              <table:table-cell office:value-type="float" office:value="61860">
                <text:p>618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095</text:p>
              </table:table-cell>
              <table:table-cell office:value-type="float" office:value="61880">
                <text:p>61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96</text:p>
              </table:table-cell>
              <table:table-cell office:value-type="float" office:value="61900">
                <text:p>61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97</text:p>
              </table:table-cell>
              <table:table-cell office:value-type="float" office:value="61920">
                <text:p>61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98</text:p>
              </table:table-cell>
              <table:table-cell office:value-type="float" office:value="61940">
                <text:p>61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99</text:p>
              </table:table-cell>
              <table:table-cell office:value-type="float" office:value="61960">
                <text:p>619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100</text:p>
              </table:table-cell>
              <table:table-cell office:value-type="float" office:value="61980">
                <text:p>61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01</text:p>
              </table:table-cell>
              <table:table-cell office:value-type="float" office:value="62000">
                <text:p>62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02</text:p>
              </table:table-cell>
              <table:table-cell office:value-type="float" office:value="62020">
                <text:p>620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03</text:p>
              </table:table-cell>
              <table:table-cell office:value-type="float" office:value="62040">
                <text:p>620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104</text:p>
              </table:table-cell>
              <table:table-cell office:value-type="float" office:value="62060">
                <text:p>620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105</text:p>
              </table:table-cell>
              <table:table-cell office:value-type="float" office:value="62080">
                <text:p>62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06</text:p>
              </table:table-cell>
              <table:table-cell office:value-type="float" office:value="62100">
                <text:p>621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107</text:p>
              </table:table-cell>
              <table:table-cell office:value-type="float" office:value="62120">
                <text:p>621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08</text:p>
              </table:table-cell>
              <table:table-cell office:value-type="float" office:value="62140">
                <text:p>621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109</text:p>
              </table:table-cell>
              <table:table-cell office:value-type="float" office:value="62160">
                <text:p>621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10</text:p>
              </table:table-cell>
              <table:table-cell office:value-type="float" office:value="62180">
                <text:p>62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11</text:p>
              </table:table-cell>
              <table:table-cell office:value-type="float" office:value="62200">
                <text:p>622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12</text:p>
              </table:table-cell>
              <table:table-cell office:value-type="float" office:value="62220">
                <text:p>622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13</text:p>
              </table:table-cell>
              <table:table-cell office:value-type="float" office:value="62240">
                <text:p>62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14</text:p>
              </table:table-cell>
              <table:table-cell office:value-type="float" office:value="62260">
                <text:p>622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15</text:p>
              </table:table-cell>
              <table:table-cell office:value-type="float" office:value="62280">
                <text:p>622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16</text:p>
              </table:table-cell>
              <table:table-cell office:value-type="float" office:value="62300">
                <text:p>623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17</text:p>
              </table:table-cell>
              <table:table-cell office:value-type="float" office:value="62320">
                <text:p>62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118</text:p>
              </table:table-cell>
              <table:table-cell office:value-type="float" office:value="62340">
                <text:p>623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119</text:p>
              </table:table-cell>
              <table:table-cell office:value-type="float" office:value="62360">
                <text:p>62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20</text:p>
              </table:table-cell>
              <table:table-cell office:value-type="float" office:value="62380">
                <text:p>62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121</text:p>
              </table:table-cell>
              <table:table-cell office:value-type="float" office:value="62400">
                <text:p>624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122</text:p>
              </table:table-cell>
              <table:table-cell office:value-type="float" office:value="62420">
                <text:p>62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23</text:p>
              </table:table-cell>
              <table:table-cell office:value-type="float" office:value="62440">
                <text:p>62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124</text:p>
              </table:table-cell>
              <table:table-cell office:value-type="float" office:value="62460">
                <text:p>624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25</text:p>
              </table:table-cell>
              <table:table-cell office:value-type="float" office:value="62480">
                <text:p>624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126</text:p>
              </table:table-cell>
              <table:table-cell office:value-type="float" office:value="62500">
                <text:p>62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27</text:p>
              </table:table-cell>
              <table:table-cell office:value-type="float" office:value="62520">
                <text:p>62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128</text:p>
              </table:table-cell>
              <table:table-cell office:value-type="float" office:value="62540">
                <text:p>625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129</text:p>
              </table:table-cell>
              <table:table-cell office:value-type="float" office:value="62560">
                <text:p>625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130</text:p>
              </table:table-cell>
              <table:table-cell office:value-type="float" office:value="62580">
                <text:p>625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131</text:p>
              </table:table-cell>
              <table:table-cell office:value-type="float" office:value="62600">
                <text:p>626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32</text:p>
              </table:table-cell>
              <table:table-cell office:value-type="float" office:value="62620">
                <text:p>626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33</text:p>
              </table:table-cell>
              <table:table-cell office:value-type="float" office:value="62640">
                <text:p>626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34</text:p>
              </table:table-cell>
              <table:table-cell office:value-type="float" office:value="62660">
                <text:p>626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135</text:p>
              </table:table-cell>
              <table:table-cell office:value-type="float" office:value="62680">
                <text:p>62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136</text:p>
              </table:table-cell>
              <table:table-cell office:value-type="float" office:value="62700">
                <text:p>62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37</text:p>
              </table:table-cell>
              <table:table-cell office:value-type="float" office:value="62720">
                <text:p>627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138</text:p>
              </table:table-cell>
              <table:table-cell office:value-type="float" office:value="62740">
                <text:p>62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139</text:p>
              </table:table-cell>
              <table:table-cell office:value-type="float" office:value="62760">
                <text:p>62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40</text:p>
              </table:table-cell>
              <table:table-cell office:value-type="float" office:value="62780">
                <text:p>627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41</text:p>
              </table:table-cell>
              <table:table-cell office:value-type="float" office:value="62800">
                <text:p>62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42</text:p>
              </table:table-cell>
              <table:table-cell office:value-type="float" office:value="62820">
                <text:p>62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143</text:p>
              </table:table-cell>
              <table:table-cell office:value-type="float" office:value="62840">
                <text:p>62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44</text:p>
              </table:table-cell>
              <table:table-cell office:value-type="float" office:value="62860">
                <text:p>62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45</text:p>
              </table:table-cell>
              <table:table-cell office:value-type="float" office:value="62880">
                <text:p>628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46</text:p>
              </table:table-cell>
              <table:table-cell office:value-type="float" office:value="62900">
                <text:p>62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47</text:p>
              </table:table-cell>
              <table:table-cell office:value-type="float" office:value="62920">
                <text:p>629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148</text:p>
              </table:table-cell>
              <table:table-cell office:value-type="float" office:value="62940">
                <text:p>62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49</text:p>
              </table:table-cell>
              <table:table-cell office:value-type="float" office:value="62960">
                <text:p>629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50</text:p>
              </table:table-cell>
              <table:table-cell office:value-type="float" office:value="62980">
                <text:p>629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151</text:p>
              </table:table-cell>
              <table:table-cell office:value-type="float" office:value="63000">
                <text:p>63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52</text:p>
              </table:table-cell>
              <table:table-cell office:value-type="float" office:value="63020">
                <text:p>630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53</text:p>
              </table:table-cell>
              <table:table-cell office:value-type="float" office:value="63040">
                <text:p>63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54</text:p>
              </table:table-cell>
              <table:table-cell office:value-type="float" office:value="63060">
                <text:p>63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55</text:p>
              </table:table-cell>
              <table:table-cell office:value-type="float" office:value="63080">
                <text:p>63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56</text:p>
              </table:table-cell>
              <table:table-cell office:value-type="float" office:value="63100">
                <text:p>63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57</text:p>
              </table:table-cell>
              <table:table-cell office:value-type="float" office:value="63120">
                <text:p>63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58</text:p>
              </table:table-cell>
              <table:table-cell office:value-type="float" office:value="63140">
                <text:p>631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59</text:p>
              </table:table-cell>
              <table:table-cell office:value-type="float" office:value="63160">
                <text:p>63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60</text:p>
              </table:table-cell>
              <table:table-cell office:value-type="float" office:value="63180">
                <text:p>631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61</text:p>
              </table:table-cell>
              <table:table-cell office:value-type="float" office:value="63200">
                <text:p>632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162</text:p>
              </table:table-cell>
              <table:table-cell office:value-type="float" office:value="63220">
                <text:p>632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163</text:p>
              </table:table-cell>
              <table:table-cell office:value-type="float" office:value="63240">
                <text:p>63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64</text:p>
              </table:table-cell>
              <table:table-cell office:value-type="float" office:value="63260">
                <text:p>632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65</text:p>
              </table:table-cell>
              <table:table-cell office:value-type="float" office:value="63280">
                <text:p>63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166</text:p>
              </table:table-cell>
              <table:table-cell office:value-type="float" office:value="63300">
                <text:p>633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167</text:p>
              </table:table-cell>
              <table:table-cell office:value-type="float" office:value="63320">
                <text:p>63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68</text:p>
              </table:table-cell>
              <table:table-cell office:value-type="float" office:value="63340">
                <text:p>63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69</text:p>
              </table:table-cell>
              <table:table-cell office:value-type="float" office:value="63360">
                <text:p>63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70</text:p>
              </table:table-cell>
              <table:table-cell office:value-type="float" office:value="63380">
                <text:p>633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171</text:p>
              </table:table-cell>
              <table:table-cell office:value-type="float" office:value="63400">
                <text:p>634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72</text:p>
              </table:table-cell>
              <table:table-cell office:value-type="float" office:value="63420">
                <text:p>63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73</text:p>
              </table:table-cell>
              <table:table-cell office:value-type="float" office:value="63440">
                <text:p>634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174</text:p>
              </table:table-cell>
              <table:table-cell office:value-type="float" office:value="63460">
                <text:p>634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75</text:p>
              </table:table-cell>
              <table:table-cell office:value-type="float" office:value="63480">
                <text:p>634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76</text:p>
              </table:table-cell>
              <table:table-cell office:value-type="float" office:value="63500">
                <text:p>63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77</text:p>
              </table:table-cell>
              <table:table-cell office:value-type="float" office:value="63520">
                <text:p>635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178</text:p>
              </table:table-cell>
              <table:table-cell office:value-type="float" office:value="63540">
                <text:p>63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79</text:p>
              </table:table-cell>
              <table:table-cell office:value-type="float" office:value="63560">
                <text:p>635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80</text:p>
              </table:table-cell>
              <table:table-cell office:value-type="float" office:value="63580">
                <text:p>635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181</text:p>
              </table:table-cell>
              <table:table-cell office:value-type="float" office:value="63600">
                <text:p>636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182</text:p>
              </table:table-cell>
              <table:table-cell office:value-type="float" office:value="63620">
                <text:p>636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183</text:p>
              </table:table-cell>
              <table:table-cell office:value-type="float" office:value="63640">
                <text:p>636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84</text:p>
              </table:table-cell>
              <table:table-cell office:value-type="float" office:value="63660">
                <text:p>636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185</text:p>
              </table:table-cell>
              <table:table-cell office:value-type="float" office:value="63680">
                <text:p>636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86</text:p>
              </table:table-cell>
              <table:table-cell office:value-type="float" office:value="63700">
                <text:p>63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87</text:p>
              </table:table-cell>
              <table:table-cell office:value-type="float" office:value="63720">
                <text:p>637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188</text:p>
              </table:table-cell>
              <table:table-cell office:value-type="float" office:value="63740">
                <text:p>637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89</text:p>
              </table:table-cell>
              <table:table-cell office:value-type="float" office:value="63760">
                <text:p>637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190</text:p>
              </table:table-cell>
              <table:table-cell office:value-type="float" office:value="63780">
                <text:p>63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191</text:p>
              </table:table-cell>
              <table:table-cell office:value-type="float" office:value="63800">
                <text:p>63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192</text:p>
              </table:table-cell>
              <table:table-cell office:value-type="float" office:value="63820">
                <text:p>638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193</text:p>
              </table:table-cell>
              <table:table-cell office:value-type="float" office:value="63840">
                <text:p>638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194</text:p>
              </table:table-cell>
              <table:table-cell office:value-type="float" office:value="63860">
                <text:p>63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195</text:p>
              </table:table-cell>
              <table:table-cell office:value-type="float" office:value="63880">
                <text:p>638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196</text:p>
              </table:table-cell>
              <table:table-cell office:value-type="float" office:value="63900">
                <text:p>639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97</text:p>
              </table:table-cell>
              <table:table-cell office:value-type="float" office:value="63920">
                <text:p>639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198</text:p>
              </table:table-cell>
              <table:table-cell office:value-type="float" office:value="63940">
                <text:p>639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199</text:p>
              </table:table-cell>
              <table:table-cell office:value-type="float" office:value="63960">
                <text:p>639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200</text:p>
              </table:table-cell>
              <table:table-cell office:value-type="float" office:value="63980">
                <text:p>63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201</text:p>
              </table:table-cell>
              <table:table-cell office:value-type="float" office:value="64000">
                <text:p>64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202</text:p>
              </table:table-cell>
              <table:table-cell office:value-type="float" office:value="64020">
                <text:p>640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203</text:p>
              </table:table-cell>
              <table:table-cell office:value-type="float" office:value="64040">
                <text:p>64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204</text:p>
              </table:table-cell>
              <table:table-cell office:value-type="float" office:value="64060">
                <text:p>64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05</text:p>
              </table:table-cell>
              <table:table-cell office:value-type="float" office:value="64080">
                <text:p>64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06</text:p>
              </table:table-cell>
              <table:table-cell office:value-type="float" office:value="64100">
                <text:p>64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207</text:p>
              </table:table-cell>
              <table:table-cell office:value-type="float" office:value="64120">
                <text:p>641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208</text:p>
              </table:table-cell>
              <table:table-cell office:value-type="float" office:value="64140">
                <text:p>64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09</text:p>
              </table:table-cell>
              <table:table-cell office:value-type="float" office:value="64160">
                <text:p>64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10</text:p>
              </table:table-cell>
              <table:table-cell office:value-type="float" office:value="64180">
                <text:p>641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211</text:p>
              </table:table-cell>
              <table:table-cell office:value-type="float" office:value="64200">
                <text:p>642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212</text:p>
              </table:table-cell>
              <table:table-cell office:value-type="float" office:value="64220">
                <text:p>64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213</text:p>
              </table:table-cell>
              <table:table-cell office:value-type="float" office:value="64240">
                <text:p>64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14</text:p>
              </table:table-cell>
              <table:table-cell office:value-type="float" office:value="64260">
                <text:p>642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215</text:p>
              </table:table-cell>
              <table:table-cell office:value-type="float" office:value="64280">
                <text:p>64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216</text:p>
              </table:table-cell>
              <table:table-cell office:value-type="float" office:value="64300">
                <text:p>643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217</text:p>
              </table:table-cell>
              <table:table-cell office:value-type="float" office:value="64320">
                <text:p>64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218</text:p>
              </table:table-cell>
              <table:table-cell office:value-type="float" office:value="64340">
                <text:p>64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19</text:p>
              </table:table-cell>
              <table:table-cell office:value-type="float" office:value="64360">
                <text:p>64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20</text:p>
              </table:table-cell>
              <table:table-cell office:value-type="float" office:value="64380">
                <text:p>643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221</text:p>
              </table:table-cell>
              <table:table-cell office:value-type="float" office:value="64400">
                <text:p>644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222</text:p>
              </table:table-cell>
              <table:table-cell office:value-type="float" office:value="64420">
                <text:p>644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223</text:p>
              </table:table-cell>
              <table:table-cell office:value-type="float" office:value="64440">
                <text:p>644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224</text:p>
              </table:table-cell>
              <table:table-cell office:value-type="float" office:value="64460">
                <text:p>644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225</text:p>
              </table:table-cell>
              <table:table-cell office:value-type="float" office:value="64480">
                <text:p>644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226</text:p>
              </table:table-cell>
              <table:table-cell office:value-type="float" office:value="64500">
                <text:p>64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227</text:p>
              </table:table-cell>
              <table:table-cell office:value-type="float" office:value="64520">
                <text:p>645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28</text:p>
              </table:table-cell>
              <table:table-cell office:value-type="float" office:value="64540">
                <text:p>645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29</text:p>
              </table:table-cell>
              <table:table-cell office:value-type="float" office:value="64560">
                <text:p>64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30</text:p>
              </table:table-cell>
              <table:table-cell office:value-type="float" office:value="64580">
                <text:p>645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31</text:p>
              </table:table-cell>
              <table:table-cell office:value-type="float" office:value="64600">
                <text:p>646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232</text:p>
              </table:table-cell>
              <table:table-cell office:value-type="float" office:value="64620">
                <text:p>646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33</text:p>
              </table:table-cell>
              <table:table-cell office:value-type="float" office:value="64640">
                <text:p>646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234</text:p>
              </table:table-cell>
              <table:table-cell office:value-type="float" office:value="64660">
                <text:p>646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3235</text:p>
              </table:table-cell>
              <table:table-cell office:value-type="float" office:value="64680">
                <text:p>64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36</text:p>
              </table:table-cell>
              <table:table-cell office:value-type="float" office:value="64700">
                <text:p>647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237</text:p>
              </table:table-cell>
              <table:table-cell office:value-type="float" office:value="64720">
                <text:p>647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38</text:p>
              </table:table-cell>
              <table:table-cell office:value-type="float" office:value="64740">
                <text:p>647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239</text:p>
              </table:table-cell>
              <table:table-cell office:value-type="float" office:value="64760">
                <text:p>64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240</text:p>
              </table:table-cell>
              <table:table-cell office:value-type="float" office:value="64780">
                <text:p>647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241</text:p>
              </table:table-cell>
              <table:table-cell office:value-type="float" office:value="64800">
                <text:p>64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242</text:p>
              </table:table-cell>
              <table:table-cell office:value-type="float" office:value="64820">
                <text:p>648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243</text:p>
              </table:table-cell>
              <table:table-cell office:value-type="float" office:value="64840">
                <text:p>648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244</text:p>
              </table:table-cell>
              <table:table-cell office:value-type="float" office:value="64860">
                <text:p>648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45</text:p>
              </table:table-cell>
              <table:table-cell office:value-type="float" office:value="64880">
                <text:p>64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46</text:p>
              </table:table-cell>
              <table:table-cell office:value-type="float" office:value="64900">
                <text:p>64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47</text:p>
              </table:table-cell>
              <table:table-cell office:value-type="float" office:value="64920">
                <text:p>649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48</text:p>
              </table:table-cell>
              <table:table-cell office:value-type="float" office:value="64940">
                <text:p>64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49</text:p>
              </table:table-cell>
              <table:table-cell office:value-type="float" office:value="64960">
                <text:p>649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50</text:p>
              </table:table-cell>
              <table:table-cell office:value-type="float" office:value="64980">
                <text:p>64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51</text:p>
              </table:table-cell>
              <table:table-cell office:value-type="float" office:value="65000">
                <text:p>65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52</text:p>
              </table:table-cell>
              <table:table-cell office:value-type="float" office:value="65020">
                <text:p>650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253</text:p>
              </table:table-cell>
              <table:table-cell office:value-type="float" office:value="65040">
                <text:p>650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54</text:p>
              </table:table-cell>
              <table:table-cell office:value-type="float" office:value="65060">
                <text:p>650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255</text:p>
              </table:table-cell>
              <table:table-cell office:value-type="float" office:value="65080">
                <text:p>650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256</text:p>
              </table:table-cell>
              <table:table-cell office:value-type="float" office:value="65100">
                <text:p>65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57</text:p>
              </table:table-cell>
              <table:table-cell office:value-type="float" office:value="65120">
                <text:p>65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58</text:p>
              </table:table-cell>
              <table:table-cell office:value-type="float" office:value="65140">
                <text:p>651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259</text:p>
              </table:table-cell>
              <table:table-cell office:value-type="float" office:value="65160">
                <text:p>65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260</text:p>
              </table:table-cell>
              <table:table-cell office:value-type="float" office:value="65180">
                <text:p>651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61</text:p>
              </table:table-cell>
              <table:table-cell office:value-type="float" office:value="65200">
                <text:p>652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262</text:p>
              </table:table-cell>
              <table:table-cell office:value-type="float" office:value="65220">
                <text:p>652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63</text:p>
              </table:table-cell>
              <table:table-cell office:value-type="float" office:value="65240">
                <text:p>652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64</text:p>
              </table:table-cell>
              <table:table-cell office:value-type="float" office:value="65260">
                <text:p>652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265</text:p>
              </table:table-cell>
              <table:table-cell office:value-type="float" office:value="65280">
                <text:p>652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66</text:p>
              </table:table-cell>
              <table:table-cell office:value-type="float" office:value="65300">
                <text:p>65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267</text:p>
              </table:table-cell>
              <table:table-cell office:value-type="float" office:value="65320">
                <text:p>653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268</text:p>
              </table:table-cell>
              <table:table-cell office:value-type="float" office:value="65340">
                <text:p>653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269</text:p>
              </table:table-cell>
              <table:table-cell office:value-type="float" office:value="65360">
                <text:p>65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70</text:p>
              </table:table-cell>
              <table:table-cell office:value-type="float" office:value="65380">
                <text:p>653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71</text:p>
              </table:table-cell>
              <table:table-cell office:value-type="float" office:value="65400">
                <text:p>654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72</text:p>
              </table:table-cell>
              <table:table-cell office:value-type="float" office:value="65420">
                <text:p>654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73</text:p>
              </table:table-cell>
              <table:table-cell office:value-type="float" office:value="65440">
                <text:p>654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274</text:p>
              </table:table-cell>
              <table:table-cell office:value-type="float" office:value="65460">
                <text:p>654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75</text:p>
              </table:table-cell>
              <table:table-cell office:value-type="float" office:value="65480">
                <text:p>654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76</text:p>
              </table:table-cell>
              <table:table-cell office:value-type="float" office:value="65500">
                <text:p>65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277</text:p>
              </table:table-cell>
              <table:table-cell office:value-type="float" office:value="65520">
                <text:p>65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278</text:p>
              </table:table-cell>
              <table:table-cell office:value-type="float" office:value="65540">
                <text:p>655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279</text:p>
              </table:table-cell>
              <table:table-cell office:value-type="float" office:value="65560">
                <text:p>65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280</text:p>
              </table:table-cell>
              <table:table-cell office:value-type="float" office:value="65580">
                <text:p>655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281</text:p>
              </table:table-cell>
              <table:table-cell office:value-type="float" office:value="65600">
                <text:p>65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282</text:p>
              </table:table-cell>
              <table:table-cell office:value-type="float" office:value="65620">
                <text:p>65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83</text:p>
              </table:table-cell>
              <table:table-cell office:value-type="float" office:value="65640">
                <text:p>656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84</text:p>
              </table:table-cell>
              <table:table-cell office:value-type="float" office:value="65660">
                <text:p>65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285</text:p>
              </table:table-cell>
              <table:table-cell office:value-type="float" office:value="65680">
                <text:p>65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86</text:p>
              </table:table-cell>
              <table:table-cell office:value-type="float" office:value="65700">
                <text:p>657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287</text:p>
              </table:table-cell>
              <table:table-cell office:value-type="float" office:value="65720">
                <text:p>657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88</text:p>
              </table:table-cell>
              <table:table-cell office:value-type="float" office:value="65740">
                <text:p>657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3289</text:p>
              </table:table-cell>
              <table:table-cell office:value-type="float" office:value="65760">
                <text:p>65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290</text:p>
              </table:table-cell>
              <table:table-cell office:value-type="float" office:value="65780">
                <text:p>657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291</text:p>
              </table:table-cell>
              <table:table-cell office:value-type="float" office:value="65800">
                <text:p>65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292</text:p>
              </table:table-cell>
              <table:table-cell office:value-type="float" office:value="65820">
                <text:p>658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293</text:p>
              </table:table-cell>
              <table:table-cell office:value-type="float" office:value="65840">
                <text:p>65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294</text:p>
              </table:table-cell>
              <table:table-cell office:value-type="float" office:value="65860">
                <text:p>658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295</text:p>
              </table:table-cell>
              <table:table-cell office:value-type="float" office:value="65880">
                <text:p>658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296</text:p>
              </table:table-cell>
              <table:table-cell office:value-type="float" office:value="65900">
                <text:p>659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297</text:p>
              </table:table-cell>
              <table:table-cell office:value-type="float" office:value="65920">
                <text:p>65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298</text:p>
              </table:table-cell>
              <table:table-cell office:value-type="float" office:value="65940">
                <text:p>659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299</text:p>
              </table:table-cell>
              <table:table-cell office:value-type="float" office:value="65960">
                <text:p>65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00</text:p>
              </table:table-cell>
              <table:table-cell office:value-type="float" office:value="65980">
                <text:p>65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01</text:p>
              </table:table-cell>
              <table:table-cell office:value-type="float" office:value="66000">
                <text:p>66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302</text:p>
              </table:table-cell>
              <table:table-cell office:value-type="float" office:value="66020">
                <text:p>660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03</text:p>
              </table:table-cell>
              <table:table-cell office:value-type="float" office:value="66040">
                <text:p>660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04</text:p>
              </table:table-cell>
              <table:table-cell office:value-type="float" office:value="66060">
                <text:p>660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305</text:p>
              </table:table-cell>
              <table:table-cell office:value-type="float" office:value="66080">
                <text:p>660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06</text:p>
              </table:table-cell>
              <table:table-cell office:value-type="float" office:value="66100">
                <text:p>66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07</text:p>
              </table:table-cell>
              <table:table-cell office:value-type="float" office:value="66120">
                <text:p>66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08</text:p>
              </table:table-cell>
              <table:table-cell office:value-type="float" office:value="66140">
                <text:p>661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09</text:p>
              </table:table-cell>
              <table:table-cell office:value-type="float" office:value="66160">
                <text:p>66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310</text:p>
              </table:table-cell>
              <table:table-cell office:value-type="float" office:value="66180">
                <text:p>661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11</text:p>
              </table:table-cell>
              <table:table-cell office:value-type="float" office:value="66200">
                <text:p>66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312</text:p>
              </table:table-cell>
              <table:table-cell office:value-type="float" office:value="66220">
                <text:p>66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313</text:p>
              </table:table-cell>
              <table:table-cell office:value-type="float" office:value="66240">
                <text:p>66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314</text:p>
              </table:table-cell>
              <table:table-cell office:value-type="float" office:value="66260">
                <text:p>66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315</text:p>
              </table:table-cell>
              <table:table-cell office:value-type="float" office:value="66280">
                <text:p>66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316</text:p>
              </table:table-cell>
              <table:table-cell office:value-type="float" office:value="66300">
                <text:p>66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17</text:p>
              </table:table-cell>
              <table:table-cell office:value-type="float" office:value="66320">
                <text:p>66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18</text:p>
              </table:table-cell>
              <table:table-cell office:value-type="float" office:value="66340">
                <text:p>66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19</text:p>
              </table:table-cell>
              <table:table-cell office:value-type="float" office:value="66360">
                <text:p>663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320</text:p>
              </table:table-cell>
              <table:table-cell office:value-type="float" office:value="66380">
                <text:p>663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321</text:p>
              </table:table-cell>
              <table:table-cell office:value-type="float" office:value="66400">
                <text:p>66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22</text:p>
              </table:table-cell>
              <table:table-cell office:value-type="float" office:value="66420">
                <text:p>664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23</text:p>
              </table:table-cell>
              <table:table-cell office:value-type="float" office:value="66440">
                <text:p>664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24</text:p>
              </table:table-cell>
              <table:table-cell office:value-type="float" office:value="66460">
                <text:p>66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325</text:p>
              </table:table-cell>
              <table:table-cell office:value-type="float" office:value="66480">
                <text:p>664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26</text:p>
              </table:table-cell>
              <table:table-cell office:value-type="float" office:value="66500">
                <text:p>66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27</text:p>
              </table:table-cell>
              <table:table-cell office:value-type="float" office:value="66520">
                <text:p>66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28</text:p>
              </table:table-cell>
              <table:table-cell office:value-type="float" office:value="66540">
                <text:p>665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29</text:p>
              </table:table-cell>
              <table:table-cell office:value-type="float" office:value="66560">
                <text:p>665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330</text:p>
              </table:table-cell>
              <table:table-cell office:value-type="float" office:value="66580">
                <text:p>66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31</text:p>
              </table:table-cell>
              <table:table-cell office:value-type="float" office:value="66600">
                <text:p>666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32</text:p>
              </table:table-cell>
              <table:table-cell office:value-type="float" office:value="66620">
                <text:p>666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333</text:p>
              </table:table-cell>
              <table:table-cell office:value-type="float" office:value="66640">
                <text:p>666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334</text:p>
              </table:table-cell>
              <table:table-cell office:value-type="float" office:value="66660">
                <text:p>666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35</text:p>
              </table:table-cell>
              <table:table-cell office:value-type="float" office:value="66680">
                <text:p>66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36</text:p>
              </table:table-cell>
              <table:table-cell office:value-type="float" office:value="66700">
                <text:p>667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337</text:p>
              </table:table-cell>
              <table:table-cell office:value-type="float" office:value="66720">
                <text:p>66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38</text:p>
              </table:table-cell>
              <table:table-cell office:value-type="float" office:value="66740">
                <text:p>66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339</text:p>
              </table:table-cell>
              <table:table-cell office:value-type="float" office:value="66760">
                <text:p>667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340</text:p>
              </table:table-cell>
              <table:table-cell office:value-type="float" office:value="66780">
                <text:p>667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41</text:p>
              </table:table-cell>
              <table:table-cell office:value-type="float" office:value="66800">
                <text:p>668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42</text:p>
              </table:table-cell>
              <table:table-cell office:value-type="float" office:value="66820">
                <text:p>668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43</text:p>
              </table:table-cell>
              <table:table-cell office:value-type="float" office:value="66840">
                <text:p>668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44</text:p>
              </table:table-cell>
              <table:table-cell office:value-type="float" office:value="66860">
                <text:p>66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45</text:p>
              </table:table-cell>
              <table:table-cell office:value-type="float" office:value="66880">
                <text:p>668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346</text:p>
              </table:table-cell>
              <table:table-cell office:value-type="float" office:value="66900">
                <text:p>669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347</text:p>
              </table:table-cell>
              <table:table-cell office:value-type="float" office:value="66920">
                <text:p>669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348</text:p>
              </table:table-cell>
              <table:table-cell office:value-type="float" office:value="66940">
                <text:p>669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49</text:p>
              </table:table-cell>
              <table:table-cell office:value-type="float" office:value="66960">
                <text:p>66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50</text:p>
              </table:table-cell>
              <table:table-cell office:value-type="float" office:value="66980">
                <text:p>669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51</text:p>
              </table:table-cell>
              <table:table-cell office:value-type="float" office:value="67000">
                <text:p>67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52</text:p>
              </table:table-cell>
              <table:table-cell office:value-type="float" office:value="67020">
                <text:p>670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53</text:p>
              </table:table-cell>
              <table:table-cell office:value-type="float" office:value="67040">
                <text:p>67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54</text:p>
              </table:table-cell>
              <table:table-cell office:value-type="float" office:value="67060">
                <text:p>670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55</text:p>
              </table:table-cell>
              <table:table-cell office:value-type="float" office:value="67080">
                <text:p>670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56</text:p>
              </table:table-cell>
              <table:table-cell office:value-type="float" office:value="67100">
                <text:p>671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357</text:p>
              </table:table-cell>
              <table:table-cell office:value-type="float" office:value="67120">
                <text:p>67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358</text:p>
              </table:table-cell>
              <table:table-cell office:value-type="float" office:value="67140">
                <text:p>671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59</text:p>
              </table:table-cell>
              <table:table-cell office:value-type="float" office:value="67160">
                <text:p>67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360</text:p>
              </table:table-cell>
              <table:table-cell office:value-type="float" office:value="67180">
                <text:p>671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61</text:p>
              </table:table-cell>
              <table:table-cell office:value-type="float" office:value="67200">
                <text:p>67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62</text:p>
              </table:table-cell>
              <table:table-cell office:value-type="float" office:value="67220">
                <text:p>672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63</text:p>
              </table:table-cell>
              <table:table-cell office:value-type="float" office:value="67240">
                <text:p>672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64</text:p>
              </table:table-cell>
              <table:table-cell office:value-type="float" office:value="67260">
                <text:p>67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365</text:p>
              </table:table-cell>
              <table:table-cell office:value-type="float" office:value="67280">
                <text:p>672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66</text:p>
              </table:table-cell>
              <table:table-cell office:value-type="float" office:value="67300">
                <text:p>673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367</text:p>
              </table:table-cell>
              <table:table-cell office:value-type="float" office:value="67320">
                <text:p>67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68</text:p>
              </table:table-cell>
              <table:table-cell office:value-type="float" office:value="67340">
                <text:p>67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369</text:p>
              </table:table-cell>
              <table:table-cell office:value-type="float" office:value="67360">
                <text:p>67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70</text:p>
              </table:table-cell>
              <table:table-cell office:value-type="float" office:value="67380">
                <text:p>673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71</text:p>
              </table:table-cell>
              <table:table-cell office:value-type="float" office:value="67400">
                <text:p>674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372</text:p>
              </table:table-cell>
              <table:table-cell office:value-type="float" office:value="67420">
                <text:p>67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73</text:p>
              </table:table-cell>
              <table:table-cell office:value-type="float" office:value="67440">
                <text:p>674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74</text:p>
              </table:table-cell>
              <table:table-cell office:value-type="float" office:value="67460">
                <text:p>674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375</text:p>
              </table:table-cell>
              <table:table-cell office:value-type="float" office:value="67480">
                <text:p>674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76</text:p>
              </table:table-cell>
              <table:table-cell office:value-type="float" office:value="67500">
                <text:p>67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377</text:p>
              </table:table-cell>
              <table:table-cell office:value-type="float" office:value="67520">
                <text:p>675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78</text:p>
              </table:table-cell>
              <table:table-cell office:value-type="float" office:value="67540">
                <text:p>675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79</text:p>
              </table:table-cell>
              <table:table-cell office:value-type="float" office:value="67560">
                <text:p>67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80</text:p>
              </table:table-cell>
              <table:table-cell office:value-type="float" office:value="67580">
                <text:p>675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381</text:p>
              </table:table-cell>
              <table:table-cell office:value-type="float" office:value="67600">
                <text:p>676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382</text:p>
              </table:table-cell>
              <table:table-cell office:value-type="float" office:value="67620">
                <text:p>676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83</text:p>
              </table:table-cell>
              <table:table-cell office:value-type="float" office:value="67640">
                <text:p>67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84</text:p>
              </table:table-cell>
              <table:table-cell office:value-type="float" office:value="67660">
                <text:p>676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85</text:p>
              </table:table-cell>
              <table:table-cell office:value-type="float" office:value="67680">
                <text:p>67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86</text:p>
              </table:table-cell>
              <table:table-cell office:value-type="float" office:value="67700">
                <text:p>677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87</text:p>
              </table:table-cell>
              <table:table-cell office:value-type="float" office:value="67720">
                <text:p>67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88</text:p>
              </table:table-cell>
              <table:table-cell office:value-type="float" office:value="67740">
                <text:p>67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89</text:p>
              </table:table-cell>
              <table:table-cell office:value-type="float" office:value="67760">
                <text:p>67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90</text:p>
              </table:table-cell>
              <table:table-cell office:value-type="float" office:value="67780">
                <text:p>67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391</text:p>
              </table:table-cell>
              <table:table-cell office:value-type="float" office:value="67800">
                <text:p>678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92</text:p>
              </table:table-cell>
              <table:table-cell office:value-type="float" office:value="67820">
                <text:p>678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393</text:p>
              </table:table-cell>
              <table:table-cell office:value-type="float" office:value="67840">
                <text:p>67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94</text:p>
              </table:table-cell>
              <table:table-cell office:value-type="float" office:value="67860">
                <text:p>67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395</text:p>
              </table:table-cell>
              <table:table-cell office:value-type="float" office:value="67880">
                <text:p>678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396</text:p>
              </table:table-cell>
              <table:table-cell office:value-type="float" office:value="67900">
                <text:p>679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97</text:p>
              </table:table-cell>
              <table:table-cell office:value-type="float" office:value="67920">
                <text:p>679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398</text:p>
              </table:table-cell>
              <table:table-cell office:value-type="float" office:value="67940">
                <text:p>679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399</text:p>
              </table:table-cell>
              <table:table-cell office:value-type="float" office:value="67960">
                <text:p>67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00</text:p>
              </table:table-cell>
              <table:table-cell office:value-type="float" office:value="67980">
                <text:p>679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401</text:p>
              </table:table-cell>
              <table:table-cell office:value-type="float" office:value="68000">
                <text:p>680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402</text:p>
              </table:table-cell>
              <table:table-cell office:value-type="float" office:value="68020">
                <text:p>68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03</text:p>
              </table:table-cell>
              <table:table-cell office:value-type="float" office:value="68040">
                <text:p>680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04</text:p>
              </table:table-cell>
              <table:table-cell office:value-type="float" office:value="68060">
                <text:p>680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405</text:p>
              </table:table-cell>
              <table:table-cell office:value-type="float" office:value="68080">
                <text:p>68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406</text:p>
              </table:table-cell>
              <table:table-cell office:value-type="float" office:value="68100">
                <text:p>681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07</text:p>
              </table:table-cell>
              <table:table-cell office:value-type="float" office:value="68120">
                <text:p>68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408</text:p>
              </table:table-cell>
              <table:table-cell office:value-type="float" office:value="68140">
                <text:p>681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409</text:p>
              </table:table-cell>
              <table:table-cell office:value-type="float" office:value="68160">
                <text:p>681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10</text:p>
              </table:table-cell>
              <table:table-cell office:value-type="float" office:value="68180">
                <text:p>68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11</text:p>
              </table:table-cell>
              <table:table-cell office:value-type="float" office:value="68200">
                <text:p>68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12</text:p>
              </table:table-cell>
              <table:table-cell office:value-type="float" office:value="68220">
                <text:p>682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13</text:p>
              </table:table-cell>
              <table:table-cell office:value-type="float" office:value="68240">
                <text:p>68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14</text:p>
              </table:table-cell>
              <table:table-cell office:value-type="float" office:value="68260">
                <text:p>682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15</text:p>
              </table:table-cell>
              <table:table-cell office:value-type="float" office:value="68280">
                <text:p>682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16</text:p>
              </table:table-cell>
              <table:table-cell office:value-type="float" office:value="68300">
                <text:p>683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417</text:p>
              </table:table-cell>
              <table:table-cell office:value-type="float" office:value="68320">
                <text:p>683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18</text:p>
              </table:table-cell>
              <table:table-cell office:value-type="float" office:value="68340">
                <text:p>683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419</text:p>
              </table:table-cell>
              <table:table-cell office:value-type="float" office:value="68360">
                <text:p>68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420</text:p>
              </table:table-cell>
              <table:table-cell office:value-type="float" office:value="68380">
                <text:p>683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421</text:p>
              </table:table-cell>
              <table:table-cell office:value-type="float" office:value="68400">
                <text:p>684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422</text:p>
              </table:table-cell>
              <table:table-cell office:value-type="float" office:value="68420">
                <text:p>68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23</text:p>
              </table:table-cell>
              <table:table-cell office:value-type="float" office:value="68440">
                <text:p>684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424</text:p>
              </table:table-cell>
              <table:table-cell office:value-type="float" office:value="68460">
                <text:p>68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25</text:p>
              </table:table-cell>
              <table:table-cell office:value-type="float" office:value="68480">
                <text:p>68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26</text:p>
              </table:table-cell>
              <table:table-cell office:value-type="float" office:value="68500">
                <text:p>68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27</text:p>
              </table:table-cell>
              <table:table-cell office:value-type="float" office:value="68520">
                <text:p>68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28</text:p>
              </table:table-cell>
              <table:table-cell office:value-type="float" office:value="68540">
                <text:p>685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429</text:p>
              </table:table-cell>
              <table:table-cell office:value-type="float" office:value="68560">
                <text:p>68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30</text:p>
              </table:table-cell>
              <table:table-cell office:value-type="float" office:value="68580">
                <text:p>685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31</text:p>
              </table:table-cell>
              <table:table-cell office:value-type="float" office:value="68600">
                <text:p>68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32</text:p>
              </table:table-cell>
              <table:table-cell office:value-type="float" office:value="68620">
                <text:p>686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433</text:p>
              </table:table-cell>
              <table:table-cell office:value-type="float" office:value="68640">
                <text:p>68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34</text:p>
              </table:table-cell>
              <table:table-cell office:value-type="float" office:value="68660">
                <text:p>68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435</text:p>
              </table:table-cell>
              <table:table-cell office:value-type="float" office:value="68680">
                <text:p>68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36</text:p>
              </table:table-cell>
              <table:table-cell office:value-type="float" office:value="68700">
                <text:p>68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37</text:p>
              </table:table-cell>
              <table:table-cell office:value-type="float" office:value="68720">
                <text:p>687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438</text:p>
              </table:table-cell>
              <table:table-cell office:value-type="float" office:value="68740">
                <text:p>68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39</text:p>
              </table:table-cell>
              <table:table-cell office:value-type="float" office:value="68760">
                <text:p>687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440</text:p>
              </table:table-cell>
              <table:table-cell office:value-type="float" office:value="68780">
                <text:p>687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441</text:p>
              </table:table-cell>
              <table:table-cell office:value-type="float" office:value="68800">
                <text:p>68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42</text:p>
              </table:table-cell>
              <table:table-cell office:value-type="float" office:value="68820">
                <text:p>688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43</text:p>
              </table:table-cell>
              <table:table-cell office:value-type="float" office:value="68840">
                <text:p>688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44</text:p>
              </table:table-cell>
              <table:table-cell office:value-type="float" office:value="68860">
                <text:p>68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45</text:p>
              </table:table-cell>
              <table:table-cell office:value-type="float" office:value="68880">
                <text:p>68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46</text:p>
              </table:table-cell>
              <table:table-cell office:value-type="float" office:value="68900">
                <text:p>68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47</text:p>
              </table:table-cell>
              <table:table-cell office:value-type="float" office:value="68920">
                <text:p>689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48</text:p>
              </table:table-cell>
              <table:table-cell office:value-type="float" office:value="68940">
                <text:p>689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49</text:p>
              </table:table-cell>
              <table:table-cell office:value-type="float" office:value="68960">
                <text:p>689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450</text:p>
              </table:table-cell>
              <table:table-cell office:value-type="float" office:value="68980">
                <text:p>68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451</text:p>
              </table:table-cell>
              <table:table-cell office:value-type="float" office:value="69000">
                <text:p>69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52</text:p>
              </table:table-cell>
              <table:table-cell office:value-type="float" office:value="69020">
                <text:p>69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53</text:p>
              </table:table-cell>
              <table:table-cell office:value-type="float" office:value="69040">
                <text:p>690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54</text:p>
              </table:table-cell>
              <table:table-cell office:value-type="float" office:value="69060">
                <text:p>690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55</text:p>
              </table:table-cell>
              <table:table-cell office:value-type="float" office:value="69080">
                <text:p>690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456</text:p>
              </table:table-cell>
              <table:table-cell office:value-type="float" office:value="69100">
                <text:p>69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57</text:p>
              </table:table-cell>
              <table:table-cell office:value-type="float" office:value="69120">
                <text:p>69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58</text:p>
              </table:table-cell>
              <table:table-cell office:value-type="float" office:value="69140">
                <text:p>69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59</text:p>
              </table:table-cell>
              <table:table-cell office:value-type="float" office:value="69160">
                <text:p>69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460</text:p>
              </table:table-cell>
              <table:table-cell office:value-type="float" office:value="69180">
                <text:p>69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61</text:p>
              </table:table-cell>
              <table:table-cell office:value-type="float" office:value="69200">
                <text:p>692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62</text:p>
              </table:table-cell>
              <table:table-cell office:value-type="float" office:value="69220">
                <text:p>692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63</text:p>
              </table:table-cell>
              <table:table-cell office:value-type="float" office:value="69240">
                <text:p>692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464</text:p>
              </table:table-cell>
              <table:table-cell office:value-type="float" office:value="69260">
                <text:p>69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465</text:p>
              </table:table-cell>
              <table:table-cell office:value-type="float" office:value="69280">
                <text:p>692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66</text:p>
              </table:table-cell>
              <table:table-cell office:value-type="float" office:value="69300">
                <text:p>69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67</text:p>
              </table:table-cell>
              <table:table-cell office:value-type="float" office:value="69320">
                <text:p>693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68</text:p>
              </table:table-cell>
              <table:table-cell office:value-type="float" office:value="69340">
                <text:p>69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469</text:p>
              </table:table-cell>
              <table:table-cell office:value-type="float" office:value="69360">
                <text:p>69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70</text:p>
              </table:table-cell>
              <table:table-cell office:value-type="float" office:value="69380">
                <text:p>693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71</text:p>
              </table:table-cell>
              <table:table-cell office:value-type="float" office:value="69400">
                <text:p>694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472</text:p>
              </table:table-cell>
              <table:table-cell office:value-type="float" office:value="69420">
                <text:p>69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73</text:p>
              </table:table-cell>
              <table:table-cell office:value-type="float" office:value="69440">
                <text:p>694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74</text:p>
              </table:table-cell>
              <table:table-cell office:value-type="float" office:value="69460">
                <text:p>694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475</text:p>
              </table:table-cell>
              <table:table-cell office:value-type="float" office:value="69480">
                <text:p>694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476</text:p>
              </table:table-cell>
              <table:table-cell office:value-type="float" office:value="69500">
                <text:p>695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477</text:p>
              </table:table-cell>
              <table:table-cell office:value-type="float" office:value="69520">
                <text:p>69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78</text:p>
              </table:table-cell>
              <table:table-cell office:value-type="float" office:value="69540">
                <text:p>695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79</text:p>
              </table:table-cell>
              <table:table-cell office:value-type="float" office:value="69560">
                <text:p>695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80</text:p>
              </table:table-cell>
              <table:table-cell office:value-type="float" office:value="69580">
                <text:p>695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481</text:p>
              </table:table-cell>
              <table:table-cell office:value-type="float" office:value="69600">
                <text:p>69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82</text:p>
              </table:table-cell>
              <table:table-cell office:value-type="float" office:value="69620">
                <text:p>69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83</text:p>
              </table:table-cell>
              <table:table-cell office:value-type="float" office:value="69640">
                <text:p>69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484</text:p>
              </table:table-cell>
              <table:table-cell office:value-type="float" office:value="69660">
                <text:p>69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85</text:p>
              </table:table-cell>
              <table:table-cell office:value-type="float" office:value="69680">
                <text:p>696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86</text:p>
              </table:table-cell>
              <table:table-cell office:value-type="float" office:value="69700">
                <text:p>69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87</text:p>
              </table:table-cell>
              <table:table-cell office:value-type="float" office:value="69720">
                <text:p>69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488</text:p>
              </table:table-cell>
              <table:table-cell office:value-type="float" office:value="69740">
                <text:p>69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489</text:p>
              </table:table-cell>
              <table:table-cell office:value-type="float" office:value="69760">
                <text:p>69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90</text:p>
              </table:table-cell>
              <table:table-cell office:value-type="float" office:value="69780">
                <text:p>697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491</text:p>
              </table:table-cell>
              <table:table-cell office:value-type="float" office:value="69800">
                <text:p>698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492</text:p>
              </table:table-cell>
              <table:table-cell office:value-type="float" office:value="69820">
                <text:p>69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93</text:p>
              </table:table-cell>
              <table:table-cell office:value-type="float" office:value="69840">
                <text:p>69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94</text:p>
              </table:table-cell>
              <table:table-cell office:value-type="float" office:value="69860">
                <text:p>698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495</text:p>
              </table:table-cell>
              <table:table-cell office:value-type="float" office:value="69880">
                <text:p>698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96</text:p>
              </table:table-cell>
              <table:table-cell office:value-type="float" office:value="69900">
                <text:p>699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497</text:p>
              </table:table-cell>
              <table:table-cell office:value-type="float" office:value="69920">
                <text:p>699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98</text:p>
              </table:table-cell>
              <table:table-cell office:value-type="float" office:value="69940">
                <text:p>699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499</text:p>
              </table:table-cell>
              <table:table-cell office:value-type="float" office:value="69960">
                <text:p>69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500</text:p>
              </table:table-cell>
              <table:table-cell office:value-type="float" office:value="69980">
                <text:p>69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01</text:p>
              </table:table-cell>
              <table:table-cell office:value-type="float" office:value="70000">
                <text:p>70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02</text:p>
              </table:table-cell>
              <table:table-cell office:value-type="float" office:value="70020">
                <text:p>700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03</text:p>
              </table:table-cell>
              <table:table-cell office:value-type="float" office:value="70040">
                <text:p>70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04</text:p>
              </table:table-cell>
              <table:table-cell office:value-type="float" office:value="70060">
                <text:p>700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05</text:p>
              </table:table-cell>
              <table:table-cell office:value-type="float" office:value="70080">
                <text:p>70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06</text:p>
              </table:table-cell>
              <table:table-cell office:value-type="float" office:value="70100">
                <text:p>701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507</text:p>
              </table:table-cell>
              <table:table-cell office:value-type="float" office:value="70120">
                <text:p>701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08</text:p>
              </table:table-cell>
              <table:table-cell office:value-type="float" office:value="70140">
                <text:p>70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09</text:p>
              </table:table-cell>
              <table:table-cell office:value-type="float" office:value="70160">
                <text:p>70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10</text:p>
              </table:table-cell>
              <table:table-cell office:value-type="float" office:value="70180">
                <text:p>701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11</text:p>
              </table:table-cell>
              <table:table-cell office:value-type="float" office:value="70200">
                <text:p>702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512</text:p>
              </table:table-cell>
              <table:table-cell office:value-type="float" office:value="70220">
                <text:p>702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13</text:p>
              </table:table-cell>
              <table:table-cell office:value-type="float" office:value="70240">
                <text:p>70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14</text:p>
              </table:table-cell>
              <table:table-cell office:value-type="float" office:value="70260">
                <text:p>70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15</text:p>
              </table:table-cell>
              <table:table-cell office:value-type="float" office:value="70280">
                <text:p>702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16</text:p>
              </table:table-cell>
              <table:table-cell office:value-type="float" office:value="70300">
                <text:p>703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517</text:p>
              </table:table-cell>
              <table:table-cell office:value-type="float" office:value="70320">
                <text:p>703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18</text:p>
              </table:table-cell>
              <table:table-cell office:value-type="float" office:value="70340">
                <text:p>703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19</text:p>
              </table:table-cell>
              <table:table-cell office:value-type="float" office:value="70360">
                <text:p>70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520</text:p>
              </table:table-cell>
              <table:table-cell office:value-type="float" office:value="70380">
                <text:p>703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521</text:p>
              </table:table-cell>
              <table:table-cell office:value-type="float" office:value="70400">
                <text:p>704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522</text:p>
              </table:table-cell>
              <table:table-cell office:value-type="float" office:value="70420">
                <text:p>70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523</text:p>
              </table:table-cell>
              <table:table-cell office:value-type="float" office:value="70440">
                <text:p>704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24</text:p>
              </table:table-cell>
              <table:table-cell office:value-type="float" office:value="70460">
                <text:p>704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25</text:p>
              </table:table-cell>
              <table:table-cell office:value-type="float" office:value="70480">
                <text:p>704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26</text:p>
              </table:table-cell>
              <table:table-cell office:value-type="float" office:value="70500">
                <text:p>70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527</text:p>
              </table:table-cell>
              <table:table-cell office:value-type="float" office:value="70520">
                <text:p>705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28</text:p>
              </table:table-cell>
              <table:table-cell office:value-type="float" office:value="70540">
                <text:p>705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29</text:p>
              </table:table-cell>
              <table:table-cell office:value-type="float" office:value="70560">
                <text:p>705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530</text:p>
              </table:table-cell>
              <table:table-cell office:value-type="float" office:value="70580">
                <text:p>705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31</text:p>
              </table:table-cell>
              <table:table-cell office:value-type="float" office:value="70600">
                <text:p>706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32</text:p>
              </table:table-cell>
              <table:table-cell office:value-type="float" office:value="70620">
                <text:p>706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533</text:p>
              </table:table-cell>
              <table:table-cell office:value-type="float" office:value="70640">
                <text:p>70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34</text:p>
              </table:table-cell>
              <table:table-cell office:value-type="float" office:value="70660">
                <text:p>706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35</text:p>
              </table:table-cell>
              <table:table-cell office:value-type="float" office:value="70680">
                <text:p>706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36</text:p>
              </table:table-cell>
              <table:table-cell office:value-type="float" office:value="70700">
                <text:p>707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37</text:p>
              </table:table-cell>
              <table:table-cell office:value-type="float" office:value="70720">
                <text:p>707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38</text:p>
              </table:table-cell>
              <table:table-cell office:value-type="float" office:value="70740">
                <text:p>707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39</text:p>
              </table:table-cell>
              <table:table-cell office:value-type="float" office:value="70760">
                <text:p>70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540</text:p>
              </table:table-cell>
              <table:table-cell office:value-type="float" office:value="70780">
                <text:p>707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41</text:p>
              </table:table-cell>
              <table:table-cell office:value-type="float" office:value="70800">
                <text:p>70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42</text:p>
              </table:table-cell>
              <table:table-cell office:value-type="float" office:value="70820">
                <text:p>708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43</text:p>
              </table:table-cell>
              <table:table-cell office:value-type="float" office:value="70840">
                <text:p>70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44</text:p>
              </table:table-cell>
              <table:table-cell office:value-type="float" office:value="70860">
                <text:p>70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545</text:p>
              </table:table-cell>
              <table:table-cell office:value-type="float" office:value="70880">
                <text:p>708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546</text:p>
              </table:table-cell>
              <table:table-cell office:value-type="float" office:value="70900">
                <text:p>709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547</text:p>
              </table:table-cell>
              <table:table-cell office:value-type="float" office:value="70920">
                <text:p>709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548</text:p>
              </table:table-cell>
              <table:table-cell office:value-type="float" office:value="70940">
                <text:p>70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49</text:p>
              </table:table-cell>
              <table:table-cell office:value-type="float" office:value="70960">
                <text:p>709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550</text:p>
              </table:table-cell>
              <table:table-cell office:value-type="float" office:value="70980">
                <text:p>70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51</text:p>
              </table:table-cell>
              <table:table-cell office:value-type="float" office:value="71000">
                <text:p>71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52</text:p>
              </table:table-cell>
              <table:table-cell office:value-type="float" office:value="71020">
                <text:p>71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53</text:p>
              </table:table-cell>
              <table:table-cell office:value-type="float" office:value="71040">
                <text:p>710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54</text:p>
              </table:table-cell>
              <table:table-cell office:value-type="float" office:value="71060">
                <text:p>710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55</text:p>
              </table:table-cell>
              <table:table-cell office:value-type="float" office:value="71080">
                <text:p>71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56</text:p>
              </table:table-cell>
              <table:table-cell office:value-type="float" office:value="71100">
                <text:p>71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557</text:p>
              </table:table-cell>
              <table:table-cell office:value-type="float" office:value="71120">
                <text:p>71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58</text:p>
              </table:table-cell>
              <table:table-cell office:value-type="float" office:value="71140">
                <text:p>71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59</text:p>
              </table:table-cell>
              <table:table-cell office:value-type="float" office:value="71160">
                <text:p>711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560</text:p>
              </table:table-cell>
              <table:table-cell office:value-type="float" office:value="71180">
                <text:p>71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61</text:p>
              </table:table-cell>
              <table:table-cell office:value-type="float" office:value="71200">
                <text:p>712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562</text:p>
              </table:table-cell>
              <table:table-cell office:value-type="float" office:value="71220">
                <text:p>712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63</text:p>
              </table:table-cell>
              <table:table-cell office:value-type="float" office:value="71240">
                <text:p>71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64</text:p>
              </table:table-cell>
              <table:table-cell office:value-type="float" office:value="71260">
                <text:p>71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65</text:p>
              </table:table-cell>
              <table:table-cell office:value-type="float" office:value="71280">
                <text:p>712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66</text:p>
              </table:table-cell>
              <table:table-cell office:value-type="float" office:value="71300">
                <text:p>713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67</text:p>
              </table:table-cell>
              <table:table-cell office:value-type="float" office:value="71320">
                <text:p>71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68</text:p>
              </table:table-cell>
              <table:table-cell office:value-type="float" office:value="71340">
                <text:p>71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69</text:p>
              </table:table-cell>
              <table:table-cell office:value-type="float" office:value="71360">
                <text:p>713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570</text:p>
              </table:table-cell>
              <table:table-cell office:value-type="float" office:value="71380">
                <text:p>713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71</text:p>
              </table:table-cell>
              <table:table-cell office:value-type="float" office:value="71400">
                <text:p>714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72</text:p>
              </table:table-cell>
              <table:table-cell office:value-type="float" office:value="71420">
                <text:p>714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73</text:p>
              </table:table-cell>
              <table:table-cell office:value-type="float" office:value="71440">
                <text:p>714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574</text:p>
              </table:table-cell>
              <table:table-cell office:value-type="float" office:value="71460">
                <text:p>714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75</text:p>
              </table:table-cell>
              <table:table-cell office:value-type="float" office:value="71480">
                <text:p>714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76</text:p>
              </table:table-cell>
              <table:table-cell office:value-type="float" office:value="71500">
                <text:p>71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577</text:p>
              </table:table-cell>
              <table:table-cell office:value-type="float" office:value="71520">
                <text:p>71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78</text:p>
              </table:table-cell>
              <table:table-cell office:value-type="float" office:value="71540">
                <text:p>715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79</text:p>
              </table:table-cell>
              <table:table-cell office:value-type="float" office:value="71560">
                <text:p>71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580</text:p>
              </table:table-cell>
              <table:table-cell office:value-type="float" office:value="71580">
                <text:p>715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81</text:p>
              </table:table-cell>
              <table:table-cell office:value-type="float" office:value="71600">
                <text:p>716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82</text:p>
              </table:table-cell>
              <table:table-cell office:value-type="float" office:value="71620">
                <text:p>716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83</text:p>
              </table:table-cell>
              <table:table-cell office:value-type="float" office:value="71640">
                <text:p>71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84</text:p>
              </table:table-cell>
              <table:table-cell office:value-type="float" office:value="71660">
                <text:p>71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585</text:p>
              </table:table-cell>
              <table:table-cell office:value-type="float" office:value="71680">
                <text:p>71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586</text:p>
              </table:table-cell>
              <table:table-cell office:value-type="float" office:value="71700">
                <text:p>71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87</text:p>
              </table:table-cell>
              <table:table-cell office:value-type="float" office:value="71720">
                <text:p>71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88</text:p>
              </table:table-cell>
              <table:table-cell office:value-type="float" office:value="71740">
                <text:p>717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89</text:p>
              </table:table-cell>
              <table:table-cell office:value-type="float" office:value="71760">
                <text:p>71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90</text:p>
              </table:table-cell>
              <table:table-cell office:value-type="float" office:value="71780">
                <text:p>71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91</text:p>
              </table:table-cell>
              <table:table-cell office:value-type="float" office:value="71800">
                <text:p>718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92</text:p>
              </table:table-cell>
              <table:table-cell office:value-type="float" office:value="71820">
                <text:p>718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593</text:p>
              </table:table-cell>
              <table:table-cell office:value-type="float" office:value="71840">
                <text:p>71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94</text:p>
              </table:table-cell>
              <table:table-cell office:value-type="float" office:value="71860">
                <text:p>71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595</text:p>
              </table:table-cell>
              <table:table-cell office:value-type="float" office:value="71880">
                <text:p>71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96</text:p>
              </table:table-cell>
              <table:table-cell office:value-type="float" office:value="71900">
                <text:p>71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97</text:p>
              </table:table-cell>
              <table:table-cell office:value-type="float" office:value="71920">
                <text:p>719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598</text:p>
              </table:table-cell>
              <table:table-cell office:value-type="float" office:value="71940">
                <text:p>71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99</text:p>
              </table:table-cell>
              <table:table-cell office:value-type="float" office:value="71960">
                <text:p>719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00</text:p>
              </table:table-cell>
              <table:table-cell office:value-type="float" office:value="71980">
                <text:p>719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01</text:p>
              </table:table-cell>
              <table:table-cell office:value-type="float" office:value="72000">
                <text:p>72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02</text:p>
              </table:table-cell>
              <table:table-cell office:value-type="float" office:value="72020">
                <text:p>720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03</text:p>
              </table:table-cell>
              <table:table-cell office:value-type="float" office:value="72040">
                <text:p>72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04</text:p>
              </table:table-cell>
              <table:table-cell office:value-type="float" office:value="72060">
                <text:p>720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05</text:p>
              </table:table-cell>
              <table:table-cell office:value-type="float" office:value="72080">
                <text:p>72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06</text:p>
              </table:table-cell>
              <table:table-cell office:value-type="float" office:value="72100">
                <text:p>72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07</text:p>
              </table:table-cell>
              <table:table-cell office:value-type="float" office:value="72120">
                <text:p>72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08</text:p>
              </table:table-cell>
              <table:table-cell office:value-type="float" office:value="72140">
                <text:p>721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609</text:p>
              </table:table-cell>
              <table:table-cell office:value-type="float" office:value="72160">
                <text:p>721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610</text:p>
              </table:table-cell>
              <table:table-cell office:value-type="float" office:value="72180">
                <text:p>72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11</text:p>
              </table:table-cell>
              <table:table-cell office:value-type="float" office:value="72200">
                <text:p>72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12</text:p>
              </table:table-cell>
              <table:table-cell office:value-type="float" office:value="72220">
                <text:p>72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13</text:p>
              </table:table-cell>
              <table:table-cell office:value-type="float" office:value="72240">
                <text:p>72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614</text:p>
              </table:table-cell>
              <table:table-cell office:value-type="float" office:value="72260">
                <text:p>72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15</text:p>
              </table:table-cell>
              <table:table-cell office:value-type="float" office:value="72280">
                <text:p>722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616</text:p>
              </table:table-cell>
              <table:table-cell office:value-type="float" office:value="72300">
                <text:p>72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17</text:p>
              </table:table-cell>
              <table:table-cell office:value-type="float" office:value="72320">
                <text:p>723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618</text:p>
              </table:table-cell>
              <table:table-cell office:value-type="float" office:value="72340">
                <text:p>723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619</text:p>
              </table:table-cell>
              <table:table-cell office:value-type="float" office:value="72360">
                <text:p>723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620</text:p>
              </table:table-cell>
              <table:table-cell office:value-type="float" office:value="72380">
                <text:p>72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621</text:p>
              </table:table-cell>
              <table:table-cell office:value-type="float" office:value="72400">
                <text:p>72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22</text:p>
              </table:table-cell>
              <table:table-cell office:value-type="float" office:value="72420">
                <text:p>72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623</text:p>
              </table:table-cell>
              <table:table-cell office:value-type="float" office:value="72440">
                <text:p>72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624</text:p>
              </table:table-cell>
              <table:table-cell office:value-type="float" office:value="72460">
                <text:p>72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25</text:p>
              </table:table-cell>
              <table:table-cell office:value-type="float" office:value="72480">
                <text:p>724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626</text:p>
              </table:table-cell>
              <table:table-cell office:value-type="float" office:value="72500">
                <text:p>72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27</text:p>
              </table:table-cell>
              <table:table-cell office:value-type="float" office:value="72520">
                <text:p>72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28</text:p>
              </table:table-cell>
              <table:table-cell office:value-type="float" office:value="72540">
                <text:p>72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629</text:p>
              </table:table-cell>
              <table:table-cell office:value-type="float" office:value="72560">
                <text:p>725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30</text:p>
              </table:table-cell>
              <table:table-cell office:value-type="float" office:value="72580">
                <text:p>725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631</text:p>
              </table:table-cell>
              <table:table-cell office:value-type="float" office:value="72600">
                <text:p>72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32</text:p>
              </table:table-cell>
              <table:table-cell office:value-type="float" office:value="72620">
                <text:p>726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633</text:p>
              </table:table-cell>
              <table:table-cell office:value-type="float" office:value="72640">
                <text:p>726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634</text:p>
              </table:table-cell>
              <table:table-cell office:value-type="float" office:value="72660">
                <text:p>726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35</text:p>
              </table:table-cell>
              <table:table-cell office:value-type="float" office:value="72680">
                <text:p>726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636</text:p>
              </table:table-cell>
              <table:table-cell office:value-type="float" office:value="72700">
                <text:p>72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37</text:p>
              </table:table-cell>
              <table:table-cell office:value-type="float" office:value="72720">
                <text:p>727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38</text:p>
              </table:table-cell>
              <table:table-cell office:value-type="float" office:value="72740">
                <text:p>72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39</text:p>
              </table:table-cell>
              <table:table-cell office:value-type="float" office:value="72760">
                <text:p>727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640</text:p>
              </table:table-cell>
              <table:table-cell office:value-type="float" office:value="72780">
                <text:p>72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41</text:p>
              </table:table-cell>
              <table:table-cell office:value-type="float" office:value="72800">
                <text:p>72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42</text:p>
              </table:table-cell>
              <table:table-cell office:value-type="float" office:value="72820">
                <text:p>728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43</text:p>
              </table:table-cell>
              <table:table-cell office:value-type="float" office:value="72840">
                <text:p>72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644</text:p>
              </table:table-cell>
              <table:table-cell office:value-type="float" office:value="72860">
                <text:p>72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45</text:p>
              </table:table-cell>
              <table:table-cell office:value-type="float" office:value="72880">
                <text:p>72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46</text:p>
              </table:table-cell>
              <table:table-cell office:value-type="float" office:value="72900">
                <text:p>729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647</text:p>
              </table:table-cell>
              <table:table-cell office:value-type="float" office:value="72920">
                <text:p>729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48</text:p>
              </table:table-cell>
              <table:table-cell office:value-type="float" office:value="72940">
                <text:p>72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49</text:p>
              </table:table-cell>
              <table:table-cell office:value-type="float" office:value="72960">
                <text:p>72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650</text:p>
              </table:table-cell>
              <table:table-cell office:value-type="float" office:value="72980">
                <text:p>72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51</text:p>
              </table:table-cell>
              <table:table-cell office:value-type="float" office:value="73000">
                <text:p>73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52</text:p>
              </table:table-cell>
              <table:table-cell office:value-type="float" office:value="73020">
                <text:p>730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53</text:p>
              </table:table-cell>
              <table:table-cell office:value-type="float" office:value="73040">
                <text:p>73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54</text:p>
              </table:table-cell>
              <table:table-cell office:value-type="float" office:value="73060">
                <text:p>730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55</text:p>
              </table:table-cell>
              <table:table-cell office:value-type="float" office:value="73080">
                <text:p>73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656</text:p>
              </table:table-cell>
              <table:table-cell office:value-type="float" office:value="73100">
                <text:p>73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57</text:p>
              </table:table-cell>
              <table:table-cell office:value-type="float" office:value="73120">
                <text:p>731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658</text:p>
              </table:table-cell>
              <table:table-cell office:value-type="float" office:value="73140">
                <text:p>731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659</text:p>
              </table:table-cell>
              <table:table-cell office:value-type="float" office:value="73160">
                <text:p>731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60</text:p>
              </table:table-cell>
              <table:table-cell office:value-type="float" office:value="73180">
                <text:p>731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661</text:p>
              </table:table-cell>
              <table:table-cell office:value-type="float" office:value="73200">
                <text:p>73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62</text:p>
              </table:table-cell>
              <table:table-cell office:value-type="float" office:value="73220">
                <text:p>732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63</text:p>
              </table:table-cell>
              <table:table-cell office:value-type="float" office:value="73240">
                <text:p>732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664</text:p>
              </table:table-cell>
              <table:table-cell office:value-type="float" office:value="73260">
                <text:p>732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665</text:p>
              </table:table-cell>
              <table:table-cell office:value-type="float" office:value="73280">
                <text:p>732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666</text:p>
              </table:table-cell>
              <table:table-cell office:value-type="float" office:value="73300">
                <text:p>733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67</text:p>
              </table:table-cell>
              <table:table-cell office:value-type="float" office:value="73320">
                <text:p>73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68</text:p>
              </table:table-cell>
              <table:table-cell office:value-type="float" office:value="73340">
                <text:p>73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69</text:p>
              </table:table-cell>
              <table:table-cell office:value-type="float" office:value="73360">
                <text:p>73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670</text:p>
              </table:table-cell>
              <table:table-cell office:value-type="float" office:value="73380">
                <text:p>733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671</text:p>
              </table:table-cell>
              <table:table-cell office:value-type="float" office:value="73400">
                <text:p>734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72</text:p>
              </table:table-cell>
              <table:table-cell office:value-type="float" office:value="73420">
                <text:p>734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73</text:p>
              </table:table-cell>
              <table:table-cell office:value-type="float" office:value="73440">
                <text:p>734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74</text:p>
              </table:table-cell>
              <table:table-cell office:value-type="float" office:value="73460">
                <text:p>73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75</text:p>
              </table:table-cell>
              <table:table-cell office:value-type="float" office:value="73480">
                <text:p>73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676</text:p>
              </table:table-cell>
              <table:table-cell office:value-type="float" office:value="73500">
                <text:p>73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77</text:p>
              </table:table-cell>
              <table:table-cell office:value-type="float" office:value="73520">
                <text:p>73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678</text:p>
              </table:table-cell>
              <table:table-cell office:value-type="float" office:value="73540">
                <text:p>735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79</text:p>
              </table:table-cell>
              <table:table-cell office:value-type="float" office:value="73560">
                <text:p>73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680</text:p>
              </table:table-cell>
              <table:table-cell office:value-type="float" office:value="73580">
                <text:p>735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681</text:p>
              </table:table-cell>
              <table:table-cell office:value-type="float" office:value="73600">
                <text:p>736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682</text:p>
              </table:table-cell>
              <table:table-cell office:value-type="float" office:value="73620">
                <text:p>736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683</text:p>
              </table:table-cell>
              <table:table-cell office:value-type="float" office:value="73640">
                <text:p>73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684</text:p>
              </table:table-cell>
              <table:table-cell office:value-type="float" office:value="73660">
                <text:p>73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85</text:p>
              </table:table-cell>
              <table:table-cell office:value-type="float" office:value="73680">
                <text:p>73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686</text:p>
              </table:table-cell>
              <table:table-cell office:value-type="float" office:value="73700">
                <text:p>73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87</text:p>
              </table:table-cell>
              <table:table-cell office:value-type="float" office:value="73720">
                <text:p>737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688</text:p>
              </table:table-cell>
              <table:table-cell office:value-type="float" office:value="73740">
                <text:p>73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89</text:p>
              </table:table-cell>
              <table:table-cell office:value-type="float" office:value="73760">
                <text:p>737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90</text:p>
              </table:table-cell>
              <table:table-cell office:value-type="float" office:value="73780">
                <text:p>737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691</text:p>
              </table:table-cell>
              <table:table-cell office:value-type="float" office:value="73800">
                <text:p>738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92</text:p>
              </table:table-cell>
              <table:table-cell office:value-type="float" office:value="73820">
                <text:p>738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93</text:p>
              </table:table-cell>
              <table:table-cell office:value-type="float" office:value="73840">
                <text:p>73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94</text:p>
              </table:table-cell>
              <table:table-cell office:value-type="float" office:value="73860">
                <text:p>73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95</text:p>
              </table:table-cell>
              <table:table-cell office:value-type="float" office:value="73880">
                <text:p>738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696</text:p>
              </table:table-cell>
              <table:table-cell office:value-type="float" office:value="73900">
                <text:p>739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97</text:p>
              </table:table-cell>
              <table:table-cell office:value-type="float" office:value="73920">
                <text:p>739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98</text:p>
              </table:table-cell>
              <table:table-cell office:value-type="float" office:value="73940">
                <text:p>739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99</text:p>
              </table:table-cell>
              <table:table-cell office:value-type="float" office:value="73960">
                <text:p>73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00</text:p>
              </table:table-cell>
              <table:table-cell office:value-type="float" office:value="73980">
                <text:p>73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01</text:p>
              </table:table-cell>
              <table:table-cell office:value-type="float" office:value="74000">
                <text:p>74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702</text:p>
              </table:table-cell>
              <table:table-cell office:value-type="float" office:value="74020">
                <text:p>740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703</text:p>
              </table:table-cell>
              <table:table-cell office:value-type="float" office:value="74040">
                <text:p>740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04</text:p>
              </table:table-cell>
              <table:table-cell office:value-type="float" office:value="74060">
                <text:p>740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705</text:p>
              </table:table-cell>
              <table:table-cell office:value-type="float" office:value="74080">
                <text:p>740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706</text:p>
              </table:table-cell>
              <table:table-cell office:value-type="float" office:value="74100">
                <text:p>74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07</text:p>
              </table:table-cell>
              <table:table-cell office:value-type="float" office:value="74120">
                <text:p>741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708</text:p>
              </table:table-cell>
              <table:table-cell office:value-type="float" office:value="74140">
                <text:p>74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09</text:p>
              </table:table-cell>
              <table:table-cell office:value-type="float" office:value="74160">
                <text:p>74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10</text:p>
              </table:table-cell>
              <table:table-cell office:value-type="float" office:value="74180">
                <text:p>741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711</text:p>
              </table:table-cell>
              <table:table-cell office:value-type="float" office:value="74200">
                <text:p>742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712</text:p>
              </table:table-cell>
              <table:table-cell office:value-type="float" office:value="74220">
                <text:p>742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13</text:p>
              </table:table-cell>
              <table:table-cell office:value-type="float" office:value="74240">
                <text:p>74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14</text:p>
              </table:table-cell>
              <table:table-cell office:value-type="float" office:value="74260">
                <text:p>742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715</text:p>
              </table:table-cell>
              <table:table-cell office:value-type="float" office:value="74280">
                <text:p>74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716</text:p>
              </table:table-cell>
              <table:table-cell office:value-type="float" office:value="74300">
                <text:p>743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717</text:p>
              </table:table-cell>
              <table:table-cell office:value-type="float" office:value="74320">
                <text:p>74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18</text:p>
              </table:table-cell>
              <table:table-cell office:value-type="float" office:value="74340">
                <text:p>74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19</text:p>
              </table:table-cell>
              <table:table-cell office:value-type="float" office:value="74360">
                <text:p>743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20</text:p>
              </table:table-cell>
              <table:table-cell office:value-type="float" office:value="74380">
                <text:p>743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21</text:p>
              </table:table-cell>
              <table:table-cell office:value-type="float" office:value="74400">
                <text:p>74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722</text:p>
              </table:table-cell>
              <table:table-cell office:value-type="float" office:value="74420">
                <text:p>74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723</text:p>
              </table:table-cell>
              <table:table-cell office:value-type="float" office:value="74440">
                <text:p>744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724</text:p>
              </table:table-cell>
              <table:table-cell office:value-type="float" office:value="74460">
                <text:p>744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25</text:p>
              </table:table-cell>
              <table:table-cell office:value-type="float" office:value="74480">
                <text:p>744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726</text:p>
              </table:table-cell>
              <table:table-cell office:value-type="float" office:value="74500">
                <text:p>745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727</text:p>
              </table:table-cell>
              <table:table-cell office:value-type="float" office:value="74520">
                <text:p>745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28</text:p>
              </table:table-cell>
              <table:table-cell office:value-type="float" office:value="74540">
                <text:p>745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29</text:p>
              </table:table-cell>
              <table:table-cell office:value-type="float" office:value="74560">
                <text:p>745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30</text:p>
              </table:table-cell>
              <table:table-cell office:value-type="float" office:value="74580">
                <text:p>745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31</text:p>
              </table:table-cell>
              <table:table-cell office:value-type="float" office:value="74600">
                <text:p>74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32</text:p>
              </table:table-cell>
              <table:table-cell office:value-type="float" office:value="74620">
                <text:p>74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33</text:p>
              </table:table-cell>
              <table:table-cell office:value-type="float" office:value="74640">
                <text:p>746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734</text:p>
              </table:table-cell>
              <table:table-cell office:value-type="float" office:value="74660">
                <text:p>746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735</text:p>
              </table:table-cell>
              <table:table-cell office:value-type="float" office:value="74680">
                <text:p>746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736</text:p>
              </table:table-cell>
              <table:table-cell office:value-type="float" office:value="74700">
                <text:p>747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37</text:p>
              </table:table-cell>
              <table:table-cell office:value-type="float" office:value="74720">
                <text:p>747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38</text:p>
              </table:table-cell>
              <table:table-cell office:value-type="float" office:value="74740">
                <text:p>747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739</text:p>
              </table:table-cell>
              <table:table-cell office:value-type="float" office:value="74760">
                <text:p>747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40</text:p>
              </table:table-cell>
              <table:table-cell office:value-type="float" office:value="74780">
                <text:p>747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741</text:p>
              </table:table-cell>
              <table:table-cell office:value-type="float" office:value="74800">
                <text:p>748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742</text:p>
              </table:table-cell>
              <table:table-cell office:value-type="float" office:value="74820">
                <text:p>748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743</text:p>
              </table:table-cell>
              <table:table-cell office:value-type="float" office:value="74840">
                <text:p>748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44</text:p>
              </table:table-cell>
              <table:table-cell office:value-type="float" office:value="74860">
                <text:p>74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45</text:p>
              </table:table-cell>
              <table:table-cell office:value-type="float" office:value="74880">
                <text:p>74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46</text:p>
              </table:table-cell>
              <table:table-cell office:value-type="float" office:value="74900">
                <text:p>74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747</text:p>
              </table:table-cell>
              <table:table-cell office:value-type="float" office:value="74920">
                <text:p>749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748</text:p>
              </table:table-cell>
              <table:table-cell office:value-type="float" office:value="74940">
                <text:p>749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49</text:p>
              </table:table-cell>
              <table:table-cell office:value-type="float" office:value="74960">
                <text:p>74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50</text:p>
              </table:table-cell>
              <table:table-cell office:value-type="float" office:value="74980">
                <text:p>749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51</text:p>
              </table:table-cell>
              <table:table-cell office:value-type="float" office:value="75000">
                <text:p>75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752</text:p>
              </table:table-cell>
              <table:table-cell office:value-type="float" office:value="75020">
                <text:p>750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753</text:p>
              </table:table-cell>
              <table:table-cell office:value-type="float" office:value="75040">
                <text:p>75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54</text:p>
              </table:table-cell>
              <table:table-cell office:value-type="float" office:value="75060">
                <text:p>750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755</text:p>
              </table:table-cell>
              <table:table-cell office:value-type="float" office:value="75080">
                <text:p>750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756</text:p>
              </table:table-cell>
              <table:table-cell office:value-type="float" office:value="75100">
                <text:p>75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57</text:p>
              </table:table-cell>
              <table:table-cell office:value-type="float" office:value="75120">
                <text:p>751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758</text:p>
              </table:table-cell>
              <table:table-cell office:value-type="float" office:value="75140">
                <text:p>751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759</text:p>
              </table:table-cell>
              <table:table-cell office:value-type="float" office:value="75160">
                <text:p>75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760</text:p>
              </table:table-cell>
              <table:table-cell office:value-type="float" office:value="75180">
                <text:p>75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61</text:p>
              </table:table-cell>
              <table:table-cell office:value-type="float" office:value="75200">
                <text:p>75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62</text:p>
              </table:table-cell>
              <table:table-cell office:value-type="float" office:value="75220">
                <text:p>752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763</text:p>
              </table:table-cell>
              <table:table-cell office:value-type="float" office:value="75240">
                <text:p>752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764</text:p>
              </table:table-cell>
              <table:table-cell office:value-type="float" office:value="75260">
                <text:p>75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65</text:p>
              </table:table-cell>
              <table:table-cell office:value-type="float" office:value="75280">
                <text:p>75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66</text:p>
              </table:table-cell>
              <table:table-cell office:value-type="float" office:value="75300">
                <text:p>75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67</text:p>
              </table:table-cell>
              <table:table-cell office:value-type="float" office:value="75320">
                <text:p>75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768</text:p>
              </table:table-cell>
              <table:table-cell office:value-type="float" office:value="75340">
                <text:p>75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69</text:p>
              </table:table-cell>
              <table:table-cell office:value-type="float" office:value="75360">
                <text:p>753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770</text:p>
              </table:table-cell>
              <table:table-cell office:value-type="float" office:value="75380">
                <text:p>753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71</text:p>
              </table:table-cell>
              <table:table-cell office:value-type="float" office:value="75400">
                <text:p>754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72</text:p>
              </table:table-cell>
              <table:table-cell office:value-type="float" office:value="75420">
                <text:p>754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73</text:p>
              </table:table-cell>
              <table:table-cell office:value-type="float" office:value="75440">
                <text:p>754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74</text:p>
              </table:table-cell>
              <table:table-cell office:value-type="float" office:value="75460">
                <text:p>754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775</text:p>
              </table:table-cell>
              <table:table-cell office:value-type="float" office:value="75480">
                <text:p>754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776</text:p>
              </table:table-cell>
              <table:table-cell office:value-type="float" office:value="75500">
                <text:p>75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77</text:p>
              </table:table-cell>
              <table:table-cell office:value-type="float" office:value="75520">
                <text:p>75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778</text:p>
              </table:table-cell>
              <table:table-cell office:value-type="float" office:value="75540">
                <text:p>75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779</text:p>
              </table:table-cell>
              <table:table-cell office:value-type="float" office:value="75560">
                <text:p>75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80</text:p>
              </table:table-cell>
              <table:table-cell office:value-type="float" office:value="75580">
                <text:p>75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81</text:p>
              </table:table-cell>
              <table:table-cell office:value-type="float" office:value="75600">
                <text:p>756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782</text:p>
              </table:table-cell>
              <table:table-cell office:value-type="float" office:value="75620">
                <text:p>756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783</text:p>
              </table:table-cell>
              <table:table-cell office:value-type="float" office:value="75640">
                <text:p>75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784</text:p>
              </table:table-cell>
              <table:table-cell office:value-type="float" office:value="75660">
                <text:p>756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785</text:p>
              </table:table-cell>
              <table:table-cell office:value-type="float" office:value="75680">
                <text:p>756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86</text:p>
              </table:table-cell>
              <table:table-cell office:value-type="float" office:value="75700">
                <text:p>75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87</text:p>
              </table:table-cell>
              <table:table-cell office:value-type="float" office:value="75720">
                <text:p>75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88</text:p>
              </table:table-cell>
              <table:table-cell office:value-type="float" office:value="75740">
                <text:p>757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789</text:p>
              </table:table-cell>
              <table:table-cell office:value-type="float" office:value="75760">
                <text:p>757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790</text:p>
              </table:table-cell>
              <table:table-cell office:value-type="float" office:value="75780">
                <text:p>757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791</text:p>
              </table:table-cell>
              <table:table-cell office:value-type="float" office:value="75800">
                <text:p>75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792</text:p>
              </table:table-cell>
              <table:table-cell office:value-type="float" office:value="75820">
                <text:p>75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93</text:p>
              </table:table-cell>
              <table:table-cell office:value-type="float" office:value="75840">
                <text:p>75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794</text:p>
              </table:table-cell>
              <table:table-cell office:value-type="float" office:value="75860">
                <text:p>758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795</text:p>
              </table:table-cell>
              <table:table-cell office:value-type="float" office:value="75880">
                <text:p>758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796</text:p>
              </table:table-cell>
              <table:table-cell office:value-type="float" office:value="75900">
                <text:p>759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97</text:p>
              </table:table-cell>
              <table:table-cell office:value-type="float" office:value="75920">
                <text:p>759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798</text:p>
              </table:table-cell>
              <table:table-cell office:value-type="float" office:value="75940">
                <text:p>759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799</text:p>
              </table:table-cell>
              <table:table-cell office:value-type="float" office:value="75960">
                <text:p>75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00</text:p>
              </table:table-cell>
              <table:table-cell office:value-type="float" office:value="75980">
                <text:p>75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01</text:p>
              </table:table-cell>
              <table:table-cell office:value-type="float" office:value="76000">
                <text:p>76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02</text:p>
              </table:table-cell>
              <table:table-cell office:value-type="float" office:value="76020">
                <text:p>760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803</text:p>
              </table:table-cell>
              <table:table-cell office:value-type="float" office:value="76040">
                <text:p>760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804</text:p>
              </table:table-cell>
              <table:table-cell office:value-type="float" office:value="76060">
                <text:p>760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805</text:p>
              </table:table-cell>
              <table:table-cell office:value-type="float" office:value="76080">
                <text:p>760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806</text:p>
              </table:table-cell>
              <table:table-cell office:value-type="float" office:value="76100">
                <text:p>76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07</text:p>
              </table:table-cell>
              <table:table-cell office:value-type="float" office:value="76120">
                <text:p>761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08</text:p>
              </table:table-cell>
              <table:table-cell office:value-type="float" office:value="76140">
                <text:p>761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809</text:p>
              </table:table-cell>
              <table:table-cell office:value-type="float" office:value="76160">
                <text:p>761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10</text:p>
              </table:table-cell>
              <table:table-cell office:value-type="float" office:value="76180">
                <text:p>76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11</text:p>
              </table:table-cell>
              <table:table-cell office:value-type="float" office:value="76200">
                <text:p>762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812</text:p>
              </table:table-cell>
              <table:table-cell office:value-type="float" office:value="76220">
                <text:p>76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13</text:p>
              </table:table-cell>
              <table:table-cell office:value-type="float" office:value="76240">
                <text:p>76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814</text:p>
              </table:table-cell>
              <table:table-cell office:value-type="float" office:value="76260">
                <text:p>76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15</text:p>
              </table:table-cell>
              <table:table-cell office:value-type="float" office:value="76280">
                <text:p>76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16</text:p>
              </table:table-cell>
              <table:table-cell office:value-type="float" office:value="76300">
                <text:p>76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817</text:p>
              </table:table-cell>
              <table:table-cell office:value-type="float" office:value="76320">
                <text:p>763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18</text:p>
              </table:table-cell>
              <table:table-cell office:value-type="float" office:value="76340">
                <text:p>763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19</text:p>
              </table:table-cell>
              <table:table-cell office:value-type="float" office:value="76360">
                <text:p>763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820</text:p>
              </table:table-cell>
              <table:table-cell office:value-type="float" office:value="76380">
                <text:p>763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21</text:p>
              </table:table-cell>
              <table:table-cell office:value-type="float" office:value="76400">
                <text:p>764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822</text:p>
              </table:table-cell>
              <table:table-cell office:value-type="float" office:value="76420">
                <text:p>76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823</text:p>
              </table:table-cell>
              <table:table-cell office:value-type="float" office:value="76440">
                <text:p>764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824</text:p>
              </table:table-cell>
              <table:table-cell office:value-type="float" office:value="76460">
                <text:p>764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825</text:p>
              </table:table-cell>
              <table:table-cell office:value-type="float" office:value="76480">
                <text:p>76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26</text:p>
              </table:table-cell>
              <table:table-cell office:value-type="float" office:value="76500">
                <text:p>76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827</text:p>
              </table:table-cell>
              <table:table-cell office:value-type="float" office:value="76520">
                <text:p>76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28</text:p>
              </table:table-cell>
              <table:table-cell office:value-type="float" office:value="76540">
                <text:p>765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829</text:p>
              </table:table-cell>
              <table:table-cell office:value-type="float" office:value="76560">
                <text:p>76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830</text:p>
              </table:table-cell>
              <table:table-cell office:value-type="float" office:value="76580">
                <text:p>76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31</text:p>
              </table:table-cell>
              <table:table-cell office:value-type="float" office:value="76600">
                <text:p>766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832</text:p>
              </table:table-cell>
              <table:table-cell office:value-type="float" office:value="76620">
                <text:p>766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833</text:p>
              </table:table-cell>
              <table:table-cell office:value-type="float" office:value="76640">
                <text:p>766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834</text:p>
              </table:table-cell>
              <table:table-cell office:value-type="float" office:value="76660">
                <text:p>766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35</text:p>
              </table:table-cell>
              <table:table-cell office:value-type="float" office:value="76680">
                <text:p>76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36</text:p>
              </table:table-cell>
              <table:table-cell office:value-type="float" office:value="76700">
                <text:p>767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837</text:p>
              </table:table-cell>
              <table:table-cell office:value-type="float" office:value="76720">
                <text:p>76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38</text:p>
              </table:table-cell>
              <table:table-cell office:value-type="float" office:value="76740">
                <text:p>767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839</text:p>
              </table:table-cell>
              <table:table-cell office:value-type="float" office:value="76760">
                <text:p>767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840</text:p>
              </table:table-cell>
              <table:table-cell office:value-type="float" office:value="76780">
                <text:p>767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841</text:p>
              </table:table-cell>
              <table:table-cell office:value-type="float" office:value="76800">
                <text:p>768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42</text:p>
              </table:table-cell>
              <table:table-cell office:value-type="float" office:value="76820">
                <text:p>768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843</text:p>
              </table:table-cell>
              <table:table-cell office:value-type="float" office:value="76840">
                <text:p>768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44</text:p>
              </table:table-cell>
              <table:table-cell office:value-type="float" office:value="76860">
                <text:p>768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45</text:p>
              </table:table-cell>
              <table:table-cell office:value-type="float" office:value="76880">
                <text:p>76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46</text:p>
              </table:table-cell>
              <table:table-cell office:value-type="float" office:value="76900">
                <text:p>769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47</text:p>
              </table:table-cell>
              <table:table-cell office:value-type="float" office:value="76920">
                <text:p>76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48</text:p>
              </table:table-cell>
              <table:table-cell office:value-type="float" office:value="76940">
                <text:p>769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49</text:p>
              </table:table-cell>
              <table:table-cell office:value-type="float" office:value="76960">
                <text:p>76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50</text:p>
              </table:table-cell>
              <table:table-cell office:value-type="float" office:value="76980">
                <text:p>76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51</text:p>
              </table:table-cell>
              <table:table-cell office:value-type="float" office:value="77000">
                <text:p>77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852</text:p>
              </table:table-cell>
              <table:table-cell office:value-type="float" office:value="77020">
                <text:p>77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53</text:p>
              </table:table-cell>
              <table:table-cell office:value-type="float" office:value="77040">
                <text:p>77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54</text:p>
              </table:table-cell>
              <table:table-cell office:value-type="float" office:value="77060">
                <text:p>770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55</text:p>
              </table:table-cell>
              <table:table-cell office:value-type="float" office:value="77080">
                <text:p>77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856</text:p>
              </table:table-cell>
              <table:table-cell office:value-type="float" office:value="77100">
                <text:p>77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57</text:p>
              </table:table-cell>
              <table:table-cell office:value-type="float" office:value="77120">
                <text:p>77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858</text:p>
              </table:table-cell>
              <table:table-cell office:value-type="float" office:value="77140">
                <text:p>77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859</text:p>
              </table:table-cell>
              <table:table-cell office:value-type="float" office:value="77160">
                <text:p>771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60</text:p>
              </table:table-cell>
              <table:table-cell office:value-type="float" office:value="77180">
                <text:p>771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61</text:p>
              </table:table-cell>
              <table:table-cell office:value-type="float" office:value="77200">
                <text:p>772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862</text:p>
              </table:table-cell>
              <table:table-cell office:value-type="float" office:value="77220">
                <text:p>772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63</text:p>
              </table:table-cell>
              <table:table-cell office:value-type="float" office:value="77240">
                <text:p>772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864</text:p>
              </table:table-cell>
              <table:table-cell office:value-type="float" office:value="77260">
                <text:p>772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865</text:p>
              </table:table-cell>
              <table:table-cell office:value-type="float" office:value="77280">
                <text:p>77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866</text:p>
              </table:table-cell>
              <table:table-cell office:value-type="float" office:value="77300">
                <text:p>773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67</text:p>
              </table:table-cell>
              <table:table-cell office:value-type="float" office:value="77320">
                <text:p>773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68</text:p>
              </table:table-cell>
              <table:table-cell office:value-type="float" office:value="77340">
                <text:p>773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869</text:p>
              </table:table-cell>
              <table:table-cell office:value-type="float" office:value="77360">
                <text:p>773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870</text:p>
              </table:table-cell>
              <table:table-cell office:value-type="float" office:value="77380">
                <text:p>77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871</text:p>
              </table:table-cell>
              <table:table-cell office:value-type="float" office:value="77400">
                <text:p>77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72</text:p>
              </table:table-cell>
              <table:table-cell office:value-type="float" office:value="77420">
                <text:p>77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73</text:p>
              </table:table-cell>
              <table:table-cell office:value-type="float" office:value="77440">
                <text:p>774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874</text:p>
              </table:table-cell>
              <table:table-cell office:value-type="float" office:value="77460">
                <text:p>774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75</text:p>
              </table:table-cell>
              <table:table-cell office:value-type="float" office:value="77480">
                <text:p>77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876</text:p>
              </table:table-cell>
              <table:table-cell office:value-type="float" office:value="77500">
                <text:p>775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77</text:p>
              </table:table-cell>
              <table:table-cell office:value-type="float" office:value="77520">
                <text:p>775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78</text:p>
              </table:table-cell>
              <table:table-cell office:value-type="float" office:value="77540">
                <text:p>77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879</text:p>
              </table:table-cell>
              <table:table-cell office:value-type="float" office:value="77560">
                <text:p>77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80</text:p>
              </table:table-cell>
              <table:table-cell office:value-type="float" office:value="77580">
                <text:p>775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881</text:p>
              </table:table-cell>
              <table:table-cell office:value-type="float" office:value="77600">
                <text:p>776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882</text:p>
              </table:table-cell>
              <table:table-cell office:value-type="float" office:value="77620">
                <text:p>776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883</text:p>
              </table:table-cell>
              <table:table-cell office:value-type="float" office:value="77640">
                <text:p>776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84</text:p>
              </table:table-cell>
              <table:table-cell office:value-type="float" office:value="77660">
                <text:p>776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885</text:p>
              </table:table-cell>
              <table:table-cell office:value-type="float" office:value="77680">
                <text:p>77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886</text:p>
              </table:table-cell>
              <table:table-cell office:value-type="float" office:value="77700">
                <text:p>777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887</text:p>
              </table:table-cell>
              <table:table-cell office:value-type="float" office:value="77720">
                <text:p>777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88</text:p>
              </table:table-cell>
              <table:table-cell office:value-type="float" office:value="77740">
                <text:p>777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889</text:p>
              </table:table-cell>
              <table:table-cell office:value-type="float" office:value="77760">
                <text:p>777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90</text:p>
              </table:table-cell>
              <table:table-cell office:value-type="float" office:value="77780">
                <text:p>777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91</text:p>
              </table:table-cell>
              <table:table-cell office:value-type="float" office:value="77800">
                <text:p>77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892</text:p>
              </table:table-cell>
              <table:table-cell office:value-type="float" office:value="77820">
                <text:p>778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893</text:p>
              </table:table-cell>
              <table:table-cell office:value-type="float" office:value="77840">
                <text:p>77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894</text:p>
              </table:table-cell>
              <table:table-cell office:value-type="float" office:value="77860">
                <text:p>77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895</text:p>
              </table:table-cell>
              <table:table-cell office:value-type="float" office:value="77880">
                <text:p>778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96</text:p>
              </table:table-cell>
              <table:table-cell office:value-type="float" office:value="77900">
                <text:p>77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897</text:p>
              </table:table-cell>
              <table:table-cell office:value-type="float" office:value="77920">
                <text:p>77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98</text:p>
              </table:table-cell>
              <table:table-cell office:value-type="float" office:value="77940">
                <text:p>77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899</text:p>
              </table:table-cell>
              <table:table-cell office:value-type="float" office:value="77960">
                <text:p>77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00</text:p>
              </table:table-cell>
              <table:table-cell office:value-type="float" office:value="77980">
                <text:p>779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901</text:p>
              </table:table-cell>
              <table:table-cell office:value-type="float" office:value="78000">
                <text:p>78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02</text:p>
              </table:table-cell>
              <table:table-cell office:value-type="float" office:value="78020">
                <text:p>78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03</text:p>
              </table:table-cell>
              <table:table-cell office:value-type="float" office:value="78040">
                <text:p>780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904</text:p>
              </table:table-cell>
              <table:table-cell office:value-type="float" office:value="78060">
                <text:p>78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05</text:p>
              </table:table-cell>
              <table:table-cell office:value-type="float" office:value="78080">
                <text:p>78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06</text:p>
              </table:table-cell>
              <table:table-cell office:value-type="float" office:value="78100">
                <text:p>781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907</text:p>
              </table:table-cell>
              <table:table-cell office:value-type="float" office:value="78120">
                <text:p>781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908</text:p>
              </table:table-cell>
              <table:table-cell office:value-type="float" office:value="78140">
                <text:p>781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909</text:p>
              </table:table-cell>
              <table:table-cell office:value-type="float" office:value="78160">
                <text:p>781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10</text:p>
              </table:table-cell>
              <table:table-cell office:value-type="float" office:value="78180">
                <text:p>781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911</text:p>
              </table:table-cell>
              <table:table-cell office:value-type="float" office:value="78200">
                <text:p>78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12</text:p>
              </table:table-cell>
              <table:table-cell office:value-type="float" office:value="78220">
                <text:p>78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913</text:p>
              </table:table-cell>
              <table:table-cell office:value-type="float" office:value="78240">
                <text:p>78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14</text:p>
              </table:table-cell>
              <table:table-cell office:value-type="float" office:value="78260">
                <text:p>78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15</text:p>
              </table:table-cell>
              <table:table-cell office:value-type="float" office:value="78280">
                <text:p>782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16</text:p>
              </table:table-cell>
              <table:table-cell office:value-type="float" office:value="78300">
                <text:p>783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917</text:p>
              </table:table-cell>
              <table:table-cell office:value-type="float" office:value="78320">
                <text:p>783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18</text:p>
              </table:table-cell>
              <table:table-cell office:value-type="float" office:value="78340">
                <text:p>78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19</text:p>
              </table:table-cell>
              <table:table-cell office:value-type="float" office:value="78360">
                <text:p>783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920</text:p>
              </table:table-cell>
              <table:table-cell office:value-type="float" office:value="78380">
                <text:p>78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21</text:p>
              </table:table-cell>
              <table:table-cell office:value-type="float" office:value="78400">
                <text:p>784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22</text:p>
              </table:table-cell>
              <table:table-cell office:value-type="float" office:value="78420">
                <text:p>78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923</text:p>
              </table:table-cell>
              <table:table-cell office:value-type="float" office:value="78440">
                <text:p>784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24</text:p>
              </table:table-cell>
              <table:table-cell office:value-type="float" office:value="78460">
                <text:p>784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25</text:p>
              </table:table-cell>
              <table:table-cell office:value-type="float" office:value="78480">
                <text:p>78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926</text:p>
              </table:table-cell>
              <table:table-cell office:value-type="float" office:value="78500">
                <text:p>78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27</text:p>
              </table:table-cell>
              <table:table-cell office:value-type="float" office:value="78520">
                <text:p>78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28</text:p>
              </table:table-cell>
              <table:table-cell office:value-type="float" office:value="78540">
                <text:p>785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29</text:p>
              </table:table-cell>
              <table:table-cell office:value-type="float" office:value="78560">
                <text:p>785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30</text:p>
              </table:table-cell>
              <table:table-cell office:value-type="float" office:value="78580">
                <text:p>785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31</text:p>
              </table:table-cell>
              <table:table-cell office:value-type="float" office:value="78600">
                <text:p>78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32</text:p>
              </table:table-cell>
              <table:table-cell office:value-type="float" office:value="78620">
                <text:p>78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933</text:p>
              </table:table-cell>
              <table:table-cell office:value-type="float" office:value="78640">
                <text:p>78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934</text:p>
              </table:table-cell>
              <table:table-cell office:value-type="float" office:value="78660">
                <text:p>78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35</text:p>
              </table:table-cell>
              <table:table-cell office:value-type="float" office:value="78680">
                <text:p>78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36</text:p>
              </table:table-cell>
              <table:table-cell office:value-type="float" office:value="78700">
                <text:p>787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937</text:p>
              </table:table-cell>
              <table:table-cell office:value-type="float" office:value="78720">
                <text:p>78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38</text:p>
              </table:table-cell>
              <table:table-cell office:value-type="float" office:value="78740">
                <text:p>787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39</text:p>
              </table:table-cell>
              <table:table-cell office:value-type="float" office:value="78760">
                <text:p>787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40</text:p>
              </table:table-cell>
              <table:table-cell office:value-type="float" office:value="78780">
                <text:p>78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41</text:p>
              </table:table-cell>
              <table:table-cell office:value-type="float" office:value="78800">
                <text:p>78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42</text:p>
              </table:table-cell>
              <table:table-cell office:value-type="float" office:value="78820">
                <text:p>788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43</text:p>
              </table:table-cell>
              <table:table-cell office:value-type="float" office:value="78840">
                <text:p>78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44</text:p>
              </table:table-cell>
              <table:table-cell office:value-type="float" office:value="78860">
                <text:p>78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45</text:p>
              </table:table-cell>
              <table:table-cell office:value-type="float" office:value="78880">
                <text:p>788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46</text:p>
              </table:table-cell>
              <table:table-cell office:value-type="float" office:value="78900">
                <text:p>78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947</text:p>
              </table:table-cell>
              <table:table-cell office:value-type="float" office:value="78920">
                <text:p>789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948</text:p>
              </table:table-cell>
              <table:table-cell office:value-type="float" office:value="78940">
                <text:p>789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949</text:p>
              </table:table-cell>
              <table:table-cell office:value-type="float" office:value="78960">
                <text:p>789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950</text:p>
              </table:table-cell>
              <table:table-cell office:value-type="float" office:value="78980">
                <text:p>789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951</text:p>
              </table:table-cell>
              <table:table-cell office:value-type="float" office:value="79000">
                <text:p>79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952</text:p>
              </table:table-cell>
              <table:table-cell office:value-type="float" office:value="79020">
                <text:p>790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953</text:p>
              </table:table-cell>
              <table:table-cell office:value-type="float" office:value="79040">
                <text:p>790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954</text:p>
              </table:table-cell>
              <table:table-cell office:value-type="float" office:value="79060">
                <text:p>790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955</text:p>
              </table:table-cell>
              <table:table-cell office:value-type="float" office:value="79080">
                <text:p>790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956</text:p>
              </table:table-cell>
              <table:table-cell office:value-type="float" office:value="79100">
                <text:p>79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57</text:p>
              </table:table-cell>
              <table:table-cell office:value-type="float" office:value="79120">
                <text:p>791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958</text:p>
              </table:table-cell>
              <table:table-cell office:value-type="float" office:value="79140">
                <text:p>79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59</text:p>
              </table:table-cell>
              <table:table-cell office:value-type="float" office:value="79160">
                <text:p>791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60</text:p>
              </table:table-cell>
              <table:table-cell office:value-type="float" office:value="79180">
                <text:p>791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61</text:p>
              </table:table-cell>
              <table:table-cell office:value-type="float" office:value="79200">
                <text:p>792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962</text:p>
              </table:table-cell>
              <table:table-cell office:value-type="float" office:value="79220">
                <text:p>792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963</text:p>
              </table:table-cell>
              <table:table-cell office:value-type="float" office:value="79240">
                <text:p>79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64</text:p>
              </table:table-cell>
              <table:table-cell office:value-type="float" office:value="79260">
                <text:p>79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965</text:p>
              </table:table-cell>
              <table:table-cell office:value-type="float" office:value="79280">
                <text:p>79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966</text:p>
              </table:table-cell>
              <table:table-cell office:value-type="float" office:value="79300">
                <text:p>79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967</text:p>
              </table:table-cell>
              <table:table-cell office:value-type="float" office:value="79320">
                <text:p>79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68</text:p>
              </table:table-cell>
              <table:table-cell office:value-type="float" office:value="79340">
                <text:p>793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969</text:p>
              </table:table-cell>
              <table:table-cell office:value-type="float" office:value="79360">
                <text:p>79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70</text:p>
              </table:table-cell>
              <table:table-cell office:value-type="float" office:value="79380">
                <text:p>793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971</text:p>
              </table:table-cell>
              <table:table-cell office:value-type="float" office:value="79400">
                <text:p>79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972</text:p>
              </table:table-cell>
              <table:table-cell office:value-type="float" office:value="79420">
                <text:p>794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973</text:p>
              </table:table-cell>
              <table:table-cell office:value-type="float" office:value="79440">
                <text:p>794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74</text:p>
              </table:table-cell>
              <table:table-cell office:value-type="float" office:value="79460">
                <text:p>794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975</text:p>
              </table:table-cell>
              <table:table-cell office:value-type="float" office:value="79480">
                <text:p>79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76</text:p>
              </table:table-cell>
              <table:table-cell office:value-type="float" office:value="79500">
                <text:p>79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77</text:p>
              </table:table-cell>
              <table:table-cell office:value-type="float" office:value="79520">
                <text:p>79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978</text:p>
              </table:table-cell>
              <table:table-cell office:value-type="float" office:value="79540">
                <text:p>795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79</text:p>
              </table:table-cell>
              <table:table-cell office:value-type="float" office:value="79560">
                <text:p>795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80</text:p>
              </table:table-cell>
              <table:table-cell office:value-type="float" office:value="79580">
                <text:p>795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981</text:p>
              </table:table-cell>
              <table:table-cell office:value-type="float" office:value="79600">
                <text:p>79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82</text:p>
              </table:table-cell>
              <table:table-cell office:value-type="float" office:value="79620">
                <text:p>79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83</text:p>
              </table:table-cell>
              <table:table-cell office:value-type="float" office:value="79640">
                <text:p>796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84</text:p>
              </table:table-cell>
              <table:table-cell office:value-type="float" office:value="79660">
                <text:p>79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985</text:p>
              </table:table-cell>
              <table:table-cell office:value-type="float" office:value="79680">
                <text:p>79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86</text:p>
              </table:table-cell>
              <table:table-cell office:value-type="float" office:value="79700">
                <text:p>79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87</text:p>
              </table:table-cell>
              <table:table-cell office:value-type="float" office:value="79720">
                <text:p>79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88</text:p>
              </table:table-cell>
              <table:table-cell office:value-type="float" office:value="79740">
                <text:p>79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89</text:p>
              </table:table-cell>
              <table:table-cell office:value-type="float" office:value="79760">
                <text:p>797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990</text:p>
              </table:table-cell>
              <table:table-cell office:value-type="float" office:value="79780">
                <text:p>79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91</text:p>
              </table:table-cell>
              <table:table-cell office:value-type="float" office:value="79800">
                <text:p>798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992</text:p>
              </table:table-cell>
              <table:table-cell office:value-type="float" office:value="79820">
                <text:p>79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93</text:p>
              </table:table-cell>
              <table:table-cell office:value-type="float" office:value="79840">
                <text:p>79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94</text:p>
              </table:table-cell>
              <table:table-cell office:value-type="float" office:value="79860">
                <text:p>79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95</text:p>
              </table:table-cell>
              <table:table-cell office:value-type="float" office:value="79880">
                <text:p>798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96</text:p>
              </table:table-cell>
              <table:table-cell office:value-type="float" office:value="79900">
                <text:p>79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97</text:p>
              </table:table-cell>
              <table:table-cell office:value-type="float" office:value="79920">
                <text:p>799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998</text:p>
              </table:table-cell>
              <table:table-cell office:value-type="float" office:value="79940">
                <text:p>79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999</text:p>
              </table:table-cell>
              <table:table-cell office:value-type="float" office:value="79960">
                <text:p>79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000</text:p>
              </table:table-cell>
              <table:table-cell office:value-type="float" office:value="79980">
                <text:p>799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001</text:p>
              </table:table-cell>
              <table:table-cell office:value-type="float" office:value="80000">
                <text:p>80000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0001449585pt" style:font-size-asian="7.9980001449585pt" style:font-size-complex="7.9980001449585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cm" chart:class="chart:scatter" chart:style-name="ch1">
        <chart:legend chart:legend-position="end" svg:x="5.732cm" svg:y="2.663cm" chart:style-name="ch2"/>
        <chart:plot-area chart:style-name="ch3" chart:data-source-has-labels="both" svg:x="0.159cm" svg:y="0.14cm" svg:width="5.414cm" svg:height="6.578cm">
          <chart:axis chart:dimension="x" chart:name="primary-x" chart:style-name="ch4">
            <chart:categories table:cell-range-address="local-table.$A$2:.$A$1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Frequency of Succes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40">
                <text:p>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0">
                <text:p>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80">
                <text:p>8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20">
                <text:p>1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0">
                <text:p>1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60">
                <text:p>1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80">
                <text:p>1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20">
                <text:p>2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40">
                <text:p>2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60">
                <text:p>2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80">
                <text:p>2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00">
                <text:p>3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40">
                <text:p>3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60">
                <text:p>3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380">
                <text:p>3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400">
                <text:p>4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420">
                <text:p>42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440">
                <text:p>4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460">
                <text:p>4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480">
                <text:p>4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520">
                <text:p>5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540">
                <text:p>5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80">
                <text:p>5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00">
                <text:p>6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20">
                <text:p>6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40">
                <text:p>6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60">
                <text:p>6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80">
                <text:p>6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700">
                <text:p>7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720">
                <text:p>7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740">
                <text:p>74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760">
                <text:p>7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780">
                <text:p>78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800">
                <text:p>8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820">
                <text:p>82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840">
                <text:p>84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860">
                <text:p>86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880">
                <text:p>8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900">
                <text:p>9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920">
                <text:p>9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940">
                <text:p>9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960">
                <text:p>9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980">
                <text:p>9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020">
                <text:p>10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040">
                <text:p>10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060">
                <text:p>10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080">
                <text:p>10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100">
                <text:p>1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120">
                <text:p>11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140">
                <text:p>11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160">
                <text:p>11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180">
                <text:p>1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200">
                <text:p>1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220">
                <text:p>12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240">
                <text:p>12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260">
                <text:p>12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280">
                <text:p>12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300">
                <text:p>1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320">
                <text:p>13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340">
                <text:p>13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360">
                <text:p>13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380">
                <text:p>13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400">
                <text:p>14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420">
                <text:p>14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440">
                <text:p>1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460">
                <text:p>14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480">
                <text:p>14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500">
                <text:p>15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520">
                <text:p>15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540">
                <text:p>1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560">
                <text:p>1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580">
                <text:p>15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600">
                <text:p>16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620">
                <text:p>162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640">
                <text:p>16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660">
                <text:p>16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680">
                <text:p>16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700">
                <text:p>17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720">
                <text:p>17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740">
                <text:p>17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760">
                <text:p>17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780">
                <text:p>1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800">
                <text:p>18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820">
                <text:p>18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840">
                <text:p>18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860">
                <text:p>18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880">
                <text:p>18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900">
                <text:p>19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920">
                <text:p>19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940">
                <text:p>1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960">
                <text:p>19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980">
                <text:p>19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000">
                <text:p>2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020">
                <text:p>20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040">
                <text:p>20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060">
                <text:p>20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080">
                <text:p>20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100">
                <text:p>21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120">
                <text:p>21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140">
                <text:p>21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160">
                <text:p>21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180">
                <text:p>21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200">
                <text:p>2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220">
                <text:p>22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240">
                <text:p>22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260">
                <text:p>22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280">
                <text:p>22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300">
                <text:p>23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320">
                <text:p>23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340">
                <text:p>23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360">
                <text:p>23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380">
                <text:p>2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400">
                <text:p>24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420">
                <text:p>24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440">
                <text:p>2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460">
                <text:p>2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2480">
                <text:p>2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500">
                <text:p>25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520">
                <text:p>25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540">
                <text:p>2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560">
                <text:p>25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580">
                <text:p>25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600">
                <text:p>2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20">
                <text:p>26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640">
                <text:p>2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660">
                <text:p>26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680">
                <text:p>26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2700">
                <text:p>27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2720">
                <text:p>27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740">
                <text:p>27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2760">
                <text:p>27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2780">
                <text:p>27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2800">
                <text:p>28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2820">
                <text:p>28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2840">
                <text:p>28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2860">
                <text:p>28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2880">
                <text:p>28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2900">
                <text:p>29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2920">
                <text:p>29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2940">
                <text:p>29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2960">
                <text:p>29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2980">
                <text:p>29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3000">
                <text:p>3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3020">
                <text:p>30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040">
                <text:p>3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3060">
                <text:p>30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3080">
                <text:p>3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3100">
                <text:p>31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3120">
                <text:p>3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3140">
                <text:p>31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3160">
                <text:p>3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3180">
                <text:p>31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3200">
                <text:p>3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3220">
                <text:p>32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3240">
                <text:p>32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3260">
                <text:p>32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3280">
                <text:p>32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3300">
                <text:p>33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3320">
                <text:p>33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3340">
                <text:p>33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3360">
                <text:p>33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3380">
                <text:p>3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3400">
                <text:p>3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3420">
                <text:p>34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3440">
                <text:p>3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3460">
                <text:p>34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3480">
                <text:p>34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3500">
                <text:p>3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3520">
                <text:p>3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3540">
                <text:p>3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3560">
                <text:p>35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3580">
                <text:p>3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3600">
                <text:p>3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3620">
                <text:p>3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3640">
                <text:p>36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3660">
                <text:p>3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3680">
                <text:p>36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3700">
                <text:p>3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3720">
                <text:p>3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3740">
                <text:p>37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3760">
                <text:p>37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3780">
                <text:p>3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3800">
                <text:p>38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3820">
                <text:p>38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3840">
                <text:p>38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3860">
                <text:p>3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3880">
                <text:p>38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3900">
                <text:p>39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3920">
                <text:p>39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3940">
                <text:p>39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3960">
                <text:p>3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3980">
                <text:p>3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4000">
                <text:p>4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4020">
                <text:p>40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4040">
                <text:p>40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4060">
                <text:p>4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4080">
                <text:p>40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4100">
                <text:p>41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4120">
                <text:p>4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4140">
                <text:p>41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4160">
                <text:p>41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180">
                <text:p>41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4200">
                <text:p>42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4220">
                <text:p>42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4240">
                <text:p>4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4260">
                <text:p>42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4280">
                <text:p>42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4300">
                <text:p>43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4320">
                <text:p>4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4340">
                <text:p>43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4360">
                <text:p>4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4380">
                <text:p>4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4400">
                <text:p>44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4420">
                <text:p>44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4440">
                <text:p>44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4460">
                <text:p>44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4480">
                <text:p>4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4500">
                <text:p>45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4520">
                <text:p>45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4540">
                <text:p>45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4560">
                <text:p>45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4580">
                <text:p>45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4600">
                <text:p>46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4620">
                <text:p>46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4640">
                <text:p>46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4660">
                <text:p>46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4680">
                <text:p>46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4700">
                <text:p>47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4720">
                <text:p>47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4740">
                <text:p>47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4760">
                <text:p>47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4780">
                <text:p>47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4800">
                <text:p>48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4820">
                <text:p>48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4840">
                <text:p>48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4860">
                <text:p>48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4880">
                <text:p>48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900">
                <text:p>49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920">
                <text:p>49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940">
                <text:p>4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960">
                <text:p>4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980">
                <text:p>4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5020">
                <text:p>50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5040">
                <text:p>50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5060">
                <text:p>50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5080">
                <text:p>50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100">
                <text:p>5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20">
                <text:p>51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140">
                <text:p>51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160">
                <text:p>51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180">
                <text:p>51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200">
                <text:p>52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220">
                <text:p>52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240">
                <text:p>52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260">
                <text:p>5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280">
                <text:p>52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5300">
                <text:p>53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5320">
                <text:p>53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5340">
                <text:p>53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5360">
                <text:p>5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5380">
                <text:p>5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5400">
                <text:p>5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5420">
                <text:p>54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5440">
                <text:p>5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5460">
                <text:p>5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5480">
                <text:p>5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5500">
                <text:p>55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5520">
                <text:p>55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5540">
                <text:p>5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5560">
                <text:p>55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5580">
                <text:p>55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5600">
                <text:p>56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5620">
                <text:p>56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5640">
                <text:p>5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5660">
                <text:p>5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5680">
                <text:p>56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5700">
                <text:p>57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5720">
                <text:p>57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5740">
                <text:p>57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5760">
                <text:p>5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5780">
                <text:p>5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5800">
                <text:p>58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5820">
                <text:p>5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5840">
                <text:p>5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5860">
                <text:p>58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5880">
                <text:p>58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5900">
                <text:p>5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5920">
                <text:p>59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5940">
                <text:p>59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5960">
                <text:p>59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5980">
                <text:p>59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6000">
                <text:p>6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6020">
                <text:p>60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6040">
                <text:p>6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6060">
                <text:p>60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6080">
                <text:p>60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6100">
                <text:p>61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6120">
                <text:p>6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6140">
                <text:p>6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6160">
                <text:p>61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6180">
                <text:p>6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6200">
                <text:p>62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220">
                <text:p>62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6240">
                <text:p>62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6260">
                <text:p>626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6280">
                <text:p>62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6300">
                <text:p>63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6320">
                <text:p>6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6340">
                <text:p>63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6360">
                <text:p>63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6380">
                <text:p>63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6400">
                <text:p>64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6420">
                <text:p>64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6440">
                <text:p>6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6460">
                <text:p>6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6480">
                <text:p>6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6500">
                <text:p>6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6520">
                <text:p>6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6540">
                <text:p>65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6560">
                <text:p>65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6580">
                <text:p>6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6600">
                <text:p>66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6620">
                <text:p>66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6640">
                <text:p>66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6660">
                <text:p>66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6680">
                <text:p>66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6700">
                <text:p>67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6720">
                <text:p>67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6740">
                <text:p>67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6760">
                <text:p>67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6780">
                <text:p>67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6800">
                <text:p>68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6820">
                <text:p>68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6840">
                <text:p>68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6860">
                <text:p>68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6880">
                <text:p>68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6900">
                <text:p>69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6920">
                <text:p>69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6940">
                <text:p>69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6960">
                <text:p>69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6980">
                <text:p>69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7000">
                <text:p>7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7020">
                <text:p>70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7040">
                <text:p>7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7060">
                <text:p>70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7080">
                <text:p>70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7100">
                <text:p>71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7120">
                <text:p>71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7140">
                <text:p>71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7160">
                <text:p>7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7180">
                <text:p>7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7200">
                <text:p>72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7220">
                <text:p>7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7240">
                <text:p>7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7260">
                <text:p>7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7280">
                <text:p>72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7300">
                <text:p>73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7320">
                <text:p>73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7340">
                <text:p>73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7360">
                <text:p>7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7380">
                <text:p>7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7400">
                <text:p>7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7420">
                <text:p>74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7440">
                <text:p>7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7460">
                <text:p>74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7480">
                <text:p>74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500">
                <text:p>7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520">
                <text:p>75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540">
                <text:p>7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560">
                <text:p>75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580">
                <text:p>75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600">
                <text:p>7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20">
                <text:p>7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640">
                <text:p>76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660">
                <text:p>7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680">
                <text:p>7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7700">
                <text:p>77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7720">
                <text:p>77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7740">
                <text:p>774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7760">
                <text:p>77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7780">
                <text:p>77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7800">
                <text:p>7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7820">
                <text:p>78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7840">
                <text:p>78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7860">
                <text:p>7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7880">
                <text:p>78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7900">
                <text:p>79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7920">
                <text:p>79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7940">
                <text:p>79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7960">
                <text:p>7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7980">
                <text:p>79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8000">
                <text:p>8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8020">
                <text:p>80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8040">
                <text:p>80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8060">
                <text:p>80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8080">
                <text:p>80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8100">
                <text:p>8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8120">
                <text:p>8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8140">
                <text:p>81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8160">
                <text:p>8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8180">
                <text:p>81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8200">
                <text:p>8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8220">
                <text:p>82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8240">
                <text:p>82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260">
                <text:p>8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8280">
                <text:p>82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8300">
                <text:p>83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8320">
                <text:p>83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8340">
                <text:p>83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8360">
                <text:p>8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8380">
                <text:p>8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8400">
                <text:p>8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8420">
                <text:p>8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8440">
                <text:p>84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8460">
                <text:p>8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8480">
                <text:p>8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8500">
                <text:p>8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8520">
                <text:p>85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8540">
                <text:p>8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8560">
                <text:p>8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8580">
                <text:p>85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8600">
                <text:p>86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8620">
                <text:p>8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8640">
                <text:p>86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8660">
                <text:p>86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8680">
                <text:p>8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8700">
                <text:p>8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8720">
                <text:p>87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8740">
                <text:p>8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8760">
                <text:p>87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8780">
                <text:p>87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8800">
                <text:p>8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8820">
                <text:p>88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8840">
                <text:p>8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8860">
                <text:p>8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8880">
                <text:p>88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8900">
                <text:p>89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8920">
                <text:p>89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8940">
                <text:p>89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8960">
                <text:p>8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8980">
                <text:p>8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9000">
                <text:p>9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9020">
                <text:p>90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9040">
                <text:p>90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9060">
                <text:p>9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9080">
                <text:p>9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9100">
                <text:p>9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9120">
                <text:p>9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9140">
                <text:p>91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9160">
                <text:p>91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9180">
                <text:p>91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9200">
                <text:p>9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9220">
                <text:p>92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9240">
                <text:p>92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9260">
                <text:p>92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9280">
                <text:p>92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9300">
                <text:p>93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9320">
                <text:p>93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9340">
                <text:p>93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9360">
                <text:p>9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9380">
                <text:p>93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9400">
                <text:p>9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9420">
                <text:p>94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9440">
                <text:p>94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9460">
                <text:p>9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9480">
                <text:p>94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9500">
                <text:p>9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9520">
                <text:p>95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9540">
                <text:p>9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9560">
                <text:p>95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9580">
                <text:p>9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9600">
                <text:p>9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9620">
                <text:p>9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9640">
                <text:p>96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9660">
                <text:p>9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9680">
                <text:p>9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9700">
                <text:p>97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9720">
                <text:p>97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9740">
                <text:p>9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9760">
                <text:p>97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9780">
                <text:p>9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9800">
                <text:p>98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9820">
                <text:p>98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9840">
                <text:p>98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9860">
                <text:p>9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9880">
                <text:p>98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900">
                <text:p>99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9920">
                <text:p>99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9940">
                <text:p>9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9960">
                <text:p>9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9980">
                <text:p>99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10000">
                <text:p>1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10020">
                <text:p>100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10040">
                <text:p>100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10060">
                <text:p>100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10080">
                <text:p>10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10100">
                <text:p>10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10120">
                <text:p>10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10140">
                <text:p>101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10160">
                <text:p>10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10180">
                <text:p>10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10200">
                <text:p>102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10220">
                <text:p>10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0240">
                <text:p>102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10260">
                <text:p>10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10280">
                <text:p>102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10300">
                <text:p>103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10320">
                <text:p>10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10340">
                <text:p>103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10360">
                <text:p>10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10380">
                <text:p>10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10400">
                <text:p>10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420">
                <text:p>104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0440">
                <text:p>104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0460">
                <text:p>10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0480">
                <text:p>104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0500">
                <text:p>10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0520">
                <text:p>10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0540">
                <text:p>105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0560">
                <text:p>105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0580">
                <text:p>105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0600">
                <text:p>106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10620">
                <text:p>106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10640">
                <text:p>106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10660">
                <text:p>106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10680">
                <text:p>106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10700">
                <text:p>10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10720">
                <text:p>10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10740">
                <text:p>107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10760">
                <text:p>10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10780">
                <text:p>10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10800">
                <text:p>10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10820">
                <text:p>108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10840">
                <text:p>108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10860">
                <text:p>108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10880">
                <text:p>108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10900">
                <text:p>10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10920">
                <text:p>109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10940">
                <text:p>109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10960">
                <text:p>10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10980">
                <text:p>1098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11000">
                <text:p>11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11020">
                <text:p>110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11040">
                <text:p>11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11060">
                <text:p>110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11080">
                <text:p>11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11100">
                <text:p>111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11120">
                <text:p>11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11140">
                <text:p>111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11160">
                <text:p>11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11180">
                <text:p>11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11200">
                <text:p>112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11220">
                <text:p>11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11240">
                <text:p>11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11260">
                <text:p>112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11280">
                <text:p>112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11300">
                <text:p>113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11320">
                <text:p>113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11340">
                <text:p>113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11360">
                <text:p>11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11380">
                <text:p>11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11400">
                <text:p>114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11420">
                <text:p>114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11440">
                <text:p>114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11460">
                <text:p>114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11480">
                <text:p>11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11500">
                <text:p>115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11520">
                <text:p>115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11540">
                <text:p>115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11560">
                <text:p>115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11580">
                <text:p>11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11600">
                <text:p>116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11620">
                <text:p>116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11640">
                <text:p>11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11660">
                <text:p>116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11680">
                <text:p>11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11700">
                <text:p>117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11720">
                <text:p>117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11740">
                <text:p>117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11760">
                <text:p>11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11780">
                <text:p>117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11800">
                <text:p>118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11820">
                <text:p>11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11840">
                <text:p>118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11860">
                <text:p>118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11880">
                <text:p>11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11900">
                <text:p>119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11920">
                <text:p>11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11940">
                <text:p>119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11960">
                <text:p>11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11980">
                <text:p>11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12000">
                <text:p>12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12020">
                <text:p>120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03</text:p>
              </table:table-cell>
              <table:table-cell office:value-type="float" office:value="12040">
                <text:p>120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04</text:p>
              </table:table-cell>
              <table:table-cell office:value-type="float" office:value="12060">
                <text:p>12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05</text:p>
              </table:table-cell>
              <table:table-cell office:value-type="float" office:value="12080">
                <text:p>120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06</text:p>
              </table:table-cell>
              <table:table-cell office:value-type="float" office:value="12100">
                <text:p>12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07</text:p>
              </table:table-cell>
              <table:table-cell office:value-type="float" office:value="12120">
                <text:p>121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12140">
                <text:p>121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12160">
                <text:p>121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12180">
                <text:p>121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2200">
                <text:p>12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2220">
                <text:p>122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2240">
                <text:p>122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2260">
                <text:p>12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2280">
                <text:p>122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2300">
                <text:p>123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2320">
                <text:p>123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2340">
                <text:p>12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2360">
                <text:p>123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2380">
                <text:p>123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2400">
                <text:p>124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2420">
                <text:p>124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2440">
                <text:p>124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2460">
                <text:p>124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2480">
                <text:p>124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2500">
                <text:p>125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520">
                <text:p>125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2540">
                <text:p>125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2560">
                <text:p>125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2580">
                <text:p>125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2600">
                <text:p>12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2620">
                <text:p>126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2640">
                <text:p>12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2660">
                <text:p>126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2680">
                <text:p>126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2700">
                <text:p>127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2720">
                <text:p>12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2740">
                <text:p>12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2760">
                <text:p>127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2780">
                <text:p>127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2800">
                <text:p>128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2820">
                <text:p>12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2840">
                <text:p>128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2860">
                <text:p>128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2880">
                <text:p>128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2900">
                <text:p>129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2920">
                <text:p>129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2940">
                <text:p>129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2960">
                <text:p>12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2980">
                <text:p>129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3000">
                <text:p>13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3020">
                <text:p>130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3040">
                <text:p>13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3060">
                <text:p>130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3080">
                <text:p>13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3100">
                <text:p>13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3120">
                <text:p>13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3140">
                <text:p>131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3160">
                <text:p>13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3180">
                <text:p>13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3200">
                <text:p>13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3220">
                <text:p>13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3240">
                <text:p>13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3260">
                <text:p>132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3280">
                <text:p>13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3300">
                <text:p>133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3320">
                <text:p>133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3340">
                <text:p>133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3360">
                <text:p>13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3380">
                <text:p>13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3400">
                <text:p>13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3420">
                <text:p>13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3440">
                <text:p>134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3460">
                <text:p>134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3480">
                <text:p>134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3500">
                <text:p>135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3520">
                <text:p>135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3540">
                <text:p>135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3560">
                <text:p>135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3580">
                <text:p>135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3600">
                <text:p>13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3620">
                <text:p>13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3640">
                <text:p>136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3660">
                <text:p>136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3680">
                <text:p>136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3700">
                <text:p>13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3720">
                <text:p>137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3740">
                <text:p>13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3760">
                <text:p>13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3780">
                <text:p>13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3800">
                <text:p>138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3820">
                <text:p>138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13840">
                <text:p>138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13860">
                <text:p>13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13880">
                <text:p>138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13900">
                <text:p>139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13920">
                <text:p>139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13940">
                <text:p>139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13960">
                <text:p>13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13980">
                <text:p>13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14000">
                <text:p>14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14020">
                <text:p>140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14040">
                <text:p>140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14060">
                <text:p>14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14080">
                <text:p>140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14100">
                <text:p>141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14120">
                <text:p>141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14140">
                <text:p>141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14160">
                <text:p>141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14180">
                <text:p>14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14200">
                <text:p>142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14220">
                <text:p>142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14240">
                <text:p>14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14260">
                <text:p>142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14280">
                <text:p>142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4300">
                <text:p>143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14320">
                <text:p>143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14340">
                <text:p>143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14360">
                <text:p>143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14380">
                <text:p>143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14400">
                <text:p>144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14420">
                <text:p>144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14440">
                <text:p>144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14460">
                <text:p>144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4480">
                <text:p>144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4500">
                <text:p>14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4520">
                <text:p>14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14540">
                <text:p>145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14560">
                <text:p>14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14580">
                <text:p>14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14600">
                <text:p>146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14620">
                <text:p>1462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14640">
                <text:p>14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14660">
                <text:p>14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14680">
                <text:p>146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14700">
                <text:p>14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14720">
                <text:p>147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14740">
                <text:p>147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14760">
                <text:p>147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14780">
                <text:p>147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14800">
                <text:p>14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14820">
                <text:p>148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14840">
                <text:p>148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14860">
                <text:p>148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14880">
                <text:p>14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14900">
                <text:p>149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14920">
                <text:p>149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14940">
                <text:p>149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14960">
                <text:p>149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14980">
                <text:p>14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15000">
                <text:p>15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15020">
                <text:p>150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15040">
                <text:p>15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15060">
                <text:p>150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15080">
                <text:p>150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15100">
                <text:p>151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15120">
                <text:p>151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15140">
                <text:p>151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15160">
                <text:p>151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15180">
                <text:p>15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15200">
                <text:p>152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15220">
                <text:p>152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15240">
                <text:p>152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15260">
                <text:p>152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15280">
                <text:p>152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15300">
                <text:p>15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15320">
                <text:p>153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15340">
                <text:p>153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15360">
                <text:p>153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15380">
                <text:p>153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15400">
                <text:p>15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15420">
                <text:p>15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15440">
                <text:p>154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15460">
                <text:p>15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15480">
                <text:p>154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15500">
                <text:p>155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15520">
                <text:p>155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15540">
                <text:p>155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15560">
                <text:p>155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15580">
                <text:p>155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15600">
                <text:p>156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15620">
                <text:p>156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15640">
                <text:p>156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15660">
                <text:p>15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15680">
                <text:p>156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15700">
                <text:p>157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15720">
                <text:p>15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15740">
                <text:p>157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15760">
                <text:p>157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15780">
                <text:p>157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15800">
                <text:p>158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15820">
                <text:p>15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15840">
                <text:p>158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15860">
                <text:p>15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15880">
                <text:p>158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15900">
                <text:p>159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15920">
                <text:p>159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15940">
                <text:p>159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15960">
                <text:p>15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15980">
                <text:p>15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16000">
                <text:p>16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16020">
                <text:p>160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16040">
                <text:p>16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16060">
                <text:p>16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16080">
                <text:p>16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06</text:p>
              </table:table-cell>
              <table:table-cell office:value-type="float" office:value="16100">
                <text:p>16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07</text:p>
              </table:table-cell>
              <table:table-cell office:value-type="float" office:value="16120">
                <text:p>161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08</text:p>
              </table:table-cell>
              <table:table-cell office:value-type="float" office:value="16140">
                <text:p>161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09</text:p>
              </table:table-cell>
              <table:table-cell office:value-type="float" office:value="16160">
                <text:p>16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10</text:p>
              </table:table-cell>
              <table:table-cell office:value-type="float" office:value="16180">
                <text:p>161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11</text:p>
              </table:table-cell>
              <table:table-cell office:value-type="float" office:value="16200">
                <text:p>162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12</text:p>
              </table:table-cell>
              <table:table-cell office:value-type="float" office:value="16220">
                <text:p>16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13</text:p>
              </table:table-cell>
              <table:table-cell office:value-type="float" office:value="16240">
                <text:p>162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14</text:p>
              </table:table-cell>
              <table:table-cell office:value-type="float" office:value="16260">
                <text:p>162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15</text:p>
              </table:table-cell>
              <table:table-cell office:value-type="float" office:value="16280">
                <text:p>162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16</text:p>
              </table:table-cell>
              <table:table-cell office:value-type="float" office:value="16300">
                <text:p>163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17</text:p>
              </table:table-cell>
              <table:table-cell office:value-type="float" office:value="16320">
                <text:p>163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18</text:p>
              </table:table-cell>
              <table:table-cell office:value-type="float" office:value="16340">
                <text:p>16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19</text:p>
              </table:table-cell>
              <table:table-cell office:value-type="float" office:value="16360">
                <text:p>16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20</text:p>
              </table:table-cell>
              <table:table-cell office:value-type="float" office:value="16380">
                <text:p>163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21</text:p>
              </table:table-cell>
              <table:table-cell office:value-type="float" office:value="16400">
                <text:p>164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22</text:p>
              </table:table-cell>
              <table:table-cell office:value-type="float" office:value="16420">
                <text:p>16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23</text:p>
              </table:table-cell>
              <table:table-cell office:value-type="float" office:value="16440">
                <text:p>164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24</text:p>
              </table:table-cell>
              <table:table-cell office:value-type="float" office:value="16460">
                <text:p>164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25</text:p>
              </table:table-cell>
              <table:table-cell office:value-type="float" office:value="16480">
                <text:p>164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26</text:p>
              </table:table-cell>
              <table:table-cell office:value-type="float" office:value="16500">
                <text:p>16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27</text:p>
              </table:table-cell>
              <table:table-cell office:value-type="float" office:value="16520">
                <text:p>16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28</text:p>
              </table:table-cell>
              <table:table-cell office:value-type="float" office:value="16540">
                <text:p>16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29</text:p>
              </table:table-cell>
              <table:table-cell office:value-type="float" office:value="16560">
                <text:p>165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30</text:p>
              </table:table-cell>
              <table:table-cell office:value-type="float" office:value="16580">
                <text:p>165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31</text:p>
              </table:table-cell>
              <table:table-cell office:value-type="float" office:value="16600">
                <text:p>166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32</text:p>
              </table:table-cell>
              <table:table-cell office:value-type="float" office:value="16620">
                <text:p>16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33</text:p>
              </table:table-cell>
              <table:table-cell office:value-type="float" office:value="16640">
                <text:p>16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34</text:p>
              </table:table-cell>
              <table:table-cell office:value-type="float" office:value="16660">
                <text:p>166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35</text:p>
              </table:table-cell>
              <table:table-cell office:value-type="float" office:value="16680">
                <text:p>166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36</text:p>
              </table:table-cell>
              <table:table-cell office:value-type="float" office:value="16700">
                <text:p>16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37</text:p>
              </table:table-cell>
              <table:table-cell office:value-type="float" office:value="16720">
                <text:p>16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38</text:p>
              </table:table-cell>
              <table:table-cell office:value-type="float" office:value="16740">
                <text:p>167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39</text:p>
              </table:table-cell>
              <table:table-cell office:value-type="float" office:value="16760">
                <text:p>1676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ow 840</text:p>
              </table:table-cell>
              <table:table-cell office:value-type="float" office:value="16780">
                <text:p>167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41</text:p>
              </table:table-cell>
              <table:table-cell office:value-type="float" office:value="16800">
                <text:p>168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42</text:p>
              </table:table-cell>
              <table:table-cell office:value-type="float" office:value="16820">
                <text:p>168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43</text:p>
              </table:table-cell>
              <table:table-cell office:value-type="float" office:value="16840">
                <text:p>168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44</text:p>
              </table:table-cell>
              <table:table-cell office:value-type="float" office:value="16860">
                <text:p>168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45</text:p>
              </table:table-cell>
              <table:table-cell office:value-type="float" office:value="16880">
                <text:p>168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46</text:p>
              </table:table-cell>
              <table:table-cell office:value-type="float" office:value="16900">
                <text:p>169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47</text:p>
              </table:table-cell>
              <table:table-cell office:value-type="float" office:value="16920">
                <text:p>169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48</text:p>
              </table:table-cell>
              <table:table-cell office:value-type="float" office:value="16940">
                <text:p>169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49</text:p>
              </table:table-cell>
              <table:table-cell office:value-type="float" office:value="16960">
                <text:p>169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50</text:p>
              </table:table-cell>
              <table:table-cell office:value-type="float" office:value="16980">
                <text:p>169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51</text:p>
              </table:table-cell>
              <table:table-cell office:value-type="float" office:value="17000">
                <text:p>17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52</text:p>
              </table:table-cell>
              <table:table-cell office:value-type="float" office:value="17020">
                <text:p>170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53</text:p>
              </table:table-cell>
              <table:table-cell office:value-type="float" office:value="17040">
                <text:p>170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54</text:p>
              </table:table-cell>
              <table:table-cell office:value-type="float" office:value="17060">
                <text:p>170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55</text:p>
              </table:table-cell>
              <table:table-cell office:value-type="float" office:value="17080">
                <text:p>17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56</text:p>
              </table:table-cell>
              <table:table-cell office:value-type="float" office:value="17100">
                <text:p>17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57</text:p>
              </table:table-cell>
              <table:table-cell office:value-type="float" office:value="17120">
                <text:p>171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58</text:p>
              </table:table-cell>
              <table:table-cell office:value-type="float" office:value="17140">
                <text:p>17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59</text:p>
              </table:table-cell>
              <table:table-cell office:value-type="float" office:value="17160">
                <text:p>171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60</text:p>
              </table:table-cell>
              <table:table-cell office:value-type="float" office:value="17180">
                <text:p>17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61</text:p>
              </table:table-cell>
              <table:table-cell office:value-type="float" office:value="17200">
                <text:p>172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62</text:p>
              </table:table-cell>
              <table:table-cell office:value-type="float" office:value="17220">
                <text:p>17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63</text:p>
              </table:table-cell>
              <table:table-cell office:value-type="float" office:value="17240">
                <text:p>172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64</text:p>
              </table:table-cell>
              <table:table-cell office:value-type="float" office:value="17260">
                <text:p>172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865</text:p>
              </table:table-cell>
              <table:table-cell office:value-type="float" office:value="17280">
                <text:p>172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66</text:p>
              </table:table-cell>
              <table:table-cell office:value-type="float" office:value="17300">
                <text:p>17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67</text:p>
              </table:table-cell>
              <table:table-cell office:value-type="float" office:value="17320">
                <text:p>17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68</text:p>
              </table:table-cell>
              <table:table-cell office:value-type="float" office:value="17340">
                <text:p>173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69</text:p>
              </table:table-cell>
              <table:table-cell office:value-type="float" office:value="17360">
                <text:p>173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70</text:p>
              </table:table-cell>
              <table:table-cell office:value-type="float" office:value="17380">
                <text:p>173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71</text:p>
              </table:table-cell>
              <table:table-cell office:value-type="float" office:value="17400">
                <text:p>17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72</text:p>
              </table:table-cell>
              <table:table-cell office:value-type="float" office:value="17420">
                <text:p>174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873</text:p>
              </table:table-cell>
              <table:table-cell office:value-type="float" office:value="17440">
                <text:p>17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74</text:p>
              </table:table-cell>
              <table:table-cell office:value-type="float" office:value="17460">
                <text:p>174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75</text:p>
              </table:table-cell>
              <table:table-cell office:value-type="float" office:value="17480">
                <text:p>17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76</text:p>
              </table:table-cell>
              <table:table-cell office:value-type="float" office:value="17500">
                <text:p>17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77</text:p>
              </table:table-cell>
              <table:table-cell office:value-type="float" office:value="17520">
                <text:p>17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78</text:p>
              </table:table-cell>
              <table:table-cell office:value-type="float" office:value="17540">
                <text:p>175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79</text:p>
              </table:table-cell>
              <table:table-cell office:value-type="float" office:value="17560">
                <text:p>1756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80</text:p>
              </table:table-cell>
              <table:table-cell office:value-type="float" office:value="17580">
                <text:p>17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81</text:p>
              </table:table-cell>
              <table:table-cell office:value-type="float" office:value="17600">
                <text:p>176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82</text:p>
              </table:table-cell>
              <table:table-cell office:value-type="float" office:value="17620">
                <text:p>17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83</text:p>
              </table:table-cell>
              <table:table-cell office:value-type="float" office:value="17640">
                <text:p>176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84</text:p>
              </table:table-cell>
              <table:table-cell office:value-type="float" office:value="17660">
                <text:p>176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85</text:p>
              </table:table-cell>
              <table:table-cell office:value-type="float" office:value="17680">
                <text:p>17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86</text:p>
              </table:table-cell>
              <table:table-cell office:value-type="float" office:value="17700">
                <text:p>177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887</text:p>
              </table:table-cell>
              <table:table-cell office:value-type="float" office:value="17720">
                <text:p>177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88</text:p>
              </table:table-cell>
              <table:table-cell office:value-type="float" office:value="17740">
                <text:p>177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89</text:p>
              </table:table-cell>
              <table:table-cell office:value-type="float" office:value="17760">
                <text:p>177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90</text:p>
              </table:table-cell>
              <table:table-cell office:value-type="float" office:value="17780">
                <text:p>17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91</text:p>
              </table:table-cell>
              <table:table-cell office:value-type="float" office:value="17800">
                <text:p>17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92</text:p>
              </table:table-cell>
              <table:table-cell office:value-type="float" office:value="17820">
                <text:p>178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93</text:p>
              </table:table-cell>
              <table:table-cell office:value-type="float" office:value="17840">
                <text:p>178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94</text:p>
              </table:table-cell>
              <table:table-cell office:value-type="float" office:value="17860">
                <text:p>178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95</text:p>
              </table:table-cell>
              <table:table-cell office:value-type="float" office:value="17880">
                <text:p>178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896</text:p>
              </table:table-cell>
              <table:table-cell office:value-type="float" office:value="17900">
                <text:p>179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97</text:p>
              </table:table-cell>
              <table:table-cell office:value-type="float" office:value="17920">
                <text:p>179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898</text:p>
              </table:table-cell>
              <table:table-cell office:value-type="float" office:value="17940">
                <text:p>179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99</text:p>
              </table:table-cell>
              <table:table-cell office:value-type="float" office:value="17960">
                <text:p>179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00</text:p>
              </table:table-cell>
              <table:table-cell office:value-type="float" office:value="17980">
                <text:p>179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01</text:p>
              </table:table-cell>
              <table:table-cell office:value-type="float" office:value="18000">
                <text:p>18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02</text:p>
              </table:table-cell>
              <table:table-cell office:value-type="float" office:value="18020">
                <text:p>180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03</text:p>
              </table:table-cell>
              <table:table-cell office:value-type="float" office:value="18040">
                <text:p>180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04</text:p>
              </table:table-cell>
              <table:table-cell office:value-type="float" office:value="18060">
                <text:p>180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05</text:p>
              </table:table-cell>
              <table:table-cell office:value-type="float" office:value="18080">
                <text:p>180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06</text:p>
              </table:table-cell>
              <table:table-cell office:value-type="float" office:value="18100">
                <text:p>18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07</text:p>
              </table:table-cell>
              <table:table-cell office:value-type="float" office:value="18120">
                <text:p>181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08</text:p>
              </table:table-cell>
              <table:table-cell office:value-type="float" office:value="18140">
                <text:p>18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09</text:p>
              </table:table-cell>
              <table:table-cell office:value-type="float" office:value="18160">
                <text:p>18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10</text:p>
              </table:table-cell>
              <table:table-cell office:value-type="float" office:value="18180">
                <text:p>18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11</text:p>
              </table:table-cell>
              <table:table-cell office:value-type="float" office:value="18200">
                <text:p>182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12</text:p>
              </table:table-cell>
              <table:table-cell office:value-type="float" office:value="18220">
                <text:p>182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13</text:p>
              </table:table-cell>
              <table:table-cell office:value-type="float" office:value="18240">
                <text:p>182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14</text:p>
              </table:table-cell>
              <table:table-cell office:value-type="float" office:value="18260">
                <text:p>182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915</text:p>
              </table:table-cell>
              <table:table-cell office:value-type="float" office:value="18280">
                <text:p>182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16</text:p>
              </table:table-cell>
              <table:table-cell office:value-type="float" office:value="18300">
                <text:p>18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17</text:p>
              </table:table-cell>
              <table:table-cell office:value-type="float" office:value="18320">
                <text:p>18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18</text:p>
              </table:table-cell>
              <table:table-cell office:value-type="float" office:value="18340">
                <text:p>183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19</text:p>
              </table:table-cell>
              <table:table-cell office:value-type="float" office:value="18360">
                <text:p>183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20</text:p>
              </table:table-cell>
              <table:table-cell office:value-type="float" office:value="18380">
                <text:p>183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921</text:p>
              </table:table-cell>
              <table:table-cell office:value-type="float" office:value="18400">
                <text:p>184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22</text:p>
              </table:table-cell>
              <table:table-cell office:value-type="float" office:value="18420">
                <text:p>184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923</text:p>
              </table:table-cell>
              <table:table-cell office:value-type="float" office:value="18440">
                <text:p>184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24</text:p>
              </table:table-cell>
              <table:table-cell office:value-type="float" office:value="18460">
                <text:p>184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25</text:p>
              </table:table-cell>
              <table:table-cell office:value-type="float" office:value="18480">
                <text:p>184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26</text:p>
              </table:table-cell>
              <table:table-cell office:value-type="float" office:value="18500">
                <text:p>18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27</text:p>
              </table:table-cell>
              <table:table-cell office:value-type="float" office:value="18520">
                <text:p>185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28</text:p>
              </table:table-cell>
              <table:table-cell office:value-type="float" office:value="18540">
                <text:p>18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29</text:p>
              </table:table-cell>
              <table:table-cell office:value-type="float" office:value="18560">
                <text:p>185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930</text:p>
              </table:table-cell>
              <table:table-cell office:value-type="float" office:value="18580">
                <text:p>185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31</text:p>
              </table:table-cell>
              <table:table-cell office:value-type="float" office:value="18600">
                <text:p>186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32</text:p>
              </table:table-cell>
              <table:table-cell office:value-type="float" office:value="18620">
                <text:p>186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33</text:p>
              </table:table-cell>
              <table:table-cell office:value-type="float" office:value="18640">
                <text:p>186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934</text:p>
              </table:table-cell>
              <table:table-cell office:value-type="float" office:value="18660">
                <text:p>18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35</text:p>
              </table:table-cell>
              <table:table-cell office:value-type="float" office:value="18680">
                <text:p>18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36</text:p>
              </table:table-cell>
              <table:table-cell office:value-type="float" office:value="18700">
                <text:p>187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37</text:p>
              </table:table-cell>
              <table:table-cell office:value-type="float" office:value="18720">
                <text:p>187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38</text:p>
              </table:table-cell>
              <table:table-cell office:value-type="float" office:value="18740">
                <text:p>187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39</text:p>
              </table:table-cell>
              <table:table-cell office:value-type="float" office:value="18760">
                <text:p>187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40</text:p>
              </table:table-cell>
              <table:table-cell office:value-type="float" office:value="18780">
                <text:p>187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41</text:p>
              </table:table-cell>
              <table:table-cell office:value-type="float" office:value="18800">
                <text:p>188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42</text:p>
              </table:table-cell>
              <table:table-cell office:value-type="float" office:value="18820">
                <text:p>188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43</text:p>
              </table:table-cell>
              <table:table-cell office:value-type="float" office:value="18840">
                <text:p>188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44</text:p>
              </table:table-cell>
              <table:table-cell office:value-type="float" office:value="18860">
                <text:p>188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Row 945</text:p>
              </table:table-cell>
              <table:table-cell office:value-type="float" office:value="18880">
                <text:p>18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46</text:p>
              </table:table-cell>
              <table:table-cell office:value-type="float" office:value="18900">
                <text:p>189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47</text:p>
              </table:table-cell>
              <table:table-cell office:value-type="float" office:value="18920">
                <text:p>189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48</text:p>
              </table:table-cell>
              <table:table-cell office:value-type="float" office:value="18940">
                <text:p>189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49</text:p>
              </table:table-cell>
              <table:table-cell office:value-type="float" office:value="18960">
                <text:p>189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50</text:p>
              </table:table-cell>
              <table:table-cell office:value-type="float" office:value="18980">
                <text:p>189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51</text:p>
              </table:table-cell>
              <table:table-cell office:value-type="float" office:value="19000">
                <text:p>19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52</text:p>
              </table:table-cell>
              <table:table-cell office:value-type="float" office:value="19020">
                <text:p>1902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53</text:p>
              </table:table-cell>
              <table:table-cell office:value-type="float" office:value="19040">
                <text:p>19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54</text:p>
              </table:table-cell>
              <table:table-cell office:value-type="float" office:value="19060">
                <text:p>190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55</text:p>
              </table:table-cell>
              <table:table-cell office:value-type="float" office:value="19080">
                <text:p>19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56</text:p>
              </table:table-cell>
              <table:table-cell office:value-type="float" office:value="19100">
                <text:p>191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57</text:p>
              </table:table-cell>
              <table:table-cell office:value-type="float" office:value="19120">
                <text:p>191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58</text:p>
              </table:table-cell>
              <table:table-cell office:value-type="float" office:value="19140">
                <text:p>191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59</text:p>
              </table:table-cell>
              <table:table-cell office:value-type="float" office:value="19160">
                <text:p>191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60</text:p>
              </table:table-cell>
              <table:table-cell office:value-type="float" office:value="19180">
                <text:p>191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61</text:p>
              </table:table-cell>
              <table:table-cell office:value-type="float" office:value="19200">
                <text:p>192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62</text:p>
              </table:table-cell>
              <table:table-cell office:value-type="float" office:value="19220">
                <text:p>192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963</text:p>
              </table:table-cell>
              <table:table-cell office:value-type="float" office:value="19240">
                <text:p>192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64</text:p>
              </table:table-cell>
              <table:table-cell office:value-type="float" office:value="19260">
                <text:p>1926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965</text:p>
              </table:table-cell>
              <table:table-cell office:value-type="float" office:value="19280">
                <text:p>192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66</text:p>
              </table:table-cell>
              <table:table-cell office:value-type="float" office:value="19300">
                <text:p>193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67</text:p>
              </table:table-cell>
              <table:table-cell office:value-type="float" office:value="19320">
                <text:p>193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68</text:p>
              </table:table-cell>
              <table:table-cell office:value-type="float" office:value="19340">
                <text:p>19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69</text:p>
              </table:table-cell>
              <table:table-cell office:value-type="float" office:value="19360">
                <text:p>19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70</text:p>
              </table:table-cell>
              <table:table-cell office:value-type="float" office:value="19380">
                <text:p>193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71</text:p>
              </table:table-cell>
              <table:table-cell office:value-type="float" office:value="19400">
                <text:p>194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72</text:p>
              </table:table-cell>
              <table:table-cell office:value-type="float" office:value="19420">
                <text:p>194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73</text:p>
              </table:table-cell>
              <table:table-cell office:value-type="float" office:value="19440">
                <text:p>194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74</text:p>
              </table:table-cell>
              <table:table-cell office:value-type="float" office:value="19460">
                <text:p>194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75</text:p>
              </table:table-cell>
              <table:table-cell office:value-type="float" office:value="19480">
                <text:p>194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76</text:p>
              </table:table-cell>
              <table:table-cell office:value-type="float" office:value="19500">
                <text:p>19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77</text:p>
              </table:table-cell>
              <table:table-cell office:value-type="float" office:value="19520">
                <text:p>195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78</text:p>
              </table:table-cell>
              <table:table-cell office:value-type="float" office:value="19540">
                <text:p>195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79</text:p>
              </table:table-cell>
              <table:table-cell office:value-type="float" office:value="19560">
                <text:p>195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80</text:p>
              </table:table-cell>
              <table:table-cell office:value-type="float" office:value="19580">
                <text:p>195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81</text:p>
              </table:table-cell>
              <table:table-cell office:value-type="float" office:value="19600">
                <text:p>19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82</text:p>
              </table:table-cell>
              <table:table-cell office:value-type="float" office:value="19620">
                <text:p>19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983</text:p>
              </table:table-cell>
              <table:table-cell office:value-type="float" office:value="19640">
                <text:p>196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84</text:p>
              </table:table-cell>
              <table:table-cell office:value-type="float" office:value="19660">
                <text:p>196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85</text:p>
              </table:table-cell>
              <table:table-cell office:value-type="float" office:value="19680">
                <text:p>19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86</text:p>
              </table:table-cell>
              <table:table-cell office:value-type="float" office:value="19700">
                <text:p>197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87</text:p>
              </table:table-cell>
              <table:table-cell office:value-type="float" office:value="19720">
                <text:p>19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88</text:p>
              </table:table-cell>
              <table:table-cell office:value-type="float" office:value="19740">
                <text:p>197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89</text:p>
              </table:table-cell>
              <table:table-cell office:value-type="float" office:value="19760">
                <text:p>19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90</text:p>
              </table:table-cell>
              <table:table-cell office:value-type="float" office:value="19780">
                <text:p>197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991</text:p>
              </table:table-cell>
              <table:table-cell office:value-type="float" office:value="19800">
                <text:p>198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92</text:p>
              </table:table-cell>
              <table:table-cell office:value-type="float" office:value="19820">
                <text:p>198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93</text:p>
              </table:table-cell>
              <table:table-cell office:value-type="float" office:value="19840">
                <text:p>19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94</text:p>
              </table:table-cell>
              <table:table-cell office:value-type="float" office:value="19860">
                <text:p>19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995</text:p>
              </table:table-cell>
              <table:table-cell office:value-type="float" office:value="19880">
                <text:p>198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96</text:p>
              </table:table-cell>
              <table:table-cell office:value-type="float" office:value="19900">
                <text:p>199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997</text:p>
              </table:table-cell>
              <table:table-cell office:value-type="float" office:value="19920">
                <text:p>199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98</text:p>
              </table:table-cell>
              <table:table-cell office:value-type="float" office:value="19940">
                <text:p>199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99</text:p>
              </table:table-cell>
              <table:table-cell office:value-type="float" office:value="19960">
                <text:p>199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00</text:p>
              </table:table-cell>
              <table:table-cell office:value-type="float" office:value="19980">
                <text:p>199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01</text:p>
              </table:table-cell>
              <table:table-cell office:value-type="float" office:value="20000">
                <text:p>20000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0001449585pt" style:font-size-asian="7.9980001449585pt" style:font-size-complex="7.9980001449585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cm" chart:class="chart:scatter" chart:style-name="ch1">
        <chart:legend chart:legend-position="end" svg:x="5.732cm" svg:y="2.663cm" chart:style-name="ch2"/>
        <chart:plot-area chart:style-name="ch3" chart:data-source-has-labels="both" svg:x="0.159cm" svg:y="0.14cm" svg:width="5.414cm" svg:height="6.578cm">
          <chart:axis chart:dimension="x" chart:name="primary-x" chart:style-name="ch4">
            <chart:categories table:cell-range-address="local-table.$A$2:.$A$1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Frequency of Succes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40">
                <text:p>4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0">
                <text:p>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80">
                <text:p>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0">
                <text:p>1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20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0">
                <text:p>1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60">
                <text:p>1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80">
                <text:p>18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00">
                <text:p>2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20">
                <text:p>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40">
                <text:p>2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60">
                <text:p>2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80">
                <text:p>2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00">
                <text:p>3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20">
                <text:p>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40">
                <text:p>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60">
                <text:p>3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380">
                <text:p>3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400">
                <text:p>4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420">
                <text:p>4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440">
                <text:p>4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460">
                <text:p>4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480">
                <text:p>48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520">
                <text:p>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540">
                <text:p>5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60">
                <text:p>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80">
                <text:p>5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620">
                <text:p>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640">
                <text:p>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660">
                <text:p>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680">
                <text:p>6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700">
                <text:p>7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720">
                <text:p>7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740">
                <text:p>7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760">
                <text:p>7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780">
                <text:p>7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800">
                <text:p>8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820">
                <text:p>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840">
                <text:p>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860">
                <text:p>8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880">
                <text:p>8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900">
                <text:p>9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920">
                <text:p>9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940">
                <text:p>9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960">
                <text:p>9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980">
                <text:p>9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000">
                <text:p>1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020">
                <text:p>10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040">
                <text:p>10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060">
                <text:p>10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080">
                <text:p>1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100">
                <text:p>11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120">
                <text:p>11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140">
                <text:p>11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160">
                <text:p>11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180">
                <text:p>11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200">
                <text:p>12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220">
                <text:p>12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240">
                <text:p>12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260">
                <text:p>12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280">
                <text:p>1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300">
                <text:p>13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320">
                <text:p>13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340">
                <text:p>134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360">
                <text:p>13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380">
                <text:p>138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400">
                <text:p>14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420">
                <text:p>14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440">
                <text:p>14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460">
                <text:p>14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480">
                <text:p>14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500">
                <text:p>1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520">
                <text:p>15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540">
                <text:p>15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560">
                <text:p>15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580">
                <text:p>15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600">
                <text:p>16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620">
                <text:p>16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640">
                <text:p>16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660">
                <text:p>166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680">
                <text:p>168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700">
                <text:p>17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720">
                <text:p>17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740">
                <text:p>17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760">
                <text:p>17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780">
                <text:p>17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800">
                <text:p>18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820">
                <text:p>18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840">
                <text:p>18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860">
                <text:p>18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880">
                <text:p>18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900">
                <text:p>19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920">
                <text:p>19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940">
                <text:p>19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960">
                <text:p>19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980">
                <text:p>1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000">
                <text:p>2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020">
                <text:p>20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040">
                <text:p>20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060">
                <text:p>20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080">
                <text:p>20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100">
                <text:p>2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120">
                <text:p>2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140">
                <text:p>21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160">
                <text:p>2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180">
                <text:p>21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200">
                <text:p>22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220">
                <text:p>22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240">
                <text:p>22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260">
                <text:p>2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280">
                <text:p>22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300">
                <text:p>23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320">
                <text:p>23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340">
                <text:p>23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360">
                <text:p>2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380">
                <text:p>23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400">
                <text:p>24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420">
                <text:p>24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440">
                <text:p>24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460">
                <text:p>24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2480">
                <text:p>24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500">
                <text:p>2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520">
                <text:p>2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540">
                <text:p>25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560">
                <text:p>2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580">
                <text:p>2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600">
                <text:p>26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20">
                <text:p>26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640">
                <text:p>26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660">
                <text:p>26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680">
                <text:p>26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2700">
                <text:p>27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2720">
                <text:p>27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740">
                <text:p>27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2760">
                <text:p>27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2780">
                <text:p>27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2800">
                <text:p>28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2820">
                <text:p>28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2840">
                <text:p>28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2860">
                <text:p>28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2880">
                <text:p>28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2900">
                <text:p>29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2920">
                <text:p>29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2940">
                <text:p>29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2960">
                <text:p>29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2980">
                <text:p>29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3000">
                <text:p>3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3020">
                <text:p>30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040">
                <text:p>30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3060">
                <text:p>30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3080">
                <text:p>30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3100">
                <text:p>31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3120">
                <text:p>31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3140">
                <text:p>31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3160">
                <text:p>31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3180">
                <text:p>31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3200">
                <text:p>32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3220">
                <text:p>32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3240">
                <text:p>32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3260">
                <text:p>32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3280">
                <text:p>3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3300">
                <text:p>33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3320">
                <text:p>33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3340">
                <text:p>33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3360">
                <text:p>33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3380">
                <text:p>33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3400">
                <text:p>34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3420">
                <text:p>34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3440">
                <text:p>34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3460">
                <text:p>34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3480">
                <text:p>34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3500">
                <text:p>35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3520">
                <text:p>35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3540">
                <text:p>35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3560">
                <text:p>35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3580">
                <text:p>35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3600">
                <text:p>36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3620">
                <text:p>36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3640">
                <text:p>3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3660">
                <text:p>3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3680">
                <text:p>3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3700">
                <text:p>37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3720">
                <text:p>37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3740">
                <text:p>374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3760">
                <text:p>37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3780">
                <text:p>37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3800">
                <text:p>38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3820">
                <text:p>3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3840">
                <text:p>384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3860">
                <text:p>38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3880">
                <text:p>38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3900">
                <text:p>39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3920">
                <text:p>39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3940">
                <text:p>39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3960">
                <text:p>39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3980">
                <text:p>39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4000">
                <text:p>4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4020">
                <text:p>40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4040">
                <text:p>4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4060">
                <text:p>40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4080">
                <text:p>40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4100">
                <text:p>41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4120">
                <text:p>41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4140">
                <text:p>4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4160">
                <text:p>41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180">
                <text:p>41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4200">
                <text:p>4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4220">
                <text:p>42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4240">
                <text:p>4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4260">
                <text:p>42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4280">
                <text:p>4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4300">
                <text:p>43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4320">
                <text:p>4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4340">
                <text:p>43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4360">
                <text:p>4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4380">
                <text:p>43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4400">
                <text:p>44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4420">
                <text:p>44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4440">
                <text:p>44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4460">
                <text:p>44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4480">
                <text:p>44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4500">
                <text:p>4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4520">
                <text:p>45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4540">
                <text:p>45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4560">
                <text:p>45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4580">
                <text:p>45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4600">
                <text:p>46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4620">
                <text:p>46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4640">
                <text:p>46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4660">
                <text:p>46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4680">
                <text:p>468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4700">
                <text:p>47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4720">
                <text:p>47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4740">
                <text:p>47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4760">
                <text:p>47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4780">
                <text:p>47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4800">
                <text:p>48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4820">
                <text:p>48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4840">
                <text:p>48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4860">
                <text:p>48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4880">
                <text:p>48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900">
                <text:p>49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920">
                <text:p>49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940">
                <text:p>49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960">
                <text:p>49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980">
                <text:p>49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5000">
                <text:p>5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5020">
                <text:p>50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5040">
                <text:p>50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5060">
                <text:p>50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5080">
                <text:p>50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100">
                <text:p>5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20">
                <text:p>51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140">
                <text:p>51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160">
                <text:p>51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180">
                <text:p>51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200">
                <text:p>52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220">
                <text:p>52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240">
                <text:p>52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260">
                <text:p>5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280">
                <text:p>52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5300">
                <text:p>53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5320">
                <text:p>53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5340">
                <text:p>53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5360">
                <text:p>53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5380">
                <text:p>538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5400">
                <text:p>54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5420">
                <text:p>542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5440">
                <text:p>54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5460">
                <text:p>54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5480">
                <text:p>5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5500">
                <text:p>55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5520">
                <text:p>55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5540">
                <text:p>55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5560">
                <text:p>55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5580">
                <text:p>55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5600">
                <text:p>56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5620">
                <text:p>56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5640">
                <text:p>56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5660">
                <text:p>56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5680">
                <text:p>56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5700">
                <text:p>5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5720">
                <text:p>57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5740">
                <text:p>57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5760">
                <text:p>57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5780">
                <text:p>578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5800">
                <text:p>58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5820">
                <text:p>58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5840">
                <text:p>58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5860">
                <text:p>58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5880">
                <text:p>58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5900">
                <text:p>59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5920">
                <text:p>59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5940">
                <text:p>59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5960">
                <text:p>59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5980">
                <text:p>59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6000">
                <text:p>6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6020">
                <text:p>60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6040">
                <text:p>60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6060">
                <text:p>60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6080">
                <text:p>60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6100">
                <text:p>6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6120">
                <text:p>61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6140">
                <text:p>61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6160">
                <text:p>61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6180">
                <text:p>61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6200">
                <text:p>62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220">
                <text:p>62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6240">
                <text:p>6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6260">
                <text:p>62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6280">
                <text:p>62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6300">
                <text:p>63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6320">
                <text:p>63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6340">
                <text:p>63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6360">
                <text:p>63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6380">
                <text:p>63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6400">
                <text:p>64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6420">
                <text:p>64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6440">
                <text:p>64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6460">
                <text:p>646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6480">
                <text:p>64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6500">
                <text:p>65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6520">
                <text:p>65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6540">
                <text:p>65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6560">
                <text:p>65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6580">
                <text:p>65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6600">
                <text:p>66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6620">
                <text:p>66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6640">
                <text:p>66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6660">
                <text:p>666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6680">
                <text:p>66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6700">
                <text:p>67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6720">
                <text:p>67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6740">
                <text:p>67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6760">
                <text:p>67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6780">
                <text:p>67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6800">
                <text:p>68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6820">
                <text:p>68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6840">
                <text:p>68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6860">
                <text:p>68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6880">
                <text:p>68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6900">
                <text:p>69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6920">
                <text:p>69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6940">
                <text:p>69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6960">
                <text:p>69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6980">
                <text:p>69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7000">
                <text:p>7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7020">
                <text:p>70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7040">
                <text:p>70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7060">
                <text:p>70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7080">
                <text:p>70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7100">
                <text:p>71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7120">
                <text:p>7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7140">
                <text:p>71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7160">
                <text:p>71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7180">
                <text:p>7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7200">
                <text:p>72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7220">
                <text:p>72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7240">
                <text:p>724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7260">
                <text:p>72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7280">
                <text:p>72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7300">
                <text:p>73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7320">
                <text:p>73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7340">
                <text:p>73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7360">
                <text:p>73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7380">
                <text:p>73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7400">
                <text:p>74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7420">
                <text:p>74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7440">
                <text:p>74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7460">
                <text:p>74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7480">
                <text:p>7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500">
                <text:p>75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520">
                <text:p>75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540">
                <text:p>75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560">
                <text:p>75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580">
                <text:p>75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600">
                <text:p>76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20">
                <text:p>76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640">
                <text:p>76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660">
                <text:p>76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680">
                <text:p>76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7700">
                <text:p>77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7720">
                <text:p>77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7740">
                <text:p>77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7760">
                <text:p>77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7780">
                <text:p>77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7800">
                <text:p>78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7820">
                <text:p>7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7840">
                <text:p>784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7860">
                <text:p>78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7880">
                <text:p>78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7900">
                <text:p>79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7920">
                <text:p>79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7940">
                <text:p>79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7960">
                <text:p>79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7980">
                <text:p>79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8000">
                <text:p>8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8020">
                <text:p>802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8040">
                <text:p>80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8060">
                <text:p>80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8080">
                <text:p>808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8100">
                <text:p>8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8120">
                <text:p>81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8140">
                <text:p>81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8160">
                <text:p>81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8180">
                <text:p>81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8200">
                <text:p>82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8220">
                <text:p>82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8240">
                <text:p>82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260">
                <text:p>8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8280">
                <text:p>8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8300">
                <text:p>83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8320">
                <text:p>8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8340">
                <text:p>83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8360">
                <text:p>83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8380">
                <text:p>83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8400">
                <text:p>84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8420">
                <text:p>84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8440">
                <text:p>84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8460">
                <text:p>846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8480">
                <text:p>8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8500">
                <text:p>8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8520">
                <text:p>852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8540">
                <text:p>85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8560">
                <text:p>85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8580">
                <text:p>85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8600">
                <text:p>86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8620">
                <text:p>86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8640">
                <text:p>86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8660">
                <text:p>86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8680">
                <text:p>86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8700">
                <text:p>87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8720">
                <text:p>87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8740">
                <text:p>87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8760">
                <text:p>87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8780">
                <text:p>878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8800">
                <text:p>88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8820">
                <text:p>88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8840">
                <text:p>88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8860">
                <text:p>88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8880">
                <text:p>88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8900">
                <text:p>89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8920">
                <text:p>89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8940">
                <text:p>89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8960">
                <text:p>89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8980">
                <text:p>89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9000">
                <text:p>9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9020">
                <text:p>90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9040">
                <text:p>9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9060">
                <text:p>90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9080">
                <text:p>90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9100">
                <text:p>9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9120">
                <text:p>91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9140">
                <text:p>91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9160">
                <text:p>9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9180">
                <text:p>91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9200">
                <text:p>92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9220">
                <text:p>92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9240">
                <text:p>9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9260">
                <text:p>92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9280">
                <text:p>92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9300">
                <text:p>93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9320">
                <text:p>93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9340">
                <text:p>93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9360">
                <text:p>93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9380">
                <text:p>93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9400">
                <text:p>94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9420">
                <text:p>94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9440">
                <text:p>94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9460">
                <text:p>94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9480">
                <text:p>94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9500">
                <text:p>9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9520">
                <text:p>9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9540">
                <text:p>95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9560">
                <text:p>9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9580">
                <text:p>95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9600">
                <text:p>96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9620">
                <text:p>96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9640">
                <text:p>96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9660">
                <text:p>96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9680">
                <text:p>96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9700">
                <text:p>97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9720">
                <text:p>97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9740">
                <text:p>97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9760">
                <text:p>97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9780">
                <text:p>9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9800">
                <text:p>98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9820">
                <text:p>98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9840">
                <text:p>98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9860">
                <text:p>98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9880">
                <text:p>98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900">
                <text:p>9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9920">
                <text:p>99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9940">
                <text:p>99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9960">
                <text:p>99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9980">
                <text:p>99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10000">
                <text:p>10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10020">
                <text:p>100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10040">
                <text:p>100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10060">
                <text:p>100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10080">
                <text:p>100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10100">
                <text:p>10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10120">
                <text:p>101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10140">
                <text:p>101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10160">
                <text:p>1016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10180">
                <text:p>101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10200">
                <text:p>102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10220">
                <text:p>102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0240">
                <text:p>102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10260">
                <text:p>102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10280">
                <text:p>102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10300">
                <text:p>103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10320">
                <text:p>103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10340">
                <text:p>1034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10360">
                <text:p>10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10380">
                <text:p>1038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10400">
                <text:p>104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420">
                <text:p>104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0440">
                <text:p>104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0460">
                <text:p>104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0480">
                <text:p>10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0500">
                <text:p>10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0520">
                <text:p>105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0540">
                <text:p>105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0560">
                <text:p>105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0580">
                <text:p>105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0600">
                <text:p>106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10620">
                <text:p>106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10640">
                <text:p>106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10660">
                <text:p>106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10680">
                <text:p>106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10700">
                <text:p>107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10720">
                <text:p>107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10740">
                <text:p>107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10760">
                <text:p>107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10780">
                <text:p>10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10800">
                <text:p>108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10820">
                <text:p>108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10840">
                <text:p>108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10860">
                <text:p>108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10880">
                <text:p>10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10900">
                <text:p>109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10920">
                <text:p>109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10940">
                <text:p>109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10960">
                <text:p>109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10980">
                <text:p>1098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11000">
                <text:p>11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11020">
                <text:p>110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11040">
                <text:p>110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11060">
                <text:p>110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11080">
                <text:p>110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11100">
                <text:p>111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11120">
                <text:p>111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11140">
                <text:p>111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11160">
                <text:p>111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11180">
                <text:p>111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11200">
                <text:p>112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11220">
                <text:p>112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11240">
                <text:p>112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11260">
                <text:p>112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11280">
                <text:p>112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11300">
                <text:p>113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11320">
                <text:p>113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11340">
                <text:p>1134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11360">
                <text:p>113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11380">
                <text:p>113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11400">
                <text:p>114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11420">
                <text:p>114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11440">
                <text:p>114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11460">
                <text:p>114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11480">
                <text:p>114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11500">
                <text:p>11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11520">
                <text:p>115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11540">
                <text:p>115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11560">
                <text:p>115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11580">
                <text:p>115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11600">
                <text:p>116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11620">
                <text:p>116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11640">
                <text:p>11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11660">
                <text:p>116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11680">
                <text:p>11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11700">
                <text:p>117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11720">
                <text:p>117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11740">
                <text:p>117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11760">
                <text:p>117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11780">
                <text:p>117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11800">
                <text:p>118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11820">
                <text:p>118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11840">
                <text:p>11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11860">
                <text:p>118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11880">
                <text:p>118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11900">
                <text:p>119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11920">
                <text:p>119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11940">
                <text:p>119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11960">
                <text:p>119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11980">
                <text:p>119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12000">
                <text:p>12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12020">
                <text:p>120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603</text:p>
              </table:table-cell>
              <table:table-cell office:value-type="float" office:value="12040">
                <text:p>120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604</text:p>
              </table:table-cell>
              <table:table-cell office:value-type="float" office:value="12060">
                <text:p>120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05</text:p>
              </table:table-cell>
              <table:table-cell office:value-type="float" office:value="12080">
                <text:p>1208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606</text:p>
              </table:table-cell>
              <table:table-cell office:value-type="float" office:value="12100">
                <text:p>121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07</text:p>
              </table:table-cell>
              <table:table-cell office:value-type="float" office:value="12120">
                <text:p>121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12140">
                <text:p>121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12160">
                <text:p>12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12180">
                <text:p>121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2200">
                <text:p>12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2220">
                <text:p>1222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2240">
                <text:p>122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2260">
                <text:p>12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2280">
                <text:p>12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2300">
                <text:p>123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2320">
                <text:p>12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2340">
                <text:p>123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2360">
                <text:p>123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2380">
                <text:p>123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2400">
                <text:p>124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2420">
                <text:p>124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2440">
                <text:p>124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2460">
                <text:p>124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2480">
                <text:p>124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2500">
                <text:p>12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520">
                <text:p>125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2540">
                <text:p>125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2560">
                <text:p>125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2580">
                <text:p>125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2600">
                <text:p>126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2620">
                <text:p>126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2640">
                <text:p>126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2660">
                <text:p>126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2680">
                <text:p>126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2700">
                <text:p>127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2720">
                <text:p>127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2740">
                <text:p>127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2760">
                <text:p>1276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2780">
                <text:p>127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2800">
                <text:p>128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2820">
                <text:p>128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2840">
                <text:p>128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2860">
                <text:p>128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2880">
                <text:p>128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2900">
                <text:p>129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2920">
                <text:p>129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2940">
                <text:p>129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2960">
                <text:p>129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2980">
                <text:p>129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3000">
                <text:p>13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3020">
                <text:p>130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3040">
                <text:p>130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3060">
                <text:p>130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3080">
                <text:p>130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3100">
                <text:p>131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3120">
                <text:p>131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3140">
                <text:p>131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3160">
                <text:p>131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3180">
                <text:p>131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3200">
                <text:p>132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3220">
                <text:p>132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3240">
                <text:p>132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3260">
                <text:p>132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3280">
                <text:p>132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3300">
                <text:p>133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3320">
                <text:p>133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3340">
                <text:p>133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3360">
                <text:p>133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3380">
                <text:p>133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3400">
                <text:p>134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3420">
                <text:p>134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3440">
                <text:p>134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3460">
                <text:p>134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3480">
                <text:p>134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3500">
                <text:p>135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3520">
                <text:p>135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3540">
                <text:p>135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3560">
                <text:p>13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3580">
                <text:p>135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3600">
                <text:p>13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3620">
                <text:p>136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3640">
                <text:p>136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3660">
                <text:p>136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3680">
                <text:p>136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3700">
                <text:p>137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3720">
                <text:p>137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3740">
                <text:p>137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3760">
                <text:p>137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3780">
                <text:p>137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3800">
                <text:p>138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3820">
                <text:p>138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13840">
                <text:p>13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13860">
                <text:p>138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13880">
                <text:p>138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13900">
                <text:p>13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13920">
                <text:p>139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13940">
                <text:p>139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13960">
                <text:p>139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13980">
                <text:p>1398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14000">
                <text:p>140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14020">
                <text:p>140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14040">
                <text:p>140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14060">
                <text:p>140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14080">
                <text:p>140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14100">
                <text:p>141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14120">
                <text:p>141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14140">
                <text:p>141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14160">
                <text:p>141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14180">
                <text:p>14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14200">
                <text:p>142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14220">
                <text:p>142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14240">
                <text:p>142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14260">
                <text:p>142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14280">
                <text:p>142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4300">
                <text:p>143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14320">
                <text:p>143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14340">
                <text:p>143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14360">
                <text:p>14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14380">
                <text:p>143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14400">
                <text:p>144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14420">
                <text:p>144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14440">
                <text:p>144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14460">
                <text:p>144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4480">
                <text:p>144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4500">
                <text:p>145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4520">
                <text:p>145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14540">
                <text:p>145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14560">
                <text:p>14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14580">
                <text:p>145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14600">
                <text:p>14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14620">
                <text:p>146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14640">
                <text:p>146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14660">
                <text:p>1466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14680">
                <text:p>1468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14700">
                <text:p>147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14720">
                <text:p>147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14740">
                <text:p>147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14760">
                <text:p>147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14780">
                <text:p>147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14800">
                <text:p>148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14820">
                <text:p>148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14840">
                <text:p>148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14860">
                <text:p>148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14880">
                <text:p>148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14900">
                <text:p>149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14920">
                <text:p>149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14940">
                <text:p>149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14960">
                <text:p>149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14980">
                <text:p>149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15000">
                <text:p>150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15020">
                <text:p>150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15040">
                <text:p>150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15060">
                <text:p>150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15080">
                <text:p>150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15100">
                <text:p>15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15120">
                <text:p>151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15140">
                <text:p>151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15160">
                <text:p>151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15180">
                <text:p>151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15200">
                <text:p>152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15220">
                <text:p>152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15240">
                <text:p>152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15260">
                <text:p>152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15280">
                <text:p>15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15300">
                <text:p>153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15320">
                <text:p>153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15340">
                <text:p>15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15360">
                <text:p>153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15380">
                <text:p>153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15400">
                <text:p>154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15420">
                <text:p>15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15440">
                <text:p>154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15460">
                <text:p>154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15480">
                <text:p>154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15500">
                <text:p>155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15520">
                <text:p>155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15540">
                <text:p>15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15560">
                <text:p>155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15580">
                <text:p>155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15600">
                <text:p>156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15620">
                <text:p>1562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15640">
                <text:p>156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15660">
                <text:p>156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15680">
                <text:p>156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15700">
                <text:p>157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15720">
                <text:p>157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15740">
                <text:p>157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15760">
                <text:p>157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15780">
                <text:p>157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15800">
                <text:p>158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15820">
                <text:p>158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15840">
                <text:p>1584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15860">
                <text:p>158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15880">
                <text:p>158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15900">
                <text:p>159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15920">
                <text:p>159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15940">
                <text:p>159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15960">
                <text:p>159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15980">
                <text:p>159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16000">
                <text:p>16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16020">
                <text:p>160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16040">
                <text:p>1604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16060">
                <text:p>160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16080">
                <text:p>160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06</text:p>
              </table:table-cell>
              <table:table-cell office:value-type="float" office:value="16100">
                <text:p>16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807</text:p>
              </table:table-cell>
              <table:table-cell office:value-type="float" office:value="16120">
                <text:p>161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808</text:p>
              </table:table-cell>
              <table:table-cell office:value-type="float" office:value="16140">
                <text:p>161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09</text:p>
              </table:table-cell>
              <table:table-cell office:value-type="float" office:value="16160">
                <text:p>161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10</text:p>
              </table:table-cell>
              <table:table-cell office:value-type="float" office:value="16180">
                <text:p>161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11</text:p>
              </table:table-cell>
              <table:table-cell office:value-type="float" office:value="16200">
                <text:p>162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12</text:p>
              </table:table-cell>
              <table:table-cell office:value-type="float" office:value="16220">
                <text:p>162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813</text:p>
              </table:table-cell>
              <table:table-cell office:value-type="float" office:value="16240">
                <text:p>162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14</text:p>
              </table:table-cell>
              <table:table-cell office:value-type="float" office:value="16260">
                <text:p>162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15</text:p>
              </table:table-cell>
              <table:table-cell office:value-type="float" office:value="16280">
                <text:p>162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816</text:p>
              </table:table-cell>
              <table:table-cell office:value-type="float" office:value="16300">
                <text:p>163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17</text:p>
              </table:table-cell>
              <table:table-cell office:value-type="float" office:value="16320">
                <text:p>16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18</text:p>
              </table:table-cell>
              <table:table-cell office:value-type="float" office:value="16340">
                <text:p>163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19</text:p>
              </table:table-cell>
              <table:table-cell office:value-type="float" office:value="16360">
                <text:p>16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20</text:p>
              </table:table-cell>
              <table:table-cell office:value-type="float" office:value="16380">
                <text:p>163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21</text:p>
              </table:table-cell>
              <table:table-cell office:value-type="float" office:value="16400">
                <text:p>164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822</text:p>
              </table:table-cell>
              <table:table-cell office:value-type="float" office:value="16420">
                <text:p>164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823</text:p>
              </table:table-cell>
              <table:table-cell office:value-type="float" office:value="16440">
                <text:p>164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24</text:p>
              </table:table-cell>
              <table:table-cell office:value-type="float" office:value="16460">
                <text:p>164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25</text:p>
              </table:table-cell>
              <table:table-cell office:value-type="float" office:value="16480">
                <text:p>164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826</text:p>
              </table:table-cell>
              <table:table-cell office:value-type="float" office:value="16500">
                <text:p>165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27</text:p>
              </table:table-cell>
              <table:table-cell office:value-type="float" office:value="16520">
                <text:p>165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28</text:p>
              </table:table-cell>
              <table:table-cell office:value-type="float" office:value="16540">
                <text:p>165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29</text:p>
              </table:table-cell>
              <table:table-cell office:value-type="float" office:value="16560">
                <text:p>16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30</text:p>
              </table:table-cell>
              <table:table-cell office:value-type="float" office:value="16580">
                <text:p>165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31</text:p>
              </table:table-cell>
              <table:table-cell office:value-type="float" office:value="16600">
                <text:p>166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832</text:p>
              </table:table-cell>
              <table:table-cell office:value-type="float" office:value="16620">
                <text:p>166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833</text:p>
              </table:table-cell>
              <table:table-cell office:value-type="float" office:value="16640">
                <text:p>166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34</text:p>
              </table:table-cell>
              <table:table-cell office:value-type="float" office:value="16660">
                <text:p>166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35</text:p>
              </table:table-cell>
              <table:table-cell office:value-type="float" office:value="16680">
                <text:p>166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836</text:p>
              </table:table-cell>
              <table:table-cell office:value-type="float" office:value="16700">
                <text:p>167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37</text:p>
              </table:table-cell>
              <table:table-cell office:value-type="float" office:value="16720">
                <text:p>1672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838</text:p>
              </table:table-cell>
              <table:table-cell office:value-type="float" office:value="16740">
                <text:p>167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39</text:p>
              </table:table-cell>
              <table:table-cell office:value-type="float" office:value="16760">
                <text:p>167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40</text:p>
              </table:table-cell>
              <table:table-cell office:value-type="float" office:value="16780">
                <text:p>167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841</text:p>
              </table:table-cell>
              <table:table-cell office:value-type="float" office:value="16800">
                <text:p>168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42</text:p>
              </table:table-cell>
              <table:table-cell office:value-type="float" office:value="16820">
                <text:p>168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43</text:p>
              </table:table-cell>
              <table:table-cell office:value-type="float" office:value="16840">
                <text:p>168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44</text:p>
              </table:table-cell>
              <table:table-cell office:value-type="float" office:value="16860">
                <text:p>168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845</text:p>
              </table:table-cell>
              <table:table-cell office:value-type="float" office:value="16880">
                <text:p>168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46</text:p>
              </table:table-cell>
              <table:table-cell office:value-type="float" office:value="16900">
                <text:p>169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47</text:p>
              </table:table-cell>
              <table:table-cell office:value-type="float" office:value="16920">
                <text:p>169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848</text:p>
              </table:table-cell>
              <table:table-cell office:value-type="float" office:value="16940">
                <text:p>169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49</text:p>
              </table:table-cell>
              <table:table-cell office:value-type="float" office:value="16960">
                <text:p>169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50</text:p>
              </table:table-cell>
              <table:table-cell office:value-type="float" office:value="16980">
                <text:p>1698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851</text:p>
              </table:table-cell>
              <table:table-cell office:value-type="float" office:value="17000">
                <text:p>17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52</text:p>
              </table:table-cell>
              <table:table-cell office:value-type="float" office:value="17020">
                <text:p>170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53</text:p>
              </table:table-cell>
              <table:table-cell office:value-type="float" office:value="17040">
                <text:p>1704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854</text:p>
              </table:table-cell>
              <table:table-cell office:value-type="float" office:value="17060">
                <text:p>170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55</text:p>
              </table:table-cell>
              <table:table-cell office:value-type="float" office:value="17080">
                <text:p>170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56</text:p>
              </table:table-cell>
              <table:table-cell office:value-type="float" office:value="17100">
                <text:p>171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57</text:p>
              </table:table-cell>
              <table:table-cell office:value-type="float" office:value="17120">
                <text:p>1712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58</text:p>
              </table:table-cell>
              <table:table-cell office:value-type="float" office:value="17140">
                <text:p>171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59</text:p>
              </table:table-cell>
              <table:table-cell office:value-type="float" office:value="17160">
                <text:p>171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860</text:p>
              </table:table-cell>
              <table:table-cell office:value-type="float" office:value="17180">
                <text:p>171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61</text:p>
              </table:table-cell>
              <table:table-cell office:value-type="float" office:value="17200">
                <text:p>172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Row 862</text:p>
              </table:table-cell>
              <table:table-cell office:value-type="float" office:value="17220">
                <text:p>172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63</text:p>
              </table:table-cell>
              <table:table-cell office:value-type="float" office:value="17240">
                <text:p>172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64</text:p>
              </table:table-cell>
              <table:table-cell office:value-type="float" office:value="17260">
                <text:p>17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65</text:p>
              </table:table-cell>
              <table:table-cell office:value-type="float" office:value="17280">
                <text:p>1728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866</text:p>
              </table:table-cell>
              <table:table-cell office:value-type="float" office:value="17300">
                <text:p>173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867</text:p>
              </table:table-cell>
              <table:table-cell office:value-type="float" office:value="17320">
                <text:p>173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868</text:p>
              </table:table-cell>
              <table:table-cell office:value-type="float" office:value="17340">
                <text:p>173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869</text:p>
              </table:table-cell>
              <table:table-cell office:value-type="float" office:value="17360">
                <text:p>173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70</text:p>
              </table:table-cell>
              <table:table-cell office:value-type="float" office:value="17380">
                <text:p>173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871</text:p>
              </table:table-cell>
              <table:table-cell office:value-type="float" office:value="17400">
                <text:p>174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872</text:p>
              </table:table-cell>
              <table:table-cell office:value-type="float" office:value="17420">
                <text:p>174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873</text:p>
              </table:table-cell>
              <table:table-cell office:value-type="float" office:value="17440">
                <text:p>174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74</text:p>
              </table:table-cell>
              <table:table-cell office:value-type="float" office:value="17460">
                <text:p>174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875</text:p>
              </table:table-cell>
              <table:table-cell office:value-type="float" office:value="17480">
                <text:p>1748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876</text:p>
              </table:table-cell>
              <table:table-cell office:value-type="float" office:value="17500">
                <text:p>175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77</text:p>
              </table:table-cell>
              <table:table-cell office:value-type="float" office:value="17520">
                <text:p>175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78</text:p>
              </table:table-cell>
              <table:table-cell office:value-type="float" office:value="17540">
                <text:p>1754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79</text:p>
              </table:table-cell>
              <table:table-cell office:value-type="float" office:value="17560">
                <text:p>175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880</text:p>
              </table:table-cell>
              <table:table-cell office:value-type="float" office:value="17580">
                <text:p>175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81</text:p>
              </table:table-cell>
              <table:table-cell office:value-type="float" office:value="17600">
                <text:p>17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882</text:p>
              </table:table-cell>
              <table:table-cell office:value-type="float" office:value="17620">
                <text:p>176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883</text:p>
              </table:table-cell>
              <table:table-cell office:value-type="float" office:value="17640">
                <text:p>176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884</text:p>
              </table:table-cell>
              <table:table-cell office:value-type="float" office:value="17660">
                <text:p>17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885</text:p>
              </table:table-cell>
              <table:table-cell office:value-type="float" office:value="17680">
                <text:p>17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86</text:p>
              </table:table-cell>
              <table:table-cell office:value-type="float" office:value="17700">
                <text:p>177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887</text:p>
              </table:table-cell>
              <table:table-cell office:value-type="float" office:value="17720">
                <text:p>177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88</text:p>
              </table:table-cell>
              <table:table-cell office:value-type="float" office:value="17740">
                <text:p>177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89</text:p>
              </table:table-cell>
              <table:table-cell office:value-type="float" office:value="17760">
                <text:p>177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890</text:p>
              </table:table-cell>
              <table:table-cell office:value-type="float" office:value="17780">
                <text:p>1778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891</text:p>
              </table:table-cell>
              <table:table-cell office:value-type="float" office:value="17800">
                <text:p>1780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892</text:p>
              </table:table-cell>
              <table:table-cell office:value-type="float" office:value="17820">
                <text:p>178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93</text:p>
              </table:table-cell>
              <table:table-cell office:value-type="float" office:value="17840">
                <text:p>178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894</text:p>
              </table:table-cell>
              <table:table-cell office:value-type="float" office:value="17860">
                <text:p>178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895</text:p>
              </table:table-cell>
              <table:table-cell office:value-type="float" office:value="17880">
                <text:p>17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896</text:p>
              </table:table-cell>
              <table:table-cell office:value-type="float" office:value="17900">
                <text:p>179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897</text:p>
              </table:table-cell>
              <table:table-cell office:value-type="float" office:value="17920">
                <text:p>179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898</text:p>
              </table:table-cell>
              <table:table-cell office:value-type="float" office:value="17940">
                <text:p>179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899</text:p>
              </table:table-cell>
              <table:table-cell office:value-type="float" office:value="17960">
                <text:p>179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00</text:p>
              </table:table-cell>
              <table:table-cell office:value-type="float" office:value="17980">
                <text:p>179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901</text:p>
              </table:table-cell>
              <table:table-cell office:value-type="float" office:value="18000">
                <text:p>18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02</text:p>
              </table:table-cell>
              <table:table-cell office:value-type="float" office:value="18020">
                <text:p>180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03</text:p>
              </table:table-cell>
              <table:table-cell office:value-type="float" office:value="18040">
                <text:p>180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04</text:p>
              </table:table-cell>
              <table:table-cell office:value-type="float" office:value="18060">
                <text:p>180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05</text:p>
              </table:table-cell>
              <table:table-cell office:value-type="float" office:value="18080">
                <text:p>180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Row 906</text:p>
              </table:table-cell>
              <table:table-cell office:value-type="float" office:value="18100">
                <text:p>181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907</text:p>
              </table:table-cell>
              <table:table-cell office:value-type="float" office:value="18120">
                <text:p>181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08</text:p>
              </table:table-cell>
              <table:table-cell office:value-type="float" office:value="18140">
                <text:p>181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09</text:p>
              </table:table-cell>
              <table:table-cell office:value-type="float" office:value="18160">
                <text:p>181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910</text:p>
              </table:table-cell>
              <table:table-cell office:value-type="float" office:value="18180">
                <text:p>181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Row 911</text:p>
              </table:table-cell>
              <table:table-cell office:value-type="float" office:value="18200">
                <text:p>182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12</text:p>
              </table:table-cell>
              <table:table-cell office:value-type="float" office:value="18220">
                <text:p>182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Row 913</text:p>
              </table:table-cell>
              <table:table-cell office:value-type="float" office:value="18240">
                <text:p>182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914</text:p>
              </table:table-cell>
              <table:table-cell office:value-type="float" office:value="18260">
                <text:p>182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15</text:p>
              </table:table-cell>
              <table:table-cell office:value-type="float" office:value="18280">
                <text:p>182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16</text:p>
              </table:table-cell>
              <table:table-cell office:value-type="float" office:value="18300">
                <text:p>183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17</text:p>
              </table:table-cell>
              <table:table-cell office:value-type="float" office:value="18320">
                <text:p>183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918</text:p>
              </table:table-cell>
              <table:table-cell office:value-type="float" office:value="18340">
                <text:p>183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19</text:p>
              </table:table-cell>
              <table:table-cell office:value-type="float" office:value="18360">
                <text:p>183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920</text:p>
              </table:table-cell>
              <table:table-cell office:value-type="float" office:value="18380">
                <text:p>183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21</text:p>
              </table:table-cell>
              <table:table-cell office:value-type="float" office:value="18400">
                <text:p>184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22</text:p>
              </table:table-cell>
              <table:table-cell office:value-type="float" office:value="18420">
                <text:p>184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23</text:p>
              </table:table-cell>
              <table:table-cell office:value-type="float" office:value="18440">
                <text:p>184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24</text:p>
              </table:table-cell>
              <table:table-cell office:value-type="float" office:value="18460">
                <text:p>184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25</text:p>
              </table:table-cell>
              <table:table-cell office:value-type="float" office:value="18480">
                <text:p>184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26</text:p>
              </table:table-cell>
              <table:table-cell office:value-type="float" office:value="18500">
                <text:p>185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27</text:p>
              </table:table-cell>
              <table:table-cell office:value-type="float" office:value="18520">
                <text:p>185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28</text:p>
              </table:table-cell>
              <table:table-cell office:value-type="float" office:value="18540">
                <text:p>185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29</text:p>
              </table:table-cell>
              <table:table-cell office:value-type="float" office:value="18560">
                <text:p>185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930</text:p>
              </table:table-cell>
              <table:table-cell office:value-type="float" office:value="18580">
                <text:p>185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931</text:p>
              </table:table-cell>
              <table:table-cell office:value-type="float" office:value="18600">
                <text:p>186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32</text:p>
              </table:table-cell>
              <table:table-cell office:value-type="float" office:value="18620">
                <text:p>186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33</text:p>
              </table:table-cell>
              <table:table-cell office:value-type="float" office:value="18640">
                <text:p>18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34</text:p>
              </table:table-cell>
              <table:table-cell office:value-type="float" office:value="18660">
                <text:p>186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35</text:p>
              </table:table-cell>
              <table:table-cell office:value-type="float" office:value="18680">
                <text:p>1868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936</text:p>
              </table:table-cell>
              <table:table-cell office:value-type="float" office:value="18700">
                <text:p>187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37</text:p>
              </table:table-cell>
              <table:table-cell office:value-type="float" office:value="18720">
                <text:p>187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38</text:p>
              </table:table-cell>
              <table:table-cell office:value-type="float" office:value="18740">
                <text:p>187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39</text:p>
              </table:table-cell>
              <table:table-cell office:value-type="float" office:value="18760">
                <text:p>187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40</text:p>
              </table:table-cell>
              <table:table-cell office:value-type="float" office:value="18780">
                <text:p>187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941</text:p>
              </table:table-cell>
              <table:table-cell office:value-type="float" office:value="18800">
                <text:p>188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42</text:p>
              </table:table-cell>
              <table:table-cell office:value-type="float" office:value="18820">
                <text:p>188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43</text:p>
              </table:table-cell>
              <table:table-cell office:value-type="float" office:value="18840">
                <text:p>1884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Row 944</text:p>
              </table:table-cell>
              <table:table-cell office:value-type="float" office:value="18860">
                <text:p>188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45</text:p>
              </table:table-cell>
              <table:table-cell office:value-type="float" office:value="18880">
                <text:p>18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46</text:p>
              </table:table-cell>
              <table:table-cell office:value-type="float" office:value="18900">
                <text:p>189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47</text:p>
              </table:table-cell>
              <table:table-cell office:value-type="float" office:value="18920">
                <text:p>189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48</text:p>
              </table:table-cell>
              <table:table-cell office:value-type="float" office:value="18940">
                <text:p>189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49</text:p>
              </table:table-cell>
              <table:table-cell office:value-type="float" office:value="18960">
                <text:p>1896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950</text:p>
              </table:table-cell>
              <table:table-cell office:value-type="float" office:value="18980">
                <text:p>189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951</text:p>
              </table:table-cell>
              <table:table-cell office:value-type="float" office:value="19000">
                <text:p>19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952</text:p>
              </table:table-cell>
              <table:table-cell office:value-type="float" office:value="19020">
                <text:p>190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53</text:p>
              </table:table-cell>
              <table:table-cell office:value-type="float" office:value="19040">
                <text:p>190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54</text:p>
              </table:table-cell>
              <table:table-cell office:value-type="float" office:value="19060">
                <text:p>190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Row 955</text:p>
              </table:table-cell>
              <table:table-cell office:value-type="float" office:value="19080">
                <text:p>190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56</text:p>
              </table:table-cell>
              <table:table-cell office:value-type="float" office:value="19100">
                <text:p>19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57</text:p>
              </table:table-cell>
              <table:table-cell office:value-type="float" office:value="19120">
                <text:p>191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58</text:p>
              </table:table-cell>
              <table:table-cell office:value-type="float" office:value="19140">
                <text:p>1914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59</text:p>
              </table:table-cell>
              <table:table-cell office:value-type="float" office:value="19160">
                <text:p>191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960</text:p>
              </table:table-cell>
              <table:table-cell office:value-type="float" office:value="19180">
                <text:p>191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61</text:p>
              </table:table-cell>
              <table:table-cell office:value-type="float" office:value="19200">
                <text:p>192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62</text:p>
              </table:table-cell>
              <table:table-cell office:value-type="float" office:value="19220">
                <text:p>192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963</text:p>
              </table:table-cell>
              <table:table-cell office:value-type="float" office:value="19240">
                <text:p>192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64</text:p>
              </table:table-cell>
              <table:table-cell office:value-type="float" office:value="19260">
                <text:p>192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Row 965</text:p>
              </table:table-cell>
              <table:table-cell office:value-type="float" office:value="19280">
                <text:p>192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66</text:p>
              </table:table-cell>
              <table:table-cell office:value-type="float" office:value="19300">
                <text:p>193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967</text:p>
              </table:table-cell>
              <table:table-cell office:value-type="float" office:value="19320">
                <text:p>193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68</text:p>
              </table:table-cell>
              <table:table-cell office:value-type="float" office:value="19340">
                <text:p>193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69</text:p>
              </table:table-cell>
              <table:table-cell office:value-type="float" office:value="19360">
                <text:p>193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70</text:p>
              </table:table-cell>
              <table:table-cell office:value-type="float" office:value="19380">
                <text:p>193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71</text:p>
              </table:table-cell>
              <table:table-cell office:value-type="float" office:value="19400">
                <text:p>194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72</text:p>
              </table:table-cell>
              <table:table-cell office:value-type="float" office:value="19420">
                <text:p>194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73</text:p>
              </table:table-cell>
              <table:table-cell office:value-type="float" office:value="19440">
                <text:p>194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974</text:p>
              </table:table-cell>
              <table:table-cell office:value-type="float" office:value="19460">
                <text:p>194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975</text:p>
              </table:table-cell>
              <table:table-cell office:value-type="float" office:value="19480">
                <text:p>1948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Row 976</text:p>
              </table:table-cell>
              <table:table-cell office:value-type="float" office:value="19500">
                <text:p>195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w 977</text:p>
              </table:table-cell>
              <table:table-cell office:value-type="float" office:value="19520">
                <text:p>195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978</text:p>
              </table:table-cell>
              <table:table-cell office:value-type="float" office:value="19540">
                <text:p>195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79</text:p>
              </table:table-cell>
              <table:table-cell office:value-type="float" office:value="19560">
                <text:p>195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80</text:p>
              </table:table-cell>
              <table:table-cell office:value-type="float" office:value="19580">
                <text:p>195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81</text:p>
              </table:table-cell>
              <table:table-cell office:value-type="float" office:value="19600">
                <text:p>196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Row 982</text:p>
              </table:table-cell>
              <table:table-cell office:value-type="float" office:value="19620">
                <text:p>196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83</text:p>
              </table:table-cell>
              <table:table-cell office:value-type="float" office:value="19640">
                <text:p>19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Row 984</text:p>
              </table:table-cell>
              <table:table-cell office:value-type="float" office:value="19660">
                <text:p>196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85</text:p>
              </table:table-cell>
              <table:table-cell office:value-type="float" office:value="19680">
                <text:p>196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Row 986</text:p>
              </table:table-cell>
              <table:table-cell office:value-type="float" office:value="19700">
                <text:p>197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87</text:p>
              </table:table-cell>
              <table:table-cell office:value-type="float" office:value="19720">
                <text:p>1972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ow 988</text:p>
              </table:table-cell>
              <table:table-cell office:value-type="float" office:value="19740">
                <text:p>197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989</text:p>
              </table:table-cell>
              <table:table-cell office:value-type="float" office:value="19760">
                <text:p>197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90</text:p>
              </table:table-cell>
              <table:table-cell office:value-type="float" office:value="19780">
                <text:p>197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91</text:p>
              </table:table-cell>
              <table:table-cell office:value-type="float" office:value="19800">
                <text:p>198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ow 992</text:p>
              </table:table-cell>
              <table:table-cell office:value-type="float" office:value="19820">
                <text:p>1982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Row 993</text:p>
              </table:table-cell>
              <table:table-cell office:value-type="float" office:value="19840">
                <text:p>1984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994</text:p>
              </table:table-cell>
              <table:table-cell office:value-type="float" office:value="19860">
                <text:p>198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ow 995</text:p>
              </table:table-cell>
              <table:table-cell office:value-type="float" office:value="19880">
                <text:p>198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96</text:p>
              </table:table-cell>
              <table:table-cell office:value-type="float" office:value="19900">
                <text:p>199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Row 997</text:p>
              </table:table-cell>
              <table:table-cell office:value-type="float" office:value="19920">
                <text:p>199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998</text:p>
              </table:table-cell>
              <table:table-cell office:value-type="float" office:value="19940">
                <text:p>199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999</text:p>
              </table:table-cell>
              <table:table-cell office:value-type="float" office:value="19960">
                <text:p>199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ow 1000</text:p>
              </table:table-cell>
              <table:table-cell office:value-type="float" office:value="19980">
                <text:p>1998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Row 1001</text:p>
              </table:table-cell>
              <table:table-cell office:value-type="float" office:value="20000">
                <text:p>20000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